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enmp-results" table:style-name="ta1">
        <table:shapes>
          <draw:frame draw:z-index="0" draw:style-name="gr1" draw:text-style-name="P1" svg:width="6.3071in" svg:height="3.5453in" svg:x="10.6106in" svg:y="11.189in">
            <draw:object draw:notify-on-update-of-ranges="'openmp-results'.J73:'openmp-results'.L73 'openmp-results'.I74:'openmp-results'.I74 'openmp-results'.J74:'openmp-results'.L74 'openmp-results'.I75:'openmp-results'.I75 'openmp-results'.J75:'openmp-results'.L75 'openmp-results'.I76:'openmp-results'.I76 'openmp-results'.J76:'openmp-results'.L76 'openmp-results'.I77:'openmp-results'.I77 'openmp-results'.J77:'openmp-results'.L77 'openmp-results'.I78:'openmp-results'.I78 'openmp-results'.J78:'openmp-results'.L78 'openmp-results'.I79:'openmp-results'.I79 'openmp-results'.J79:'openmp-results'.L79 'openmp-results'.I80:'openmp-results'.I80 'openmp-results'.J80:'openmp-results'.L80 'openmp-results'.I81:'openmp-results'.I81 'openmp-results'.J81:'openmp-results'.L81 'openmp-results'.I82:'openmp-results'.I82 'openmp-results'.J82:'openmp-results'.L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71in" svg:height="3.5453in" svg:x="10.8579in" svg:y="14.8705in">
            <draw:object draw:notify-on-update-of-ranges="'openmp-results'.J85:'openmp-results'.L85 'openmp-results'.I86:'openmp-results'.I86 'openmp-results'.J86:'openmp-results'.L86 'openmp-results'.I87:'openmp-results'.I87 'openmp-results'.J87:'openmp-results'.L87 'openmp-results'.I88:'openmp-results'.I88 'openmp-results'.J88:'openmp-results'.L88 'openmp-results'.I89:'openmp-results'.I89 'openmp-results'.J89:'openmp-results'.L89 'openmp-results'.I90:'openmp-results'.I90 'openmp-results'.J90:'openmp-results'.L90 'openmp-results'.I91:'openmp-results'.I91 'openmp-results'.J91:'openmp-results'.L91 'openmp-results'.I92:'openmp-results'.I92 'openmp-results'.J92:'openmp-results'.L92 'openmp-results'.I93:'openmp-results'.I93 'openmp-results'.J93:'openmp-results'.L93 'openmp-results'.I94:'openmp-results'.I94 'openmp-results'.J94:'openmp-results'.L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75in" svg:height="3.5437in" svg:x="11.3654in" svg:y="18.6906in">
            <draw:object draw:notify-on-update-of-ranges="'openmp-results'.I109:'openmp-results'.I109 'openmp-results'.J109:'openmp-results'.L109 'openmp-results'.I110:'openmp-results'.I110 'openmp-results'.J110:'openmp-results'.L110 'openmp-results'.I111:'openmp-results'.I111 'openmp-results'.J111:'openmp-results'.L111 'openmp-results'.I112:'openmp-results'.I112 'openmp-results'.J112:'openmp-results'.L112 'openmp-results'.I113:'openmp-results'.I113 'openmp-results'.J113:'openmp-results'.L113 'openmp-results'.I114:'openmp-results'.I114 'openmp-results'.J114:'openmp-results'.L114 'openmp-results'.I115:'openmp-results'.I115 'openmp-results'.J115:'openmp-results'.L115 'openmp-results'.I116:'openmp-results'.I116 'openmp-results'.J116:'openmp-results'.L116 'openmp-results'.I117:'openmp-results'.I117 'openmp-results'.J117:'openmp-results'.L117 'openmp-results'.I118:'openmp-results'.I118 'openmp-results'.J118:'openmp-results'.L1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float" office:value="0.117703" calcext:value-type="float">
            <text:p>0.117703</text:p>
          </table:table-cell>
          <table:table-cell office:value-type="float" office:value="0.117697" calcext:value-type="float">
            <text:p>0.11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otal col</text:p>
          </table:table-cell>
          <table:table-cell office:value-type="string" calcext:value-type="string">
            <text:p>Calc c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 time</text:p>
          </table:table-cell>
        </table:table-row>
        <table:table-row table:style-name="ro1">
          <table:table-cell office:value-type="float" office:value="0.074891" calcext:value-type="float">
            <text:p>0.074891</text:p>
          </table:table-cell>
          <table:table-cell office:value-type="float" office:value="0.074888" calcext:value-type="float">
            <text:p>0.0748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]))" office:value-type="float" office:value="24000000" calcext:value-type="float">
            <text:p>24000000</text:p>
          </table:table-cell>
          <table:table-cell table:formula="of:=INDIRECT(COM.MICROSOFT.CONCAT(&quot;D&quot;; [.I2]))" office:value-type="float" office:value="1" calcext:value-type="float">
            <text:p>1</text:p>
          </table:table-cell>
          <table:table-cell table:formula="of:=AVERAGE(INDIRECT(COM.MICROSOFT.CONCAT([.K2];[.$I2])):INDIRECT(COM.MICROSOFT.CONCAT([.K2];[.$J2])))" office:value-type="float" office:value="0.0752439" calcext:value-type="float">
            <text:p>0.0752439</text:p>
          </table:table-cell>
          <table:table-cell table:formula="of:=AVERAGE(INDIRECT(COM.MICROSOFT.CONCAT([.L2];[.$I2])):INDIRECT(COM.MICROSOFT.CONCAT([.L2];[.$J2])))" office:value-type="float" office:value="0.07524122" calcext:value-type="float">
            <text:p>0.07524122</text:p>
          </table:table-cell>
        </table:table-row>
        <table:table-row table:style-name="ro1">
          <table:table-cell office:value-type="float" office:value="0.074852" calcext:value-type="float">
            <text:p>0.074852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]+1" office:value-type="float" office:value="101" calcext:value-type="float">
            <text:p>101</text:p>
          </table:table-cell>
          <table:table-cell table:formula="of:=[.I3]+99"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3]))" office:value-type="float" office:value="48000000" calcext:value-type="float">
            <text:p>48000000</text:p>
          </table:table-cell>
          <table:table-cell table:formula="of:=INDIRECT(COM.MICROSOFT.CONCAT(&quot;D&quot;; [.I3]))" office:value-type="float" office:value="1" calcext:value-type="float">
            <text:p>1</text:p>
          </table:table-cell>
          <table:table-cell table:formula="of:=AVERAGE(INDIRECT(COM.MICROSOFT.CONCAT([.K3];[.$I3])):INDIRECT(COM.MICROSOFT.CONCAT([.K3];[.$J3])))" office:value-type="float" office:value="0.15039096" calcext:value-type="float">
            <text:p>0.15039096</text:p>
          </table:table-cell>
          <table:table-cell table:formula="of:=AVERAGE(INDIRECT(COM.MICROSOFT.CONCAT([.L3];[.$I3])):INDIRECT(COM.MICROSOFT.CONCAT([.L3];[.$J3])))" office:value-type="float" office:value="0.15038825" calcext:value-type="float">
            <text:p>0.15038825</text:p>
          </table:table-cell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3]+1" office:value-type="float" office:value="201" calcext:value-type="float">
            <text:p>201</text:p>
          </table:table-cell>
          <table:table-cell table:formula="of:=[.I4]+99"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4]))" office:value-type="float" office:value="96000000" calcext:value-type="float">
            <text:p>96000000</text:p>
          </table:table-cell>
          <table:table-cell table:formula="of:=INDIRECT(COM.MICROSOFT.CONCAT(&quot;D&quot;; [.I4]))" office:value-type="float" office:value="1" calcext:value-type="float">
            <text:p>1</text:p>
          </table:table-cell>
          <table:table-cell table:formula="of:=AVERAGE(INDIRECT(COM.MICROSOFT.CONCAT([.K4];[.$I4])):INDIRECT(COM.MICROSOFT.CONCAT([.K4];[.$J4])))" office:value-type="float" office:value="0.30203755" calcext:value-type="float">
            <text:p>0.30203755</text:p>
          </table:table-cell>
          <table:table-cell table:formula="of:=AVERAGE(INDIRECT(COM.MICROSOFT.CONCAT([.L4];[.$I4])):INDIRECT(COM.MICROSOFT.CONCAT([.L4];[.$J4])))" office:value-type="float" office:value="0.30203488" calcext:value-type="float">
            <text:p>0.30203488</text:p>
          </table:table-cell>
        </table:table-row>
        <table:table-row table:style-name="ro1">
          <table:table-cell office:value-type="float" office:value="0.074789" calcext:value-type="float">
            <text:p>0.074789</text:p>
          </table:table-cell>
          <table:table-cell office:value-type="float" office:value="0.074786" calcext:value-type="float">
            <text:p>0.074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4]+1" office:value-type="float" office:value="301" calcext:value-type="float">
            <text:p>301</text:p>
          </table:table-cell>
          <table:table-cell table:formula="of:=[.I5]+99"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5]))" office:value-type="float" office:value="24000000" calcext:value-type="float">
            <text:p>24000000</text:p>
          </table:table-cell>
          <table:table-cell table:formula="of:=INDIRECT(COM.MICROSOFT.CONCAT(&quot;D&quot;; [.I5]))" office:value-type="float" office:value="2" calcext:value-type="float">
            <text:p>2</text:p>
          </table:table-cell>
          <table:table-cell table:formula="of:=AVERAGE(INDIRECT(COM.MICROSOFT.CONCAT([.K5];[.$I5])):INDIRECT(COM.MICROSOFT.CONCAT([.K5];[.$J5])))" office:value-type="float" office:value="0.03949977" calcext:value-type="float">
            <text:p>0.03949977</text:p>
          </table:table-cell>
          <table:table-cell table:formula="of:=AVERAGE(INDIRECT(COM.MICROSOFT.CONCAT([.L5];[.$I5])):INDIRECT(COM.MICROSOFT.CONCAT([.L5];[.$J5])))" office:value-type="float" office:value="0.0394969" calcext:value-type="float">
            <text:p>0.0394969</text:p>
          </table:table-cell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5" calcext:value-type="float">
            <text:p>0.074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5]+1" office:value-type="float" office:value="401" calcext:value-type="float">
            <text:p>401</text:p>
          </table:table-cell>
          <table:table-cell table:formula="of:=[.I6]+99"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6]))" office:value-type="float" office:value="48000000" calcext:value-type="float">
            <text:p>48000000</text:p>
          </table:table-cell>
          <table:table-cell table:formula="of:=INDIRECT(COM.MICROSOFT.CONCAT(&quot;D&quot;; [.I6]))" office:value-type="float" office:value="2" calcext:value-type="float">
            <text:p>2</text:p>
          </table:table-cell>
          <table:table-cell table:formula="of:=AVERAGE(INDIRECT(COM.MICROSOFT.CONCAT([.K6];[.$I6])):INDIRECT(COM.MICROSOFT.CONCAT([.K6];[.$J6])))" office:value-type="float" office:value="0.07512383" calcext:value-type="float">
            <text:p>0.07512383</text:p>
          </table:table-cell>
          <table:table-cell table:formula="of:=AVERAGE(INDIRECT(COM.MICROSOFT.CONCAT([.L6];[.$I6])):INDIRECT(COM.MICROSOFT.CONCAT([.L6];[.$J6])))" office:value-type="float" office:value="0.0751211" calcext:value-type="float">
            <text:p>0.0751211</text:p>
          </table:table-cell>
        </table:table-row>
        <table:table-row table:style-name="ro1">
          <table:table-cell office:value-type="float" office:value="0.074837" calcext:value-type="float">
            <text:p>0.074837</text:p>
          </table:table-cell>
          <table:table-cell office:value-type="float" office:value="0.074835" calcext:value-type="float">
            <text:p>0.074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6]+1" office:value-type="float" office:value="501" calcext:value-type="float">
            <text:p>501</text:p>
          </table:table-cell>
          <table:table-cell table:formula="of:=[.I7]+99"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7]))" office:value-type="float" office:value="96000000" calcext:value-type="float">
            <text:p>96000000</text:p>
          </table:table-cell>
          <table:table-cell table:formula="of:=INDIRECT(COM.MICROSOFT.CONCAT(&quot;D&quot;; [.I7]))" office:value-type="float" office:value="2" calcext:value-type="float">
            <text:p>2</text:p>
          </table:table-cell>
          <table:table-cell table:formula="of:=AVERAGE(INDIRECT(COM.MICROSOFT.CONCAT([.K7];[.$I7])):INDIRECT(COM.MICROSOFT.CONCAT([.K7];[.$J7])))" office:value-type="float" office:value="0.15208149" calcext:value-type="float">
            <text:p>0.15208149</text:p>
          </table:table-cell>
          <table:table-cell table:formula="of:=AVERAGE(INDIRECT(COM.MICROSOFT.CONCAT([.L7];[.$I7])):INDIRECT(COM.MICROSOFT.CONCAT([.L7];[.$J7])))" office:value-type="float" office:value="0.15207873" calcext:value-type="float">
            <text:p>0.15207873</text:p>
          </table:table-cell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7]+1" office:value-type="float" office:value="601" calcext:value-type="float">
            <text:p>601</text:p>
          </table:table-cell>
          <table:table-cell table:formula="of:=[.I8]+99" office:value-type="float" office:value="700" calcext:value-type="float">
            <text:p>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8]))" office:value-type="float" office:value="24000000" calcext:value-type="float">
            <text:p>24000000</text:p>
          </table:table-cell>
          <table:table-cell table:formula="of:=INDIRECT(COM.MICROSOFT.CONCAT(&quot;D&quot;; [.I8]))" office:value-type="float" office:value="4" calcext:value-type="float">
            <text:p>4</text:p>
          </table:table-cell>
          <table:table-cell table:formula="of:=AVERAGE(INDIRECT(COM.MICROSOFT.CONCAT([.K8];[.$I8])):INDIRECT(COM.MICROSOFT.CONCAT([.K8];[.$J8])))" office:value-type="float" office:value="0.0198582" calcext:value-type="float">
            <text:p>0.0198582</text:p>
          </table:table-cell>
          <table:table-cell table:formula="of:=AVERAGE(INDIRECT(COM.MICROSOFT.CONCAT([.L8];[.$I8])):INDIRECT(COM.MICROSOFT.CONCAT([.L8];[.$J8])))" office:value-type="float" office:value="0.01985555" calcext:value-type="float">
            <text:p>0.01985555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7" calcext:value-type="float">
            <text:p>0.074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8]+1" office:value-type="float" office:value="701" calcext:value-type="float">
            <text:p>701</text:p>
          </table:table-cell>
          <table:table-cell table:formula="of:=[.I9]+99"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9]))" office:value-type="float" office:value="48000000" calcext:value-type="float">
            <text:p>48000000</text:p>
          </table:table-cell>
          <table:table-cell table:formula="of:=INDIRECT(COM.MICROSOFT.CONCAT(&quot;D&quot;; [.I9]))" office:value-type="float" office:value="4" calcext:value-type="float">
            <text:p>4</text:p>
          </table:table-cell>
          <table:table-cell table:formula="of:=AVERAGE(INDIRECT(COM.MICROSOFT.CONCAT([.K9];[.$I9])):INDIRECT(COM.MICROSOFT.CONCAT([.K9];[.$J9])))" office:value-type="float" office:value="0.03804561" calcext:value-type="float">
            <text:p>0.03804561</text:p>
          </table:table-cell>
          <table:table-cell table:formula="of:=AVERAGE(INDIRECT(COM.MICROSOFT.CONCAT([.L9];[.$I9])):INDIRECT(COM.MICROSOFT.CONCAT([.L9];[.$J9])))" office:value-type="float" office:value="0.03804289" calcext:value-type="float">
            <text:p>0.03804289</text:p>
          </table:table-cell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9]+1" office:value-type="float" office:value="801" calcext:value-type="float">
            <text:p>801</text:p>
          </table:table-cell>
          <table:table-cell table:formula="of:=[.I10]+99" office:value-type="float" office:value="900" calcext:value-type="float">
            <text:p>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0]))" office:value-type="float" office:value="96000000" calcext:value-type="float">
            <text:p>96000000</text:p>
          </table:table-cell>
          <table:table-cell table:formula="of:=INDIRECT(COM.MICROSOFT.CONCAT(&quot;D&quot;; [.I10]))" office:value-type="float" office:value="4" calcext:value-type="float">
            <text:p>4</text:p>
          </table:table-cell>
          <table:table-cell table:formula="of:=AVERAGE(INDIRECT(COM.MICROSOFT.CONCAT([.K10];[.$I10])):INDIRECT(COM.MICROSOFT.CONCAT([.K10];[.$J10])))" office:value-type="float" office:value="0.07551755" calcext:value-type="float">
            <text:p>0.07551755</text:p>
          </table:table-cell>
          <table:table-cell table:formula="of:=AVERAGE(INDIRECT(COM.MICROSOFT.CONCAT([.L10];[.$I10])):INDIRECT(COM.MICROSOFT.CONCAT([.L10];[.$J10])))" office:value-type="float" office:value="0.07551482" calcext:value-type="float">
            <text:p>0.07551482</text:p>
          </table:table-cell>
        </table:table-row>
        <table:table-row table:style-name="ro1">
          <table:table-cell office:value-type="float" office:value="0.074755" calcext:value-type="float">
            <text:p>0.074755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0]+1" office:value-type="float" office:value="901" calcext:value-type="float">
            <text:p>901</text:p>
          </table:table-cell>
          <table:table-cell table:formula="of:=[.I11]+99"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1]))" office:value-type="float" office:value="24000000" calcext:value-type="float">
            <text:p>24000000</text:p>
          </table:table-cell>
          <table:table-cell table:formula="of:=INDIRECT(COM.MICROSOFT.CONCAT(&quot;D&quot;; [.I11]))" office:value-type="float" office:value="6" calcext:value-type="float">
            <text:p>6</text:p>
          </table:table-cell>
          <table:table-cell table:formula="of:=AVERAGE(INDIRECT(COM.MICROSOFT.CONCAT([.K11];[.$I11])):INDIRECT(COM.MICROSOFT.CONCAT([.K11];[.$J11])))" office:value-type="float" office:value="0.0149946" calcext:value-type="float">
            <text:p>0.0149946</text:p>
          </table:table-cell>
          <table:table-cell table:formula="of:=AVERAGE(INDIRECT(COM.MICROSOFT.CONCAT([.L11];[.$I11])):INDIRECT(COM.MICROSOFT.CONCAT([.L11];[.$J11])))" office:value-type="float" office:value="0.01499179" calcext:value-type="float">
            <text:p>0.01499179</text:p>
          </table:table-cell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5" calcext:value-type="float">
            <text:p>0.074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1]+1" office:value-type="float" office:value="1001" calcext:value-type="float">
            <text:p>1001</text:p>
          </table:table-cell>
          <table:table-cell table:formula="of:=[.I12]+99"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2]))" office:value-type="float" office:value="48000000" calcext:value-type="float">
            <text:p>48000000</text:p>
          </table:table-cell>
          <table:table-cell table:formula="of:=INDIRECT(COM.MICROSOFT.CONCAT(&quot;D&quot;; [.I12]))" office:value-type="float" office:value="6" calcext:value-type="float">
            <text:p>6</text:p>
          </table:table-cell>
          <table:table-cell table:formula="of:=AVERAGE(INDIRECT(COM.MICROSOFT.CONCAT([.K12];[.$I12])):INDIRECT(COM.MICROSOFT.CONCAT([.K12];[.$J12])))" office:value-type="float" office:value="0.02759885" calcext:value-type="float">
            <text:p>0.02759885</text:p>
          </table:table-cell>
          <table:table-cell table:formula="of:=AVERAGE(INDIRECT(COM.MICROSOFT.CONCAT([.L12];[.$I12])):INDIRECT(COM.MICROSOFT.CONCAT([.L12];[.$J12])))" office:value-type="float" office:value="0.02759613" calcext:value-type="float">
            <text:p>0.02759613</text:p>
          </table:table-cell>
        </table:table-row>
        <table:table-row table:style-name="ro1">
          <table:table-cell office:value-type="float" office:value="0.074766" calcext:value-type="float">
            <text:p>0.074766</text:p>
          </table:table-cell>
          <table:table-cell office:value-type="float" office:value="0.074763" calcext:value-type="float">
            <text:p>0.074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2]+1" office:value-type="float" office:value="1101" calcext:value-type="float">
            <text:p>1101</text:p>
          </table:table-cell>
          <table:table-cell table:formula="of:=[.I13]+99"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3]))" office:value-type="float" office:value="96000000" calcext:value-type="float">
            <text:p>96000000</text:p>
          </table:table-cell>
          <table:table-cell table:formula="of:=INDIRECT(COM.MICROSOFT.CONCAT(&quot;D&quot;; [.I13]))" office:value-type="float" office:value="6" calcext:value-type="float">
            <text:p>6</text:p>
          </table:table-cell>
          <table:table-cell table:formula="of:=AVERAGE(INDIRECT(COM.MICROSOFT.CONCAT([.K13];[.$I13])):INDIRECT(COM.MICROSOFT.CONCAT([.K13];[.$J13])))" office:value-type="float" office:value="0.05454069" calcext:value-type="float">
            <text:p>0.05454069</text:p>
          </table:table-cell>
          <table:table-cell table:formula="of:=AVERAGE(INDIRECT(COM.MICROSOFT.CONCAT([.L13];[.$I13])):INDIRECT(COM.MICROSOFT.CONCAT([.L13];[.$J13])))" office:value-type="float" office:value="0.05453789" calcext:value-type="float">
            <text:p>0.05453789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3]+1" office:value-type="float" office:value="1201" calcext:value-type="float">
            <text:p>1201</text:p>
          </table:table-cell>
          <table:table-cell table:formula="of:=[.I14]+99" office:value-type="float" office:value="1300" calcext:value-type="float">
            <text:p>1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4]))" office:value-type="float" office:value="24000000" calcext:value-type="float">
            <text:p>24000000</text:p>
          </table:table-cell>
          <table:table-cell table:formula="of:=INDIRECT(COM.MICROSOFT.CONCAT(&quot;D&quot;; [.I14]))" office:value-type="float" office:value="12" calcext:value-type="float">
            <text:p>12</text:p>
          </table:table-cell>
          <table:table-cell table:formula="of:=AVERAGE(INDIRECT(COM.MICROSOFT.CONCAT([.K14];[.$I14])):INDIRECT(COM.MICROSOFT.CONCAT([.K14];[.$J14])))" office:value-type="float" office:value="0.00823194999999999" calcext:value-type="float">
            <text:p>0.00823195</text:p>
          </table:table-cell>
          <table:table-cell table:formula="of:=AVERAGE(INDIRECT(COM.MICROSOFT.CONCAT([.L14];[.$I14])):INDIRECT(COM.MICROSOFT.CONCAT([.L14];[.$J14])))" office:value-type="float" office:value="0.00822892" calcext:value-type="float">
            <text:p>0.00822892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5" calcext:value-type="float">
            <text:p>0.074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4]+1" office:value-type="float" office:value="1301" calcext:value-type="float">
            <text:p>1301</text:p>
          </table:table-cell>
          <table:table-cell table:formula="of:=[.I15]+99" office:value-type="float" office:value="1400" calcext:value-type="float">
            <text:p>1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5]))" office:value-type="float" office:value="48000000" calcext:value-type="float">
            <text:p>48000000</text:p>
          </table:table-cell>
          <table:table-cell table:formula="of:=INDIRECT(COM.MICROSOFT.CONCAT(&quot;D&quot;; [.I15]))" office:value-type="float" office:value="12" calcext:value-type="float">
            <text:p>12</text:p>
          </table:table-cell>
          <table:table-cell table:formula="of:=AVERAGE(INDIRECT(COM.MICROSOFT.CONCAT([.K15];[.$I15])):INDIRECT(COM.MICROSOFT.CONCAT([.K15];[.$J15])))" office:value-type="float" office:value="0.0149038" calcext:value-type="float">
            <text:p>0.0149038</text:p>
          </table:table-cell>
          <table:table-cell table:formula="of:=AVERAGE(INDIRECT(COM.MICROSOFT.CONCAT([.L15];[.$I15])):INDIRECT(COM.MICROSOFT.CONCAT([.L15];[.$J15])))" office:value-type="float" office:value="0.01490086" calcext:value-type="float">
            <text:p>0.01490086</text:p>
          </table:table-cell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5]+1" office:value-type="float" office:value="1401" calcext:value-type="float">
            <text:p>1401</text:p>
          </table:table-cell>
          <table:table-cell table:formula="of:=[.I16]+99" office:value-type="float" office:value="1500" calcext:value-type="float">
            <text:p>1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6]))" office:value-type="float" office:value="96000000" calcext:value-type="float">
            <text:p>96000000</text:p>
          </table:table-cell>
          <table:table-cell table:formula="of:=INDIRECT(COM.MICROSOFT.CONCAT(&quot;D&quot;; [.I16]))" office:value-type="float" office:value="12" calcext:value-type="float">
            <text:p>12</text:p>
          </table:table-cell>
          <table:table-cell table:formula="of:=AVERAGE(INDIRECT(COM.MICROSOFT.CONCAT([.K16];[.$I16])):INDIRECT(COM.MICROSOFT.CONCAT([.K16];[.$J16])))" office:value-type="float" office:value="0.03153781" calcext:value-type="float">
            <text:p>0.03153781</text:p>
          </table:table-cell>
          <table:table-cell table:formula="of:=AVERAGE(INDIRECT(COM.MICROSOFT.CONCAT([.L16];[.$I16])):INDIRECT(COM.MICROSOFT.CONCAT([.L16];[.$J16])))" office:value-type="float" office:value="0.03153493" calcext:value-type="float">
            <text:p>0.03153493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4" calcext:value-type="float">
            <text:p>0.0748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6]+1" office:value-type="float" office:value="1501" calcext:value-type="float">
            <text:p>1501</text:p>
          </table:table-cell>
          <table:table-cell table:formula="of:=[.I17]+99" office:value-type="float" office:value="1600" calcext:value-type="float">
            <text:p>1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7]))" office:value-type="float" office:value="24000000" calcext:value-type="float">
            <text:p>24000000</text:p>
          </table:table-cell>
          <table:table-cell table:formula="of:=INDIRECT(COM.MICROSOFT.CONCAT(&quot;D&quot;; [.I17]))" office:value-type="float" office:value="18" calcext:value-type="float">
            <text:p>18</text:p>
          </table:table-cell>
          <table:table-cell table:formula="of:=AVERAGE(INDIRECT(COM.MICROSOFT.CONCAT([.K17];[.$I17])):INDIRECT(COM.MICROSOFT.CONCAT([.K17];[.$J17])))" office:value-type="float" office:value="0.00601088" calcext:value-type="float">
            <text:p>0.00601088</text:p>
          </table:table-cell>
          <table:table-cell table:formula="of:=AVERAGE(INDIRECT(COM.MICROSOFT.CONCAT([.L17];[.$I17])):INDIRECT(COM.MICROSOFT.CONCAT([.L17];[.$J17])))" office:value-type="float" office:value="0.00600789" calcext:value-type="float">
            <text:p>0.00600789</text:p>
          </table:table-cell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7]+1" office:value-type="float" office:value="1601" calcext:value-type="float">
            <text:p>1601</text:p>
          </table:table-cell>
          <table:table-cell table:formula="of:=[.I18]+99"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8]))" office:value-type="float" office:value="48000000" calcext:value-type="float">
            <text:p>48000000</text:p>
          </table:table-cell>
          <table:table-cell table:formula="of:=INDIRECT(COM.MICROSOFT.CONCAT(&quot;D&quot;; [.I18]))" office:value-type="float" office:value="18" calcext:value-type="float">
            <text:p>18</text:p>
          </table:table-cell>
          <table:table-cell table:formula="of:=AVERAGE(INDIRECT(COM.MICROSOFT.CONCAT([.K18];[.$I18])):INDIRECT(COM.MICROSOFT.CONCAT([.K18];[.$J18])))" office:value-type="float" office:value="0.01047353" calcext:value-type="float">
            <text:p>0.01047353</text:p>
          </table:table-cell>
          <table:table-cell table:formula="of:=AVERAGE(INDIRECT(COM.MICROSOFT.CONCAT([.L18];[.$I18])):INDIRECT(COM.MICROSOFT.CONCAT([.L18];[.$J18])))" office:value-type="float" office:value="0.01047047" calcext:value-type="float">
            <text:p>0.01047047</text:p>
          </table:table-cell>
        </table:table-row>
        <table:table-row table:style-name="ro1">
          <table:table-cell office:value-type="float" office:value="0.074778" calcext:value-type="float">
            <text:p>0.074778</text:p>
          </table:table-cell>
          <table:table-cell office:value-type="float" office:value="0.074775" calcext:value-type="float">
            <text:p>0.074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8]+1" office:value-type="float" office:value="1701" calcext:value-type="float">
            <text:p>1701</text:p>
          </table:table-cell>
          <table:table-cell table:formula="of:=[.I19]+99" office:value-type="float" office:value="1800" calcext:value-type="float">
            <text:p>1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9]))" office:value-type="float" office:value="96000000" calcext:value-type="float">
            <text:p>96000000</text:p>
          </table:table-cell>
          <table:table-cell table:formula="of:=INDIRECT(COM.MICROSOFT.CONCAT(&quot;D&quot;; [.I19]))" office:value-type="float" office:value="18" calcext:value-type="float">
            <text:p>18</text:p>
          </table:table-cell>
          <table:table-cell table:formula="of:=AVERAGE(INDIRECT(COM.MICROSOFT.CONCAT([.K19];[.$I19])):INDIRECT(COM.MICROSOFT.CONCAT([.K19];[.$J19])))" office:value-type="float" office:value="0.02100147" calcext:value-type="float">
            <text:p>0.02100147</text:p>
          </table:table-cell>
          <table:table-cell table:formula="of:=AVERAGE(INDIRECT(COM.MICROSOFT.CONCAT([.L19];[.$I19])):INDIRECT(COM.MICROSOFT.CONCAT([.L19];[.$J19])))" office:value-type="float" office:value="0.02099869" calcext:value-type="float">
            <text:p>0.02099869</text:p>
          </table:table-cell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9]+1" office:value-type="float" office:value="1801" calcext:value-type="float">
            <text:p>1801</text:p>
          </table:table-cell>
          <table:table-cell table:formula="of:=[.I20]+99" office:value-type="float" office:value="1900" calcext:value-type="float">
            <text:p>1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0]))" office:value-type="float" office:value="24000000" calcext:value-type="float">
            <text:p>24000000</text:p>
          </table:table-cell>
          <table:table-cell table:formula="of:=INDIRECT(COM.MICROSOFT.CONCAT(&quot;D&quot;; [.I20]))" office:value-type="float" office:value="24" calcext:value-type="float">
            <text:p>24</text:p>
          </table:table-cell>
          <table:table-cell table:formula="of:=AVERAGE(INDIRECT(COM.MICROSOFT.CONCAT([.K20];[.$I20])):INDIRECT(COM.MICROSOFT.CONCAT([.K20];[.$J20])))" office:value-type="float" office:value="0.0071735" calcext:value-type="float">
            <text:p>0.0071735</text:p>
          </table:table-cell>
          <table:table-cell table:formula="of:=AVERAGE(INDIRECT(COM.MICROSOFT.CONCAT([.L20];[.$I20])):INDIRECT(COM.MICROSOFT.CONCAT([.L20];[.$J20])))" office:value-type="float" office:value="0.00717054" calcext:value-type="float">
            <text:p>0.00717054</text:p>
          </table:table-cell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0]+1" office:value-type="float" office:value="1901" calcext:value-type="float">
            <text:p>1901</text:p>
          </table:table-cell>
          <table:table-cell table:formula="of:=[.I21]+99"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1]))" office:value-type="float" office:value="48000000" calcext:value-type="float">
            <text:p>48000000</text:p>
          </table:table-cell>
          <table:table-cell table:formula="of:=INDIRECT(COM.MICROSOFT.CONCAT(&quot;D&quot;; [.I21]))" office:value-type="float" office:value="24" calcext:value-type="float">
            <text:p>24</text:p>
          </table:table-cell>
          <table:table-cell table:formula="of:=AVERAGE(INDIRECT(COM.MICROSOFT.CONCAT([.K21];[.$I21])):INDIRECT(COM.MICROSOFT.CONCAT([.K21];[.$J21])))" office:value-type="float" office:value="0.01370117" calcext:value-type="float">
            <text:p>0.01370117</text:p>
          </table:table-cell>
          <table:table-cell table:formula="of:=AVERAGE(INDIRECT(COM.MICROSOFT.CONCAT([.L21];[.$I21])):INDIRECT(COM.MICROSOFT.CONCAT([.L21];[.$J21])))" office:value-type="float" office:value="0.01369835" calcext:value-type="float">
            <text:p>0.01369835</text:p>
          </table:table-cell>
        </table:table-row>
        <table:table-row table:style-name="ro1">
          <table:table-cell office:value-type="float" office:value="0.074768" calcext:value-type="float">
            <text:p>0.074768</text:p>
          </table:table-cell>
          <table:table-cell office:value-type="float" office:value="0.074765" calcext:value-type="float">
            <text:p>0.074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1]+1" office:value-type="float" office:value="2001" calcext:value-type="float">
            <text:p>2001</text:p>
          </table:table-cell>
          <table:table-cell table:formula="of:=[.I22]+99"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2]))" office:value-type="float" office:value="96000000" calcext:value-type="float">
            <text:p>96000000</text:p>
          </table:table-cell>
          <table:table-cell table:formula="of:=INDIRECT(COM.MICROSOFT.CONCAT(&quot;D&quot;; [.I22]))" office:value-type="float" office:value="24" calcext:value-type="float">
            <text:p>24</text:p>
          </table:table-cell>
          <table:table-cell table:formula="of:=AVERAGE(INDIRECT(COM.MICROSOFT.CONCAT([.K22];[.$I22])):INDIRECT(COM.MICROSOFT.CONCAT([.K22];[.$J22])))" office:value-type="float" office:value="0.02657611" calcext:value-type="float">
            <text:p>0.02657611</text:p>
          </table:table-cell>
          <table:table-cell table:formula="of:=AVERAGE(INDIRECT(COM.MICROSOFT.CONCAT([.L22];[.$I22])):INDIRECT(COM.MICROSOFT.CONCAT([.L22];[.$J22])))" office:value-type="float" office:value="0.0265734" calcext:value-type="float">
            <text:p>0.0265734</text:p>
          </table:table-cell>
        </table:table-row>
        <table:table-row table:style-name="ro1">
          <table:table-cell office:value-type="float" office:value="0.074771" calcext:value-type="float">
            <text:p>0.074771</text:p>
          </table:table-cell>
          <table:table-cell office:value-type="float" office:value="0.074769" calcext:value-type="float">
            <text:p>0.074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2]+1" office:value-type="float" office:value="2101" calcext:value-type="float">
            <text:p>2101</text:p>
          </table:table-cell>
          <table:table-cell table:formula="of:=[.I23]+99" office:value-type="float" office:value="2200" calcext:value-type="float">
            <text:p>2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3]))" office:value-type="float" office:value="24000000" calcext:value-type="float">
            <text:p>24000000</text:p>
          </table:table-cell>
          <table:table-cell table:formula="of:=INDIRECT(COM.MICROSOFT.CONCAT(&quot;D&quot;; [.I23]))" office:value-type="float" office:value="48" calcext:value-type="float">
            <text:p>48</text:p>
          </table:table-cell>
          <table:table-cell table:formula="of:=AVERAGE(INDIRECT(COM.MICROSOFT.CONCAT([.K23];[.$I23])):INDIRECT(COM.MICROSOFT.CONCAT([.K23];[.$J23])))" office:value-type="float" office:value="0.00914571" calcext:value-type="float">
            <text:p>0.00914571</text:p>
          </table:table-cell>
          <table:table-cell table:formula="of:=AVERAGE(INDIRECT(COM.MICROSOFT.CONCAT([.L23];[.$I23])):INDIRECT(COM.MICROSOFT.CONCAT([.L23];[.$J23])))" office:value-type="float" office:value="0.00914269" calcext:value-type="float">
            <text:p>0.00914269</text:p>
          </table:table-cell>
        </table:table-row>
        <table:table-row table:style-name="ro1">
          <table:table-cell office:value-type="float" office:value="0.074776" calcext:value-type="float">
            <text:p>0.074776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3]+1" office:value-type="float" office:value="2201" calcext:value-type="float">
            <text:p>2201</text:p>
          </table:table-cell>
          <table:table-cell table:formula="of:=[.I24]+99" office:value-type="float" office:value="2300" calcext:value-type="float">
            <text:p>2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4]))" office:value-type="float" office:value="48000000" calcext:value-type="float">
            <text:p>48000000</text:p>
          </table:table-cell>
          <table:table-cell table:formula="of:=INDIRECT(COM.MICROSOFT.CONCAT(&quot;D&quot;; [.I24]))" office:value-type="float" office:value="48" calcext:value-type="float">
            <text:p>48</text:p>
          </table:table-cell>
          <table:table-cell table:formula="of:=AVERAGE(INDIRECT(COM.MICROSOFT.CONCAT([.K24];[.$I24])):INDIRECT(COM.MICROSOFT.CONCAT([.K24];[.$J24])))" office:value-type="float" office:value="0.01395047" calcext:value-type="float">
            <text:p>0.01395047</text:p>
          </table:table-cell>
          <table:table-cell table:formula="of:=AVERAGE(INDIRECT(COM.MICROSOFT.CONCAT([.L24];[.$I24])):INDIRECT(COM.MICROSOFT.CONCAT([.L24];[.$J24])))" office:value-type="float" office:value="0.01394747" calcext:value-type="float">
            <text:p>0.01394747</text:p>
          </table:table-cell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4]+1" office:value-type="float" office:value="2301" calcext:value-type="float">
            <text:p>2301</text:p>
          </table:table-cell>
          <table:table-cell table:formula="of:=[.I25]+99"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5]))" office:value-type="float" office:value="96000000" calcext:value-type="float">
            <text:p>96000000</text:p>
          </table:table-cell>
          <table:table-cell table:formula="of:=INDIRECT(COM.MICROSOFT.CONCAT(&quot;D&quot;; [.I25]))" office:value-type="float" office:value="48" calcext:value-type="float">
            <text:p>48</text:p>
          </table:table-cell>
          <table:table-cell table:formula="of:=AVERAGE(INDIRECT(COM.MICROSOFT.CONCAT([.K25];[.$I25])):INDIRECT(COM.MICROSOFT.CONCAT([.K25];[.$J25])))" office:value-type="float" office:value="0.02301004" calcext:value-type="float">
            <text:p>0.02301004</text:p>
          </table:table-cell>
          <table:table-cell table:formula="of:=AVERAGE(INDIRECT(COM.MICROSOFT.CONCAT([.L25];[.$I25])):INDIRECT(COM.MICROSOFT.CONCAT([.L25];[.$J25])))" office:value-type="float" office:value="0.02300684" calcext:value-type="float">
            <text:p>0.02300684</text:p>
          </table:table-cell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074798" calcext:value-type="float">
            <text:p>0.074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5]+1" office:value-type="float" office:value="2401" calcext:value-type="float">
            <text:p>2401</text:p>
          </table:table-cell>
          <table:table-cell table:formula="of:=[.I26]+99"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6]))" office:value-type="float" office:value="24000000" calcext:value-type="float">
            <text:p>24000000</text:p>
          </table:table-cell>
          <table:table-cell table:formula="of:=INDIRECT(COM.MICROSOFT.CONCAT(&quot;D&quot;; [.I26]))" office:value-type="float" office:value="96" calcext:value-type="float">
            <text:p>96</text:p>
          </table:table-cell>
          <table:table-cell table:formula="of:=AVERAGE(INDIRECT(COM.MICROSOFT.CONCAT([.K26];[.$I26])):INDIRECT(COM.MICROSOFT.CONCAT([.K26];[.$J26])))" office:value-type="float" office:value="0.0073938" calcext:value-type="float">
            <text:p>0.0073938</text:p>
          </table:table-cell>
          <table:table-cell table:formula="of:=AVERAGE(INDIRECT(COM.MICROSOFT.CONCAT([.L26];[.$I26])):INDIRECT(COM.MICROSOFT.CONCAT([.L26];[.$J26])))" office:value-type="float" office:value="0.00739061" calcext:value-type="float">
            <text:p>0.00739061</text:p>
          </table:table-cell>
        </table:table-row>
        <table:table-row table:style-name="ro1">
          <table:table-cell office:value-type="float" office:value="0.074827" calcext:value-type="float">
            <text:p>0.074827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6]+1" office:value-type="float" office:value="2501" calcext:value-type="float">
            <text:p>2501</text:p>
          </table:table-cell>
          <table:table-cell table:formula="of:=[.I27]+99"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7]))" office:value-type="float" office:value="48000000" calcext:value-type="float">
            <text:p>48000000</text:p>
          </table:table-cell>
          <table:table-cell table:formula="of:=INDIRECT(COM.MICROSOFT.CONCAT(&quot;D&quot;; [.I27]))" office:value-type="float" office:value="96" calcext:value-type="float">
            <text:p>96</text:p>
          </table:table-cell>
          <table:table-cell table:formula="of:=AVERAGE(INDIRECT(COM.MICROSOFT.CONCAT([.K27];[.$I27])):INDIRECT(COM.MICROSOFT.CONCAT([.K27];[.$J27])))" office:value-type="float" office:value="0.01273081" calcext:value-type="float">
            <text:p>0.01273081</text:p>
          </table:table-cell>
          <table:table-cell table:formula="of:=AVERAGE(INDIRECT(COM.MICROSOFT.CONCAT([.L27];[.$I27])):INDIRECT(COM.MICROSOFT.CONCAT([.L27];[.$J27])))" office:value-type="float" office:value="0.01272781" calcext:value-type="float">
            <text:p>0.01272781</text:p>
          </table:table-cell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7]+1" office:value-type="float" office:value="2601" calcext:value-type="float">
            <text:p>2601</text:p>
          </table:table-cell>
          <table:table-cell table:formula="of:=[.I28]+99" office:value-type="float" office:value="2700" calcext:value-type="float">
            <text:p>2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8]))" office:value-type="float" office:value="96000000" calcext:value-type="float">
            <text:p>96000000</text:p>
          </table:table-cell>
          <table:table-cell table:formula="of:=INDIRECT(COM.MICROSOFT.CONCAT(&quot;D&quot;; [.I28]))" office:value-type="float" office:value="96" calcext:value-type="float">
            <text:p>96</text:p>
          </table:table-cell>
          <table:table-cell table:formula="of:=AVERAGE(INDIRECT(COM.MICROSOFT.CONCAT([.K28];[.$I28])):INDIRECT(COM.MICROSOFT.CONCAT([.K28];[.$J28])))" office:value-type="float" office:value="0.02302858" calcext:value-type="float">
            <text:p>0.02302858</text:p>
          </table:table-cell>
          <table:table-cell table:formula="of:=AVERAGE(INDIRECT(COM.MICROSOFT.CONCAT([.L28];[.$I28])):INDIRECT(COM.MICROSOFT.CONCAT([.L28];[.$J28])))" office:value-type="float" office:value="0.02302546" calcext:value-type="float">
            <text:p>0.02302546</text:p>
          </table:table-cell>
        </table:table-row>
        <table:table-row table:style-name="ro1">
          <table:table-cell office:value-type="float" office:value="0.074812" calcext:value-type="float">
            <text:p>0.074812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3" calcext:value-type="float">
            <text:p>0.074823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Data sorted</text:p>
          </table:table-cell>
          <table:table-cell table:number-columns-repeated="8"/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4" calcext:value-type="float">
            <text:p>0.0748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 time</text:p>
          </table:table-cell>
          <table:table-cell table:number-columns-repeated="4"/>
        </table:table-row>
        <table:table-row table:style-name="ro1">
          <table:table-cell office:value-type="float" office:value="0.074774" calcext:value-type="float">
            <text:p>0.074774</text:p>
          </table:table-cell>
          <table:table-cell office:value-type="float" office:value="0.074772" calcext:value-type="float">
            <text:p>0.074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0.0752439" calcext:value-type="float">
            <text:p>0.0752439</text:p>
          </table:table-cell>
          <table:table-cell office:value-type="float" office:value="0.07524122" calcext:value-type="float">
            <text:p>0.07524122</text:p>
          </table:table-cell>
          <table:table-cell table:number-columns-repeated="4"/>
        </table:table-row>
        <table:table-row table:style-name="ro1">
          <table:table-cell office:value-type="float" office:value="0.074785" calcext:value-type="float">
            <text:p>0.074785</text:p>
          </table:table-cell>
          <table:table-cell office:value-type="float" office:value="0.074782" calcext:value-type="float">
            <text:p>0.074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0.03949977" calcext:value-type="float">
            <text:p>0.03949977</text:p>
          </table:table-cell>
          <table:table-cell office:value-type="float" office:value="0.0394969" calcext:value-type="float">
            <text:p>0.0394969</text:p>
          </table:table-cell>
          <table:table-cell table:number-columns-repeated="4"/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7" calcext:value-type="float">
            <text:p>0.0748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0.0198582" calcext:value-type="float">
            <text:p>0.0198582</text:p>
          </table:table-cell>
          <table:table-cell office:value-type="float" office:value="0.01985555" calcext:value-type="float">
            <text:p>0.01985555</text:p>
          </table:table-cell>
          <table:table-cell table:number-columns-repeated="4"/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8" calcext:value-type="float">
            <text:p>0.0747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0.0149946" calcext:value-type="float">
            <text:p>0.0149946</text:p>
          </table:table-cell>
          <table:table-cell office:value-type="float" office:value="0.01499179" calcext:value-type="float">
            <text:p>0.01499179</text:p>
          </table:table-cell>
          <table:table-cell table:number-columns-repeated="4"/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0.00823194999999999" calcext:value-type="float">
            <text:p>0.00823195</text:p>
          </table:table-cell>
          <table:table-cell office:value-type="float" office:value="0.00822892" calcext:value-type="float">
            <text:p>0.00822892</text:p>
          </table:table-cell>
          <table:table-cell table:number-columns-repeated="4"/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8" calcext:value-type="float">
            <text:p>0.074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0.00601088" calcext:value-type="float">
            <text:p>0.00601088</text:p>
          </table:table-cell>
          <table:table-cell office:value-type="float" office:value="0.00600789" calcext:value-type="float">
            <text:p>0.00600789</text:p>
          </table:table-cell>
          <table:table-cell table:number-columns-repeated="4"/>
        </table:table-row>
        <table:table-row table:style-name="ro1">
          <table:table-cell office:value-type="float" office:value="0.074782" calcext:value-type="float">
            <text:p>0.074782</text:p>
          </table:table-cell>
          <table:table-cell office:value-type="float" office:value="0.07478" calcext:value-type="float">
            <text:p>0.074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0.0071735" calcext:value-type="float">
            <text:p>0.0071735</text:p>
          </table:table-cell>
          <table:table-cell office:value-type="float" office:value="0.00717054" calcext:value-type="float">
            <text:p>0.00717054</text:p>
          </table:table-cell>
          <table:table-cell table:number-columns-repeated="4"/>
        </table:table-row>
        <table:table-row table:style-name="ro1">
          <table:table-cell office:value-type="float" office:value="0.074887" calcext:value-type="float">
            <text:p>0.074887</text:p>
          </table:table-cell>
          <table:table-cell office:value-type="float" office:value="0.074884" calcext:value-type="float">
            <text:p>0.074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0.00914571" calcext:value-type="float">
            <text:p>0.00914571</text:p>
          </table:table-cell>
          <table:table-cell office:value-type="float" office:value="0.00914269" calcext:value-type="float">
            <text:p>0.00914269</text:p>
          </table:table-cell>
          <table:table-cell table:number-columns-repeated="4"/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0.0073938" calcext:value-type="float">
            <text:p>0.0073938</text:p>
          </table:table-cell>
          <table:table-cell office:value-type="float" office:value="0.00739061" calcext:value-type="float">
            <text:p>0.00739061</text:p>
          </table:table-cell>
          <table:table-cell table:number-columns-repeated="4"/>
        </table:table-row>
        <table:table-row table:style-name="ro1">
          <table:table-cell office:value-type="float" office:value="0.074849" calcext:value-type="float">
            <text:p>0.074849</text:p>
          </table:table-cell>
          <table:table-cell office:value-type="float" office:value="0.074846" calcext:value-type="float">
            <text:p>0.0748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0.15039096" calcext:value-type="float">
            <text:p>0.15039096</text:p>
          </table:table-cell>
          <table:table-cell office:value-type="float" office:value="0.15038825" calcext:value-type="float">
            <text:p>0.15038825</text:p>
          </table:table-cell>
          <table:table-cell table:number-columns-repeated="4"/>
        </table:table-row>
        <table:table-row table:style-name="ro1">
          <table:table-cell office:value-type="float" office:value="0.07482" calcext:value-type="float">
            <text:p>0.07482</text:p>
          </table:table-cell>
          <table:table-cell office:value-type="float" office:value="0.074818" calcext:value-type="float">
            <text:p>0.074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0.07512383" calcext:value-type="float">
            <text:p>0.07512383</text:p>
          </table:table-cell>
          <table:table-cell office:value-type="float" office:value="0.0751211" calcext:value-type="float">
            <text:p>0.0751211</text:p>
          </table:table-cell>
          <table:table-cell table:number-columns-repeated="4"/>
        </table:table-row>
        <table:table-row table:style-name="ro1">
          <table:table-cell office:value-type="float" office:value="0.074784" calcext:value-type="float">
            <text:p>0.074784</text:p>
          </table:table-cell>
          <table:table-cell office:value-type="float" office:value="0.074781" calcext:value-type="float">
            <text:p>0.0747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0.03804561" calcext:value-type="float">
            <text:p>0.03804561</text:p>
          </table:table-cell>
          <table:table-cell office:value-type="float" office:value="0.03804289" calcext:value-type="float">
            <text:p>0.03804289</text:p>
          </table:table-cell>
          <table:table-cell table:number-columns-repeated="4"/>
        </table:table-row>
        <table:table-row table:style-name="ro1">
          <table:table-cell office:value-type="float" office:value="0.074834" calcext:value-type="float">
            <text:p>0.074834</text:p>
          </table:table-cell>
          <table:table-cell office:value-type="float" office:value="0.074831" calcext:value-type="float">
            <text:p>0.0748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0.02759885" calcext:value-type="float">
            <text:p>0.02759885</text:p>
          </table:table-cell>
          <table:table-cell office:value-type="float" office:value="0.02759613" calcext:value-type="float">
            <text:p>0.02759613</text:p>
          </table:table-cell>
          <table:table-cell table:number-columns-repeated="4"/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7" calcext:value-type="float">
            <text:p>0.074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0.0149038" calcext:value-type="float">
            <text:p>0.0149038</text:p>
          </table:table-cell>
          <table:table-cell office:value-type="float" office:value="0.01490086" calcext:value-type="float">
            <text:p>0.01490086</text:p>
          </table:table-cell>
          <table:table-cell table:number-columns-repeated="4"/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4" calcext:value-type="float">
            <text:p>0.074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0.01047353" calcext:value-type="float">
            <text:p>0.01047353</text:p>
          </table:table-cell>
          <table:table-cell office:value-type="float" office:value="0.01047047" calcext:value-type="float">
            <text:p>0.01047047</text:p>
          </table:table-cell>
          <table:table-cell table:number-columns-repeated="4"/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0.01370117" calcext:value-type="float">
            <text:p>0.01370117</text:p>
          </table:table-cell>
          <table:table-cell office:value-type="float" office:value="0.01369835" calcext:value-type="float">
            <text:p>0.01369835</text:p>
          </table:table-cell>
          <table:table-cell table:number-columns-repeated="4"/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0.01395047" calcext:value-type="float">
            <text:p>0.01395047</text:p>
          </table:table-cell>
          <table:table-cell office:value-type="float" office:value="0.01394747" calcext:value-type="float">
            <text:p>0.01394747</text:p>
          </table:table-cell>
          <table:table-cell table:number-columns-repeated="4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0.01273081" calcext:value-type="float">
            <text:p>0.01273081</text:p>
          </table:table-cell>
          <table:table-cell office:value-type="float" office:value="0.01272781" calcext:value-type="float">
            <text:p>0.01272781</text:p>
          </table:table-cell>
          <table:table-cell table:number-columns-repeated="4"/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0.30203755" calcext:value-type="float">
            <text:p>0.30203755</text:p>
          </table:table-cell>
          <table:table-cell office:value-type="float" office:value="0.30203488" calcext:value-type="float">
            <text:p>0.30203488</text:p>
          </table:table-cell>
          <table:table-cell table:number-columns-repeated="4"/>
        </table:table-row>
        <table:table-row table:style-name="ro1">
          <table:table-cell office:value-type="float" office:value="0.074825" calcext:value-type="float">
            <text:p>0.074825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0.15208149" calcext:value-type="float">
            <text:p>0.15208149</text:p>
          </table:table-cell>
          <table:table-cell office:value-type="float" office:value="0.15207873" calcext:value-type="float">
            <text:p>0.15207873</text:p>
          </table:table-cell>
          <table:table-cell table:number-columns-repeated="4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0.07551755" calcext:value-type="float">
            <text:p>0.07551755</text:p>
          </table:table-cell>
          <table:table-cell office:value-type="float" office:value="0.07551482" calcext:value-type="float">
            <text:p>0.07551482</text:p>
          </table:table-cell>
          <table:table-cell table:number-columns-repeated="4"/>
        </table:table-row>
        <table:table-row table:style-name="ro1">
          <table:table-cell office:value-type="float" office:value="0.074757" calcext:value-type="float">
            <text:p>0.074757</text:p>
          </table:table-cell>
          <table:table-cell office:value-type="float" office:value="0.074754" calcext:value-type="float">
            <text:p>0.074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0.05454069" calcext:value-type="float">
            <text:p>0.05454069</text:p>
          </table:table-cell>
          <table:table-cell office:value-type="float" office:value="0.05453789" calcext:value-type="float">
            <text:p>0.05453789</text:p>
          </table:table-cell>
          <table:table-cell table:number-columns-repeated="4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0.03153781" calcext:value-type="float">
            <text:p>0.03153781</text:p>
          </table:table-cell>
          <table:table-cell office:value-type="float" office:value="0.03153493" calcext:value-type="float">
            <text:p>0.03153493</text:p>
          </table:table-cell>
          <table:table-cell table:number-columns-repeated="4"/>
        </table:table-row>
        <table:table-row table:style-name="ro1">
          <table:table-cell office:value-type="float" office:value="0.074911" calcext:value-type="float">
            <text:p>0.074911</text:p>
          </table:table-cell>
          <table:table-cell office:value-type="float" office:value="0.074908" calcext:value-type="float">
            <text:p>0.074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0.02100147" calcext:value-type="float">
            <text:p>0.02100147</text:p>
          </table:table-cell>
          <table:table-cell office:value-type="float" office:value="0.02099869" calcext:value-type="float">
            <text:p>0.02099869</text:p>
          </table:table-cell>
          <table:table-cell table:number-columns-repeated="4"/>
        </table:table-row>
        <table:table-row table:style-name="ro1">
          <table:table-cell office:value-type="float" office:value="0.074916" calcext:value-type="float">
            <text:p>0.074916</text:p>
          </table:table-cell>
          <table:table-cell office:value-type="float" office:value="0.074914" calcext:value-type="float">
            <text:p>0.0749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0.02657611" calcext:value-type="float">
            <text:p>0.02657611</text:p>
          </table:table-cell>
          <table:table-cell office:value-type="float" office:value="0.0265734" calcext:value-type="float">
            <text:p>0.0265734</text:p>
          </table:table-cell>
          <table:table-cell table:number-columns-repeated="4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0.02301004" calcext:value-type="float">
            <text:p>0.02301004</text:p>
          </table:table-cell>
          <table:table-cell office:value-type="float" office:value="0.02300684" calcext:value-type="float">
            <text:p>0.02300684</text:p>
          </table:table-cell>
          <table:table-cell table:number-columns-repeated="4"/>
        </table:table-row>
        <table:table-row table:style-name="ro1">
          <table:table-cell office:value-type="float" office:value="0.074769" calcext:value-type="float">
            <text:p>0.074769</text:p>
          </table:table-cell>
          <table:table-cell office:value-type="float" office:value="0.074766" calcext:value-type="float">
            <text:p>0.074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0.02302858" calcext:value-type="float">
            <text:p>0.02302858</text:p>
          </table:table-cell>
          <table:table-cell office:value-type="float" office:value="0.02302546" calcext:value-type="float">
            <text:p>0.02302546</text:p>
          </table:table-cell>
          <table:table-cell table:number-columns-repeated="4"/>
        </table:table-row>
        <table:table-row table:style-name="ro1">
          <table:table-cell office:value-type="float" office:value="0.074744" calcext:value-type="float">
            <text:p>0.074744</text:p>
          </table:table-cell>
          <table:table-cell office:value-type="float" office:value="0.074741" calcext:value-type="float">
            <text:p>0.074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35" calcext:value-type="float">
            <text:p>0.074835</text:p>
          </table:table-cell>
          <table:table-cell office:value-type="float" office:value="0.074833" calcext:value-type="float">
            <text:p>0.0748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9" calcext:value-type="float">
            <text:p>0.0747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6" calcext:value-type="float">
            <text:p>0.074826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2" calcext:value-type="float">
            <text:p>0.0748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3" calcext:value-type="float">
            <text:p>0.074863</text:p>
          </table:table-cell>
          <table:table-cell office:value-type="float" office:value="0.07486" calcext:value-type="float">
            <text:p>0.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1" calcext:value-type="float">
            <text:p>0.0747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3" calcext:value-type="float">
            <text:p>0.074763</text:p>
          </table:table-cell>
          <table:table-cell office:value-type="float" office:value="0.07476" calcext:value-type="float">
            <text:p>0.074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1" calcext:value-type="float">
            <text:p>0.074811</text:p>
          </table:table-cell>
          <table:table-cell office:value-type="float" office:value="0.074809" calcext:value-type="float">
            <text:p>0.0748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1" calcext:value-type="float">
            <text:p>0.074861</text:p>
          </table:table-cell>
          <table:table-cell office:value-type="float" office:value="0.074859" calcext:value-type="float">
            <text:p>0.0748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988" calcext:value-type="float">
            <text:p>0.074988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2" calcext:value-type="float">
            <text:p>0.074762</text:p>
          </table:table-cell>
          <table:table-cell office:value-type="float" office:value="0.074759" calcext:value-type="float">
            <text:p>0.074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Data formatted for charts</text:p>
          </table:table-cell>
          <table:table-cell table:number-columns-repeated="8"/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Calculation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96M</text:p>
          </table:table-cell>
          <table:table-cell table:number-columns-repeated="4"/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6" calcext:value-type="float">
            <text:p>0.0748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7524122" calcext:value-type="float">
            <text:p>0.07524122</text:p>
          </table:table-cell>
          <table:table-cell office:value-type="float" office:value="0.15038825" calcext:value-type="float">
            <text:p>0.15038825</text:p>
          </table:table-cell>
          <table:table-cell office:value-type="float" office:value="0.30203488" calcext:value-type="float">
            <text:p>0.30203488</text:p>
          </table:table-cell>
          <table:table-cell table:number-columns-repeated="4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394969" calcext:value-type="float">
            <text:p>0.0394969</text:p>
          </table:table-cell>
          <table:table-cell office:value-type="float" office:value="0.0751211" calcext:value-type="float">
            <text:p>0.0751211</text:p>
          </table:table-cell>
          <table:table-cell office:value-type="float" office:value="0.15207873" calcext:value-type="float">
            <text:p>0.15207873</text:p>
          </table:table-cell>
          <table:table-cell table:number-columns-repeated="4"/>
        </table:table-row>
        <table:table-row table:style-name="ro1">
          <table:table-cell office:value-type="float" office:value="0.074845" calcext:value-type="float">
            <text:p>0.074845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985555" calcext:value-type="float">
            <text:p>0.01985555</text:p>
          </table:table-cell>
          <table:table-cell office:value-type="float" office:value="0.03804289" calcext:value-type="float">
            <text:p>0.03804289</text:p>
          </table:table-cell>
          <table:table-cell office:value-type="float" office:value="0.07551482" calcext:value-type="float">
            <text:p>0.07551482</text:p>
          </table:table-cell>
          <table:table-cell table:number-columns-repeated="4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1499179" calcext:value-type="float">
            <text:p>0.01499179</text:p>
          </table:table-cell>
          <table:table-cell office:value-type="float" office:value="0.02759613" calcext:value-type="float">
            <text:p>0.02759613</text:p>
          </table:table-cell>
          <table:table-cell office:value-type="float" office:value="0.05453789" calcext:value-type="float">
            <text:p>0.05453789</text:p>
          </table:table-cell>
          <table:table-cell table:number-columns-repeated="4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8" calcext:value-type="float">
            <text:p>0.0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0822892" calcext:value-type="float">
            <text:p>0.00822892</text:p>
          </table:table-cell>
          <table:table-cell office:value-type="float" office:value="0.01490086" calcext:value-type="float">
            <text:p>0.01490086</text:p>
          </table:table-cell>
          <table:table-cell office:value-type="float" office:value="0.03153493" calcext:value-type="float">
            <text:p>0.03153493</text:p>
          </table:table-cell>
          <table:table-cell table:number-columns-repeated="4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0600789" calcext:value-type="float">
            <text:p>0.00600789</text:p>
          </table:table-cell>
          <table:table-cell office:value-type="float" office:value="0.01047047" calcext:value-type="float">
            <text:p>0.01047047</text:p>
          </table:table-cell>
          <table:table-cell office:value-type="float" office:value="0.02099869" calcext:value-type="float">
            <text:p>0.02099869</text:p>
          </table:table-cell>
          <table:table-cell table:number-columns-repeated="4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799" calcext:value-type="float">
            <text:p>0.0747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00717054" calcext:value-type="float">
            <text:p>0.00717054</text:p>
          </table:table-cell>
          <table:table-cell office:value-type="float" office:value="0.01369835" calcext:value-type="float">
            <text:p>0.01369835</text:p>
          </table:table-cell>
          <table:table-cell office:value-type="float" office:value="0.0265734" calcext:value-type="float">
            <text:p>0.0265734</text:p>
          </table:table-cell>
          <table:table-cell table:number-columns-repeated="4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914269" calcext:value-type="float">
            <text:p>0.00914269</text:p>
          </table:table-cell>
          <table:table-cell office:value-type="float" office:value="0.01394747" calcext:value-type="float">
            <text:p>0.01394747</text:p>
          </table:table-cell>
          <table:table-cell office:value-type="float" office:value="0.02300684" calcext:value-type="float">
            <text:p>0.02300684</text:p>
          </table:table-cell>
          <table:table-cell table:number-columns-repeated="4"/>
        </table:table-row>
        <table:table-row table:style-name="ro1">
          <table:table-cell office:value-type="float" office:value="0.074813" calcext:value-type="float">
            <text:p>0.074813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0739061" calcext:value-type="float">
            <text:p>0.00739061</text:p>
          </table:table-cell>
          <table:table-cell office:value-type="float" office:value="0.01272781" calcext:value-type="float">
            <text:p>0.01272781</text:p>
          </table:table-cell>
          <table:table-cell office:value-type="float" office:value="0.02302546" calcext:value-type="float">
            <text:p>0.02302546</text:p>
          </table:table-cell>
          <table:table-cell table:number-columns-repeated="4"/>
        </table:table-row>
        <table:table-row table:style-name="ro1">
          <table:table-cell office:value-type="float" office:value="0.074793" calcext:value-type="float">
            <text:p>0.074793</text:p>
          </table:table-cell>
          <table:table-cell office:value-type="float" office:value="0.07479" calcext:value-type="float">
            <text:p>0.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6" calcext:value-type="float">
            <text:p>0.074846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8" calcext:value-type="float">
            <text:p>0.0747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96M</text:p>
          </table:table-cell>
          <table:table-cell table:number-columns-repeated="4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752439" calcext:value-type="float">
            <text:p>0.0752439</text:p>
          </table:table-cell>
          <table:table-cell office:value-type="float" office:value="0.15039096" calcext:value-type="float">
            <text:p>0.15039096</text:p>
          </table:table-cell>
          <table:table-cell office:value-type="float" office:value="0.30203755" calcext:value-type="float">
            <text:p>0.30203755</text:p>
          </table:table-cell>
          <table:table-cell table:number-columns-repeated="4"/>
        </table:table-row>
        <table:table-row table:style-name="ro1">
          <table:table-cell office:value-type="float" office:value="0.074822" calcext:value-type="float">
            <text:p>0.074822</text:p>
          </table:table-cell>
          <table:table-cell office:value-type="float" office:value="0.074819" calcext:value-type="float">
            <text:p>0.074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3949977" calcext:value-type="float">
            <text:p>0.03949977</text:p>
          </table:table-cell>
          <table:table-cell office:value-type="float" office:value="0.07512383" calcext:value-type="float">
            <text:p>0.07512383</text:p>
          </table:table-cell>
          <table:table-cell office:value-type="float" office:value="0.15208149" calcext:value-type="float">
            <text:p>0.15208149</text:p>
          </table:table-cell>
          <table:table-cell table:number-columns-repeated="4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98582" calcext:value-type="float">
            <text:p>0.0198582</text:p>
          </table:table-cell>
          <table:table-cell office:value-type="float" office:value="0.03804561" calcext:value-type="float">
            <text:p>0.03804561</text:p>
          </table:table-cell>
          <table:table-cell office:value-type="float" office:value="0.07551755" calcext:value-type="float">
            <text:p>0.07551755</text:p>
          </table:table-cell>
          <table:table-cell table:number-columns-repeated="4"/>
        </table:table-row>
        <table:table-row table:style-name="ro1">
          <table:table-cell office:value-type="float" office:value="0.074878" calcext:value-type="float">
            <text:p>0.074878</text:p>
          </table:table-cell>
          <table:table-cell office:value-type="float" office:value="0.074875" calcext:value-type="float">
            <text:p>0.0748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149946" calcext:value-type="float">
            <text:p>0.0149946</text:p>
          </table:table-cell>
          <table:table-cell office:value-type="float" office:value="0.02759885" calcext:value-type="float">
            <text:p>0.02759885</text:p>
          </table:table-cell>
          <table:table-cell office:value-type="float" office:value="0.05454069" calcext:value-type="float">
            <text:p>0.05454069</text:p>
          </table:table-cell>
          <table:table-cell table:number-columns-repeated="4"/>
        </table:table-row>
        <table:table-row table:style-name="ro1">
          <table:table-cell office:value-type="float" office:value="0.074777" calcext:value-type="float">
            <text:p>0.074777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0823194999999999" calcext:value-type="float">
            <text:p>0.00823195</text:p>
          </table:table-cell>
          <table:table-cell office:value-type="float" office:value="0.0149038" calcext:value-type="float">
            <text:p>0.0149038</text:p>
          </table:table-cell>
          <table:table-cell office:value-type="float" office:value="0.03153781" calcext:value-type="float">
            <text:p>0.03153781</text:p>
          </table:table-cell>
          <table:table-cell table:number-columns-repeated="4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6" calcext:value-type="float">
            <text:p>0.074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0601088" calcext:value-type="float">
            <text:p>0.00601088</text:p>
          </table:table-cell>
          <table:table-cell office:value-type="float" office:value="0.01047353" calcext:value-type="float">
            <text:p>0.01047353</text:p>
          </table:table-cell>
          <table:table-cell office:value-type="float" office:value="0.02100147" calcext:value-type="float">
            <text:p>0.02100147</text:p>
          </table:table-cell>
          <table:table-cell table:number-columns-repeated="4"/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7" calcext:value-type="float">
            <text:p>0.0747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0071735" calcext:value-type="float">
            <text:p>0.0071735</text:p>
          </table:table-cell>
          <table:table-cell office:value-type="float" office:value="0.01370117" calcext:value-type="float">
            <text:p>0.01370117</text:p>
          </table:table-cell>
          <table:table-cell office:value-type="float" office:value="0.02657611" calcext:value-type="float">
            <text:p>0.02657611</text:p>
          </table:table-cell>
          <table:table-cell table:number-columns-repeated="4"/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914571" calcext:value-type="float">
            <text:p>0.00914571</text:p>
          </table:table-cell>
          <table:table-cell office:value-type="float" office:value="0.01395047" calcext:value-type="float">
            <text:p>0.01395047</text:p>
          </table:table-cell>
          <table:table-cell office:value-type="float" office:value="0.02301004" calcext:value-type="float">
            <text:p>0.02301004</text:p>
          </table:table-cell>
          <table:table-cell table:number-columns-repeated="4"/>
        </table:table-row>
        <table:table-row table:style-name="ro1">
          <table:table-cell office:value-type="float" office:value="0.074816" calcext:value-type="float">
            <text:p>0.074816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073938" calcext:value-type="float">
            <text:p>0.0073938</text:p>
          </table:table-cell>
          <table:table-cell office:value-type="float" office:value="0.01273081" calcext:value-type="float">
            <text:p>0.01273081</text:p>
          </table:table-cell>
          <table:table-cell office:value-type="float" office:value="0.02302858" calcext:value-type="float">
            <text:p>0.02302858</text:p>
          </table:table-cell>
          <table:table-cell table:number-columns-repeated="4"/>
        </table:table-row>
        <table:table-row table:style-name="ro1">
          <table:table-cell office:value-type="float" office:value="0.074853" calcext:value-type="float">
            <text:p>0.074853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79" calcext:value-type="float">
            <text:p>0.074879</text:p>
          </table:table-cell>
          <table:table-cell office:value-type="float" office:value="0.074876" calcext:value-type="float">
            <text:p>0.0748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8" calcext:value-type="float">
            <text:p>0.07488</text:p>
          </table:table-cell>
          <table:table-cell office:value-type="float" office:value="0.074877" calcext:value-type="float">
            <text:p>0.0748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7" calcext:value-type="float">
            <text:p>0.074847</text:p>
          </table:table-cell>
          <table:table-cell office:value-type="float" office:value="0.074845" calcext:value-type="float">
            <text:p>0.074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7" calcext:value-type="float">
            <text:p>0.074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56" calcext:value-type="float">
            <text:p>0.074756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149603" calcext:value-type="float">
            <text:p>0.149603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2" calcext:value-type="float">
            <text:p>0.1496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9" calcext:value-type="float">
            <text:p>0.149609</text:p>
          </table:table-cell>
          <table:table-cell office:value-type="float" office:value="0.149606" calcext:value-type="float">
            <text:p>0.149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73" calcext:value-type="float">
            <text:p>0.1495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8" calcext:value-type="float">
            <text:p>0.149648</text:p>
          </table:table-cell>
          <table:table-cell office:value-type="float" office:value="0.149646" calcext:value-type="float">
            <text:p>0.1496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2" calcext:value-type="float">
            <text:p>0.149602</text:p>
          </table:table-cell>
          <table:table-cell office:value-type="float" office:value="0.1496" calcext:value-type="float">
            <text:p>0.1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7" calcext:value-type="float">
            <text:p>0.149537</text:p>
          </table:table-cell>
          <table:table-cell office:value-type="float" office:value="0.149534" calcext:value-type="float">
            <text:p>0.149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/>
          <table:table-cell office:value-type="string" calcext:value-type="string">
            <text:p>Speedup of calculatoi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96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69" calcext:value-type="float">
            <text:p>0.1495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J$74]/[.J74]" office:value-type="float" office:value="1" calcext:value-type="float">
            <text:p>1</text:p>
          </table:table-cell>
          <table:table-cell table:formula="of:=[.K$74]/[.K74]" office:value-type="float" office:value="1" calcext:value-type="float">
            <text:p>1</text:p>
          </table:table-cell>
          <table:table-cell table:formula="of:=[.L$74]/[.L7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1" calcext:value-type="float">
            <text:p>0.14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$74]/[.J75]" office:value-type="float" office:value="1.9049905182432" calcext:value-type="float">
            <text:p>1.9049905182432</text:p>
          </table:table-cell>
          <table:table-cell table:formula="of:=[.K$74]/[.K75]" office:value-type="float" office:value="2.00194419410791" calcext:value-type="float">
            <text:p>2.00194419410791</text:p>
          </table:table-cell>
          <table:table-cell table:formula="of:=[.L$74]/[.L75]" office:value-type="float" office:value="1.98604288712827" calcext:value-type="float">
            <text:p>1.98604288712827</text:p>
          </table:table-cell>
          <table:table-cell table:number-columns-repeated="4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J$74]/[.J76]" office:value-type="float" office:value="3.78943015932573" calcext:value-type="float">
            <text:p>3.78943015932573</text:p>
          </table:table-cell>
          <table:table-cell table:formula="of:=[.K$74]/[.K76]" office:value-type="float" office:value="3.95312369801558" calcext:value-type="float">
            <text:p>3.95312369801558</text:p>
          </table:table-cell>
          <table:table-cell table:formula="of:=[.L$74]/[.L76]" office:value-type="float" office:value="3.99967688461682" calcext:value-type="float">
            <text:p>3.99967688461682</text:p>
          </table:table-cell>
          <table:table-cell table:number-columns-repeated="4"/>
        </table:table-row>
        <table:table-row table:style-name="ro1">
          <table:table-cell office:value-type="float" office:value="0.149558" calcext:value-type="float">
            <text:p>0.149558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J$74]/[.J77]" office:value-type="float" office:value="5.01882830535913" calcext:value-type="float">
            <text:p>5.01882830535913</text:p>
          </table:table-cell>
          <table:table-cell table:formula="of:=[.K$74]/[.K77]" office:value-type="float" office:value="5.44961376830737" calcext:value-type="float">
            <text:p>5.44961376830737</text:p>
          </table:table-cell>
          <table:table-cell table:formula="of:=[.L$74]/[.L77]" office:value-type="float" office:value="5.53807417191974" calcext:value-type="float">
            <text:p>5.53807417191974</text:p>
          </table:table-cell>
          <table:table-cell table:number-columns-repeated="4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J$74]/[.J78]" office:value-type="float" office:value="9.14351093460624" calcext:value-type="float">
            <text:p>9.14351093460624</text:p>
          </table:table-cell>
          <table:table-cell table:formula="of:=[.K$74]/[.K78]" office:value-type="float" office:value="10.0925886156906" calcext:value-type="float">
            <text:p>10.0925886156906</text:p>
          </table:table-cell>
          <table:table-cell table:formula="of:=[.L$74]/[.L78]" office:value-type="float" office:value="9.57778818598931" calcext:value-type="float">
            <text:p>9.57778818598931</text:p>
          </table:table-cell>
          <table:table-cell table:number-columns-repeated="4"/>
        </table:table-row>
        <table:table-row table:style-name="ro1">
          <table:table-cell office:value-type="float" office:value="0.149549" calcext:value-type="float">
            <text:p>0.149549</text:p>
          </table:table-cell>
          <table:table-cell office:value-type="float" office:value="0.149546" calcext:value-type="float">
            <text:p>0.149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J$74]/[.J79]" office:value-type="float" office:value="12.523734622305" calcext:value-type="float">
            <text:p>12.523734622305</text:p>
          </table:table-cell>
          <table:table-cell table:formula="of:=[.K$74]/[.K79]" office:value-type="float" office:value="14.3630849427008" calcext:value-type="float">
            <text:p>14.3630849427008</text:p>
          </table:table-cell>
          <table:table-cell table:formula="of:=[.L$74]/[.L79]" office:value-type="float" office:value="14.3835105904225" calcext:value-type="float">
            <text:p>14.3835105904225</text:p>
          </table:table-cell>
          <table:table-cell table:number-columns-repeated="4"/>
        </table:table-row>
        <table:table-row table:style-name="ro1">
          <table:table-cell office:value-type="float" office:value="0.149476" calcext:value-type="float">
            <text:p>0.149476</text:p>
          </table:table-cell>
          <table:table-cell office:value-type="float" office:value="0.149474" calcext:value-type="float">
            <text:p>0.149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J$74]/[.J80]" office:value-type="float" office:value="10.4931037271949" calcext:value-type="float">
            <text:p>10.4931037271949</text:p>
          </table:table-cell>
          <table:table-cell table:formula="of:=[.K$74]/[.K80]" office:value-type="float" office:value="10.9785667616903" calcext:value-type="float">
            <text:p>10.9785667616903</text:p>
          </table:table-cell>
          <table:table-cell table:formula="of:=[.L$74]/[.L80]" office:value-type="float" office:value="11.3660607976397" calcext:value-type="float">
            <text:p>11.3660607976397</text:p>
          </table:table-cell>
          <table:table-cell table:number-columns-repeated="4"/>
        </table:table-row>
        <table:table-row table:style-name="ro1">
          <table:table-cell office:value-type="float" office:value="0.149666" calcext:value-type="float">
            <text:p>0.149666</text:p>
          </table:table-cell>
          <table:table-cell office:value-type="float" office:value="0.149663" calcext:value-type="float">
            <text:p>0.1496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J$74]/[.J81]" office:value-type="float" office:value="8.22965888595151" calcext:value-type="float">
            <text:p>8.22965888595151</text:p>
          </table:table-cell>
          <table:table-cell table:formula="of:=[.K$74]/[.K81]" office:value-type="float" office:value="10.7824752446143" calcext:value-type="float">
            <text:p>10.7824752446143</text:p>
          </table:table-cell>
          <table:table-cell table:formula="of:=[.L$74]/[.L81]" office:value-type="float" office:value="13.1280471372861" calcext:value-type="float">
            <text:p>13.1280471372861</text:p>
          </table:table-cell>
          <table:table-cell table:number-columns-repeated="4"/>
        </table:table-row>
        <table:table-row table:style-name="ro1">
          <table:table-cell office:value-type="float" office:value="0.149515" calcext:value-type="float">
            <text:p>0.149515</text:p>
          </table:table-cell>
          <table:table-cell office:value-type="float" office:value="0.149513" calcext:value-type="float">
            <text:p>0.149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J$74]/[.J82]" office:value-type="float" office:value="10.1806508529066" calcext:value-type="float">
            <text:p>10.1806508529066</text:p>
          </table:table-cell>
          <table:table-cell table:formula="of:=[.K$74]/[.K82]" office:value-type="float" office:value="11.8157208506412" calcext:value-type="float">
            <text:p>11.8157208506412</text:p>
          </table:table-cell>
          <table:table-cell table:formula="of:=[.L$74]/[.L82]" office:value-type="float" office:value="13.1174308786882" calcext:value-type="float">
            <text:p>13.1174308786882</text:p>
          </table:table-cell>
          <table:table-cell table:number-columns-repeated="4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" calcext:value-type="float">
            <text:p>0.14953</text:p>
          </table:table-cell>
          <table:table-cell office:value-type="float" office:value="0.149527" calcext:value-type="float">
            <text:p>0.149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2" calcext:value-type="float">
            <text:p>0.149562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8" calcext:value-type="float">
            <text:p>0.149498</text:p>
          </table:table-cell>
          <table:table-cell office:value-type="float" office:value="0.149495" calcext:value-type="float">
            <text:p>0.1494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7" calcext:value-type="float">
            <text:p>0.149567</text:p>
          </table:table-cell>
          <table:table-cell office:value-type="float" office:value="0.149564" calcext:value-type="float">
            <text:p>0.1495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86" calcext:value-type="float">
            <text:p>0.149686</text:p>
          </table:table-cell>
          <table:table-cell office:value-type="float" office:value="0.149683" calcext:value-type="float">
            <text:p>0.1496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" calcext:value-type="float">
            <text:p>0.1495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8" calcext:value-type="float">
            <text:p>0.1494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5" calcext:value-type="float">
            <text:p>0.1495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61658" calcext:value-type="float">
            <text:p>0.161658</text:p>
          </table:table-cell>
          <table:table-cell office:value-type="float" office:value="0.161655" calcext:value-type="float">
            <text:p>0.1616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6" calcext:value-type="float">
            <text:p>0.149586</text:p>
          </table:table-cell>
          <table:table-cell office:value-type="float" office:value="0.149583" calcext:value-type="float">
            <text:p>0.149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9" calcext:value-type="float">
            <text:p>0.149649</text:p>
          </table:table-cell>
          <table:table-cell office:value-type="float" office:value="0.149647" calcext:value-type="float">
            <text:p>0.1496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5" calcext:value-type="float">
            <text:p>0.149505</text:p>
          </table:table-cell>
          <table:table-cell office:value-type="float" office:value="0.149503" calcext:value-type="float">
            <text:p>0.149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3" calcext:value-type="float">
            <text:p>0.149563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1" calcext:value-type="float">
            <text:p>0.149481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2" calcext:value-type="float">
            <text:p>0.149482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4" calcext:value-type="float">
            <text:p>0.149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3" calcext:value-type="float">
            <text:p>0.149583</text:p>
          </table:table-cell>
          <table:table-cell office:value-type="float" office:value="0.149581" calcext:value-type="float">
            <text:p>0.149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8" calcext:value-type="float">
            <text:p>0.149508</text:p>
          </table:table-cell>
          <table:table-cell office:value-type="float" office:value="0.149505" calcext:value-type="float">
            <text:p>0.149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2" calcext:value-type="float">
            <text:p>0.149632</text:p>
          </table:table-cell>
          <table:table-cell office:value-type="float" office:value="0.14963" calcext:value-type="float">
            <text:p>0.149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4" calcext:value-type="float">
            <text:p>0.149444</text:p>
          </table:table-cell>
          <table:table-cell office:value-type="float" office:value="0.149441" calcext:value-type="float">
            <text:p>0.1494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20648" calcext:value-type="float">
            <text:p>0.220648</text:p>
          </table:table-cell>
          <table:table-cell office:value-type="float" office:value="0.220645" calcext:value-type="float">
            <text:p>0.2206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3" calcext:value-type="float">
            <text:p>0.149463</text:p>
          </table:table-cell>
          <table:table-cell office:value-type="float" office:value="0.14946" calcext:value-type="float">
            <text:p>0.14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6" calcext:value-type="float">
            <text:p>0.149466</text:p>
          </table:table-cell>
          <table:table-cell office:value-type="float" office:value="0.149463" calcext:value-type="float">
            <text:p>0.1494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1" calcext:value-type="float">
            <text:p>0.149601</text:p>
          </table:table-cell>
          <table:table-cell office:value-type="float" office:value="0.149598" calcext:value-type="float">
            <text:p>0.1495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" calcext:value-type="float">
            <text:p>0.14954</text:p>
          </table:table-cell>
          <table:table-cell office:value-type="float" office:value="0.149538" calcext:value-type="float">
            <text:p>0.1495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1" calcext:value-type="float">
            <text:p>0.149641</text:p>
          </table:table-cell>
          <table:table-cell office:value-type="float" office:value="0.149638" calcext:value-type="float">
            <text:p>0.149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6" calcext:value-type="float">
            <text:p>0.149546</text:p>
          </table:table-cell>
          <table:table-cell office:value-type="float" office:value="0.149543" calcext:value-type="float">
            <text:p>0.149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8" calcext:value-type="float">
            <text:p>0.149568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29" calcext:value-type="float">
            <text:p>0.1495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5" calcext:value-type="float">
            <text:p>0.149615</text:p>
          </table:table-cell>
          <table:table-cell office:value-type="float" office:value="0.149612" calcext:value-type="float">
            <text:p>0.1496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7" calcext:value-type="float">
            <text:p>0.149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3" calcext:value-type="float">
            <text:p>0.149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8" calcext:value-type="float">
            <text:p>0.149728</text:p>
          </table:table-cell>
          <table:table-cell office:value-type="float" office:value="0.149725" calcext:value-type="float">
            <text:p>0.149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7" calcext:value-type="float">
            <text:p>0.149517</text:p>
          </table:table-cell>
          <table:table-cell office:value-type="float" office:value="0.149515" calcext:value-type="float">
            <text:p>0.1495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9" calcext:value-type="float">
            <text:p>0.149579</text:p>
          </table:table-cell>
          <table:table-cell office:value-type="float" office:value="0.149576" calcext:value-type="float">
            <text:p>0.149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9" calcext:value-type="float">
            <text:p>0.149619</text:p>
          </table:table-cell>
          <table:table-cell office:value-type="float" office:value="0.149616" calcext:value-type="float">
            <text:p>0.1496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57" calcext:value-type="float">
            <text:p>0.149657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1" calcext:value-type="float">
            <text:p>0.1495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8" calcext:value-type="float">
            <text:p>0.149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78" calcext:value-type="float">
            <text:p>0.149778</text:p>
          </table:table-cell>
          <table:table-cell office:value-type="float" office:value="0.149775" calcext:value-type="float">
            <text:p>0.1497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3" calcext:value-type="float">
            <text:p>0.149493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5" calcext:value-type="float">
            <text:p>0.149535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9" calcext:value-type="float">
            <text:p>0.149669</text:p>
          </table:table-cell>
          <table:table-cell office:value-type="float" office:value="0.149666" calcext:value-type="float">
            <text:p>0.1496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3" calcext:value-type="float">
            <text:p>0.14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9" calcext:value-type="float">
            <text:p>0.149479</text:p>
          </table:table-cell>
          <table:table-cell office:value-type="float" office:value="0.149476" calcext:value-type="float">
            <text:p>0.149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1" calcext:value-type="float">
            <text:p>0.149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1" calcext:value-type="float">
            <text:p>0.149441</text:p>
          </table:table-cell>
          <table:table-cell office:value-type="float" office:value="0.149439" calcext:value-type="float">
            <text:p>0.1494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1" calcext:value-type="float">
            <text:p>0.149581</text:p>
          </table:table-cell>
          <table:table-cell office:value-type="float" office:value="0.149578" calcext:value-type="float">
            <text:p>0.1495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78" calcext:value-type="float">
            <text:p>0.149678</text:p>
          </table:table-cell>
          <table:table-cell office:value-type="float" office:value="0.149675" calcext:value-type="float">
            <text:p>0.1496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6" calcext:value-type="float">
            <text:p>0.149726</text:p>
          </table:table-cell>
          <table:table-cell office:value-type="float" office:value="0.149723" calcext:value-type="float">
            <text:p>0.149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7" calcext:value-type="float">
            <text:p>0.149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97" calcext:value-type="float">
            <text:p>0.149697</text:p>
          </table:table-cell>
          <table:table-cell office:value-type="float" office:value="0.149694" calcext:value-type="float">
            <text:p>0.1496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9" calcext:value-type="float">
            <text:p>0.149489</text:p>
          </table:table-cell>
          <table:table-cell office:value-type="float" office:value="0.149486" calcext:value-type="float">
            <text:p>0.149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9" calcext:value-type="float">
            <text:p>0.149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7" calcext:value-type="float">
            <text:p>0.149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" calcext:value-type="float">
            <text:p>0.14962</text:p>
          </table:table-cell>
          <table:table-cell office:value-type="float" office:value="0.149617" calcext:value-type="float">
            <text:p>0.149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9" calcext:value-type="float">
            <text:p>0.149459</text:p>
          </table:table-cell>
          <table:table-cell office:value-type="float" office:value="0.149456" calcext:value-type="float">
            <text:p>0.1494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1" calcext:value-type="float">
            <text:p>0.149491</text:p>
          </table:table-cell>
          <table:table-cell office:value-type="float" office:value="0.149489" calcext:value-type="float">
            <text:p>0.1494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7" calcext:value-type="float">
            <text:p>0.149597</text:p>
          </table:table-cell>
          <table:table-cell office:value-type="float" office:value="0.149594" calcext:value-type="float">
            <text:p>0.149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7" calcext:value-type="float">
            <text:p>0.149477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5" calcext:value-type="float">
            <text:p>0.149625</text:p>
          </table:table-cell>
          <table:table-cell office:value-type="float" office:value="0.149622" calcext:value-type="float">
            <text:p>0.1496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" calcext:value-type="float">
            <text:p>0.14963</text:p>
          </table:table-cell>
          <table:table-cell office:value-type="float" office:value="0.149627" calcext:value-type="float">
            <text:p>0.1496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29" calcext:value-type="float">
            <text:p>0.149529</text:p>
          </table:table-cell>
          <table:table-cell office:value-type="float" office:value="0.149526" calcext:value-type="float">
            <text:p>0.149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4" calcext:value-type="float">
            <text:p>0.149494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2" calcext:value-type="float">
            <text:p>0.149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8" calcext:value-type="float">
            <text:p>0.149598</text:p>
          </table:table-cell>
          <table:table-cell office:value-type="float" office:value="0.149596" calcext:value-type="float">
            <text:p>0.1495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58" calcext:value-type="float">
            <text:p>0.149758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4" calcext:value-type="float">
            <text:p>0.149604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2" calcext:value-type="float">
            <text:p>0.149622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5" calcext:value-type="float">
            <text:p>0.149445</text:p>
          </table:table-cell>
          <table:table-cell office:value-type="float" office:value="0.149442" calcext:value-type="float">
            <text:p>0.1494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3" calcext:value-type="float">
            <text:p>0.14943</text:p>
          </table:table-cell>
          <table:table-cell office:value-type="float" office:value="0.149427" calcext:value-type="float">
            <text:p>0.1494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6" calcext:value-type="float">
            <text:p>0.149536</text:p>
          </table:table-cell>
          <table:table-cell office:value-type="float" office:value="0.149533" calcext:value-type="float">
            <text:p>0.1495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9897" calcext:value-type="float">
            <text:p>0.29897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1" calcext:value-type="float">
            <text:p>0.299051</text:p>
          </table:table-cell>
          <table:table-cell office:value-type="float" office:value="0.299048" calcext:value-type="float">
            <text:p>0.2990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1" calcext:value-type="float">
            <text:p>0.298981</text:p>
          </table:table-cell>
          <table:table-cell office:value-type="float" office:value="0.298978" calcext:value-type="float">
            <text:p>0.298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8" calcext:value-type="float">
            <text:p>0.299148</text:p>
          </table:table-cell>
          <table:table-cell office:value-type="float" office:value="0.299145" calcext:value-type="float">
            <text:p>0.299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" calcext:value-type="float">
            <text:p>0.29899</text:p>
          </table:table-cell>
          <table:table-cell office:value-type="float" office:value="0.298987" calcext:value-type="float">
            <text:p>0.298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9" calcext:value-type="float">
            <text:p>0.298969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1" calcext:value-type="float">
            <text:p>0.298971</text:p>
          </table:table-cell>
          <table:table-cell office:value-type="float" office:value="0.298968" calcext:value-type="float">
            <text:p>0.298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8" calcext:value-type="float">
            <text:p>0.299018</text:p>
          </table:table-cell>
          <table:table-cell office:value-type="float" office:value="0.299015" calcext:value-type="float">
            <text:p>0.299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3" calcext:value-type="float">
            <text:p>0.299213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4" calcext:value-type="float">
            <text:p>0.298894</text:p>
          </table:table-cell>
          <table:table-cell office:value-type="float" office:value="0.298892" calcext:value-type="float">
            <text:p>0.298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5" calcext:value-type="float">
            <text:p>0.298975</text:p>
          </table:table-cell>
          <table:table-cell office:value-type="float" office:value="0.298972" calcext:value-type="float">
            <text:p>0.2989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3" calcext:value-type="float">
            <text:p>0.29913</text:p>
          </table:table-cell>
          <table:table-cell office:value-type="float" office:value="0.299128" calcext:value-type="float">
            <text:p>0.2991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8" calcext:value-type="float">
            <text:p>0.298998</text:p>
          </table:table-cell>
          <table:table-cell office:value-type="float" office:value="0.298995" calcext:value-type="float">
            <text:p>0.298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5" calcext:value-type="float">
            <text:p>0.299105</text:p>
          </table:table-cell>
          <table:table-cell office:value-type="float" office:value="0.299103" calcext:value-type="float">
            <text:p>0.299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71" calcext:value-type="float">
            <text:p>0.299071</text:p>
          </table:table-cell>
          <table:table-cell office:value-type="float" office:value="0.299069" calcext:value-type="float">
            <text:p>0.2990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6" calcext:value-type="float">
            <text:p>0.299096</text:p>
          </table:table-cell>
          <table:table-cell office:value-type="float" office:value="0.299094" calcext:value-type="float">
            <text:p>0.299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6" calcext:value-type="float">
            <text:p>0.298896</text:p>
          </table:table-cell>
          <table:table-cell office:value-type="float" office:value="0.298894" calcext:value-type="float">
            <text:p>0.298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8" calcext:value-type="float">
            <text:p>0.299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6" calcext:value-type="float">
            <text:p>0.298876</text:p>
          </table:table-cell>
          <table:table-cell office:value-type="float" office:value="0.298873" calcext:value-type="float">
            <text:p>0.298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6" calcext:value-type="float">
            <text:p>0.299046</text:p>
          </table:table-cell>
          <table:table-cell office:value-type="float" office:value="0.299043" calcext:value-type="float">
            <text:p>0.2990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2" calcext:value-type="float">
            <text:p>0.299162</text:p>
          </table:table-cell>
          <table:table-cell office:value-type="float" office:value="0.299159" calcext:value-type="float">
            <text:p>0.2991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8" calcext:value-type="float">
            <text:p>0.298928</text:p>
          </table:table-cell>
          <table:table-cell office:value-type="float" office:value="0.298926" calcext:value-type="float">
            <text:p>0.298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365" calcext:value-type="float">
            <text:p>0.299365</text:p>
          </table:table-cell>
          <table:table-cell office:value-type="float" office:value="0.299362" calcext:value-type="float">
            <text:p>0.29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13" calcext:value-type="float">
            <text:p>0.299113</text:p>
          </table:table-cell>
          <table:table-cell office:value-type="float" office:value="0.29911" calcext:value-type="float">
            <text:p>0.299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3" calcext:value-type="float">
            <text:p>0.299013</text:p>
          </table:table-cell>
          <table:table-cell office:value-type="float" office:value="0.29901" calcext:value-type="float">
            <text:p>0.29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5" calcext:value-type="float">
            <text:p>0.298995</text:p>
          </table:table-cell>
          <table:table-cell office:value-type="float" office:value="0.298993" calcext:value-type="float">
            <text:p>0.29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441237" calcext:value-type="float">
            <text:p>0.441237</text:p>
          </table:table-cell>
          <table:table-cell office:value-type="float" office:value="0.441235" calcext:value-type="float">
            <text:p>0.441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9" calcext:value-type="float">
            <text:p>0.299019</text:p>
          </table:table-cell>
          <table:table-cell office:value-type="float" office:value="0.299016" calcext:value-type="float">
            <text:p>0.299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9" calcext:value-type="float">
            <text:p>0.299099</text:p>
          </table:table-cell>
          <table:table-cell office:value-type="float" office:value="0.299097" calcext:value-type="float">
            <text:p>0.299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8" calcext:value-type="float">
            <text:p>0.298898</text:p>
          </table:table-cell>
          <table:table-cell office:value-type="float" office:value="0.298895" calcext:value-type="float">
            <text:p>0.2988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6" calcext:value-type="float">
            <text:p>0.298996</text:p>
          </table:table-cell>
          <table:table-cell office:value-type="float" office:value="0.298994" calcext:value-type="float">
            <text:p>0.298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19" calcext:value-type="float">
            <text:p>0.298919</text:p>
          </table:table-cell>
          <table:table-cell office:value-type="float" office:value="0.298916" calcext:value-type="float">
            <text:p>0.2989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2" calcext:value-type="float">
            <text:p>0.298952</text:p>
          </table:table-cell>
          <table:table-cell office:value-type="float" office:value="0.298949" calcext:value-type="float">
            <text:p>0.2989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5" calcext:value-type="float">
            <text:p>0.299045</text:p>
          </table:table-cell>
          <table:table-cell office:value-type="float" office:value="0.299042" calcext:value-type="float">
            <text:p>0.2990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" calcext:value-type="float">
            <text:p>0.299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7" calcext:value-type="float">
            <text:p>0.298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6" calcext:value-type="float">
            <text:p>0.298966</text:p>
          </table:table-cell>
          <table:table-cell office:value-type="float" office:value="0.298964" calcext:value-type="float">
            <text:p>0.298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28" calcext:value-type="float">
            <text:p>0.299128</text:p>
          </table:table-cell>
          <table:table-cell office:value-type="float" office:value="0.299125" calcext:value-type="float">
            <text:p>0.299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3" calcext:value-type="float">
            <text:p>0.298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7" calcext:value-type="float">
            <text:p>0.299167</text:p>
          </table:table-cell>
          <table:table-cell office:value-type="float" office:value="0.299164" calcext:value-type="float">
            <text:p>0.299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23242" calcext:value-type="float">
            <text:p>0.323242</text:p>
          </table:table-cell>
          <table:table-cell office:value-type="float" office:value="0.323239" calcext:value-type="float">
            <text:p>0.323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2" calcext:value-type="float">
            <text:p>0.299032</text:p>
          </table:table-cell>
          <table:table-cell office:value-type="float" office:value="0.299029" calcext:value-type="float">
            <text:p>0.2990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8" calcext:value-type="float">
            <text:p>0.299058</text:p>
          </table:table-cell>
          <table:table-cell office:value-type="float" office:value="0.299056" calcext:value-type="float">
            <text:p>0.299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4" calcext:value-type="float">
            <text:p>0.298874</text:p>
          </table:table-cell>
          <table:table-cell office:value-type="float" office:value="0.298872" calcext:value-type="float">
            <text:p>0.2988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9" calcext:value-type="float">
            <text:p>0.299239</text:p>
          </table:table-cell>
          <table:table-cell office:value-type="float" office:value="0.299236" calcext:value-type="float">
            <text:p>0.29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4" calcext:value-type="float">
            <text:p>0.298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3" calcext:value-type="float">
            <text:p>0.298993</text:p>
          </table:table-cell>
          <table:table-cell office:value-type="float" office:value="0.29899" calcext:value-type="float">
            <text:p>0.29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1" calcext:value-type="float">
            <text:p>0.299231</text:p>
          </table:table-cell>
          <table:table-cell office:value-type="float" office:value="0.299228" calcext:value-type="float">
            <text:p>0.29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3" calcext:value-type="float">
            <text:p>0.298973</text:p>
          </table:table-cell>
          <table:table-cell office:value-type="float" office:value="0.29897" calcext:value-type="float">
            <text:p>0.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1" calcext:value-type="float">
            <text:p>0.29881</text:p>
          </table:table-cell>
          <table:table-cell office:value-type="float" office:value="0.298808" calcext:value-type="float">
            <text:p>0.298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67" calcext:value-type="float">
            <text:p>0.299067</text:p>
          </table:table-cell>
          <table:table-cell office:value-type="float" office:value="0.299064" calcext:value-type="float">
            <text:p>0.299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7" calcext:value-type="float">
            <text:p>0.299097</text:p>
          </table:table-cell>
          <table:table-cell office:value-type="float" office:value="0.299095" calcext:value-type="float">
            <text:p>0.299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3" calcext:value-type="float">
            <text:p>0.299093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7" calcext:value-type="float">
            <text:p>0.298927</text:p>
          </table:table-cell>
          <table:table-cell office:value-type="float" office:value="0.298925" calcext:value-type="float">
            <text:p>0.2989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7" calcext:value-type="float">
            <text:p>0.299147</text:p>
          </table:table-cell>
          <table:table-cell office:value-type="float" office:value="0.299144" calcext:value-type="float">
            <text:p>0.2991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2" calcext:value-type="float">
            <text:p>0.34442</text:p>
          </table:table-cell>
          <table:table-cell office:value-type="float" office:value="0.344414" calcext:value-type="float">
            <text:p>0.344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95" calcext:value-type="float">
            <text:p>0.299295</text:p>
          </table:table-cell>
          <table:table-cell office:value-type="float" office:value="0.299292" calcext:value-type="float">
            <text:p>0.299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52" calcext:value-type="float">
            <text:p>0.299252</text:p>
          </table:table-cell>
          <table:table-cell office:value-type="float" office:value="0.299249" calcext:value-type="float">
            <text:p>0.299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11" calcext:value-type="float">
            <text:p>0.344411</text:p>
          </table:table-cell>
          <table:table-cell office:value-type="float" office:value="0.344405" calcext:value-type="float">
            <text:p>0.34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151" calcext:value-type="float">
            <text:p>0.344151</text:p>
          </table:table-cell>
          <table:table-cell office:value-type="float" office:value="0.344145" calcext:value-type="float">
            <text:p>0.344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3" calcext:value-type="float">
            <text:p>0.299043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7" calcext:value-type="float">
            <text:p>0.2990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9" calcext:value-type="float">
            <text:p>0.298989</text:p>
          </table:table-cell>
          <table:table-cell office:value-type="float" office:value="0.298986" calcext:value-type="float">
            <text:p>0.298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" calcext:value-type="float">
            <text:p>0.29901</text:p>
          </table:table-cell>
          <table:table-cell office:value-type="float" office:value="0.299007" calcext:value-type="float">
            <text:p>0.2990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03" calcext:value-type="float">
            <text:p>0.299003</text:p>
          </table:table-cell>
          <table:table-cell office:value-type="float" office:value="0.299" calcext:value-type="float">
            <text:p>0.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2" calcext:value-type="float">
            <text:p>0.298862</text:p>
          </table:table-cell>
          <table:table-cell office:value-type="float" office:value="0.298859" calcext:value-type="float">
            <text:p>0.298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45" calcext:value-type="float">
            <text:p>0.298845</text:p>
          </table:table-cell>
          <table:table-cell office:value-type="float" office:value="0.298843" calcext:value-type="float">
            <text:p>0.298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4" calcext:value-type="float">
            <text:p>0.299094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86" calcext:value-type="float">
            <text:p>0.298886</text:p>
          </table:table-cell>
          <table:table-cell office:value-type="float" office:value="0.298884" calcext:value-type="float">
            <text:p>0.298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4" calcext:value-type="float">
            <text:p>0.298924</text:p>
          </table:table-cell>
          <table:table-cell office:value-type="float" office:value="0.298922" calcext:value-type="float">
            <text:p>0.298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1" calcext:value-type="float">
            <text:p>0.29910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24" calcext:value-type="float">
            <text:p>0.298824</text:p>
          </table:table-cell>
          <table:table-cell office:value-type="float" office:value="0.298822" calcext:value-type="float">
            <text:p>0.2988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9" calcext:value-type="float">
            <text:p>0.298879</text:p>
          </table:table-cell>
          <table:table-cell office:value-type="float" office:value="0.298876" calcext:value-type="float">
            <text:p>0.298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7" calcext:value-type="float">
            <text:p>0.298957</text:p>
          </table:table-cell>
          <table:table-cell office:value-type="float" office:value="0.298955" calcext:value-type="float">
            <text:p>0.298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22" calcext:value-type="float">
            <text:p>0.299222</text:p>
          </table:table-cell>
          <table:table-cell office:value-type="float" office:value="0.29922" calcext:value-type="float">
            <text:p>0.29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7" calcext:value-type="float">
            <text:p>0.298867</text:p>
          </table:table-cell>
          <table:table-cell office:value-type="float" office:value="0.298865" calcext:value-type="float">
            <text:p>0.298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52" calcext:value-type="float">
            <text:p>0.299152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2" calcext:value-type="float">
            <text:p>0.298872</text:p>
          </table:table-cell>
          <table:table-cell office:value-type="float" office:value="0.298869" calcext:value-type="float">
            <text:p>0.298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3" calcext:value-type="float">
            <text:p>0.298923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" calcext:value-type="float">
            <text:p>0.29903</text:p>
          </table:table-cell>
          <table:table-cell office:value-type="float" office:value="0.299028" calcext:value-type="float">
            <text:p>0.299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8" calcext:value-type="float">
            <text:p>0.299218</text:p>
          </table:table-cell>
          <table:table-cell office:value-type="float" office:value="0.299216" calcext:value-type="float">
            <text:p>0.29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3" calcext:value-type="float">
            <text:p>0.298903</text:p>
          </table:table-cell>
          <table:table-cell office:value-type="float" office:value="0.298901" calcext:value-type="float">
            <text:p>0.298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4" calcext:value-type="float">
            <text:p>0.298974</text:p>
          </table:table-cell>
          <table:table-cell office:value-type="float" office:value="0.298971" calcext:value-type="float">
            <text:p>0.2989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" calcext:value-type="float">
            <text:p>0.29889</text:p>
          </table:table-cell>
          <table:table-cell office:value-type="float" office:value="0.298887" calcext:value-type="float">
            <text:p>0.2988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4" calcext:value-type="float">
            <text:p>0.299034</text:p>
          </table:table-cell>
          <table:table-cell office:value-type="float" office:value="0.299032" calcext:value-type="float">
            <text:p>0.2990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071886" calcext:value-type="float">
            <text:p>0.071886</text:p>
          </table:table-cell>
          <table:table-cell office:value-type="float" office:value="0.071883" calcext:value-type="float">
            <text:p>0.071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4903" calcext:value-type="float">
            <text:p>0.064903</text:p>
          </table:table-cell>
          <table:table-cell office:value-type="float" office:value="0.064901" calcext:value-type="float">
            <text:p>0.0649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404" calcext:value-type="float">
            <text:p>0.04404</text:p>
          </table:table-cell>
          <table:table-cell office:value-type="float" office:value="0.044036" calcext:value-type="float">
            <text:p>0.0440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1" calcext:value-type="float">
            <text:p>0.037651</text:p>
          </table:table-cell>
          <table:table-cell office:value-type="float" office:value="0.037648" calcext:value-type="float">
            <text:p>0.0376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08" calcext:value-type="float">
            <text:p>0.037908</text:p>
          </table:table-cell>
          <table:table-cell office:value-type="float" office:value="0.037906" calcext:value-type="float">
            <text:p>0.0379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3" calcext:value-type="float">
            <text:p>0.037763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3" calcext:value-type="float">
            <text:p>0.037683</text:p>
          </table:table-cell>
          <table:table-cell office:value-type="float" office:value="0.03768" calcext:value-type="float">
            <text:p>0.03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32" calcext:value-type="float">
            <text:p>0.037832</text:p>
          </table:table-cell>
          <table:table-cell office:value-type="float" office:value="0.037829" calcext:value-type="float">
            <text:p>0.0378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" calcext:value-type="float">
            <text:p>0.03768</text:p>
          </table:table-cell>
          <table:table-cell office:value-type="float" office:value="0.037677" calcext:value-type="float">
            <text:p>0.03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7" calcext:value-type="float">
            <text:p>0.037667</text:p>
          </table:table-cell>
          <table:table-cell office:value-type="float" office:value="0.037664" calcext:value-type="float">
            <text:p>0.03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1" calcext:value-type="float">
            <text:p>0.037841</text:p>
          </table:table-cell>
          <table:table-cell office:value-type="float" office:value="0.037838" calcext:value-type="float">
            <text:p>0.037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88" calcext:value-type="float">
            <text:p>0.037788</text:p>
          </table:table-cell>
          <table:table-cell office:value-type="float" office:value="0.037786" calcext:value-type="float">
            <text:p>0.037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5" calcext:value-type="float">
            <text:p>0.037795</text:p>
          </table:table-cell>
          <table:table-cell office:value-type="float" office:value="0.037792" calcext:value-type="float">
            <text:p>0.0377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06" calcext:value-type="float">
            <text:p>0.037806</text:p>
          </table:table-cell>
          <table:table-cell office:value-type="float" office:value="0.037803" calcext:value-type="float">
            <text:p>0.037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5" calcext:value-type="float">
            <text:p>0.037775</text:p>
          </table:table-cell>
          <table:table-cell office:value-type="float" office:value="0.037772" calcext:value-type="float">
            <text:p>0.037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" calcext:value-type="float">
            <text:p>0.03766</text:p>
          </table:table-cell>
          <table:table-cell office:value-type="float" office:value="0.037657" calcext:value-type="float">
            <text:p>0.0376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33" calcext:value-type="float">
            <text:p>0.037933</text:p>
          </table:table-cell>
          <table:table-cell office:value-type="float" office:value="0.037931" calcext:value-type="float">
            <text:p>0.037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9" calcext:value-type="float">
            <text:p>0.037749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3" calcext:value-type="float">
            <text:p>0.037773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2" calcext:value-type="float">
            <text:p>0.037772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5" calcext:value-type="float">
            <text:p>0.037825</text:p>
          </table:table-cell>
          <table:table-cell office:value-type="float" office:value="0.037822" calcext:value-type="float">
            <text:p>0.037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8" calcext:value-type="float">
            <text:p>0.037958</text:p>
          </table:table-cell>
          <table:table-cell office:value-type="float" office:value="0.037955" calcext:value-type="float">
            <text:p>0.03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48" calcext:value-type="float">
            <text:p>0.040548</text:p>
          </table:table-cell>
          <table:table-cell office:value-type="float" office:value="0.040545" calcext:value-type="float">
            <text:p>0.040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5" calcext:value-type="float">
            <text:p>0.037655</text:p>
          </table:table-cell>
          <table:table-cell office:value-type="float" office:value="0.037652" calcext:value-type="float">
            <text:p>0.0376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1" calcext:value-type="float">
            <text:p>0.037631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2" calcext:value-type="float">
            <text:p>0.037622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02" calcext:value-type="float">
            <text:p>0.03750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5" calcext:value-type="float">
            <text:p>0.037555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7" calcext:value-type="float">
            <text:p>0.037657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6" calcext:value-type="float">
            <text:p>0.037686</text:p>
          </table:table-cell>
          <table:table-cell office:value-type="float" office:value="0.037683" calcext:value-type="float">
            <text:p>0.037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5" calcext:value-type="float">
            <text:p>0.037545</text:p>
          </table:table-cell>
          <table:table-cell office:value-type="float" office:value="0.037543" calcext:value-type="float">
            <text:p>0.037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7" calcext:value-type="float">
            <text:p>0.037767</text:p>
          </table:table-cell>
          <table:table-cell office:value-type="float" office:value="0.037764" calcext:value-type="float">
            <text:p>0.037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71" calcext:value-type="float">
            <text:p>0.040571</text:p>
          </table:table-cell>
          <table:table-cell office:value-type="float" office:value="0.040568" calcext:value-type="float">
            <text:p>0.040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8" calcext:value-type="float">
            <text:p>0.037668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3" calcext:value-type="float">
            <text:p>0.037663</text:p>
          </table:table-cell>
          <table:table-cell office:value-type="float" office:value="0.037661" calcext:value-type="float">
            <text:p>0.0376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4" calcext:value-type="float">
            <text:p>0.037674</text:p>
          </table:table-cell>
          <table:table-cell office:value-type="float" office:value="0.037671" calcext:value-type="float">
            <text:p>0.03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4" calcext:value-type="float">
            <text:p>0.037794</text:p>
          </table:table-cell>
          <table:table-cell office:value-type="float" office:value="0.037791" calcext:value-type="float">
            <text:p>0.0377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1" calcext:value-type="float">
            <text:p>0.0376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06" calcext:value-type="float">
            <text:p>0.037606</text:p>
          </table:table-cell>
          <table:table-cell office:value-type="float" office:value="0.037603" calcext:value-type="float">
            <text:p>0.0376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7" calcext:value-type="float">
            <text:p>0.037637</text:p>
          </table:table-cell>
          <table:table-cell office:value-type="float" office:value="0.037634" calcext:value-type="float">
            <text:p>0.03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4" calcext:value-type="float">
            <text:p>0.037554</text:p>
          </table:table-cell>
          <table:table-cell office:value-type="float" office:value="0.037551" calcext:value-type="float">
            <text:p>0.03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4" calcext:value-type="float">
            <text:p>0.0375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6" calcext:value-type="float">
            <text:p>0.037626</text:p>
          </table:table-cell>
          <table:table-cell office:value-type="float" office:value="0.037624" calcext:value-type="float">
            <text:p>0.03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2" calcext:value-type="float">
            <text:p>0.037762</text:p>
          </table:table-cell>
          <table:table-cell office:value-type="float" office:value="0.037759" calcext:value-type="float">
            <text:p>0.03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6" calcext:value-type="float">
            <text:p>0.037646</text:p>
          </table:table-cell>
          <table:table-cell office:value-type="float" office:value="0.037644" calcext:value-type="float">
            <text:p>0.03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1" calcext:value-type="float">
            <text:p>0.037581</text:p>
          </table:table-cell>
          <table:table-cell office:value-type="float" office:value="0.037578" calcext:value-type="float">
            <text:p>0.0375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8" calcext:value-type="float">
            <text:p>0.037538</text:p>
          </table:table-cell>
          <table:table-cell office:value-type="float" office:value="0.037535" calcext:value-type="float">
            <text:p>0.0375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8" calcext:value-type="float">
            <text:p>0.037848</text:p>
          </table:table-cell>
          <table:table-cell office:value-type="float" office:value="0.037845" calcext:value-type="float">
            <text:p>0.037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9" calcext:value-type="float">
            <text:p>0.037649</text:p>
          </table:table-cell>
          <table:table-cell office:value-type="float" office:value="0.037646" calcext:value-type="float">
            <text:p>0.0376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9" calcext:value-type="float">
            <text:p>0.037539</text:p>
          </table:table-cell>
          <table:table-cell office:value-type="float" office:value="0.037536" calcext:value-type="float">
            <text:p>0.03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85" calcext:value-type="float">
            <text:p>0.037885</text:p>
          </table:table-cell>
          <table:table-cell office:value-type="float" office:value="0.037882" calcext:value-type="float">
            <text:p>0.0378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18" calcext:value-type="float">
            <text:p>0.052818</text:p>
          </table:table-cell>
          <table:table-cell office:value-type="float" office:value="0.052815" calcext:value-type="float">
            <text:p>0.052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1" calcext:value-type="float">
            <text:p>0.037661</text:p>
          </table:table-cell>
          <table:table-cell office:value-type="float" office:value="0.037658" calcext:value-type="float">
            <text:p>0.0376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93" calcext:value-type="float">
            <text:p>0.052893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64" calcext:value-type="float">
            <text:p>0.037564</text:p>
          </table:table-cell>
          <table:table-cell office:value-type="float" office:value="0.037561" calcext:value-type="float">
            <text:p>0.03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1" calcext:value-type="float">
            <text:p>0.0379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8" calcext:value-type="float">
            <text:p>0.037588</text:p>
          </table:table-cell>
          <table:table-cell office:value-type="float" office:value="0.037586" calcext:value-type="float">
            <text:p>0.03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2" calcext:value-type="float">
            <text:p>0.037532</text:p>
          </table:table-cell>
          <table:table-cell office:value-type="float" office:value="0.037529" calcext:value-type="float">
            <text:p>0.0375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5" calcext:value-type="float">
            <text:p>0.037635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8" calcext:value-type="float">
            <text:p>0.037558</text:p>
          </table:table-cell>
          <table:table-cell office:value-type="float" office:value="0.037555" calcext:value-type="float">
            <text:p>0.03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8" calcext:value-type="float">
            <text:p>0.037548</text:p>
          </table:table-cell>
          <table:table-cell office:value-type="float" office:value="0.03754" calcext:value-type="float">
            <text:p>0.03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" calcext:value-type="float">
            <text:p>0.03754</text:p>
          </table:table-cell>
          <table:table-cell office:value-type="float" office:value="0.037537" calcext:value-type="float">
            <text:p>0.037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3" calcext:value-type="float">
            <text:p>0.037743</text:p>
          </table:table-cell>
          <table:table-cell office:value-type="float" office:value="0.037741" calcext:value-type="float">
            <text:p>0.037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7" calcext:value-type="float">
            <text:p>0.037577</text:p>
          </table:table-cell>
          <table:table-cell office:value-type="float" office:value="0.037574" calcext:value-type="float">
            <text:p>0.0375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1" calcext:value-type="float">
            <text:p>0.037571</text:p>
          </table:table-cell>
          <table:table-cell office:value-type="float" office:value="0.037568" calcext:value-type="float">
            <text:p>0.037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8" calcext:value-type="float">
            <text:p>0.037578</text:p>
          </table:table-cell>
          <table:table-cell office:value-type="float" office:value="0.037575" calcext:value-type="float">
            <text:p>0.0375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9" calcext:value-type="float">
            <text:p>0.037629</text:p>
          </table:table-cell>
          <table:table-cell office:value-type="float" office:value="0.037627" calcext:value-type="float">
            <text:p>0.03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8" calcext:value-type="float">
            <text:p>0.037628</text:p>
          </table:table-cell>
          <table:table-cell office:value-type="float" office:value="0.037625" calcext:value-type="float">
            <text:p>0.0376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2" calcext:value-type="float">
            <text:p>0.037542</text:p>
          </table:table-cell>
          <table:table-cell office:value-type="float" office:value="0.037539" calcext:value-type="float">
            <text:p>0.0375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6" calcext:value-type="float">
            <text:p>0.037636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1729" calcext:value-type="float">
            <text:p>0.071729</text:p>
          </table:table-cell>
          <table:table-cell office:value-type="float" office:value="0.071722" calcext:value-type="float">
            <text:p>0.071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9126" calcext:value-type="float">
            <text:p>0.069126</text:p>
          </table:table-cell>
          <table:table-cell office:value-type="float" office:value="0.069123" calcext:value-type="float">
            <text:p>0.069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9218" calcext:value-type="float">
            <text:p>0.049218</text:p>
          </table:table-cell>
          <table:table-cell office:value-type="float" office:value="0.049214" calcext:value-type="float">
            <text:p>0.049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" calcext:value-type="float">
            <text:p>0.03777</text:p>
          </table:table-cell>
          <table:table-cell office:value-type="float" office:value="0.037767" calcext:value-type="float">
            <text:p>0.037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73" calcext:value-type="float">
            <text:p>0.037873</text:p>
          </table:table-cell>
          <table:table-cell office:value-type="float" office:value="0.037871" calcext:value-type="float">
            <text:p>0.0378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6" calcext:value-type="float">
            <text:p>0.037776</text:p>
          </table:table-cell>
          <table:table-cell office:value-type="float" office:value="0.037773" calcext:value-type="float">
            <text:p>0.0377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25" calcext:value-type="float">
            <text:p>0.037725</text:p>
          </table:table-cell>
          <table:table-cell office:value-type="float" office:value="0.037722" calcext:value-type="float">
            <text:p>0.037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8" calcext:value-type="float">
            <text:p>0.037638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15" calcext:value-type="float">
            <text:p>0.037715</text:p>
          </table:table-cell>
          <table:table-cell office:value-type="float" office:value="0.037713" calcext:value-type="float">
            <text:p>0.03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8" calcext:value-type="float">
            <text:p>0.03798</text:p>
          </table:table-cell>
          <table:table-cell office:value-type="float" office:value="0.037978" calcext:value-type="float">
            <text:p>0.037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07" calcext:value-type="float">
            <text:p>0.037707</text:p>
          </table:table-cell>
          <table:table-cell office:value-type="float" office:value="0.037704" calcext:value-type="float">
            <text:p>0.037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9" calcext:value-type="float">
            <text:p>0.037639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4" calcext:value-type="float">
            <text:p>0.037824</text:p>
          </table:table-cell>
          <table:table-cell office:value-type="float" office:value="0.037821" calcext:value-type="float">
            <text:p>0.03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97" calcext:value-type="float">
            <text:p>0.037697</text:p>
          </table:table-cell>
          <table:table-cell office:value-type="float" office:value="0.037694" calcext:value-type="float">
            <text:p>0.0376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037597" calcext:value-type="float">
            <text:p>0.0375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" calcext:value-type="float">
            <text:p>0.03767</text:p>
          </table:table-cell>
          <table:table-cell office:value-type="float" office:value="0.037667" calcext:value-type="float">
            <text:p>0.0376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5033" calcext:value-type="float">
            <text:p>0.075033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7" calcext:value-type="float">
            <text:p>0.075157</text:p>
          </table:table-cell>
          <table:table-cell office:value-type="float" office:value="0.075155" calcext:value-type="float">
            <text:p>0.075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55" calcext:value-type="float">
            <text:p>0.075355</text:p>
          </table:table-cell>
          <table:table-cell office:value-type="float" office:value="0.075353" calcext:value-type="float">
            <text:p>0.0753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4" calcext:value-type="float">
            <text:p>0.075084</text:p>
          </table:table-cell>
          <table:table-cell office:value-type="float" office:value="0.075081" calcext:value-type="float">
            <text:p>0.07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1" calcext:value-type="float">
            <text:p>0.075171</text:p>
          </table:table-cell>
          <table:table-cell office:value-type="float" office:value="0.075168" calcext:value-type="float">
            <text:p>0.075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2" calcext:value-type="float">
            <text:p>0.075062</text:p>
          </table:table-cell>
          <table:table-cell office:value-type="float" office:value="0.075059" calcext:value-type="float">
            <text:p>0.07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8" calcext:value-type="float">
            <text:p>0.075098</text:p>
          </table:table-cell>
          <table:table-cell office:value-type="float" office:value="0.075095" calcext:value-type="float">
            <text:p>0.0750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4" calcext:value-type="float">
            <text:p>0.075124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68" calcext:value-type="float">
            <text:p>0.075168</text:p>
          </table:table-cell>
          <table:table-cell office:value-type="float" office:value="0.075166" calcext:value-type="float">
            <text:p>0.0751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8" calcext:value-type="float">
            <text:p>0.075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52" calcext:value-type="float">
            <text:p>0.074952</text:p>
          </table:table-cell>
          <table:table-cell office:value-type="float" office:value="0.074949" calcext:value-type="float">
            <text:p>0.07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4" calcext:value-type="float">
            <text:p>0.075134</text:p>
          </table:table-cell>
          <table:table-cell office:value-type="float" office:value="0.075131" calcext:value-type="float">
            <text:p>0.0751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1" calcext:value-type="float">
            <text:p>0.075251</text:p>
          </table:table-cell>
          <table:table-cell office:value-type="float" office:value="0.075249" calcext:value-type="float">
            <text:p>0.075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7" calcext:value-type="float">
            <text:p>0.074947</text:p>
          </table:table-cell>
          <table:table-cell office:value-type="float" office:value="0.074945" calcext:value-type="float">
            <text:p>0.0749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719" calcext:value-type="float">
            <text:p>0.075719</text:p>
          </table:table-cell>
          <table:table-cell office:value-type="float" office:value="0.075716" calcext:value-type="float">
            <text:p>0.0757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1" calcext:value-type="float">
            <text:p>0.074961</text:p>
          </table:table-cell>
          <table:table-cell office:value-type="float" office:value="0.074958" calcext:value-type="float">
            <text:p>0.0749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8" calcext:value-type="float">
            <text:p>0.074998</text:p>
          </table:table-cell>
          <table:table-cell office:value-type="float" office:value="0.074995" calcext:value-type="float">
            <text:p>0.074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6" calcext:value-type="float">
            <text:p>0.075186</text:p>
          </table:table-cell>
          <table:table-cell office:value-type="float" office:value="0.075183" calcext:value-type="float">
            <text:p>0.0751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7" calcext:value-type="float">
            <text:p>0.075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7" calcext:value-type="float">
            <text:p>0.0753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2" calcext:value-type="float">
            <text:p>0.075032</text:p>
          </table:table-cell>
          <table:table-cell office:value-type="float" office:value="0.075029" calcext:value-type="float">
            <text:p>0.0750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8" calcext:value-type="float">
            <text:p>0.075208</text:p>
          </table:table-cell>
          <table:table-cell office:value-type="float" office:value="0.075205" calcext:value-type="float">
            <text:p>0.0752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7" calcext:value-type="float">
            <text:p>0.075047</text:p>
          </table:table-cell>
          <table:table-cell office:value-type="float" office:value="0.075044" calcext:value-type="float">
            <text:p>0.075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28" calcext:value-type="float">
            <text:p>0.075328</text:p>
          </table:table-cell>
          <table:table-cell office:value-type="float" office:value="0.075325" calcext:value-type="float">
            <text:p>0.0753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3" calcext:value-type="float">
            <text:p>0.075133</text:p>
          </table:table-cell>
          <table:table-cell office:value-type="float" office:value="0.07513" calcext:value-type="float">
            <text:p>0.07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4" calcext:value-type="float">
            <text:p>0.075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" calcext:value-type="float">
            <text:p>0.07523</text:p>
          </table:table-cell>
          <table:table-cell office:value-type="float" office:value="0.075227" calcext:value-type="float">
            <text:p>0.0752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5" calcext:value-type="float">
            <text:p>0.075245</text:p>
          </table:table-cell>
          <table:table-cell office:value-type="float" office:value="0.075242" calcext:value-type="float">
            <text:p>0.0752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84" calcext:value-type="float">
            <text:p>0.074984</text:p>
          </table:table-cell>
          <table:table-cell office:value-type="float" office:value="0.074981" calcext:value-type="float">
            <text:p>0.07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11" calcext:value-type="float">
            <text:p>0.075111</text:p>
          </table:table-cell>
          <table:table-cell office:value-type="float" office:value="0.075108" calcext:value-type="float">
            <text:p>0.0751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47" calcext:value-type="float">
            <text:p>0.075347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9" calcext:value-type="float">
            <text:p>0.075069</text:p>
          </table:table-cell>
          <table:table-cell office:value-type="float" office:value="0.075066" calcext:value-type="float">
            <text:p>0.075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6" calcext:value-type="float">
            <text:p>0.0751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8" calcext:value-type="float">
            <text:p>0.075068</text:p>
          </table:table-cell>
          <table:table-cell office:value-type="float" office:value="0.075065" calcext:value-type="float">
            <text:p>0.075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8" calcext:value-type="float">
            <text:p>0.075228</text:p>
          </table:table-cell>
          <table:table-cell office:value-type="float" office:value="0.075225" calcext:value-type="float">
            <text:p>0.0752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7" calcext:value-type="float">
            <text:p>0.075087</text:p>
          </table:table-cell>
          <table:table-cell office:value-type="float" office:value="0.075084" calcext:value-type="float">
            <text:p>0.0750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2" calcext:value-type="float">
            <text:p>0.0753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" calcext:value-type="float">
            <text:p>0.07492</text:p>
          </table:table-cell>
          <table:table-cell office:value-type="float" office:value="0.074917" calcext:value-type="float">
            <text:p>0.074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7" calcext:value-type="float">
            <text:p>0.075077</text:p>
          </table:table-cell>
          <table:table-cell office:value-type="float" office:value="0.075075" calcext:value-type="float">
            <text:p>0.075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6" calcext:value-type="float">
            <text:p>0.075226</text:p>
          </table:table-cell>
          <table:table-cell office:value-type="float" office:value="0.075223" calcext:value-type="float">
            <text:p>0.0752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" calcext:value-type="float">
            <text:p>0.07513</text:p>
          </table:table-cell>
          <table:table-cell office:value-type="float" office:value="0.075128" calcext:value-type="float">
            <text:p>0.075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3" calcext:value-type="float">
            <text:p>0.074943</text:p>
          </table:table-cell>
          <table:table-cell office:value-type="float" office:value="0.074941" calcext:value-type="float">
            <text:p>0.074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1" calcext:value-type="float">
            <text:p>0.075231</text:p>
          </table:table-cell>
          <table:table-cell office:value-type="float" office:value="0.075228" calcext:value-type="float">
            <text:p>0.075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" calcext:value-type="float">
            <text:p>0.07502</text:p>
          </table:table-cell>
          <table:table-cell office:value-type="float" office:value="0.075017" calcext:value-type="float">
            <text:p>0.07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" calcext:value-type="float">
            <text:p>0.07508</text:p>
          </table:table-cell>
          <table:table-cell office:value-type="float" office:value="0.075077" calcext:value-type="float">
            <text:p>0.0750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6" calcext:value-type="float">
            <text:p>0.075056</text:p>
          </table:table-cell>
          <table:table-cell office:value-type="float" office:value="0.075053" calcext:value-type="float">
            <text:p>0.075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3" calcext:value-type="float">
            <text:p>0.0750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9" calcext:value-type="float">
            <text:p>0.075289</text:p>
          </table:table-cell>
          <table:table-cell office:value-type="float" office:value="0.075287" calcext:value-type="float">
            <text:p>0.0752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1" calcext:value-type="float">
            <text:p>0.075061</text:p>
          </table:table-cell>
          <table:table-cell office:value-type="float" office:value="0.075058" calcext:value-type="float">
            <text:p>0.07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2" calcext:value-type="float">
            <text:p>0.075052</text:p>
          </table:table-cell>
          <table:table-cell office:value-type="float" office:value="0.075049" calcext:value-type="float">
            <text:p>0.07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0.075027" calcext:value-type="float">
            <text:p>0.07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6" calcext:value-type="float">
            <text:p>0.075176</text:p>
          </table:table-cell>
          <table:table-cell office:value-type="float" office:value="0.075173" calcext:value-type="float">
            <text:p>0.0751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4" calcext:value-type="float">
            <text:p>0.075024</text:p>
          </table:table-cell>
          <table:table-cell office:value-type="float" office:value="0.075021" calcext:value-type="float">
            <text:p>0.07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39" calcext:value-type="float">
            <text:p>0.0750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1" calcext:value-type="float">
            <text:p>0.075091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409" calcext:value-type="float">
            <text:p>0.075409</text:p>
          </table:table-cell>
          <table:table-cell office:value-type="float" office:value="0.075406" calcext:value-type="float">
            <text:p>0.0754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1" calcext:value-type="float">
            <text:p>0.075241</text:p>
          </table:table-cell>
          <table:table-cell office:value-type="float" office:value="0.075238" calcext:value-type="float">
            <text:p>0.0752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4" calcext:value-type="float">
            <text:p>0.075064</text:p>
          </table:table-cell>
          <table:table-cell office:value-type="float" office:value="0.075061" calcext:value-type="float">
            <text:p>0.075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3" calcext:value-type="float">
            <text:p>0.075013</text:p>
          </table:table-cell>
          <table:table-cell office:value-type="float" office:value="0.07501" calcext:value-type="float">
            <text:p>0.0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1" calcext:value-type="float">
            <text:p>0.075281</text:p>
          </table:table-cell>
          <table:table-cell office:value-type="float" office:value="0.075278" calcext:value-type="float">
            <text:p>0.0752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1" calcext:value-type="float">
            <text:p>0.075021</text:p>
          </table:table-cell>
          <table:table-cell office:value-type="float" office:value="0.075018" calcext:value-type="float">
            <text:p>0.07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6" calcext:value-type="float">
            <text:p>0.075236</text:p>
          </table:table-cell>
          <table:table-cell office:value-type="float" office:value="0.075233" calcext:value-type="float">
            <text:p>0.075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69" calcext:value-type="float">
            <text:p>0.075269</text:p>
          </table:table-cell>
          <table:table-cell office:value-type="float" office:value="0.075266" calcext:value-type="float">
            <text:p>0.075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2" calcext:value-type="float">
            <text:p>0.075122</text:p>
          </table:table-cell>
          <table:table-cell office:value-type="float" office:value="0.075119" calcext:value-type="float">
            <text:p>0.0751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1" calcext:value-type="float">
            <text:p>0.074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13" calcext:value-type="float">
            <text:p>0.074913</text:p>
          </table:table-cell>
          <table:table-cell office:value-type="float" office:value="0.074911" calcext:value-type="float">
            <text:p>0.0749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1" calcext:value-type="float">
            <text:p>0.074921</text:p>
          </table:table-cell>
          <table:table-cell office:value-type="float" office:value="0.074919" calcext:value-type="float">
            <text:p>0.07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" calcext:value-type="float">
            <text:p>0.07518</text:p>
          </table:table-cell>
          <table:table-cell office:value-type="float" office:value="0.075177" calcext:value-type="float">
            <text:p>0.0751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5" calcext:value-type="float">
            <text:p>0.075125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6" calcext:value-type="float">
            <text:p>0.075196</text:p>
          </table:table-cell>
          <table:table-cell office:value-type="float" office:value="0.075193" calcext:value-type="float">
            <text:p>0.075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5" calcext:value-type="float">
            <text:p>0.075195</text:p>
          </table:table-cell>
          <table:table-cell office:value-type="float" office:value="0.075192" calcext:value-type="float">
            <text:p>0.075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7" calcext:value-type="float">
            <text:p>0.075127</text:p>
          </table:table-cell>
          <table:table-cell office:value-type="float" office:value="0.075124" calcext:value-type="float">
            <text:p>0.075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5" calcext:value-type="float">
            <text:p>0.075255</text:p>
          </table:table-cell>
          <table:table-cell office:value-type="float" office:value="0.075252" calcext:value-type="float">
            <text:p>0.0752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3" calcext:value-type="float">
            <text:p>0.075093</text:p>
          </table:table-cell>
          <table:table-cell office:value-type="float" office:value="0.07509" calcext:value-type="float">
            <text:p>0.07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39" calcext:value-type="float">
            <text:p>0.075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6" calcext:value-type="float">
            <text:p>0.074996</text:p>
          </table:table-cell>
          <table:table-cell office:value-type="float" office:value="0.074993" calcext:value-type="float">
            <text:p>0.074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6" calcext:value-type="float">
            <text:p>0.075036</text:p>
          </table:table-cell>
          <table:table-cell office:value-type="float" office:value="0.075034" calcext:value-type="float">
            <text:p>0.07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5" calcext:value-type="float">
            <text:p>0.075075</text:p>
          </table:table-cell>
          <table:table-cell office:value-type="float" office:value="0.075073" calcext:value-type="float">
            <text:p>0.0750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9" calcext:value-type="float">
            <text:p>0.075089</text:p>
          </table:table-cell>
          <table:table-cell office:value-type="float" office:value="0.075086" calcext:value-type="float">
            <text:p>0.0750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9" calcext:value-type="float">
            <text:p>0.075279</text:p>
          </table:table-cell>
          <table:table-cell office:value-type="float" office:value="0.075276" calcext:value-type="float">
            <text:p>0.075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3" calcext:value-type="float">
            <text:p>0.075223</text:p>
          </table:table-cell>
          <table:table-cell office:value-type="float" office:value="0.07522" calcext:value-type="float">
            <text:p>0.075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6" calcext:value-type="float">
            <text:p>0.075206</text:p>
          </table:table-cell>
          <table:table-cell office:value-type="float" office:value="0.075204" calcext:value-type="float">
            <text:p>0.075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5" calcext:value-type="float">
            <text:p>0.075175</text:p>
          </table:table-cell>
          <table:table-cell office:value-type="float" office:value="0.075172" calcext:value-type="float">
            <text:p>0.0751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" calcext:value-type="float">
            <text:p>0.07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4997" calcext:value-type="float">
            <text:p>0.07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5" calcext:value-type="float">
            <text:p>0.075025</text:p>
          </table:table-cell>
          <table:table-cell office:value-type="float" office:value="0.075022" calcext:value-type="float">
            <text:p>0.07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12" calcext:value-type="float">
            <text:p>0.075212</text:p>
          </table:table-cell>
          <table:table-cell office:value-type="float" office:value="0.075209" calcext:value-type="float">
            <text:p>0.075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79" calcext:value-type="float">
            <text:p>0.075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5" calcext:value-type="float">
            <text:p>0.0750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" calcext:value-type="float">
            <text:p>0.07506</text:p>
          </table:table-cell>
          <table:table-cell office:value-type="float" office:value="0.075057" calcext:value-type="float">
            <text:p>0.075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3" calcext:value-type="float">
            <text:p>0.0750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2" calcext:value-type="float">
            <text:p>0.075272</text:p>
          </table:table-cell>
          <table:table-cell office:value-type="float" office:value="0.075269" calcext:value-type="float">
            <text:p>0.075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150167" calcext:value-type="float">
            <text:p>0.150167</text:p>
          </table:table-cell>
          <table:table-cell office:value-type="float" office:value="0.150164" calcext:value-type="float">
            <text:p>0.150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5" calcext:value-type="float">
            <text:p>0.149835</text:p>
          </table:table-cell>
          <table:table-cell office:value-type="float" office:value="0.149832" calcext:value-type="float">
            <text:p>0.1498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" calcext:value-type="float">
            <text:p>0.14987</text:p>
          </table:table-cell>
          <table:table-cell office:value-type="float" office:value="0.149867" calcext:value-type="float">
            <text:p>0.14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6" calcext:value-type="float">
            <text:p>0.149896</text:p>
          </table:table-cell>
          <table:table-cell office:value-type="float" office:value="0.149894" calcext:value-type="float">
            <text:p>0.149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9" calcext:value-type="float">
            <text:p>0.149819</text:p>
          </table:table-cell>
          <table:table-cell office:value-type="float" office:value="0.149816" calcext:value-type="float">
            <text:p>0.1498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7" calcext:value-type="float">
            <text:p>0.149987</text:p>
          </table:table-cell>
          <table:table-cell office:value-type="float" office:value="0.149984" calcext:value-type="float">
            <text:p>0.1499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8" calcext:value-type="float">
            <text:p>0.149848</text:p>
          </table:table-cell>
          <table:table-cell office:value-type="float" office:value="0.149845" calcext:value-type="float">
            <text:p>0.14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9" calcext:value-type="float">
            <text:p>0.149879</text:p>
          </table:table-cell>
          <table:table-cell office:value-type="float" office:value="0.149876" calcext:value-type="float">
            <text:p>0.149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8" calcext:value-type="float">
            <text:p>0.15008</text:p>
          </table:table-cell>
          <table:table-cell office:value-type="float" office:value="0.150077" calcext:value-type="float">
            <text:p>0.150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7" calcext:value-type="float">
            <text:p>0.149957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2" calcext:value-type="float">
            <text:p>0.150022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8" calcext:value-type="float">
            <text:p>0.149868</text:p>
          </table:table-cell>
          <table:table-cell office:value-type="float" office:value="0.149865" calcext:value-type="float">
            <text:p>0.149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7" calcext:value-type="float">
            <text:p>0.149847</text:p>
          </table:table-cell>
          <table:table-cell office:value-type="float" office:value="0.149844" calcext:value-type="float">
            <text:p>0.1498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4" calcext:value-type="float">
            <text:p>0.149864</text:p>
          </table:table-cell>
          <table:table-cell office:value-type="float" office:value="0.149861" calcext:value-type="float">
            <text:p>0.1498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4" calcext:value-type="float">
            <text:p>0.149794</text:p>
          </table:table-cell>
          <table:table-cell office:value-type="float" office:value="0.149791" calcext:value-type="float">
            <text:p>0.149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5" calcext:value-type="float">
            <text:p>0.149905</text:p>
          </table:table-cell>
          <table:table-cell office:value-type="float" office:value="0.149902" calcext:value-type="float">
            <text:p>0.14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9" calcext:value-type="float">
            <text:p>0.149959</text:p>
          </table:table-cell>
          <table:table-cell office:value-type="float" office:value="0.149956" calcext:value-type="float">
            <text:p>0.1499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4" calcext:value-type="float">
            <text:p>0.150014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5" calcext:value-type="float">
            <text:p>0.149955</text:p>
          </table:table-cell>
          <table:table-cell office:value-type="float" office:value="0.149952" calcext:value-type="float">
            <text:p>0.149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35" calcext:value-type="float">
            <text:p>0.149735</text:p>
          </table:table-cell>
          <table:table-cell office:value-type="float" office:value="0.149732" calcext:value-type="float">
            <text:p>0.1497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4" calcext:value-type="float">
            <text:p>0.150114</text:p>
          </table:table-cell>
          <table:table-cell office:value-type="float" office:value="0.150111" calcext:value-type="float">
            <text:p>0.1501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2" calcext:value-type="float">
            <text:p>0.149862</text:p>
          </table:table-cell>
          <table:table-cell office:value-type="float" office:value="0.149859" calcext:value-type="float">
            <text:p>0.14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4" calcext:value-type="float">
            <text:p>0.149844</text:p>
          </table:table-cell>
          <table:table-cell office:value-type="float" office:value="0.149841" calcext:value-type="float">
            <text:p>0.149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7" calcext:value-type="float">
            <text:p>0.149817</text:p>
          </table:table-cell>
          <table:table-cell office:value-type="float" office:value="0.149815" calcext:value-type="float">
            <text:p>0.1498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9" calcext:value-type="float">
            <text:p>0.1498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3" calcext:value-type="float">
            <text:p>0.149943</text:p>
          </table:table-cell>
          <table:table-cell office:value-type="float" office:value="0.14994" calcext:value-type="float">
            <text:p>0.14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7" calcext:value-type="float">
            <text:p>0.149827</text:p>
          </table:table-cell>
          <table:table-cell office:value-type="float" office:value="0.149824" calcext:value-type="float">
            <text:p>0.1498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8" calcext:value-type="float">
            <text:p>0.149838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6" calcext:value-type="float">
            <text:p>0.150016</text:p>
          </table:table-cell>
          <table:table-cell office:value-type="float" office:value="0.150014" calcext:value-type="float">
            <text:p>0.1500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7" calcext:value-type="float">
            <text:p>0.150037</text:p>
          </table:table-cell>
          <table:table-cell office:value-type="float" office:value="0.150034" calcext:value-type="float">
            <text:p>0.1500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2" calcext:value-type="float">
            <text:p>0.150062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5" calcext:value-type="float">
            <text:p>0.150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23" calcext:value-type="float">
            <text:p>0.150123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9" calcext:value-type="float">
            <text:p>0.149869</text:p>
          </table:table-cell>
          <table:table-cell office:value-type="float" office:value="0.149866" calcext:value-type="float">
            <text:p>0.149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4" calcext:value-type="float">
            <text:p>0.149994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" calcext:value-type="float">
            <text:p>0.14997</text:p>
          </table:table-cell>
          <table:table-cell office:value-type="float" office:value="0.149967" calcext:value-type="float">
            <text:p>0.149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57" calcext:value-type="float">
            <text:p>0.149857</text:p>
          </table:table-cell>
          <table:table-cell office:value-type="float" office:value="0.149854" calcext:value-type="float">
            <text:p>0.1498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9" calcext:value-type="float">
            <text:p>0.149829</text:p>
          </table:table-cell>
          <table:table-cell office:value-type="float" office:value="0.149826" calcext:value-type="float">
            <text:p>0.1498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" calcext:value-type="float">
            <text:p>0.1498</text:p>
          </table:table-cell>
          <table:table-cell office:value-type="float" office:value="0.149798" calcext:value-type="float">
            <text:p>0.1497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1" calcext:value-type="float">
            <text:p>0.149871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09" calcext:value-type="float">
            <text:p>0.1499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7" calcext:value-type="float">
            <text:p>0.149997</text:p>
          </table:table-cell>
          <table:table-cell office:value-type="float" office:value="0.149994" calcext:value-type="float">
            <text:p>0.149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9" calcext:value-type="float">
            <text:p>0.1501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8" calcext:value-type="float">
            <text:p>0.1501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4" calcext:value-type="float">
            <text:p>0.149944</text:p>
          </table:table-cell>
          <table:table-cell office:value-type="float" office:value="0.149941" calcext:value-type="float">
            <text:p>0.1499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3" calcext:value-type="float">
            <text:p>0.149863</text:p>
          </table:table-cell>
          <table:table-cell office:value-type="float" office:value="0.14986" calcext:value-type="float">
            <text:p>0.14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2" calcext:value-type="float">
            <text:p>0.149822</text:p>
          </table:table-cell>
          <table:table-cell office:value-type="float" office:value="0.149819" calcext:value-type="float">
            <text:p>0.1498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01" calcext:value-type="float">
            <text:p>0.150001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6" calcext:value-type="float">
            <text:p>0.150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8" calcext:value-type="float">
            <text:p>0.149958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99" calcext:value-type="float">
            <text:p>0.150099</text:p>
          </table:table-cell>
          <table:table-cell office:value-type="float" office:value="0.150096" calcext:value-type="float">
            <text:p>0.1500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58" calcext:value-type="float">
            <text:p>0.150158</text:p>
          </table:table-cell>
          <table:table-cell office:value-type="float" office:value="0.150155" calcext:value-type="float">
            <text:p>0.1501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" calcext:value-type="float">
            <text:p>0.15013</text:p>
          </table:table-cell>
          <table:table-cell office:value-type="float" office:value="0.150127" calcext:value-type="float">
            <text:p>0.1501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9" calcext:value-type="float">
            <text:p>0.149909</text:p>
          </table:table-cell>
          <table:table-cell office:value-type="float" office:value="0.149906" calcext:value-type="float">
            <text:p>0.1499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68" calcext:value-type="float">
            <text:p>0.149968</text:p>
          </table:table-cell>
          <table:table-cell office:value-type="float" office:value="0.149965" calcext:value-type="float">
            <text:p>0.149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72" calcext:value-type="float">
            <text:p>0.149772</text:p>
          </table:table-cell>
          <table:table-cell office:value-type="float" office:value="0.14977" calcext:value-type="float">
            <text:p>0.149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210455" calcext:value-type="float">
            <text:p>0.210455</text:p>
          </table:table-cell>
          <table:table-cell office:value-type="float" office:value="0.210452" calcext:value-type="float">
            <text:p>0.2104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93268" calcext:value-type="float">
            <text:p>0.193268</text:p>
          </table:table-cell>
          <table:table-cell office:value-type="float" office:value="0.193265" calcext:value-type="float">
            <text:p>0.193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87878" calcext:value-type="float">
            <text:p>0.187878</text:p>
          </table:table-cell>
          <table:table-cell office:value-type="float" office:value="0.187875" calcext:value-type="float">
            <text:p>0.187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9212" calcext:value-type="float">
            <text:p>0.179212</text:p>
          </table:table-cell>
          <table:table-cell office:value-type="float" office:value="0.179209" calcext:value-type="float">
            <text:p>0.1792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7971" calcext:value-type="float">
            <text:p>0.177971</text:p>
          </table:table-cell>
          <table:table-cell office:value-type="float" office:value="0.177968" calcext:value-type="float">
            <text:p>0.177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6" calcext:value-type="float">
            <text:p>0.149956</text:p>
          </table:table-cell>
          <table:table-cell office:value-type="float" office:value="0.149953" calcext:value-type="float">
            <text:p>0.1499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7" calcext:value-type="float">
            <text:p>0.149877</text:p>
          </table:table-cell>
          <table:table-cell office:value-type="float" office:value="0.149875" calcext:value-type="float">
            <text:p>0.149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62761" calcext:value-type="float">
            <text:p>0.162761</text:p>
          </table:table-cell>
          <table:table-cell office:value-type="float" office:value="0.162758" calcext:value-type="float">
            <text:p>0.162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58" calcext:value-type="float">
            <text:p>0.150058</text:p>
          </table:table-cell>
          <table:table-cell office:value-type="float" office:value="0.150056" calcext:value-type="float">
            <text:p>0.150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7" calcext:value-type="float">
            <text:p>0.15017</text:p>
          </table:table-cell>
          <table:table-cell office:value-type="float" office:value="0.150168" calcext:value-type="float">
            <text:p>0.1501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9" calcext:value-type="float">
            <text:p>0.150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06" calcext:value-type="float">
            <text:p>0.150106</text:p>
          </table:table-cell>
          <table:table-cell office:value-type="float" office:value="0.150103" calcext:value-type="float">
            <text:p>0.150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8" calcext:value-type="float">
            <text:p>0.150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3" calcext:value-type="float">
            <text:p>0.149953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8" calcext:value-type="float">
            <text:p>0.150038</text:p>
          </table:table-cell>
          <table:table-cell office:value-type="float" office:value="0.150036" calcext:value-type="float">
            <text:p>0.1500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6" calcext:value-type="float">
            <text:p>0.150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2" calcext:value-type="float">
            <text:p>0.150132</text:p>
          </table:table-cell>
          <table:table-cell office:value-type="float" office:value="0.150129" calcext:value-type="float">
            <text:p>0.150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1" calcext:value-type="float">
            <text:p>0.150031</text:p>
          </table:table-cell>
          <table:table-cell office:value-type="float" office:value="0.150028" calcext:value-type="float">
            <text:p>0.150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8" calcext:value-type="float">
            <text:p>0.1498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7" calcext:value-type="float">
            <text:p>0.150147</text:p>
          </table:table-cell>
          <table:table-cell office:value-type="float" office:value="0.150145" calcext:value-type="float">
            <text:p>0.150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" calcext:value-type="float">
            <text:p>0.14995</text:p>
          </table:table-cell>
          <table:table-cell office:value-type="float" office:value="0.149947" calcext:value-type="float">
            <text:p>0.149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8" calcext:value-type="float">
            <text:p>0.149988</text:p>
          </table:table-cell>
          <table:table-cell office:value-type="float" office:value="0.149985" calcext:value-type="float">
            <text:p>0.149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3" calcext:value-type="float">
            <text:p>0.149913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87" calcext:value-type="float">
            <text:p>0.149887</text:p>
          </table:table-cell>
          <table:table-cell office:value-type="float" office:value="0.149884" calcext:value-type="float">
            <text:p>0.149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7" calcext:value-type="float">
            <text:p>0.150117</text:p>
          </table:table-cell>
          <table:table-cell office:value-type="float" office:value="0.150115" calcext:value-type="float">
            <text:p>0.1501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041115" calcext:value-type="float">
            <text:p>0.041115</text:p>
          </table:table-cell>
          <table:table-cell office:value-type="float" office:value="0.041112" calcext:value-type="float">
            <text:p>0.0411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3057" calcext:value-type="float">
            <text:p>0.033057</text:p>
          </table:table-cell>
          <table:table-cell office:value-type="float" office:value="0.033055" calcext:value-type="float">
            <text:p>0.033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9278" calcext:value-type="float">
            <text:p>0.029278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6744" calcext:value-type="float">
            <text:p>0.026744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31" calcext:value-type="float">
            <text:p>0.0231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3" calcext:value-type="float">
            <text:p>0.0192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8" calcext:value-type="float">
            <text:p>0.019288</text:p>
          </table:table-cell>
          <table:table-cell office:value-type="float" office:value="0.019285" calcext:value-type="float">
            <text:p>0.019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2" calcext:value-type="float">
            <text:p>0.019422</text:p>
          </table:table-cell>
          <table:table-cell office:value-type="float" office:value="0.019419" calcext:value-type="float">
            <text:p>0.0194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2" calcext:value-type="float">
            <text:p>0.019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3" calcext:value-type="float">
            <text:p>0.019433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8" calcext:value-type="float">
            <text:p>0.019308</text:p>
          </table:table-cell>
          <table:table-cell office:value-type="float" office:value="0.019306" calcext:value-type="float">
            <text:p>0.019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5" calcext:value-type="float">
            <text:p>0.0192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" calcext:value-type="float">
            <text:p>0.01933</text:p>
          </table:table-cell>
          <table:table-cell office:value-type="float" office:value="0.019328" calcext:value-type="float">
            <text:p>0.0193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9" calcext:value-type="float">
            <text:p>0.019209</text:p>
          </table:table-cell>
          <table:table-cell office:value-type="float" office:value="0.019206" calcext:value-type="float">
            <text:p>0.019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2" calcext:value-type="float">
            <text:p>0.019252</text:p>
          </table:table-cell>
          <table:table-cell office:value-type="float" office:value="0.019249" calcext:value-type="float">
            <text:p>0.0192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9" calcext:value-type="float">
            <text:p>0.019279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3" calcext:value-type="float">
            <text:p>0.019263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5" calcext:value-type="float">
            <text:p>0.019225</text:p>
          </table:table-cell>
          <table:table-cell office:value-type="float" office:value="0.019222" calcext:value-type="float">
            <text:p>0.019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1" calcext:value-type="float">
            <text:p>0.019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6" calcext:value-type="float">
            <text:p>0.019276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44" calcext:value-type="float">
            <text:p>0.019144</text:p>
          </table:table-cell>
          <table:table-cell office:value-type="float" office:value="0.019142" calcext:value-type="float">
            <text:p>0.019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6" calcext:value-type="float">
            <text:p>0.019256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6" calcext:value-type="float">
            <text:p>0.019226</text:p>
          </table:table-cell>
          <table:table-cell office:value-type="float" office:value="0.019223" calcext:value-type="float">
            <text:p>0.019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4" calcext:value-type="float">
            <text:p>0.019214</text:p>
          </table:table-cell>
          <table:table-cell office:value-type="float" office:value="0.019211" calcext:value-type="float">
            <text:p>0.0192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" calcext:value-type="float">
            <text:p>0.01926</text:p>
          </table:table-cell>
          <table:table-cell office:value-type="float" office:value="0.019257" calcext:value-type="float">
            <text:p>0.0192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2" calcext:value-type="float">
            <text:p>0.019332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7" calcext:value-type="float">
            <text:p>0.019337</text:p>
          </table:table-cell>
          <table:table-cell office:value-type="float" office:value="0.019334" calcext:value-type="float">
            <text:p>0.0193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6" calcext:value-type="float">
            <text:p>0.019386</text:p>
          </table:table-cell>
          <table:table-cell office:value-type="float" office:value="0.019383" calcext:value-type="float">
            <text:p>0.019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8" calcext:value-type="float">
            <text:p>0.019158</text:p>
          </table:table-cell>
          <table:table-cell office:value-type="float" office:value="0.019156" calcext:value-type="float">
            <text:p>0.0191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9" calcext:value-type="float">
            <text:p>0.019389</text:p>
          </table:table-cell>
          <table:table-cell office:value-type="float" office:value="0.019386" calcext:value-type="float">
            <text:p>0.0193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02" calcext:value-type="float">
            <text:p>0.019402</text:p>
          </table:table-cell>
          <table:table-cell office:value-type="float" office:value="0.0194" calcext:value-type="float">
            <text:p>0.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76" calcext:value-type="float">
            <text:p>0.019376</text:p>
          </table:table-cell>
          <table:table-cell office:value-type="float" office:value="0.019373" calcext:value-type="float">
            <text:p>0.01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5" calcext:value-type="float">
            <text:p>0.0192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2" calcext:value-type="float">
            <text:p>0.019312</text:p>
          </table:table-cell>
          <table:table-cell office:value-type="float" office:value="0.019309" calcext:value-type="float">
            <text:p>0.0193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" calcext:value-type="float">
            <text:p>0.01921</text:p>
          </table:table-cell>
          <table:table-cell office:value-type="float" office:value="0.019207" calcext:value-type="float">
            <text:p>0.0192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9" calcext:value-type="float">
            <text:p>0.019229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4" calcext:value-type="float">
            <text:p>0.019314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5" calcext:value-type="float">
            <text:p>0.019315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6" calcext:value-type="float">
            <text:p>0.019206</text:p>
          </table:table-cell>
          <table:table-cell office:value-type="float" office:value="0.019204" calcext:value-type="float">
            <text:p>0.0192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9" calcext:value-type="float">
            <text:p>0.0191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3" calcext:value-type="float">
            <text:p>0.019193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52" calcext:value-type="float">
            <text:p>0.019452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8" calcext:value-type="float">
            <text:p>0.019278</text:p>
          </table:table-cell>
          <table:table-cell office:value-type="float" office:value="0.019276" calcext:value-type="float">
            <text:p>0.01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8" calcext:value-type="float">
            <text:p>0.019208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8" calcext:value-type="float">
            <text:p>0.019428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3" calcext:value-type="float">
            <text:p>0.019313</text:p>
          </table:table-cell>
          <table:table-cell office:value-type="float" office:value="0.019311" calcext:value-type="float">
            <text:p>0.019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" calcext:value-type="float">
            <text:p>0.01929</text:p>
          </table:table-cell>
          <table:table-cell office:value-type="float" office:value="0.019288" calcext:value-type="float">
            <text:p>0.0192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547" calcext:value-type="float">
            <text:p>0.019547</text:p>
          </table:table-cell>
          <table:table-cell office:value-type="float" office:value="0.019544" calcext:value-type="float">
            <text:p>0.0195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7" calcext:value-type="float">
            <text:p>0.019217</text:p>
          </table:table-cell>
          <table:table-cell office:value-type="float" office:value="0.019215" calcext:value-type="float">
            <text:p>0.0192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74" calcext:value-type="float">
            <text:p>0.019174</text:p>
          </table:table-cell>
          <table:table-cell office:value-type="float" office:value="0.019171" calcext:value-type="float">
            <text:p>0.01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6" calcext:value-type="float">
            <text:p>0.019306</text:p>
          </table:table-cell>
          <table:table-cell office:value-type="float" office:value="0.019304" calcext:value-type="float">
            <text:p>0.0193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1" calcext:value-type="float">
            <text:p>0.019331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9" calcext:value-type="float">
            <text:p>0.019159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2" calcext:value-type="float">
            <text:p>0.019232</text:p>
          </table:table-cell>
          <table:table-cell office:value-type="float" office:value="0.019229" calcext:value-type="float">
            <text:p>0.019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2" calcext:value-type="float">
            <text:p>0.019192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0717" calcext:value-type="float">
            <text:p>0.020717</text:p>
          </table:table-cell>
          <table:table-cell office:value-type="float" office:value="0.020714" calcext:value-type="float">
            <text:p>0.020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5" calcext:value-type="float">
            <text:p>0.019235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1" calcext:value-type="float">
            <text:p>0.019251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" calcext:value-type="float">
            <text:p>0.01915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6" calcext:value-type="float">
            <text:p>0.0192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1" calcext:value-type="float">
            <text:p>0.019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3" calcext:value-type="float">
            <text:p>0.019293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" calcext:value-type="float">
            <text:p>0.01923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4" calcext:value-type="float">
            <text:p>0.0192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4" calcext:value-type="float">
            <text:p>0.019424</text:p>
          </table:table-cell>
          <table:table-cell office:value-type="float" office:value="0.019421" calcext:value-type="float">
            <text:p>0.0194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56" calcext:value-type="float">
            <text:p>0.019356</text:p>
          </table:table-cell>
          <table:table-cell office:value-type="float" office:value="0.019353" calcext:value-type="float">
            <text:p>0.0193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17" calcext:value-type="float">
            <text:p>0.019417</text:p>
          </table:table-cell>
          <table:table-cell office:value-type="float" office:value="0.019414" calcext:value-type="float">
            <text:p>0.0194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4" calcext:value-type="float">
            <text:p>0.019234</text:p>
          </table:table-cell>
          <table:table-cell office:value-type="float" office:value="0.019231" calcext:value-type="float">
            <text:p>0.0192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9" calcext:value-type="float">
            <text:p>0.019329</text:p>
          </table:table-cell>
          <table:table-cell office:value-type="float" office:value="0.019326" calcext:value-type="float">
            <text:p>0.019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4" calcext:value-type="float">
            <text:p>0.019224</text:p>
          </table:table-cell>
          <table:table-cell office:value-type="float" office:value="0.019221" calcext:value-type="float">
            <text:p>0.019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5" calcext:value-type="float">
            <text:p>0.019425</text:p>
          </table:table-cell>
          <table:table-cell office:value-type="float" office:value="0.019423" calcext:value-type="float">
            <text:p>0.0194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4" calcext:value-type="float">
            <text:p>0.019434</text:p>
          </table:table-cell>
          <table:table-cell office:value-type="float" office:value="0.019431" calcext:value-type="float">
            <text:p>0.0194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2" calcext:value-type="float">
            <text:p>0.019292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" calcext:value-type="float">
            <text:p>0.01938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4" calcext:value-type="float">
            <text:p>0.019384</text:p>
          </table:table-cell>
          <table:table-cell office:value-type="float" office:value="0.019381" calcext:value-type="float">
            <text:p>0.019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2" calcext:value-type="float">
            <text:p>0.019322</text:p>
          </table:table-cell>
          <table:table-cell office:value-type="float" office:value="0.019319" calcext:value-type="float">
            <text:p>0.019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5" calcext:value-type="float">
            <text:p>0.019155</text:p>
          </table:table-cell>
          <table:table-cell office:value-type="float" office:value="0.019153" calcext:value-type="float">
            <text:p>0.0191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1" calcext:value-type="float">
            <text:p>0.0192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7" calcext:value-type="float">
            <text:p>0.019297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81" calcext:value-type="float">
            <text:p>0.037881</text:p>
          </table:table-cell>
          <table:table-cell office:value-type="float" office:value="0.037878" calcext:value-type="float">
            <text:p>0.037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3" calcext:value-type="float">
            <text:p>0.0379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59" calcext:value-type="float">
            <text:p>0.037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4101" calcext:value-type="float">
            <text:p>0.04101</text:p>
          </table:table-cell>
          <table:table-cell office:value-type="float" office:value="0.041007" calcext:value-type="float">
            <text:p>0.0410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06" calcext:value-type="float">
            <text:p>0.038006</text:p>
          </table:table-cell>
          <table:table-cell office:value-type="float" office:value="0.038004" calcext:value-type="float">
            <text:p>0.0380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1" calcext:value-type="float">
            <text:p>0.037931</text:p>
          </table:table-cell>
          <table:table-cell office:value-type="float" office:value="0.037928" calcext:value-type="float">
            <text:p>0.037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22" calcext:value-type="float">
            <text:p>0.038222</text:p>
          </table:table-cell>
          <table:table-cell office:value-type="float" office:value="0.038219" calcext:value-type="float">
            <text:p>0.0382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4" calcext:value-type="float">
            <text:p>0.037984</text:p>
          </table:table-cell>
          <table:table-cell office:value-type="float" office:value="0.037982" calcext:value-type="float">
            <text:p>0.0379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5" calcext:value-type="float">
            <text:p>0.0382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7" calcext:value-type="float">
            <text:p>0.03787</text:p>
          </table:table-cell>
          <table:table-cell office:value-type="float" office:value="0.037868" calcext:value-type="float">
            <text:p>0.0378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9" calcext:value-type="float">
            <text:p>0.038029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1" calcext:value-type="float">
            <text:p>0.037991</text:p>
          </table:table-cell>
          <table:table-cell office:value-type="float" office:value="0.037988" calcext:value-type="float">
            <text:p>0.037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88" calcext:value-type="float">
            <text:p>0.038288</text:p>
          </table:table-cell>
          <table:table-cell office:value-type="float" office:value="0.038286" calcext:value-type="float">
            <text:p>0.0382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8" calcext:value-type="float">
            <text:p>0.038048</text:p>
          </table:table-cell>
          <table:table-cell office:value-type="float" office:value="0.038045" calcext:value-type="float">
            <text:p>0.0380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9" calcext:value-type="float">
            <text:p>0.038109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9" calcext:value-type="float">
            <text:p>0.037929</text:p>
          </table:table-cell>
          <table:table-cell office:value-type="float" office:value="0.037926" calcext:value-type="float">
            <text:p>0.0379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39" calcext:value-type="float">
            <text:p>0.038139</text:p>
          </table:table-cell>
          <table:table-cell office:value-type="float" office:value="0.038136" calcext:value-type="float">
            <text:p>0.0381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8" calcext:value-type="float">
            <text:p>0.037998</text:p>
          </table:table-cell>
          <table:table-cell office:value-type="float" office:value="0.037995" calcext:value-type="float">
            <text:p>0.037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3" calcext:value-type="float">
            <text:p>0.037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1" calcext:value-type="float">
            <text:p>0.038101</text:p>
          </table:table-cell>
          <table:table-cell office:value-type="float" office:value="0.038099" calcext:value-type="float">
            <text:p>0.0380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4" calcext:value-type="float">
            <text:p>0.037964</text:p>
          </table:table-cell>
          <table:table-cell office:value-type="float" office:value="0.037961" calcext:value-type="float">
            <text:p>0.037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02" calcext:value-type="float">
            <text:p>0.038202</text:p>
          </table:table-cell>
          <table:table-cell office:value-type="float" office:value="0.038199" calcext:value-type="float">
            <text:p>0.0381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7" calcext:value-type="float">
            <text:p>0.037957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78" calcext:value-type="float">
            <text:p>0.037978</text:p>
          </table:table-cell>
          <table:table-cell office:value-type="float" office:value="0.037975" calcext:value-type="float">
            <text:p>0.0379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9" calcext:value-type="float">
            <text:p>0.038119</text:p>
          </table:table-cell>
          <table:table-cell office:value-type="float" office:value="0.038117" calcext:value-type="float">
            <text:p>0.0381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3" calcext:value-type="float">
            <text:p>0.037963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3" calcext:value-type="float">
            <text:p>0.038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5" calcext:value-type="float">
            <text:p>0.03815</text:p>
          </table:table-cell>
          <table:table-cell office:value-type="float" office:value="0.038147" calcext:value-type="float">
            <text:p>0.038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8" calcext:value-type="float">
            <text:p>0.038138</text:p>
          </table:table-cell>
          <table:table-cell office:value-type="float" office:value="0.038135" calcext:value-type="float">
            <text:p>0.0381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07" calcext:value-type="float">
            <text:p>0.037907</text:p>
          </table:table-cell>
          <table:table-cell office:value-type="float" office:value="0.037904" calcext:value-type="float">
            <text:p>0.037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99" calcext:value-type="float">
            <text:p>0.037999</text:p>
          </table:table-cell>
          <table:table-cell office:value-type="float" office:value="0.037996" calcext:value-type="float">
            <text:p>0.037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71" calcext:value-type="float">
            <text:p>0.038071</text:p>
          </table:table-cell>
          <table:table-cell office:value-type="float" office:value="0.038069" calcext:value-type="float">
            <text:p>0.038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6" calcext:value-type="float">
            <text:p>0.037966</text:p>
          </table:table-cell>
          <table:table-cell office:value-type="float" office:value="0.037964" calcext:value-type="float">
            <text:p>0.037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5" calcext:value-type="float">
            <text:p>0.037925</text:p>
          </table:table-cell>
          <table:table-cell office:value-type="float" office:value="0.037922" calcext:value-type="float">
            <text:p>0.037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37997" calcext:value-type="float">
            <text:p>0.037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36" calcext:value-type="float">
            <text:p>0.037836</text:p>
          </table:table-cell>
          <table:table-cell office:value-type="float" office:value="0.037833" calcext:value-type="float">
            <text:p>0.0378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" calcext:value-type="float">
            <text:p>0.03805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1" calcext:value-type="float">
            <text:p>0.038131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8" calcext:value-type="float">
            <text:p>0.038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" calcext:value-type="float">
            <text:p>0.03788</text:p>
          </table:table-cell>
          <table:table-cell office:value-type="float" office:value="0.037877" calcext:value-type="float">
            <text:p>0.0378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9" calcext:value-type="float">
            <text:p>0.037889</text:p>
          </table:table-cell>
          <table:table-cell office:value-type="float" office:value="0.037886" calcext:value-type="float">
            <text:p>0.037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09" calcext:value-type="float">
            <text:p>0.037909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1" calcext:value-type="float">
            <text:p>0.037941</text:p>
          </table:table-cell>
          <table:table-cell office:value-type="float" office:value="0.037938" calcext:value-type="float">
            <text:p>0.037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2" calcext:value-type="float">
            <text:p>0.038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2" calcext:value-type="float">
            <text:p>0.038062</text:p>
          </table:table-cell>
          <table:table-cell office:value-type="float" office:value="0.038059" calcext:value-type="float">
            <text:p>0.038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6" calcext:value-type="float">
            <text:p>0.038036</text:p>
          </table:table-cell>
          <table:table-cell office:value-type="float" office:value="0.038033" calcext:value-type="float">
            <text:p>0.038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76" calcext:value-type="float">
            <text:p>0.037976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1" calcext:value-type="float">
            <text:p>0.038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7" calcext:value-type="float">
            <text:p>0.037927</text:p>
          </table:table-cell>
          <table:table-cell office:value-type="float" office:value="0.037924" calcext:value-type="float">
            <text:p>0.037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07" calcext:value-type="float">
            <text:p>0.038207</text:p>
          </table:table-cell>
          <table:table-cell office:value-type="float" office:value="0.038204" calcext:value-type="float">
            <text:p>0.038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1" calcext:value-type="float">
            <text:p>0.038041</text:p>
          </table:table-cell>
          <table:table-cell office:value-type="float" office:value="0.038038" calcext:value-type="float">
            <text:p>0.0380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7" calcext:value-type="float">
            <text:p>0.037947</text:p>
          </table:table-cell>
          <table:table-cell office:value-type="float" office:value="0.037944" calcext:value-type="float">
            <text:p>0.037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37" calcext:value-type="float">
            <text:p>0.038037</text:p>
          </table:table-cell>
          <table:table-cell office:value-type="float" office:value="0.038034" calcext:value-type="float">
            <text:p>0.038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82" calcext:value-type="float">
            <text:p>0.038182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" calcext:value-type="float">
            <text:p>0.0381</text:p>
          </table:table-cell>
          <table:table-cell office:value-type="float" office:value="0.038098" calcext:value-type="float">
            <text:p>0.038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7" calcext:value-type="float">
            <text:p>0.037897</text:p>
          </table:table-cell>
          <table:table-cell office:value-type="float" office:value="0.037894" calcext:value-type="float">
            <text:p>0.0378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3" calcext:value-type="float">
            <text:p>0.037923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94" calcext:value-type="float">
            <text:p>0.038094</text:p>
          </table:table-cell>
          <table:table-cell office:value-type="float" office:value="0.038092" calcext:value-type="float">
            <text:p>0.0380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8" calcext:value-type="float">
            <text:p>0.038008</text:p>
          </table:table-cell>
          <table:table-cell office:value-type="float" office:value="0.038005" calcext:value-type="float">
            <text:p>0.038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0.038057" calcext:value-type="float">
            <text:p>0.038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3" calcext:value-type="float">
            <text:p>0.038123</text:p>
          </table:table-cell>
          <table:table-cell office:value-type="float" office:value="0.03812" calcext:value-type="float">
            <text:p>0.038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" calcext:value-type="float">
            <text:p>0.03795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19" calcext:value-type="float">
            <text:p>0.038019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61" calcext:value-type="float">
            <text:p>0.038261</text:p>
          </table:table-cell>
          <table:table-cell office:value-type="float" office:value="0.038259" calcext:value-type="float">
            <text:p>0.0382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3" calcext:value-type="float">
            <text:p>0.037983</text:p>
          </table:table-cell>
          <table:table-cell office:value-type="float" office:value="0.03798" calcext:value-type="float">
            <text:p>0.037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68" calcext:value-type="float">
            <text:p>0.038068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7" calcext:value-type="float">
            <text:p>0.038127</text:p>
          </table:table-cell>
          <table:table-cell office:value-type="float" office:value="0.038124" calcext:value-type="float">
            <text:p>0.038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7" calcext:value-type="float">
            <text:p>0.038057</text:p>
          </table:table-cell>
          <table:table-cell office:value-type="float" office:value="0.038054" calcext:value-type="float">
            <text:p>0.0380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6" calcext:value-type="float">
            <text:p>0.038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9" calcext:value-type="float">
            <text:p>0.037949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52" calcext:value-type="float">
            <text:p>0.038252</text:p>
          </table:table-cell>
          <table:table-cell office:value-type="float" office:value="0.038249" calcext:value-type="float">
            <text:p>0.038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97" calcext:value-type="float">
            <text:p>0.038297</text:p>
          </table:table-cell>
          <table:table-cell office:value-type="float" office:value="0.038295" calcext:value-type="float">
            <text:p>0.0382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11" calcext:value-type="float">
            <text:p>0.038011</text:p>
          </table:table-cell>
          <table:table-cell office:value-type="float" office:value="0.038008" calcext:value-type="float">
            <text:p>0.038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36" calcext:value-type="float">
            <text:p>0.075536</text:p>
          </table:table-cell>
          <table:table-cell office:value-type="float" office:value="0.075534" calcext:value-type="float">
            <text:p>0.0755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4" calcext:value-type="float">
            <text:p>0.075504</text:p>
          </table:table-cell>
          <table:table-cell office:value-type="float" office:value="0.075501" calcext:value-type="float">
            <text:p>0.0755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3" calcext:value-type="float">
            <text:p>0.075443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6276" calcext:value-type="float">
            <text:p>0.076276</text:p>
          </table:table-cell>
          <table:table-cell office:value-type="float" office:value="0.076273" calcext:value-type="float">
            <text:p>0.07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46" calcext:value-type="float">
            <text:p>0.075346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7" calcext:value-type="float">
            <text:p>0.075497</text:p>
          </table:table-cell>
          <table:table-cell office:value-type="float" office:value="0.075494" calcext:value-type="float">
            <text:p>0.0754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5" calcext:value-type="float">
            <text:p>0.075405</text:p>
          </table:table-cell>
          <table:table-cell office:value-type="float" office:value="0.075402" calcext:value-type="float">
            <text:p>0.075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6" calcext:value-type="float">
            <text:p>0.075426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2" calcext:value-type="float">
            <text:p>0.075402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2" calcext:value-type="float">
            <text:p>0.075352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2" calcext:value-type="float">
            <text:p>0.075502</text:p>
          </table:table-cell>
          <table:table-cell office:value-type="float" office:value="0.075499" calcext:value-type="float">
            <text:p>0.075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16" calcext:value-type="float">
            <text:p>0.075516</text:p>
          </table:table-cell>
          <table:table-cell office:value-type="float" office:value="0.075513" calcext:value-type="float">
            <text:p>0.075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9" calcext:value-type="float">
            <text:p>0.075469</text:p>
          </table:table-cell>
          <table:table-cell office:value-type="float" office:value="0.075466" calcext:value-type="float">
            <text:p>0.0754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3" calcext:value-type="float">
            <text:p>0.075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9" calcext:value-type="float">
            <text:p>0.075569</text:p>
          </table:table-cell>
          <table:table-cell office:value-type="float" office:value="0.075566" calcext:value-type="float">
            <text:p>0.0755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" calcext:value-type="float">
            <text:p>0.07547</text:p>
          </table:table-cell>
          <table:table-cell office:value-type="float" office:value="0.075468" calcext:value-type="float">
            <text:p>0.0754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7" calcext:value-type="float">
            <text:p>0.075707</text:p>
          </table:table-cell>
          <table:table-cell office:value-type="float" office:value="0.075705" calcext:value-type="float">
            <text:p>0.0757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5" calcext:value-type="float">
            <text:p>0.075555</text:p>
          </table:table-cell>
          <table:table-cell office:value-type="float" office:value="0.075552" calcext:value-type="float">
            <text:p>0.075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3" calcext:value-type="float">
            <text:p>0.075563</text:p>
          </table:table-cell>
          <table:table-cell office:value-type="float" office:value="0.07556" calcext:value-type="float">
            <text:p>0.075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37" calcext:value-type="float">
            <text:p>0.075337</text:p>
          </table:table-cell>
          <table:table-cell office:value-type="float" office:value="0.075334" calcext:value-type="float">
            <text:p>0.075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2" calcext:value-type="float">
            <text:p>0.075362</text:p>
          </table:table-cell>
          <table:table-cell office:value-type="float" office:value="0.075359" calcext:value-type="float">
            <text:p>0.075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5" calcext:value-type="float">
            <text:p>0.075475</text:p>
          </table:table-cell>
          <table:table-cell office:value-type="float" office:value="0.075473" calcext:value-type="float">
            <text:p>0.0754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6" calcext:value-type="float">
            <text:p>0.075456</text:p>
          </table:table-cell>
          <table:table-cell office:value-type="float" office:value="0.075453" calcext:value-type="float">
            <text:p>0.0754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5" calcext:value-type="float">
            <text:p>0.075525</text:p>
          </table:table-cell>
          <table:table-cell office:value-type="float" office:value="0.075523" calcext:value-type="float">
            <text:p>0.0755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4" calcext:value-type="float">
            <text:p>0.075444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9" calcext:value-type="float">
            <text:p>0.075509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2" calcext:value-type="float">
            <text:p>0.075452</text:p>
          </table:table-cell>
          <table:table-cell office:value-type="float" office:value="0.075449" calcext:value-type="float">
            <text:p>0.07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2" calcext:value-type="float">
            <text:p>0.07541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08" calcext:value-type="float">
            <text:p>0.075608</text:p>
          </table:table-cell>
          <table:table-cell office:value-type="float" office:value="0.075605" calcext:value-type="float">
            <text:p>0.0756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" calcext:value-type="float">
            <text:p>0.07535</text:p>
          </table:table-cell>
          <table:table-cell office:value-type="float" office:value="0.075347" calcext:value-type="float">
            <text:p>0.0753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8" calcext:value-type="float">
            <text:p>0.075358</text:p>
          </table:table-cell>
          <table:table-cell office:value-type="float" office:value="0.075355" calcext:value-type="float">
            <text:p>0.0753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5" calcext:value-type="float">
            <text:p>0.075425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7" calcext:value-type="float">
            <text:p>0.075417</text:p>
          </table:table-cell>
          <table:table-cell office:value-type="float" office:value="0.075414" calcext:value-type="float">
            <text:p>0.075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6" calcext:value-type="float">
            <text:p>0.075396</text:p>
          </table:table-cell>
          <table:table-cell office:value-type="float" office:value="0.075394" calcext:value-type="float">
            <text:p>0.075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6" calcext:value-type="float">
            <text:p>0.075546</text:p>
          </table:table-cell>
          <table:table-cell office:value-type="float" office:value="0.075544" calcext:value-type="float">
            <text:p>0.0755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" calcext:value-type="float">
            <text:p>0.0754</text:p>
          </table:table-cell>
          <table:table-cell office:value-type="float" office:value="0.075397" calcext:value-type="float">
            <text:p>0.075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1" calcext:value-type="float">
            <text:p>0.075541</text:p>
          </table:table-cell>
          <table:table-cell office:value-type="float" office:value="0.075538" calcext:value-type="float">
            <text:p>0.0755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" calcext:value-type="float">
            <text:p>0.07541</text:p>
          </table:table-cell>
          <table:table-cell office:value-type="float" office:value="0.075408" calcext:value-type="float">
            <text:p>0.075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4" calcext:value-type="float">
            <text:p>0.075354</text:p>
          </table:table-cell>
          <table:table-cell office:value-type="float" office:value="0.075351" calcext:value-type="float">
            <text:p>0.075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3" calcext:value-type="float">
            <text:p>0.075423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5" calcext:value-type="float">
            <text:p>0.075365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1" calcext:value-type="float">
            <text:p>0.075401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8" calcext:value-type="float">
            <text:p>0.075508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4" calcext:value-type="float">
            <text:p>0.075374</text:p>
          </table:table-cell>
          <table:table-cell office:value-type="float" office:value="0.075371" calcext:value-type="float">
            <text:p>0.075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9" calcext:value-type="float">
            <text:p>0.075709</text:p>
          </table:table-cell>
          <table:table-cell office:value-type="float" office:value="0.075707" calcext:value-type="float">
            <text:p>0.0757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6" calcext:value-type="float">
            <text:p>0.075436</text:p>
          </table:table-cell>
          <table:table-cell office:value-type="float" office:value="0.075434" calcext:value-type="float">
            <text:p>0.07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71" calcext:value-type="float">
            <text:p>0.075671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9" calcext:value-type="float">
            <text:p>0.075299</text:p>
          </table:table-cell>
          <table:table-cell office:value-type="float" office:value="0.075296" calcext:value-type="float">
            <text:p>0.075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7" calcext:value-type="float">
            <text:p>0.075317</text:p>
          </table:table-cell>
          <table:table-cell office:value-type="float" office:value="0.075314" calcext:value-type="float">
            <text:p>0.0753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3" calcext:value-type="float">
            <text:p>0.075403</text:p>
          </table:table-cell>
          <table:table-cell office:value-type="float" office:value="0.0754" calcext:value-type="float">
            <text:p>0.07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1" calcext:value-type="float">
            <text:p>0.075311</text:p>
          </table:table-cell>
          <table:table-cell office:value-type="float" office:value="0.075309" calcext:value-type="float">
            <text:p>0.0753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1" calcext:value-type="float">
            <text:p>0.0754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6" calcext:value-type="float">
            <text:p>0.075296</text:p>
          </table:table-cell>
          <table:table-cell office:value-type="float" office:value="0.075293" calcext:value-type="float">
            <text:p>0.075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2" calcext:value-type="float">
            <text:p>0.075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8" calcext:value-type="float">
            <text:p>0.075468</text:p>
          </table:table-cell>
          <table:table-cell office:value-type="float" office:value="0.075465" calcext:value-type="float">
            <text:p>0.0754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27" calcext:value-type="float">
            <text:p>0.075727</text:p>
          </table:table-cell>
          <table:table-cell office:value-type="float" office:value="0.075724" calcext:value-type="float">
            <text:p>0.075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5" calcext:value-type="float">
            <text:p>0.075295</text:p>
          </table:table-cell>
          <table:table-cell office:value-type="float" office:value="0.075292" calcext:value-type="float">
            <text:p>0.075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7" calcext:value-type="float">
            <text:p>0.075527</text:p>
          </table:table-cell>
          <table:table-cell office:value-type="float" office:value="0.075525" calcext:value-type="float">
            <text:p>0.0755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891" calcext:value-type="float">
            <text:p>0.075891</text:p>
          </table:table-cell>
          <table:table-cell office:value-type="float" office:value="0.075888" calcext:value-type="float">
            <text:p>0.0758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9" calcext:value-type="float">
            <text:p>0.075529</text:p>
          </table:table-cell>
          <table:table-cell office:value-type="float" office:value="0.075526" calcext:value-type="float">
            <text:p>0.075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5" calcext:value-type="float">
            <text:p>0.075495</text:p>
          </table:table-cell>
          <table:table-cell office:value-type="float" office:value="0.075493" calcext:value-type="float">
            <text:p>0.0754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21" calcext:value-type="float">
            <text:p>0.075221</text:p>
          </table:table-cell>
          <table:table-cell office:value-type="float" office:value="0.075218" calcext:value-type="float">
            <text:p>0.0752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58" calcext:value-type="float">
            <text:p>0.075258</text:p>
          </table:table-cell>
          <table:table-cell office:value-type="float" office:value="0.075255" calcext:value-type="float">
            <text:p>0.075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1" calcext:value-type="float">
            <text:p>0.07561</text:p>
          </table:table-cell>
          <table:table-cell office:value-type="float" office:value="0.075608" calcext:value-type="float">
            <text:p>0.0756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49" calcext:value-type="float">
            <text:p>0.075249</text:p>
          </table:table-cell>
          <table:table-cell office:value-type="float" office:value="0.075247" calcext:value-type="float">
            <text:p>0.0752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5" calcext:value-type="float">
            <text:p>0.075705</text:p>
          </table:table-cell>
          <table:table-cell office:value-type="float" office:value="0.075702" calcext:value-type="float">
            <text:p>0.075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76" calcext:value-type="float">
            <text:p>0.075576</text:p>
          </table:table-cell>
          <table:table-cell office:value-type="float" office:value="0.075573" calcext:value-type="float">
            <text:p>0.075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3" calcext:value-type="float">
            <text:p>0.075353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2" calcext:value-type="float">
            <text:p>0.075292</text:p>
          </table:table-cell>
          <table:table-cell office:value-type="float" office:value="0.075289" calcext:value-type="float">
            <text:p>0.075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7" calcext:value-type="float">
            <text:p>0.075377</text:p>
          </table:table-cell>
          <table:table-cell office:value-type="float" office:value="0.075374" calcext:value-type="float">
            <text:p>0.0753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3" calcext:value-type="float">
            <text:p>0.075503</text:p>
          </table:table-cell>
          <table:table-cell office:value-type="float" office:value="0.0755" calcext:value-type="float">
            <text:p>0.0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1" calcext:value-type="float">
            <text:p>0.075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2" calcext:value-type="float">
            <text:p>0.075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4" calcext:value-type="float">
            <text:p>0.075494</text:p>
          </table:table-cell>
          <table:table-cell office:value-type="float" office:value="0.075491" calcext:value-type="float">
            <text:p>0.075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1" calcext:value-type="float">
            <text:p>0.075551</text:p>
          </table:table-cell>
          <table:table-cell office:value-type="float" office:value="0.075548" calcext:value-type="float">
            <text:p>0.0755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81228" calcext:value-type="float">
            <text:p>0.081228</text:p>
          </table:table-cell>
          <table:table-cell office:value-type="float" office:value="0.081225" calcext:value-type="float">
            <text:p>0.081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28665" calcext:value-type="float">
            <text:p>0.028665</text:p>
          </table:table-cell>
          <table:table-cell office:value-type="float" office:value="0.028663" calcext:value-type="float">
            <text:p>0.0286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354" calcext:value-type="float">
            <text:p>0.02354</text:p>
          </table:table-cell>
          <table:table-cell office:value-type="float" office:value="0.023537" calcext:value-type="float">
            <text:p>0.023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551" calcext:value-type="float">
            <text:p>0.020551</text:p>
          </table:table-cell>
          <table:table-cell office:value-type="float" office:value="0.020548" calcext:value-type="float">
            <text:p>0.0205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48" calcext:value-type="float">
            <text:p>0.01848</text:p>
          </table:table-cell>
          <table:table-cell office:value-type="float" office:value="0.018477" calcext:value-type="float">
            <text:p>0.018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7562" calcext:value-type="float">
            <text:p>0.017562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5004" calcext:value-type="float">
            <text:p>0.015004</text:p>
          </table:table-cell>
          <table:table-cell office:value-type="float" office:value="0.015001" calcext:value-type="float">
            <text:p>0.0150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1" calcext:value-type="float">
            <text:p>0.013931</text:p>
          </table:table-cell>
          <table:table-cell office:value-type="float" office:value="0.013929" calcext:value-type="float">
            <text:p>0.013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" calcext:value-type="float">
            <text:p>0.01387</text:p>
          </table:table-cell>
          <table:table-cell office:value-type="float" office:value="0.013867" calcext:value-type="float">
            <text:p>0.013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9" calcext:value-type="float">
            <text:p>0.014079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85" calcext:value-type="float">
            <text:p>0.014085</text:p>
          </table:table-cell>
          <table:table-cell office:value-type="float" office:value="0.014082" calcext:value-type="float">
            <text:p>0.014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9" calcext:value-type="float">
            <text:p>0.013869</text:p>
          </table:table-cell>
          <table:table-cell office:value-type="float" office:value="0.013866" calcext:value-type="float">
            <text:p>0.013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6" calcext:value-type="float">
            <text:p>0.013926</text:p>
          </table:table-cell>
          <table:table-cell office:value-type="float" office:value="0.013924" calcext:value-type="float">
            <text:p>0.013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86" calcext:value-type="float">
            <text:p>0.013786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7" calcext:value-type="float">
            <text:p>0.013827</text:p>
          </table:table-cell>
          <table:table-cell office:value-type="float" office:value="0.013824" calcext:value-type="float">
            <text:p>0.0138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6" calcext:value-type="float">
            <text:p>0.013856</text:p>
          </table:table-cell>
          <table:table-cell office:value-type="float" office:value="0.013853" calcext:value-type="float">
            <text:p>0.0138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9" calcext:value-type="float">
            <text:p>0.014049</text:p>
          </table:table-cell>
          <table:table-cell office:value-type="float" office:value="0.014046" calcext:value-type="float">
            <text:p>0.014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264" calcext:value-type="float">
            <text:p>0.014264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8" calcext:value-type="float">
            <text:p>0.014028</text:p>
          </table:table-cell>
          <table:table-cell office:value-type="float" office:value="0.014025" calcext:value-type="float">
            <text:p>0.0140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98" calcext:value-type="float">
            <text:p>0.014098</text:p>
          </table:table-cell>
          <table:table-cell office:value-type="float" office:value="0.014095" calcext:value-type="float">
            <text:p>0.0140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" calcext:value-type="float">
            <text:p>0.01396</text:p>
          </table:table-cell>
          <table:table-cell office:value-type="float" office:value="0.013957" calcext:value-type="float">
            <text:p>0.0139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4" calcext:value-type="float">
            <text:p>0.013844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392" calcext:value-type="float">
            <text:p>0.014392</text:p>
          </table:table-cell>
          <table:table-cell office:value-type="float" office:value="0.014389" calcext:value-type="float">
            <text:p>0.0143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84" calcext:value-type="float">
            <text:p>0.013984</text:p>
          </table:table-cell>
          <table:table-cell office:value-type="float" office:value="0.013982" calcext:value-type="float">
            <text:p>0.013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79" calcext:value-type="float">
            <text:p>0.013979</text:p>
          </table:table-cell>
          <table:table-cell office:value-type="float" office:value="0.013976" calcext:value-type="float">
            <text:p>0.013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4" calcext:value-type="float">
            <text:p>0.01404</text:p>
          </table:table-cell>
          <table:table-cell office:value-type="float" office:value="0.014037" calcext:value-type="float">
            <text:p>0.014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2" calcext:value-type="float">
            <text:p>0.013872</text:p>
          </table:table-cell>
          <table:table-cell office:value-type="float" office:value="0.013869" calcext:value-type="float">
            <text:p>0.0138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8" calcext:value-type="float">
            <text:p>0.013818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1" calcext:value-type="float">
            <text:p>0.013921</text:p>
          </table:table-cell>
          <table:table-cell office:value-type="float" office:value="0.013918" calcext:value-type="float">
            <text:p>0.0139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8" calcext:value-type="float">
            <text:p>0.013848</text:p>
          </table:table-cell>
          <table:table-cell office:value-type="float" office:value="0.013845" calcext:value-type="float">
            <text:p>0.013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2" calcext:value-type="float">
            <text:p>0.013882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1" calcext:value-type="float">
            <text:p>0.013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3" calcext:value-type="float">
            <text:p>0.014033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1" calcext:value-type="float">
            <text:p>0.013901</text:p>
          </table:table-cell>
          <table:table-cell office:value-type="float" office:value="0.013898" calcext:value-type="float">
            <text:p>0.0138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1" calcext:value-type="float">
            <text:p>0.014021</text:p>
          </table:table-cell>
          <table:table-cell office:value-type="float" office:value="0.014018" calcext:value-type="float">
            <text:p>0.014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9" calcext:value-type="float">
            <text:p>0.014009</text:p>
          </table:table-cell>
          <table:table-cell office:value-type="float" office:value="0.014007" calcext:value-type="float">
            <text:p>0.014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1" calcext:value-type="float">
            <text:p>0.013881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8" calcext:value-type="float">
            <text:p>0.013858</text:p>
          </table:table-cell>
          <table:table-cell office:value-type="float" office:value="0.013855" calcext:value-type="float">
            <text:p>0.013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2" calcext:value-type="float">
            <text:p>0.014002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9" calcext:value-type="float">
            <text:p>0.013859</text:p>
          </table:table-cell>
          <table:table-cell office:value-type="float" office:value="0.013856" calcext:value-type="float">
            <text:p>0.0138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95" calcext:value-type="float">
            <text:p>0.013995</text:p>
          </table:table-cell>
          <table:table-cell office:value-type="float" office:value="0.013992" calcext:value-type="float">
            <text:p>0.013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5" calcext:value-type="float">
            <text:p>0.013845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2" calcext:value-type="float">
            <text:p>0.014072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6" calcext:value-type="float">
            <text:p>0.013866</text:p>
          </table:table-cell>
          <table:table-cell office:value-type="float" office:value="0.013864" calcext:value-type="float">
            <text:p>0.0138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4" calcext:value-type="float">
            <text:p>0.013964</text:p>
          </table:table-cell>
          <table:table-cell office:value-type="float" office:value="0.013962" calcext:value-type="float">
            <text:p>0.0139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2" calcext:value-type="float">
            <text:p>0.013822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2" calcext:value-type="float">
            <text:p>0.013892</text:p>
          </table:table-cell>
          <table:table-cell office:value-type="float" office:value="0.013889" calcext:value-type="float">
            <text:p>0.013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4" calcext:value-type="float">
            <text:p>0.013894</text:p>
          </table:table-cell>
          <table:table-cell office:value-type="float" office:value="0.013891" calcext:value-type="float">
            <text:p>0.013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4" calcext:value-type="float">
            <text:p>0.014074</text:p>
          </table:table-cell>
          <table:table-cell office:value-type="float" office:value="0.014071" calcext:value-type="float">
            <text:p>0.0140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8" calcext:value-type="float">
            <text:p>0.013888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5" calcext:value-type="float">
            <text:p>0.014045</text:p>
          </table:table-cell>
          <table:table-cell office:value-type="float" office:value="0.014042" calcext:value-type="float">
            <text:p>0.0140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436" calcext:value-type="float">
            <text:p>0.019436</text:p>
          </table:table-cell>
          <table:table-cell office:value-type="float" office:value="0.019433" calcext:value-type="float">
            <text:p>0.0194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4" calcext:value-type="float">
            <text:p>0.013864</text:p>
          </table:table-cell>
          <table:table-cell office:value-type="float" office:value="0.013862" calcext:value-type="float">
            <text:p>0.013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67" calcext:value-type="float">
            <text:p>0.013767</text:p>
          </table:table-cell>
          <table:table-cell office:value-type="float" office:value="0.013764" calcext:value-type="float">
            <text:p>0.01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7" calcext:value-type="float">
            <text:p>0.013847</text:p>
          </table:table-cell>
          <table:table-cell office:value-type="float" office:value="0.013844" calcext:value-type="float">
            <text:p>0.0138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7" calcext:value-type="float">
            <text:p>0.013887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8" calcext:value-type="float">
            <text:p>0.013928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5" calcext:value-type="float">
            <text:p>0.013905</text:p>
          </table:table-cell>
          <table:table-cell office:value-type="float" office:value="0.013902" calcext:value-type="float">
            <text:p>0.0139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9" calcext:value-type="float">
            <text:p>0.013829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5" calcext:value-type="float">
            <text:p>0.014025</text:p>
          </table:table-cell>
          <table:table-cell office:value-type="float" office:value="0.014023" calcext:value-type="float">
            <text:p>0.0140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824" calcext:value-type="float">
            <text:p>0.02824</text:p>
          </table:table-cell>
          <table:table-cell office:value-type="float" office:value="0.028237" calcext:value-type="float">
            <text:p>0.0282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6203" calcext:value-type="float">
            <text:p>0.026203</text:p>
          </table:table-cell>
          <table:table-cell office:value-type="float" office:value="0.026201" calcext:value-type="float">
            <text:p>0.026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2382" calcext:value-type="float">
            <text:p>0.022382</text:p>
          </table:table-cell>
          <table:table-cell office:value-type="float" office:value="0.022377" calcext:value-type="float">
            <text:p>0.0223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226" calcext:value-type="float">
            <text:p>0.020226</text:p>
          </table:table-cell>
          <table:table-cell office:value-type="float" office:value="0.020222" calcext:value-type="float">
            <text:p>0.020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551" calcext:value-type="float">
            <text:p>0.018551</text:p>
          </table:table-cell>
          <table:table-cell office:value-type="float" office:value="0.018547" calcext:value-type="float">
            <text:p>0.018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6961" calcext:value-type="float">
            <text:p>0.016961</text:p>
          </table:table-cell>
          <table:table-cell office:value-type="float" office:value="0.016958" calcext:value-type="float">
            <text:p>0.0169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9464" calcext:value-type="float">
            <text:p>0.019464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53" calcext:value-type="float">
            <text:p>0.014153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24" calcext:value-type="float">
            <text:p>0.014124</text:p>
          </table:table-cell>
          <table:table-cell office:value-type="float" office:value="0.014121" calcext:value-type="float">
            <text:p>0.0141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4" calcext:value-type="float">
            <text:p>0.013954</text:p>
          </table:table-cell>
          <table:table-cell office:value-type="float" office:value="0.013951" calcext:value-type="float">
            <text:p>0.0139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4" calcext:value-type="float">
            <text:p>0.013884</text:p>
          </table:table-cell>
          <table:table-cell office:value-type="float" office:value="0.013881" calcext:value-type="float">
            <text:p>0.0138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178" calcext:value-type="float">
            <text:p>0.014178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6" calcext:value-type="float">
            <text:p>0.013896</text:p>
          </table:table-cell>
          <table:table-cell office:value-type="float" office:value="0.013893" calcext:value-type="float">
            <text:p>0.0138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6" calcext:value-type="float">
            <text:p>0.013816</text:p>
          </table:table-cell>
          <table:table-cell office:value-type="float" office:value="0.013813" calcext:value-type="float">
            <text:p>0.013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5" calcext:value-type="float">
            <text:p>0.013895</text:p>
          </table:table-cell>
          <table:table-cell office:value-type="float" office:value="0.013892" calcext:value-type="float">
            <text:p>0.0138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1" calcext:value-type="float">
            <text:p>0.014031</text:p>
          </table:table-cell>
          <table:table-cell office:value-type="float" office:value="0.014029" calcext:value-type="float">
            <text:p>0.0140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" calcext:value-type="float">
            <text:p>0.01384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65" calcext:value-type="float">
            <text:p>0.014065</text:p>
          </table:table-cell>
          <table:table-cell office:value-type="float" office:value="0.014062" calcext:value-type="float">
            <text:p>0.0140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6" calcext:value-type="float">
            <text:p>0.014076</text:p>
          </table:table-cell>
          <table:table-cell office:value-type="float" office:value="0.014074" calcext:value-type="float">
            <text:p>0.014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2" calcext:value-type="float">
            <text:p>0.013902</text:p>
          </table:table-cell>
          <table:table-cell office:value-type="float" office:value="0.013899" calcext:value-type="float">
            <text:p>0.0138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3" calcext:value-type="float">
            <text:p>0.01383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2" calcext:value-type="float">
            <text:p>0.013922</text:p>
          </table:table-cell>
          <table:table-cell office:value-type="float" office:value="0.013919" calcext:value-type="float">
            <text:p>0.013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37" calcext:value-type="float">
            <text:p>0.013837</text:p>
          </table:table-cell>
          <table:table-cell office:value-type="float" office:value="0.013835" calcext:value-type="float">
            <text:p>0.013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8" calcext:value-type="float">
            <text:p>0.013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2" calcext:value-type="float">
            <text:p>0.01396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56" calcext:value-type="float">
            <text:p>0.014056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67" calcext:value-type="float">
            <text:p>0.014067</text:p>
          </table:table-cell>
          <table:table-cell office:value-type="float" office:value="0.014064" calcext:value-type="float">
            <text:p>0.0140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3" calcext:value-type="float">
            <text:p>0.01395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7436" calcext:value-type="float">
            <text:p>0.027436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8" calcext:value-type="float">
            <text:p>0.027278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1" calcext:value-type="float">
            <text:p>0.027431</text:p>
          </table:table-cell>
          <table:table-cell office:value-type="float" office:value="0.027428" calcext:value-type="float">
            <text:p>0.0274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8" calcext:value-type="float">
            <text:p>0.027418</text:p>
          </table:table-cell>
          <table:table-cell office:value-type="float" office:value="0.027415" calcext:value-type="float">
            <text:p>0.0274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8" calcext:value-type="float">
            <text:p>0.027488</text:p>
          </table:table-cell>
          <table:table-cell office:value-type="float" office:value="0.027485" calcext:value-type="float">
            <text:p>0.0274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11" calcext:value-type="float">
            <text:p>0.027611</text:p>
          </table:table-cell>
          <table:table-cell office:value-type="float" office:value="0.027608" calcext:value-type="float">
            <text:p>0.0276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9" calcext:value-type="float">
            <text:p>0.027569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4" calcext:value-type="float">
            <text:p>0.027434</text:p>
          </table:table-cell>
          <table:table-cell office:value-type="float" office:value="0.027431" calcext:value-type="float">
            <text:p>0.027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5" calcext:value-type="float">
            <text:p>0.027375</text:p>
          </table:table-cell>
          <table:table-cell office:value-type="float" office:value="0.027373" calcext:value-type="float">
            <text:p>0.0273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4" calcext:value-type="float">
            <text:p>0.027324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9" calcext:value-type="float">
            <text:p>0.027279</text:p>
          </table:table-cell>
          <table:table-cell office:value-type="float" office:value="0.027276" calcext:value-type="float">
            <text:p>0.027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8" calcext:value-type="float">
            <text:p>0.027528</text:p>
          </table:table-cell>
          <table:table-cell office:value-type="float" office:value="0.027526" calcext:value-type="float">
            <text:p>0.027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6" calcext:value-type="float">
            <text:p>0.027416</text:p>
          </table:table-cell>
          <table:table-cell office:value-type="float" office:value="0.027413" calcext:value-type="float">
            <text:p>0.027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8" calcext:value-type="float">
            <text:p>0.027398</text:p>
          </table:table-cell>
          <table:table-cell office:value-type="float" office:value="0.027396" calcext:value-type="float">
            <text:p>0.0273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4" calcext:value-type="float">
            <text:p>0.0273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706" calcext:value-type="float">
            <text:p>0.027706</text:p>
          </table:table-cell>
          <table:table-cell office:value-type="float" office:value="0.027703" calcext:value-type="float">
            <text:p>0.0277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5" calcext:value-type="float">
            <text:p>0.027435</text:p>
          </table:table-cell>
          <table:table-cell office:value-type="float" office:value="0.027432" calcext:value-type="float">
            <text:p>0.0274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6" calcext:value-type="float">
            <text:p>0.02746</text:p>
          </table:table-cell>
          <table:table-cell office:value-type="float" office:value="0.027457" calcext:value-type="float">
            <text:p>0.0274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39285" calcext:value-type="float">
            <text:p>0.039285</text:p>
          </table:table-cell>
          <table:table-cell office:value-type="float" office:value="0.039282" calcext:value-type="float">
            <text:p>0.0392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2" calcext:value-type="float">
            <text:p>0.027412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19" calcext:value-type="float">
            <text:p>0.027319</text:p>
          </table:table-cell>
          <table:table-cell office:value-type="float" office:value="0.027316" calcext:value-type="float">
            <text:p>0.0273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6" calcext:value-type="float">
            <text:p>0.027376</text:p>
          </table:table-cell>
          <table:table-cell office:value-type="float" office:value="0.027374" calcext:value-type="float">
            <text:p>0.0273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8" calcext:value-type="float">
            <text:p>0.027338</text:p>
          </table:table-cell>
          <table:table-cell office:value-type="float" office:value="0.027335" calcext:value-type="float">
            <text:p>0.0273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9" calcext:value-type="float">
            <text:p>0.027429</text:p>
          </table:table-cell>
          <table:table-cell office:value-type="float" office:value="0.027426" calcext:value-type="float">
            <text:p>0.0274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543" calcext:value-type="float">
            <text:p>0.029543</text:p>
          </table:table-cell>
          <table:table-cell office:value-type="float" office:value="0.029541" calcext:value-type="float">
            <text:p>0.02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" calcext:value-type="float">
            <text:p>0.02738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6" calcext:value-type="float">
            <text:p>0.027526</text:p>
          </table:table-cell>
          <table:table-cell office:value-type="float" office:value="0.027523" calcext:value-type="float">
            <text:p>0.0275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3" calcext:value-type="float">
            <text:p>0.027453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03" calcext:value-type="float">
            <text:p>0.027603</text:p>
          </table:table-cell>
          <table:table-cell office:value-type="float" office:value="0.027601" calcext:value-type="float">
            <text:p>0.027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6" calcext:value-type="float">
            <text:p>0.027496</text:p>
          </table:table-cell>
          <table:table-cell office:value-type="float" office:value="0.027493" calcext:value-type="float">
            <text:p>0.027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27497" calcext:value-type="float">
            <text:p>0.027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" calcext:value-type="float">
            <text:p>0.02745</text:p>
          </table:table-cell>
          <table:table-cell office:value-type="float" office:value="0.027447" calcext:value-type="float">
            <text:p>0.0274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2" calcext:value-type="float">
            <text:p>0.027312</text:p>
          </table:table-cell>
          <table:table-cell office:value-type="float" office:value="0.027309" calcext:value-type="float">
            <text:p>0.027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4" calcext:value-type="float">
            <text:p>0.027494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7" calcext:value-type="float">
            <text:p>0.0277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8" calcext:value-type="float">
            <text:p>0.027308</text:p>
          </table:table-cell>
          <table:table-cell office:value-type="float" office:value="0.027306" calcext:value-type="float">
            <text:p>0.027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" calcext:value-type="float">
            <text:p>0.02747</text:p>
          </table:table-cell>
          <table:table-cell office:value-type="float" office:value="0.027468" calcext:value-type="float">
            <text:p>0.027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2" calcext:value-type="float">
            <text:p>0.027452</text:p>
          </table:table-cell>
          <table:table-cell office:value-type="float" office:value="0.027449" calcext:value-type="float">
            <text:p>0.027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3" calcext:value-type="float">
            <text:p>0.027503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6" calcext:value-type="float">
            <text:p>0.027406</text:p>
          </table:table-cell>
          <table:table-cell office:value-type="float" office:value="0.027403" calcext:value-type="float">
            <text:p>0.0274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6" calcext:value-type="float">
            <text:p>0.027456</text:p>
          </table:table-cell>
          <table:table-cell office:value-type="float" office:value="0.027454" calcext:value-type="float">
            <text:p>0.0274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1" calcext:value-type="float">
            <text:p>0.027381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8" calcext:value-type="float">
            <text:p>0.027508</text:p>
          </table:table-cell>
          <table:table-cell office:value-type="float" office:value="0.027505" calcext:value-type="float">
            <text:p>0.027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2" calcext:value-type="float">
            <text:p>0.027392</text:p>
          </table:table-cell>
          <table:table-cell office:value-type="float" office:value="0.027389" calcext:value-type="float">
            <text:p>0.0273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3" calcext:value-type="float">
            <text:p>0.027493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9" calcext:value-type="float">
            <text:p>0.027369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4" calcext:value-type="float">
            <text:p>0.027364</text:p>
          </table:table-cell>
          <table:table-cell office:value-type="float" office:value="0.027362" calcext:value-type="float">
            <text:p>0.027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63" calcext:value-type="float">
            <text:p>0.027663</text:p>
          </table:table-cell>
          <table:table-cell office:value-type="float" office:value="0.027661" calcext:value-type="float">
            <text:p>0.0276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57" calcext:value-type="float">
            <text:p>0.027357</text:p>
          </table:table-cell>
          <table:table-cell office:value-type="float" office:value="0.027355" calcext:value-type="float">
            <text:p>0.0273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" calcext:value-type="float">
            <text:p>0.02742</text:p>
          </table:table-cell>
          <table:table-cell office:value-type="float" office:value="0.027417" calcext:value-type="float">
            <text:p>0.0274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6" calcext:value-type="float">
            <text:p>0.027506</text:p>
          </table:table-cell>
          <table:table-cell office:value-type="float" office:value="0.027503" calcext:value-type="float">
            <text:p>0.02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2" calcext:value-type="float">
            <text:p>0.027482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3" calcext:value-type="float">
            <text:p>0.027323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1" calcext:value-type="float">
            <text:p>0.0274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68" calcext:value-type="float">
            <text:p>0.027268</text:p>
          </table:table-cell>
          <table:table-cell office:value-type="float" office:value="0.027266" calcext:value-type="float">
            <text:p>0.027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8" calcext:value-type="float">
            <text:p>0.027368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1" calcext:value-type="float">
            <text:p>0.027561</text:p>
          </table:table-cell>
          <table:table-cell office:value-type="float" office:value="0.027558" calcext:value-type="float">
            <text:p>0.027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9" calcext:value-type="float">
            <text:p>0.02749</text:p>
          </table:table-cell>
          <table:table-cell office:value-type="float" office:value="0.027487" calcext:value-type="float">
            <text:p>0.0274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2" calcext:value-type="float">
            <text:p>0.027322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54" calcext:value-type="float">
            <text:p>0.027254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24" calcext:value-type="float">
            <text:p>0.027524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58" calcext:value-type="float">
            <text:p>0.027458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9" calcext:value-type="float">
            <text:p>0.027529</text:p>
          </table:table-cell>
          <table:table-cell office:value-type="float" office:value="0.027527" calcext:value-type="float">
            <text:p>0.027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" calcext:value-type="float">
            <text:p>0.0273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47" calcext:value-type="float">
            <text:p>0.027547</text:p>
          </table:table-cell>
          <table:table-cell office:value-type="float" office:value="0.027544" calcext:value-type="float">
            <text:p>0.0275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94" calcext:value-type="float">
            <text:p>0.027394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28" calcext:value-type="float">
            <text:p>0.027228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79" calcext:value-type="float">
            <text:p>0.027579</text:p>
          </table:table-cell>
          <table:table-cell office:value-type="float" office:value="0.027576" calcext:value-type="float">
            <text:p>0.027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386" calcext:value-type="float">
            <text:p>0.029386</text:p>
          </table:table-cell>
          <table:table-cell office:value-type="float" office:value="0.029384" calcext:value-type="float">
            <text:p>0.0293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4" calcext:value-type="float">
            <text:p>0.027404</text:p>
          </table:table-cell>
          <table:table-cell office:value-type="float" office:value="0.027401" calcext:value-type="float">
            <text:p>0.027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4" calcext:value-type="float">
            <text:p>0.027534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24" calcext:value-type="float">
            <text:p>0.027624</text:p>
          </table:table-cell>
          <table:table-cell office:value-type="float" office:value="0.027621" calcext:value-type="float">
            <text:p>0.027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38" calcext:value-type="float">
            <text:p>0.027538</text:p>
          </table:table-cell>
          <table:table-cell office:value-type="float" office:value="0.027535" calcext:value-type="float">
            <text:p>0.0275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7" calcext:value-type="float">
            <text:p>0.027537</text:p>
          </table:table-cell>
          <table:table-cell office:value-type="float" office:value="0.027534" calcext:value-type="float">
            <text:p>0.027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6" calcext:value-type="float">
            <text:p>0.027486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1" calcext:value-type="float">
            <text:p>0.027481</text:p>
          </table:table-cell>
          <table:table-cell office:value-type="float" office:value="0.027478" calcext:value-type="float">
            <text:p>0.027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5" calcext:value-type="float">
            <text:p>0.027515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86" calcext:value-type="float">
            <text:p>0.027586</text:p>
          </table:table-cell>
          <table:table-cell office:value-type="float" office:value="0.027584" calcext:value-type="float">
            <text:p>0.0275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6" calcext:value-type="float">
            <text:p>0.027316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17" calcext:value-type="float">
            <text:p>0.027517</text:p>
          </table:table-cell>
          <table:table-cell office:value-type="float" office:value="0.027514" calcext:value-type="float">
            <text:p>0.02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3" calcext:value-type="float">
            <text:p>0.027483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5" calcext:value-type="float">
            <text:p>0.027475</text:p>
          </table:table-cell>
          <table:table-cell office:value-type="float" office:value="0.027472" calcext:value-type="float">
            <text:p>0.027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4" calcext:value-type="float">
            <text:p>0.027484</text:p>
          </table:table-cell>
          <table:table-cell office:value-type="float" office:value="0.027482" calcext:value-type="float">
            <text:p>0.0274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8" calcext:value-type="float">
            <text:p>0.027318</text:p>
          </table:table-cell>
          <table:table-cell office:value-type="float" office:value="0.027315" calcext:value-type="float">
            <text:p>0.0273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55" calcext:value-type="float">
            <text:p>0.027555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43" calcext:value-type="float">
            <text:p>0.02764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54325" calcext:value-type="float">
            <text:p>0.054325</text:p>
          </table:table-cell>
          <table:table-cell office:value-type="float" office:value="0.054322" calcext:value-type="float">
            <text:p>0.054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14" calcext:value-type="float">
            <text:p>0.054414</text:p>
          </table:table-cell>
          <table:table-cell office:value-type="float" office:value="0.054411" calcext:value-type="float">
            <text:p>0.0544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" calcext:value-type="float">
            <text:p>0.05415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2" calcext:value-type="float">
            <text:p>0.054202</text:p>
          </table:table-cell>
          <table:table-cell office:value-type="float" office:value="0.0542" calcext:value-type="float">
            <text:p>0.0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9" calcext:value-type="float">
            <text:p>0.054289</text:p>
          </table:table-cell>
          <table:table-cell office:value-type="float" office:value="0.054286" calcext:value-type="float">
            <text:p>0.054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78" calcext:value-type="float">
            <text:p>0.054078</text:p>
          </table:table-cell>
          <table:table-cell office:value-type="float" office:value="0.054076" calcext:value-type="float">
            <text:p>0.054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1" calcext:value-type="float">
            <text:p>0.0541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9" calcext:value-type="float">
            <text:p>0.054139</text:p>
          </table:table-cell>
          <table:table-cell office:value-type="float" office:value="0.054137" calcext:value-type="float">
            <text:p>0.0541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9" calcext:value-type="float">
            <text:p>0.054199</text:p>
          </table:table-cell>
          <table:table-cell office:value-type="float" office:value="0.054196" calcext:value-type="float">
            <text:p>0.054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8" calcext:value-type="float">
            <text:p>0.054098</text:p>
          </table:table-cell>
          <table:table-cell office:value-type="float" office:value="0.054095" calcext:value-type="float">
            <text:p>0.054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4" calcext:value-type="float">
            <text:p>0.054164</text:p>
          </table:table-cell>
          <table:table-cell office:value-type="float" office:value="0.054161" calcext:value-type="float">
            <text:p>0.0541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3" calcext:value-type="float">
            <text:p>0.054283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2" calcext:value-type="float">
            <text:p>0.054152</text:p>
          </table:table-cell>
          <table:table-cell office:value-type="float" office:value="0.05415" calcext:value-type="float">
            <text:p>0.05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8" calcext:value-type="float">
            <text:p>0.054268</text:p>
          </table:table-cell>
          <table:table-cell office:value-type="float" office:value="0.054265" calcext:value-type="float">
            <text:p>0.05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75848" calcext:value-type="float">
            <text:p>0.075848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588" calcext:value-type="float">
            <text:p>0.054588</text:p>
          </table:table-cell>
          <table:table-cell office:value-type="float" office:value="0.054585" calcext:value-type="float">
            <text:p>0.0545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1" calcext:value-type="float">
            <text:p>0.054151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08" calcext:value-type="float">
            <text:p>0.054408</text:p>
          </table:table-cell>
          <table:table-cell office:value-type="float" office:value="0.054405" calcext:value-type="float">
            <text:p>0.05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3" calcext:value-type="float">
            <text:p>0.054253</text:p>
          </table:table-cell>
          <table:table-cell office:value-type="float" office:value="0.054251" calcext:value-type="float">
            <text:p>0.0542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22" calcext:value-type="float">
            <text:p>0.054422</text:p>
          </table:table-cell>
          <table:table-cell office:value-type="float" office:value="0.05442" calcext:value-type="float">
            <text:p>0.054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8" calcext:value-type="float">
            <text:p>0.054348</text:p>
          </table:table-cell>
          <table:table-cell office:value-type="float" office:value="0.054345" calcext:value-type="float">
            <text:p>0.054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16" calcext:value-type="float">
            <text:p>0.054016</text:p>
          </table:table-cell>
          <table:table-cell office:value-type="float" office:value="0.054013" calcext:value-type="float">
            <text:p>0.054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4" calcext:value-type="float">
            <text:p>0.054274</text:p>
          </table:table-cell>
          <table:table-cell office:value-type="float" office:value="0.054271" calcext:value-type="float">
            <text:p>0.054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4" calcext:value-type="float">
            <text:p>0.054094</text:p>
          </table:table-cell>
          <table:table-cell office:value-type="float" office:value="0.054091" calcext:value-type="float">
            <text:p>0.054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4" calcext:value-type="float">
            <text:p>0.054194</text:p>
          </table:table-cell>
          <table:table-cell office:value-type="float" office:value="0.054191" calcext:value-type="float">
            <text:p>0.0541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8" calcext:value-type="float">
            <text:p>0.054258</text:p>
          </table:table-cell>
          <table:table-cell office:value-type="float" office:value="0.054256" calcext:value-type="float">
            <text:p>0.054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2" calcext:value-type="float">
            <text:p>0.054332</text:p>
          </table:table-cell>
          <table:table-cell office:value-type="float" office:value="0.054329" calcext:value-type="float">
            <text:p>0.0543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5" calcext:value-type="float">
            <text:p>0.054105</text:p>
          </table:table-cell>
          <table:table-cell office:value-type="float" office:value="0.054103" calcext:value-type="float">
            <text:p>0.05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2" calcext:value-type="float">
            <text:p>0.0541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5" calcext:value-type="float">
            <text:p>0.054155</text:p>
          </table:table-cell>
          <table:table-cell office:value-type="float" office:value="0.054152" calcext:value-type="float">
            <text:p>0.054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" calcext:value-type="float">
            <text:p>0.0542</text:p>
          </table:table-cell>
          <table:table-cell office:value-type="float" office:value="0.054197" calcext:value-type="float">
            <text:p>0.0541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7" calcext:value-type="float">
            <text:p>0.054217</text:p>
          </table:table-cell>
          <table:table-cell office:value-type="float" office:value="0.054215" calcext:value-type="float">
            <text:p>0.05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9" calcext:value-type="float">
            <text:p>0.054209</text:p>
          </table:table-cell>
          <table:table-cell office:value-type="float" office:value="0.054206" calcext:value-type="float">
            <text:p>0.054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5" calcext:value-type="float">
            <text:p>0.054165</text:p>
          </table:table-cell>
          <table:table-cell office:value-type="float" office:value="0.054162" calcext:value-type="float">
            <text:p>0.0541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9" calcext:value-type="float">
            <text:p>0.054179</text:p>
          </table:table-cell>
          <table:table-cell office:value-type="float" office:value="0.054176" calcext:value-type="float">
            <text:p>0.0541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4" calcext:value-type="float">
            <text:p>0.054334</text:p>
          </table:table-cell>
          <table:table-cell office:value-type="float" office:value="0.054331" calcext:value-type="float">
            <text:p>0.054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87" calcext:value-type="float">
            <text:p>0.054387</text:p>
          </table:table-cell>
          <table:table-cell office:value-type="float" office:value="0.054385" calcext:value-type="float">
            <text:p>0.054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2" calcext:value-type="float">
            <text:p>0.054132</text:p>
          </table:table-cell>
          <table:table-cell office:value-type="float" office:value="0.054129" calcext:value-type="float">
            <text:p>0.054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22" calcext:value-type="float">
            <text:p>0.054022</text:p>
          </table:table-cell>
          <table:table-cell office:value-type="float" office:value="0.054019" calcext:value-type="float">
            <text:p>0.054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54" calcext:value-type="float">
            <text:p>0.054354</text:p>
          </table:table-cell>
          <table:table-cell office:value-type="float" office:value="0.054351" calcext:value-type="float">
            <text:p>0.054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" calcext:value-type="float">
            <text:p>0.05421</text:p>
          </table:table-cell>
          <table:table-cell office:value-type="float" office:value="0.054207" calcext:value-type="float">
            <text:p>0.0542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5" calcext:value-type="float">
            <text:p>0.054205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6" calcext:value-type="float">
            <text:p>0.054086</text:p>
          </table:table-cell>
          <table:table-cell office:value-type="float" office:value="0.054083" calcext:value-type="float">
            <text:p>0.0540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63" calcext:value-type="float">
            <text:p>0.054363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8" calcext:value-type="float">
            <text:p>0.054138</text:p>
          </table:table-cell>
          <table:table-cell office:value-type="float" office:value="0.054136" calcext:value-type="float">
            <text:p>0.05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1" calcext:value-type="float">
            <text:p>0.054331</text:p>
          </table:table-cell>
          <table:table-cell office:value-type="float" office:value="0.054328" calcext:value-type="float">
            <text:p>0.054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7" calcext:value-type="float">
            <text:p>0.0542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8" calcext:value-type="float">
            <text:p>0.054198</text:p>
          </table:table-cell>
          <table:table-cell office:value-type="float" office:value="0.054195" calcext:value-type="float">
            <text:p>0.054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4" calcext:value-type="float">
            <text:p>0.054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3" calcext:value-type="float">
            <text:p>0.054213</text:p>
          </table:table-cell>
          <table:table-cell office:value-type="float" office:value="0.05421" calcext:value-type="float">
            <text:p>0.05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99353" calcext:value-type="float">
            <text:p>1.4699353E-13</text:p>
          </table:table-cell>
          <table:table-cell table:number-columns-repeated="10"/>
        </table:table-row>
        <table:table-row table:style-name="ro1">
          <table:table-cell office:value-type="float" office:value="0.054235" calcext:value-type="float">
            <text:p>0.054235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333" calcext:value-type="float">
            <text:p>0.058333</text:p>
          </table:table-cell>
          <table:table-cell office:value-type="float" office:value="0.05833" calcext:value-type="float">
            <text:p>0.058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1" calcext:value-type="float">
            <text:p>0.054111</text:p>
          </table:table-cell>
          <table:table-cell office:value-type="float" office:value="0.054108" calcext:value-type="float">
            <text:p>0.05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3" calcext:value-type="float">
            <text:p>0.054273</text:p>
          </table:table-cell>
          <table:table-cell office:value-type="float" office:value="0.05427" calcext:value-type="float">
            <text:p>0.0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8" calcext:value-type="float">
            <text:p>0.054148</text:p>
          </table:table-cell>
          <table:table-cell office:value-type="float" office:value="0.054146" calcext:value-type="float">
            <text:p>0.0541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7" calcext:value-type="float">
            <text:p>0.054117</text:p>
          </table:table-cell>
          <table:table-cell office:value-type="float" office:value="0.054114" calcext:value-type="float">
            <text:p>0.0541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3" calcext:value-type="float">
            <text:p>0.054493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4" calcext:value-type="float">
            <text:p>0.054134</text:p>
          </table:table-cell>
          <table:table-cell office:value-type="float" office:value="0.054131" calcext:value-type="float">
            <text:p>0.0541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6" calcext:value-type="float">
            <text:p>0.054266</text:p>
          </table:table-cell>
          <table:table-cell office:value-type="float" office:value="0.054263" calcext:value-type="float">
            <text:p>0.054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8" calcext:value-type="float">
            <text:p>0.054178</text:p>
          </table:table-cell>
          <table:table-cell office:value-type="float" office:value="0.054175" calcext:value-type="float">
            <text:p>0.0541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3" calcext:value-type="float">
            <text:p>0.0543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54" calcext:value-type="float">
            <text:p>0.054454</text:p>
          </table:table-cell>
          <table:table-cell office:value-type="float" office:value="0.054451" calcext:value-type="float">
            <text:p>0.054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4" calcext:value-type="float">
            <text:p>0.054184</text:p>
          </table:table-cell>
          <table:table-cell office:value-type="float" office:value="0.054181" calcext:value-type="float">
            <text:p>0.0541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3" calcext:value-type="float">
            <text:p>0.054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04" calcext:value-type="float">
            <text:p>0.054604</text:p>
          </table:table-cell>
          <table:table-cell office:value-type="float" office:value="0.054601" calcext:value-type="float">
            <text:p>0.05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3" calcext:value-type="float">
            <text:p>0.054123</text:p>
          </table:table-cell>
          <table:table-cell office:value-type="float" office:value="0.054121" calcext:value-type="float">
            <text:p>0.0541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5" calcext:value-type="float">
            <text:p>0.054085</text:p>
          </table:table-cell>
          <table:table-cell office:value-type="float" office:value="0.054082" calcext:value-type="float">
            <text:p>0.054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7" calcext:value-type="float">
            <text:p>0.054137</text:p>
          </table:table-cell>
          <table:table-cell office:value-type="float" office:value="0.054134" calcext:value-type="float">
            <text:p>0.0541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292" calcext:value-type="float">
            <text:p>0.058292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14" calcext:value-type="float">
            <text:p>0.054314</text:p>
          </table:table-cell>
          <table:table-cell office:value-type="float" office:value="0.054311" calcext:value-type="float">
            <text:p>0.054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7" calcext:value-type="float">
            <text:p>0.054497</text:p>
          </table:table-cell>
          <table:table-cell office:value-type="float" office:value="0.054487" calcext:value-type="float">
            <text:p>0.0544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3" calcext:value-type="float">
            <text:p>0.054103</text:p>
          </table:table-cell>
          <table:table-cell office:value-type="float" office:value="0.0541" calcext:value-type="float">
            <text:p>0.0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41" calcext:value-type="float">
            <text:p>0.054041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" calcext:value-type="float">
            <text:p>0.05427</text:p>
          </table:table-cell>
          <table:table-cell office:value-type="float" office:value="0.054268" calcext:value-type="float">
            <text:p>0.054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2" calcext:value-type="float">
            <text:p>0.054342</text:p>
          </table:table-cell>
          <table:table-cell office:value-type="float" office:value="0.05434" calcext:value-type="float">
            <text:p>0.0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4" calcext:value-type="float">
            <text:p>0.05464</text:p>
          </table:table-cell>
          <table:table-cell office:value-type="float" office:value="0.054637" calcext:value-type="float">
            <text:p>0.054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6" calcext:value-type="float">
            <text:p>0.054236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6" calcext:value-type="float">
            <text:p>0.054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69" calcext:value-type="float">
            <text:p>0.054469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8" calcext:value-type="float">
            <text:p>0.054128</text:p>
          </table:table-cell>
          <table:table-cell office:value-type="float" office:value="0.054125" calcext:value-type="float">
            <text:p>0.054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9" calcext:value-type="float">
            <text:p>0.054119</text:p>
          </table:table-cell>
          <table:table-cell office:value-type="float" office:value="0.054116" calcext:value-type="float">
            <text:p>0.054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6" calcext:value-type="float">
            <text:p>0.054296</text:p>
          </table:table-cell>
          <table:table-cell office:value-type="float" office:value="0.054293" calcext:value-type="float">
            <text:p>0.054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9" calcext:value-type="float">
            <text:p>0.054299</text:p>
          </table:table-cell>
          <table:table-cell office:value-type="float" office:value="0.054297" calcext:value-type="float">
            <text:p>0.054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16153" calcext:value-type="float">
            <text:p>0.016153</text:p>
          </table:table-cell>
          <table:table-cell office:value-type="float" office:value="0.016151" calcext:value-type="float">
            <text:p>0.016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3485" calcext:value-type="float">
            <text:p>0.013485</text:p>
          </table:table-cell>
          <table:table-cell office:value-type="float" office:value="0.013483" calcext:value-type="float">
            <text:p>0.013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2213" calcext:value-type="float">
            <text:p>0.012213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1594" calcext:value-type="float">
            <text:p>0.011594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116" calcext:value-type="float">
            <text:p>0.01116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0411" calcext:value-type="float">
            <text:p>0.010411</text:p>
          </table:table-cell>
          <table:table-cell office:value-type="float" office:value="0.010408" calcext:value-type="float">
            <text:p>0.0104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0335" calcext:value-type="float">
            <text:p>0.010335</text:p>
          </table:table-cell>
          <table:table-cell office:value-type="float" office:value="0.010332" calcext:value-type="float">
            <text:p>0.0103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6589" calcext:value-type="float">
            <text:p>0.016589</text:p>
          </table:table-cell>
          <table:table-cell office:value-type="float" office:value="0.016586" calcext:value-type="float">
            <text:p>0.016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325" calcext:value-type="float">
            <text:p>0.009325</text:p>
          </table:table-cell>
          <table:table-cell office:value-type="float" office:value="0.009322" calcext:value-type="float">
            <text:p>0.0093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9402" calcext:value-type="float">
            <text:p>0.009402</text:p>
          </table:table-cell>
          <table:table-cell office:value-type="float" office:value="0.009399" calcext:value-type="float">
            <text:p>0.0093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587" calcext:value-type="float">
            <text:p>0.009587</text:p>
          </table:table-cell>
          <table:table-cell office:value-type="float" office:value="0.009584" calcext:value-type="float">
            <text:p>0.0095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8912" calcext:value-type="float">
            <text:p>0.008912</text:p>
          </table:table-cell>
          <table:table-cell office:value-type="float" office:value="0.008909" calcext:value-type="float">
            <text:p>0.008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535" calcext:value-type="float">
            <text:p>0.008535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7" calcext:value-type="float">
            <text:p>0.007497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6" calcext:value-type="float">
            <text:p>0.007676</text:p>
          </table:table-cell>
          <table:table-cell office:value-type="float" office:value="0.007673" calcext:value-type="float">
            <text:p>0.0076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3" calcext:value-type="float">
            <text:p>0.007673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5" calcext:value-type="float">
            <text:p>0.007545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89" calcext:value-type="float">
            <text:p>0.007589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1" calcext:value-type="float">
            <text:p>0.007501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8" calcext:value-type="float">
            <text:p>0.007608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9" calcext:value-type="float">
            <text:p>0.007499</text:p>
          </table:table-cell>
          <table:table-cell office:value-type="float" office:value="0.007496" calcext:value-type="float">
            <text:p>0.0074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6" calcext:value-type="float">
            <text:p>0.007726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" calcext:value-type="float">
            <text:p>0.00761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1" calcext:value-type="float">
            <text:p>0.007511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5043" calcext:value-type="float">
            <text:p>0.015043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643" calcext:value-type="float">
            <text:p>0.007643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2" calcext:value-type="float">
            <text:p>0.007502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4" calcext:value-type="float">
            <text:p>0.007614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66" calcext:value-type="float">
            <text:p>0.007766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" calcext:value-type="float">
            <text:p>0.00752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5" calcext:value-type="float">
            <text:p>0.007635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4" calcext:value-type="float">
            <text:p>0.007534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1" calcext:value-type="float">
            <text:p>0.007541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7" calcext:value-type="float">
            <text:p>0.007717</text:p>
          </table:table-cell>
          <table:table-cell office:value-type="float" office:value="0.007714" calcext:value-type="float">
            <text:p>0.007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1" calcext:value-type="float">
            <text:p>0.007691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7" calcext:value-type="float">
            <text:p>0.007607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9" calcext:value-type="float">
            <text:p>0.007559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0.007599" calcext:value-type="float">
            <text:p>0.0075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1" calcext:value-type="float">
            <text:p>0.007721</text:p>
          </table:table-cell>
          <table:table-cell office:value-type="float" office:value="0.007718" calcext:value-type="float">
            <text:p>0.007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41" calcext:value-type="float">
            <text:p>0.007741</text:p>
          </table:table-cell>
          <table:table-cell office:value-type="float" office:value="0.007739" calcext:value-type="float">
            <text:p>0.0077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7" calcext:value-type="float">
            <text:p>0.007557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85" calcext:value-type="float">
            <text:p>0.007785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9" calcext:value-type="float">
            <text:p>0.007699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822" calcext:value-type="float">
            <text:p>0.007822</text:p>
          </table:table-cell>
          <table:table-cell office:value-type="float" office:value="0.007819" calcext:value-type="float">
            <text:p>0.007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" calcext:value-type="float">
            <text:p>0.00755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" calcext:value-type="float">
            <text:p>0.00771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4" calcext:value-type="float">
            <text:p>0.007554</text:p>
          </table:table-cell>
          <table:table-cell office:value-type="float" office:value="0.007551" calcext:value-type="float">
            <text:p>0.00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79" calcext:value-type="float">
            <text:p>0.007579</text:p>
          </table:table-cell>
          <table:table-cell office:value-type="float" office:value="0.007576" calcext:value-type="float">
            <text:p>0.0075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6" calcext:value-type="float">
            <text:p>0.007606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4" calcext:value-type="float">
            <text:p>0.007484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5015" calcext:value-type="float">
            <text:p>0.015015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5" calcext:value-type="float">
            <text:p>0.007515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29" calcext:value-type="float">
            <text:p>0.007729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8" calcext:value-type="float">
            <text:p>0.007498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072" calcext:value-type="float">
            <text:p>0.008072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6" calcext:value-type="float">
            <text:p>0.007576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8" calcext:value-type="float">
            <text:p>0.007488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521" calcext:value-type="float">
            <text:p>0.007521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27" calcext:value-type="float">
            <text:p>0.007627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1" calcext:value-type="float">
            <text:p>0.0074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08" calcext:value-type="float">
            <text:p>0.007508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" calcext:value-type="float">
            <text:p>0.00757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2" calcext:value-type="float">
            <text:p>0.007662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" calcext:value-type="float">
            <text:p>0.00769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9" calcext:value-type="float">
            <text:p>0.007519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5" calcext:value-type="float">
            <text:p>0.00752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3" calcext:value-type="float">
            <text:p>0.00769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2" calcext:value-type="float">
            <text:p>0.007492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47" calcext:value-type="float">
            <text:p>0.007647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4764" calcext:value-type="float">
            <text:p>0.014764</text:p>
          </table:table-cell>
          <table:table-cell office:value-type="float" office:value="0.014761" calcext:value-type="float">
            <text:p>0.0147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98" calcext:value-type="float">
            <text:p>0.014998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2" calcext:value-type="float">
            <text:p>0.01476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7" calcext:value-type="float">
            <text:p>0.014857</text:p>
          </table:table-cell>
          <table:table-cell office:value-type="float" office:value="0.014854" calcext:value-type="float">
            <text:p>0.014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6" calcext:value-type="float">
            <text:p>0.014746</text:p>
          </table:table-cell>
          <table:table-cell office:value-type="float" office:value="0.014743" calcext:value-type="float">
            <text:p>0.0147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6" calcext:value-type="float">
            <text:p>0.0148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2" calcext:value-type="float">
            <text:p>0.014962</text:p>
          </table:table-cell>
          <table:table-cell office:value-type="float" office:value="0.014959" calcext:value-type="float">
            <text:p>0.0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5" calcext:value-type="float">
            <text:p>0.01495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1" calcext:value-type="float">
            <text:p>0.014821</text:p>
          </table:table-cell>
          <table:table-cell office:value-type="float" office:value="0.014818" calcext:value-type="float">
            <text:p>0.014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4" calcext:value-type="float">
            <text:p>0.014714</text:p>
          </table:table-cell>
          <table:table-cell office:value-type="float" office:value="0.014711" calcext:value-type="float">
            <text:p>0.014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4" calcext:value-type="float">
            <text:p>0.014934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9" calcext:value-type="float">
            <text:p>0.014899</text:p>
          </table:table-cell>
          <table:table-cell office:value-type="float" office:value="0.014896" calcext:value-type="float">
            <text:p>0.0148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95" calcext:value-type="float">
            <text:p>0.014795</text:p>
          </table:table-cell>
          <table:table-cell office:value-type="float" office:value="0.014792" calcext:value-type="float">
            <text:p>0.0147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4" calcext:value-type="float">
            <text:p>0.0148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8" calcext:value-type="float">
            <text:p>0.014828</text:p>
          </table:table-cell>
          <table:table-cell office:value-type="float" office:value="0.014825" calcext:value-type="float">
            <text:p>0.0148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4" calcext:value-type="float">
            <text:p>0.014854</text:p>
          </table:table-cell>
          <table:table-cell office:value-type="float" office:value="0.014851" calcext:value-type="float">
            <text:p>0.0148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6" calcext:value-type="float">
            <text:p>0.014736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8" calcext:value-type="float">
            <text:p>0.014748</text:p>
          </table:table-cell>
          <table:table-cell office:value-type="float" office:value="0.014745" calcext:value-type="float">
            <text:p>0.014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3" calcext:value-type="float">
            <text:p>0.01478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" calcext:value-type="float">
            <text:p>0.01476</text:p>
          </table:table-cell>
          <table:table-cell office:value-type="float" office:value="0.014757" calcext:value-type="float">
            <text:p>0.0147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7" calcext:value-type="float">
            <text:p>0.014757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8" calcext:value-type="float">
            <text:p>0.015008</text:p>
          </table:table-cell>
          <table:table-cell office:value-type="float" office:value="0.015005" calcext:value-type="float">
            <text:p>0.015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95" calcext:value-type="float">
            <text:p>0.014895</text:p>
          </table:table-cell>
          <table:table-cell office:value-type="float" office:value="0.014893" calcext:value-type="float">
            <text:p>0.0148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5" calcext:value-type="float">
            <text:p>0.015005</text:p>
          </table:table-cell>
          <table:table-cell office:value-type="float" office:value="0.015002" calcext:value-type="float">
            <text:p>0.015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3" calcext:value-type="float">
            <text:p>0.014843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2" calcext:value-type="float">
            <text:p>0.014712</text:p>
          </table:table-cell>
          <table:table-cell office:value-type="float" office:value="0.014709" calcext:value-type="float">
            <text:p>0.0147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9" calcext:value-type="float">
            <text:p>0.0147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" calcext:value-type="float">
            <text:p>0.01489</text:p>
          </table:table-cell>
          <table:table-cell office:value-type="float" office:value="0.014888" calcext:value-type="float">
            <text:p>0.0148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85" calcext:value-type="float">
            <text:p>0.014885</text:p>
          </table:table-cell>
          <table:table-cell office:value-type="float" office:value="0.014882" calcext:value-type="float">
            <text:p>0.0148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51" calcext:value-type="float">
            <text:p>0.014951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2" calcext:value-type="float">
            <text:p>0.014782</text:p>
          </table:table-cell>
          <table:table-cell office:value-type="float" office:value="0.014779" calcext:value-type="float">
            <text:p>0.014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9" calcext:value-type="float">
            <text:p>0.014839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05" calcext:value-type="float">
            <text:p>0.014805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45" calcext:value-type="float">
            <text:p>0.014945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" calcext:value-type="float">
            <text:p>0.01475</text:p>
          </table:table-cell>
          <table:table-cell office:value-type="float" office:value="0.014747" calcext:value-type="float">
            <text:p>0.0147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8" calcext:value-type="float">
            <text:p>0.014858</text:p>
          </table:table-cell>
          <table:table-cell office:value-type="float" office:value="0.014855" calcext:value-type="float">
            <text:p>0.014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7" calcext:value-type="float">
            <text:p>0.014947</text:p>
          </table:table-cell>
          <table:table-cell office:value-type="float" office:value="0.014944" calcext:value-type="float">
            <text:p>0.014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9" calcext:value-type="float">
            <text:p>0.014849</text:p>
          </table:table-cell>
          <table:table-cell office:value-type="float" office:value="0.014846" calcext:value-type="float">
            <text:p>0.0148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5" calcext:value-type="float">
            <text:p>0.014935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2" calcext:value-type="float">
            <text:p>0.014752</text:p>
          </table:table-cell>
          <table:table-cell office:value-type="float" office:value="0.014749" calcext:value-type="float">
            <text:p>0.014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" calcext:value-type="float">
            <text:p>0.01474</text:p>
          </table:table-cell>
          <table:table-cell office:value-type="float" office:value="0.014737" calcext:value-type="float">
            <text:p>0.0147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3" calcext:value-type="float">
            <text:p>0.014733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0994" calcext:value-type="float">
            <text:p>0.020994</text:p>
          </table:table-cell>
          <table:table-cell office:value-type="float" office:value="0.020978" calcext:value-type="float">
            <text:p>0.020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3" calcext:value-type="float">
            <text:p>0.01475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6" calcext:value-type="float">
            <text:p>0.014916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09" calcext:value-type="float">
            <text:p>0.014909</text:p>
          </table:table-cell>
          <table:table-cell office:value-type="float" office:value="0.014907" calcext:value-type="float">
            <text:p>0.014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2" calcext:value-type="float">
            <text:p>0.014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" calcext:value-type="float">
            <text:p>0.01493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1" calcext:value-type="float">
            <text:p>0.014941</text:p>
          </table:table-cell>
          <table:table-cell office:value-type="float" office:value="0.014938" calcext:value-type="float">
            <text:p>0.014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2" calcext:value-type="float">
            <text:p>0.014892</text:p>
          </table:table-cell>
          <table:table-cell office:value-type="float" office:value="0.014889" calcext:value-type="float">
            <text:p>0.0148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2" calcext:value-type="float">
            <text:p>0.014912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9" calcext:value-type="float">
            <text:p>0.01479</text:p>
          </table:table-cell>
          <table:table-cell office:value-type="float" office:value="0.014787" calcext:value-type="float">
            <text:p>0.0147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5" calcext:value-type="float">
            <text:p>0.014735</text:p>
          </table:table-cell>
          <table:table-cell office:value-type="float" office:value="0.014732" calcext:value-type="float">
            <text:p>0.014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7" calcext:value-type="float">
            <text:p>0.014877</text:p>
          </table:table-cell>
          <table:table-cell office:value-type="float" office:value="0.014874" calcext:value-type="float">
            <text:p>0.0148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9" calcext:value-type="float">
            <text:p>0.014779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1" calcext:value-type="float">
            <text:p>0.014751</text:p>
          </table:table-cell>
          <table:table-cell office:value-type="float" office:value="0.014748" calcext:value-type="float">
            <text:p>0.014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8" calcext:value-type="float">
            <text:p>0.014918</text:p>
          </table:table-cell>
          <table:table-cell office:value-type="float" office:value="0.014915" calcext:value-type="float">
            <text:p>0.0149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5" calcext:value-type="float">
            <text:p>0.0148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3" calcext:value-type="float">
            <text:p>0.014933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22" calcext:value-type="float">
            <text:p>0.014722</text:p>
          </table:table-cell>
          <table:table-cell office:value-type="float" office:value="0.014719" calcext:value-type="float">
            <text:p>0.014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8" calcext:value-type="float">
            <text:p>0.014718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99" calcext:value-type="float">
            <text:p>0.014999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6" calcext:value-type="float">
            <text:p>0.014756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07" calcext:value-type="float">
            <text:p>0.014707</text:p>
          </table:table-cell>
          <table:table-cell office:value-type="float" office:value="0.014704" calcext:value-type="float">
            <text:p>0.0147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4" calcext:value-type="float">
            <text:p>0.014984</text:p>
          </table:table-cell>
          <table:table-cell office:value-type="float" office:value="0.014981" calcext:value-type="float">
            <text:p>0.01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2" calcext:value-type="float">
            <text:p>0.014732</text:p>
          </table:table-cell>
          <table:table-cell office:value-type="float" office:value="0.014729" calcext:value-type="float">
            <text:p>0.0147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9" calcext:value-type="float">
            <text:p>0.014969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12" calcext:value-type="float">
            <text:p>0.015012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4" calcext:value-type="float">
            <text:p>0.014924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84" calcext:value-type="float">
            <text:p>0.014784</text:p>
          </table:table-cell>
          <table:table-cell office:value-type="float" office:value="0.014782" calcext:value-type="float">
            <text:p>0.0147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2" calcext:value-type="float">
            <text:p>0.014872</text:p>
          </table:table-cell>
          <table:table-cell office:value-type="float" office:value="0.014869" calcext:value-type="float">
            <text:p>0.0148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7" calcext:value-type="float">
            <text:p>0.014777</text:p>
          </table:table-cell>
          <table:table-cell office:value-type="float" office:value="0.014774" calcext:value-type="float">
            <text:p>0.0147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6" calcext:value-type="float">
            <text:p>0.014926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925" calcext:value-type="float">
            <text:p>0.02925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72" calcext:value-type="float">
            <text:p>0.029472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2" calcext:value-type="float">
            <text:p>0.029362</text:p>
          </table:table-cell>
          <table:table-cell office:value-type="float" office:value="0.029359" calcext:value-type="float">
            <text:p>0.029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3" calcext:value-type="float">
            <text:p>0.029323</text:p>
          </table:table-cell>
          <table:table-cell office:value-type="float" office:value="0.029321" calcext:value-type="float">
            <text:p>0.029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9" calcext:value-type="float">
            <text:p>0.029199</text:p>
          </table:table-cell>
          <table:table-cell office:value-type="float" office:value="0.029196" calcext:value-type="float">
            <text:p>0.029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8" calcext:value-type="float">
            <text:p>0.029308</text:p>
          </table:table-cell>
          <table:table-cell office:value-type="float" office:value="0.029306" calcext:value-type="float">
            <text:p>0.029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8" calcext:value-type="float">
            <text:p>0.02928</text:p>
          </table:table-cell>
          <table:table-cell office:value-type="float" office:value="0.029277" calcext:value-type="float">
            <text:p>0.029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8" calcext:value-type="float">
            <text:p>0.029248</text:p>
          </table:table-cell>
          <table:table-cell office:value-type="float" office:value="0.029246" calcext:value-type="float">
            <text:p>0.0292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2" calcext:value-type="float">
            <text:p>0.029172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5" calcext:value-type="float">
            <text:p>0.029375</text:p>
          </table:table-cell>
          <table:table-cell office:value-type="float" office:value="0.029372" calcext:value-type="float">
            <text:p>0.029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8" calcext:value-type="float">
            <text:p>0.029388</text:p>
          </table:table-cell>
          <table:table-cell office:value-type="float" office:value="0.029385" calcext:value-type="float">
            <text:p>0.029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4" calcext:value-type="float">
            <text:p>0.029284</text:p>
          </table:table-cell>
          <table:table-cell office:value-type="float" office:value="0.029281" calcext:value-type="float">
            <text:p>0.0292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01" calcext:value-type="float">
            <text:p>0.029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8" calcext:value-type="float">
            <text:p>0.029358</text:p>
          </table:table-cell>
          <table:table-cell office:value-type="float" office:value="0.029356" calcext:value-type="float">
            <text:p>0.029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6" calcext:value-type="float">
            <text:p>0.029206</text:p>
          </table:table-cell>
          <table:table-cell office:value-type="float" office:value="0.029204" calcext:value-type="float">
            <text:p>0.029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43" calcext:value-type="float">
            <text:p>0.029243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85" calcext:value-type="float">
            <text:p>0.029185</text:p>
          </table:table-cell>
          <table:table-cell office:value-type="float" office:value="0.029183" calcext:value-type="float">
            <text:p>0.0291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4" calcext:value-type="float">
            <text:p>0.029274</text:p>
          </table:table-cell>
          <table:table-cell office:value-type="float" office:value="0.029271" calcext:value-type="float">
            <text:p>0.029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3" calcext:value-type="float">
            <text:p>0.029273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8" calcext:value-type="float">
            <text:p>0.029338</text:p>
          </table:table-cell>
          <table:table-cell office:value-type="float" office:value="0.029335" calcext:value-type="float">
            <text:p>0.029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2" calcext:value-type="float">
            <text:p>0.029222</text:p>
          </table:table-cell>
          <table:table-cell office:value-type="float" office:value="0.029219" calcext:value-type="float">
            <text:p>0.0292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04" calcext:value-type="float">
            <text:p>0.029304</text:p>
          </table:table-cell>
          <table:table-cell office:value-type="float" office:value="0.029301" calcext:value-type="float">
            <text:p>0.0293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625" calcext:value-type="float">
            <text:p>0.029625</text:p>
          </table:table-cell>
          <table:table-cell office:value-type="float" office:value="0.029622" calcext:value-type="float">
            <text:p>0.029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522" calcext:value-type="float">
            <text:p>0.029522</text:p>
          </table:table-cell>
          <table:table-cell office:value-type="float" office:value="0.02952" calcext:value-type="float">
            <text:p>0.02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9" calcext:value-type="float">
            <text:p>0.029259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1" calcext:value-type="float">
            <text:p>0.02941</text:p>
          </table:table-cell>
          <table:table-cell office:value-type="float" office:value="0.029407" calcext:value-type="float">
            <text:p>0.0294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04" calcext:value-type="float">
            <text:p>0.029404</text:p>
          </table:table-cell>
          <table:table-cell office:value-type="float" office:value="0.029401" calcext:value-type="float">
            <text:p>0.029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7" calcext:value-type="float">
            <text:p>0.029327</text:p>
          </table:table-cell>
          <table:table-cell office:value-type="float" office:value="0.029324" calcext:value-type="float">
            <text:p>0.029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9" calcext:value-type="float">
            <text:p>0.029339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92" calcext:value-type="float">
            <text:p>0.029292</text:p>
          </table:table-cell>
          <table:table-cell office:value-type="float" office:value="0.029289" calcext:value-type="float">
            <text:p>0.029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8" calcext:value-type="float">
            <text:p>0.029258</text:p>
          </table:table-cell>
          <table:table-cell office:value-type="float" office:value="0.029255" calcext:value-type="float">
            <text:p>0.029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5" calcext:value-type="float">
            <text:p>0.029285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8" calcext:value-type="float">
            <text:p>0.029198</text:p>
          </table:table-cell>
          <table:table-cell office:value-type="float" office:value="0.029195" calcext:value-type="float">
            <text:p>0.029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9" calcext:value-type="float">
            <text:p>0.0299</text:p>
          </table:table-cell>
          <table:table-cell office:value-type="float" office:value="0.029897" calcext:value-type="float">
            <text:p>0.0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73" calcext:value-type="float">
            <text:p>0.05273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702" calcext:value-type="float">
            <text:p>0.051702</text:p>
          </table:table-cell>
          <table:table-cell office:value-type="float" office:value="0.051696" calcext:value-type="float">
            <text:p>0.051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9121" calcext:value-type="float">
            <text:p>0.039121</text:p>
          </table:table-cell>
          <table:table-cell office:value-type="float" office:value="0.039116" calcext:value-type="float">
            <text:p>0.039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3127" calcext:value-type="float">
            <text:p>0.033127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8" calcext:value-type="float">
            <text:p>0.029368</text:p>
          </table:table-cell>
          <table:table-cell office:value-type="float" office:value="0.029365" calcext:value-type="float">
            <text:p>0.029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6" calcext:value-type="float">
            <text:p>0.029276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16" calcext:value-type="float">
            <text:p>0.029216</text:p>
          </table:table-cell>
          <table:table-cell office:value-type="float" office:value="0.029213" calcext:value-type="float">
            <text:p>0.029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8" calcext:value-type="float">
            <text:p>0.029348</text:p>
          </table:table-cell>
          <table:table-cell office:value-type="float" office:value="0.029345" calcext:value-type="float">
            <text:p>0.029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42" calcext:value-type="float">
            <text:p>0.029242</text:p>
          </table:table-cell>
          <table:table-cell office:value-type="float" office:value="0.029239" calcext:value-type="float">
            <text:p>0.029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39" calcext:value-type="float">
            <text:p>0.029239</text:p>
          </table:table-cell>
          <table:table-cell office:value-type="float" office:value="0.029236" calcext:value-type="float">
            <text:p>0.02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2" calcext:value-type="float">
            <text:p>0.029302</text:p>
          </table:table-cell>
          <table:table-cell office:value-type="float" office:value="0.029299" calcext:value-type="float">
            <text:p>0.029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4" calcext:value-type="float">
            <text:p>0.029384</text:p>
          </table:table-cell>
          <table:table-cell office:value-type="float" office:value="0.029382" calcext:value-type="float">
            <text:p>0.029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15" calcext:value-type="float">
            <text:p>0.029415</text:p>
          </table:table-cell>
          <table:table-cell office:value-type="float" office:value="0.029412" calcext:value-type="float">
            <text:p>0.0294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6" calcext:value-type="float">
            <text:p>0.029316</text:p>
          </table:table-cell>
          <table:table-cell office:value-type="float" office:value="0.029313" calcext:value-type="float">
            <text:p>0.029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627" calcext:value-type="float">
            <text:p>0.029627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194" calcext:value-type="float">
            <text:p>0.05194</text:p>
          </table:table-cell>
          <table:table-cell office:value-type="float" office:value="0.051937" calcext:value-type="float">
            <text:p>0.051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8764" calcext:value-type="float">
            <text:p>0.038764</text:p>
          </table:table-cell>
          <table:table-cell office:value-type="float" office:value="0.038761" calcext:value-type="float">
            <text:p>0.0387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034973" calcext:value-type="float">
            <text:p>0.034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927" calcext:value-type="float">
            <text:p>0.051927</text:p>
          </table:table-cell>
          <table:table-cell office:value-type="float" office:value="0.051924" calcext:value-type="float">
            <text:p>0.051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5066" calcext:value-type="float">
            <text:p>0.05066</text:p>
          </table:table-cell>
          <table:table-cell office:value-type="float" office:value="0.050658" calcext:value-type="float">
            <text:p>0.050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0834" calcext:value-type="float">
            <text:p>0.050834</text:p>
          </table:table-cell>
          <table:table-cell office:value-type="float" office:value="0.050831" calcext:value-type="float">
            <text:p>0.0508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069" calcext:value-type="float">
            <text:p>0.052069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48544" calcext:value-type="float">
            <text:p>0.048544</text:p>
          </table:table-cell>
          <table:table-cell office:value-type="float" office:value="0.048539" calcext:value-type="float">
            <text:p>0.0485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0736" calcext:value-type="float">
            <text:p>0.030736</text:p>
          </table:table-cell>
          <table:table-cell office:value-type="float" office:value="0.030733" calcext:value-type="float">
            <text:p>0.0307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9" calcext:value-type="float">
            <text:p>0.029349</text:p>
          </table:table-cell>
          <table:table-cell office:value-type="float" office:value="0.029346" calcext:value-type="float">
            <text:p>0.029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1" calcext:value-type="float">
            <text:p>0.029351</text:p>
          </table:table-cell>
          <table:table-cell office:value-type="float" office:value="0.029348" calcext:value-type="float">
            <text:p>0.029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9" calcext:value-type="float">
            <text:p>0.029319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8" calcext:value-type="float">
            <text:p>0.029378</text:p>
          </table:table-cell>
          <table:table-cell office:value-type="float" office:value="0.029376" calcext:value-type="float">
            <text:p>0.029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97" calcext:value-type="float">
            <text:p>0.029197</text:p>
          </table:table-cell>
          <table:table-cell office:value-type="float" office:value="0.029194" calcext:value-type="float">
            <text:p>0.0291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4" calcext:value-type="float">
            <text:p>0.029264</text:p>
          </table:table-cell>
          <table:table-cell office:value-type="float" office:value="0.029261" calcext:value-type="float">
            <text:p>0.029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4" calcext:value-type="float">
            <text:p>0.029244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945" calcext:value-type="float">
            <text:p>0.029945</text:p>
          </table:table-cell>
          <table:table-cell office:value-type="float" office:value="0.029942" calcext:value-type="float">
            <text:p>0.02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5" calcext:value-type="float">
            <text:p>0.029365</text:p>
          </table:table-cell>
          <table:table-cell office:value-type="float" office:value="0.029362" calcext:value-type="float">
            <text:p>0.02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69" calcext:value-type="float">
            <text:p>0.029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" calcext:value-type="float">
            <text:p>0.02922</text:p>
          </table:table-cell>
          <table:table-cell office:value-type="float" office:value="0.029217" calcext:value-type="float">
            <text:p>0.0292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443" calcext:value-type="float">
            <text:p>0.037443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72" calcext:value-type="float">
            <text:p>0.029372</text:p>
          </table:table-cell>
          <table:table-cell office:value-type="float" office:value="0.029369" calcext:value-type="float">
            <text:p>0.029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59" calcext:value-type="float">
            <text:p>0.0292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6" calcext:value-type="float">
            <text:p>0.029326</text:p>
          </table:table-cell>
          <table:table-cell office:value-type="float" office:value="0.029323" calcext:value-type="float">
            <text:p>0.0293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29" calcext:value-type="float">
            <text:p>0.029429</text:p>
          </table:table-cell>
          <table:table-cell office:value-type="float" office:value="0.029427" calcext:value-type="float">
            <text:p>0.029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2" calcext:value-type="float">
            <text:p>0.029202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8" calcext:value-type="float">
            <text:p>0.029228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9" calcext:value-type="float">
            <text:p>0.029289</text:p>
          </table:table-cell>
          <table:table-cell office:value-type="float" office:value="0.029286" calcext:value-type="float">
            <text:p>0.029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" calcext:value-type="float">
            <text:p>0.02923</text:p>
          </table:table-cell>
          <table:table-cell office:value-type="float" office:value="0.029227" calcext:value-type="float">
            <text:p>0.029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85" calcext:value-type="float">
            <text:p>0.029385</text:p>
          </table:table-cell>
          <table:table-cell office:value-type="float" office:value="0.029383" calcext:value-type="float">
            <text:p>0.029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19" calcext:value-type="float">
            <text:p>0.029219</text:p>
          </table:table-cell>
          <table:table-cell office:value-type="float" office:value="0.029216" calcext:value-type="float">
            <text:p>0.02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9" calcext:value-type="float">
            <text:p>0.029209</text:p>
          </table:table-cell>
          <table:table-cell office:value-type="float" office:value="0.029206" calcext:value-type="float">
            <text:p>0.029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1" calcext:value-type="float">
            <text:p>0.029331</text:p>
          </table:table-cell>
          <table:table-cell office:value-type="float" office:value="0.029328" calcext:value-type="float">
            <text:p>0.029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7" calcext:value-type="float">
            <text:p>0.029217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6" calcext:value-type="float">
            <text:p>0.029226</text:p>
          </table:table-cell>
          <table:table-cell office:value-type="float" office:value="0.029223" calcext:value-type="float">
            <text:p>0.0292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7" calcext:value-type="float">
            <text:p>0.029267</text:p>
          </table:table-cell>
          <table:table-cell office:value-type="float" office:value="0.029264" calcext:value-type="float">
            <text:p>0.029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" calcext:value-type="float">
            <text:p>0.02927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51" calcext:value-type="float">
            <text:p>0.029251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8" calcext:value-type="float">
            <text:p>0.029218</text:p>
          </table:table-cell>
          <table:table-cell office:value-type="float" office:value="0.029215" calcext:value-type="float">
            <text:p>0.029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2" calcext:value-type="float">
            <text:p>0.029282</text:p>
          </table:table-cell>
          <table:table-cell office:value-type="float" office:value="0.029279" calcext:value-type="float">
            <text:p>0.0292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3" calcext:value-type="float">
            <text:p>0.029173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42" calcext:value-type="float">
            <text:p>0.01042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9653" calcext:value-type="float">
            <text:p>0.009653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29" calcext:value-type="float">
            <text:p>0.009129</text:p>
          </table:table-cell>
          <table:table-cell office:value-type="float" office:value="0.009126" calcext:value-type="float">
            <text:p>0.0091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054" calcext:value-type="float">
            <text:p>0.009054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0512" calcext:value-type="float">
            <text:p>0.010512</text:p>
          </table:table-cell>
          <table:table-cell office:value-type="float" office:value="0.010509" calcext:value-type="float">
            <text:p>0.010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27" calcext:value-type="float">
            <text:p>0.007027</text:p>
          </table:table-cell>
          <table:table-cell office:value-type="float" office:value="0.007024" calcext:value-type="float">
            <text:p>0.007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6" calcext:value-type="float">
            <text:p>0.00706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84" calcext:value-type="float">
            <text:p>0.006984</text:p>
          </table:table-cell>
          <table:table-cell office:value-type="float" office:value="0.006981" calcext:value-type="float">
            <text:p>0.0069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78" calcext:value-type="float">
            <text:p>0.006778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13" calcext:value-type="float">
            <text:p>0.006713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619" calcext:value-type="float">
            <text:p>0.006619</text:p>
          </table:table-cell>
          <table:table-cell office:value-type="float" office:value="0.006616" calcext:value-type="float">
            <text:p>0.0066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412" calcext:value-type="float">
            <text:p>0.006412</text:p>
          </table:table-cell>
          <table:table-cell office:value-type="float" office:value="0.006409" calcext:value-type="float">
            <text:p>0.0064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329" calcext:value-type="float">
            <text:p>0.006329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63" calcext:value-type="float">
            <text:p>0.006363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062" calcext:value-type="float">
            <text:p>0.006062</text:p>
          </table:table-cell>
          <table:table-cell office:value-type="float" office:value="0.006059" calcext:value-type="float">
            <text:p>0.0060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876" calcext:value-type="float">
            <text:p>0.005876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5" calcext:value-type="float">
            <text:p>0.005245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84" calcext:value-type="float">
            <text:p>0.010484</text:p>
          </table:table-cell>
          <table:table-cell office:value-type="float" office:value="0.010477" calcext:value-type="float">
            <text:p>0.010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" calcext:value-type="float">
            <text:p>0.00517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47" calcext:value-type="float">
            <text:p>0.005247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75" calcext:value-type="float">
            <text:p>0.005375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32" calcext:value-type="float">
            <text:p>0.005232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35" calcext:value-type="float">
            <text:p>0.005335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57" calcext:value-type="float">
            <text:p>0.005357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534" calcext:value-type="float">
            <text:p>0.005534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636" calcext:value-type="float">
            <text:p>0.005636</text:p>
          </table:table-cell>
          <table:table-cell office:value-type="float" office:value="0.005633" calcext:value-type="float">
            <text:p>0.005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1" calcext:value-type="float">
            <text:p>0.005141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1" calcext:value-type="float">
            <text:p>0.005201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5144" calcext:value-type="float">
            <text:p>0.005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44" calcext:value-type="float">
            <text:p>0.010444</text:p>
          </table:table-cell>
          <table:table-cell office:value-type="float" office:value="0.010441" calcext:value-type="float">
            <text:p>0.0104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21" calcext:value-type="float">
            <text:p>0.006821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85" calcext:value-type="float">
            <text:p>0.006785</text:p>
          </table:table-cell>
          <table:table-cell office:value-type="float" office:value="0.006782" calcext:value-type="float">
            <text:p>0.006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3" calcext:value-type="float">
            <text:p>0.00633</text:p>
          </table:table-cell>
          <table:table-cell office:value-type="float" office:value="0.006327" calcext:value-type="float">
            <text:p>0.0063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7" calcext:value-type="float">
            <text:p>0.00613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952" calcext:value-type="float">
            <text:p>0.005952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565" calcext:value-type="float">
            <text:p>0.010565</text:p>
          </table:table-cell>
          <table:table-cell office:value-type="float" office:value="0.010562" calcext:value-type="float">
            <text:p>0.010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3" calcext:value-type="float">
            <text:p>0.005353</text:p>
          </table:table-cell>
          <table:table-cell office:value-type="float" office:value="0.005351" calcext:value-type="float">
            <text:p>0.0053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64" calcext:value-type="float">
            <text:p>0.005164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71" calcext:value-type="float">
            <text:p>0.005271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6" calcext:value-type="float">
            <text:p>0.005346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2" calcext:value-type="float">
            <text:p>0.005142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887" calcext:value-type="float">
            <text:p>0.005887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707" calcext:value-type="float">
            <text:p>0.005707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79" calcext:value-type="float">
            <text:p>0.005279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68" calcext:value-type="float">
            <text:p>0.005368</text:p>
          </table:table-cell>
          <table:table-cell office:value-type="float" office:value="0.005366" calcext:value-type="float">
            <text:p>0.0053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14" calcext:value-type="float">
            <text:p>0.005214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08" calcext:value-type="float">
            <text:p>0.005108</text:p>
          </table:table-cell>
          <table:table-cell office:value-type="float" office:value="0.005106" calcext:value-type="float">
            <text:p>0.0051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32" calcext:value-type="float">
            <text:p>0.005332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12" calcext:value-type="float">
            <text:p>0.005112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04" calcext:value-type="float">
            <text:p>0.005304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344" calcext:value-type="float">
            <text:p>0.010344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5" calcext:value-type="float">
            <text:p>0.005135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139" calcext:value-type="float">
            <text:p>0.005139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17" calcext:value-type="float">
            <text:p>0.005117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7" calcext:value-type="float">
            <text:p>0.005267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54" calcext:value-type="float">
            <text:p>0.005154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8" calcext:value-type="float">
            <text:p>0.0051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3" calcext:value-type="float">
            <text:p>0.005343</text:p>
          </table:table-cell>
          <table:table-cell office:value-type="float" office:value="0.005341" calcext:value-type="float">
            <text:p>0.005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92" calcext:value-type="float">
            <text:p>0.005192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57" calcext:value-type="float">
            <text:p>0.005457</text:p>
          </table:table-cell>
          <table:table-cell office:value-type="float" office:value="0.005454" calcext:value-type="float">
            <text:p>0.0054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14" calcext:value-type="float">
            <text:p>0.005314</text:p>
          </table:table-cell>
          <table:table-cell office:value-type="float" office:value="0.005311" calcext:value-type="float">
            <text:p>0.005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97" calcext:value-type="float">
            <text:p>0.005097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85" calcext:value-type="float">
            <text:p>0.005285</text:p>
          </table:table-cell>
          <table:table-cell office:value-type="float" office:value="0.005282" calcext:value-type="float">
            <text:p>0.0052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6" calcext:value-type="float">
            <text:p>0.005246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3" calcext:value-type="float">
            <text:p>0.005123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" calcext:value-type="float">
            <text:p>0.00514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6" calcext:value-type="float">
            <text:p>0.00516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86" calcext:value-type="float">
            <text:p>0.005386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9" calcext:value-type="float">
            <text:p>0.00519</text:p>
          </table:table-cell>
          <table:table-cell office:value-type="float" office:value="0.005187" calcext:value-type="float">
            <text:p>0.005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4" calcext:value-type="float">
            <text:p>0.005264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7" calcext:value-type="float">
            <text:p>0.005297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71" calcext:value-type="float">
            <text:p>0.005471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9" calcext:value-type="float">
            <text:p>0.005209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89" calcext:value-type="float">
            <text:p>0.005089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6" calcext:value-type="float">
            <text:p>0.005356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143" calcext:value-type="float">
            <text:p>0.01014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3" calcext:value-type="float">
            <text:p>0.010153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1" calcext:value-type="float">
            <text:p>0.009991</text:p>
          </table:table-cell>
          <table:table-cell office:value-type="float" office:value="0.009988" calcext:value-type="float">
            <text:p>0.009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04" calcext:value-type="float">
            <text:p>0.009904</text:p>
          </table:table-cell>
          <table:table-cell office:value-type="float" office:value="0.009901" calcext:value-type="float">
            <text:p>0.0099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44" calcext:value-type="float">
            <text:p>0.009944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6" calcext:value-type="float">
            <text:p>0.010126</text:p>
          </table:table-cell>
          <table:table-cell office:value-type="float" office:value="0.010123" calcext:value-type="float">
            <text:p>0.0101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12" calcext:value-type="float">
            <text:p>0.01011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72" calcext:value-type="float">
            <text:p>0.010072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3" calcext:value-type="float">
            <text:p>0.009933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0.009972" calcext:value-type="float">
            <text:p>0.0099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25" calcext:value-type="float">
            <text:p>0.0099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5" calcext:value-type="float">
            <text:p>0.010125</text:p>
          </table:table-cell>
          <table:table-cell office:value-type="float" office:value="0.010122" calcext:value-type="float">
            <text:p>0.010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4" calcext:value-type="float">
            <text:p>0.009994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24" calcext:value-type="float">
            <text:p>0.009924</text:p>
          </table:table-cell>
          <table:table-cell office:value-type="float" office:value="0.009921" calcext:value-type="float">
            <text:p>0.009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56" calcext:value-type="float">
            <text:p>0.010056</text:p>
          </table:table-cell>
          <table:table-cell office:value-type="float" office:value="0.010053" calcext:value-type="float">
            <text:p>0.010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5" calcext:value-type="float">
            <text:p>0.010085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9" calcext:value-type="float">
            <text:p>0.009939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4" calcext:value-type="float">
            <text:p>0.00994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58" calcext:value-type="float">
            <text:p>0.010158</text:p>
          </table:table-cell>
          <table:table-cell office:value-type="float" office:value="0.010155" calcext:value-type="float">
            <text:p>0.010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7" calcext:value-type="float">
            <text:p>0.010097</text:p>
          </table:table-cell>
          <table:table-cell office:value-type="float" office:value="0.010094" calcext:value-type="float">
            <text:p>0.010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3" calcext:value-type="float">
            <text:p>0.00993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3" calcext:value-type="float">
            <text:p>0.01013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9" calcext:value-type="float">
            <text:p>0.010069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38" calcext:value-type="float">
            <text:p>0.01003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6" calcext:value-type="float">
            <text:p>0.01006</text:p>
          </table:table-cell>
          <table:table-cell office:value-type="float" office:value="0.010057" calcext:value-type="float">
            <text:p>0.010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56" calcext:value-type="float">
            <text:p>0.009956</text:p>
          </table:table-cell>
          <table:table-cell office:value-type="float" office:value="0.009953" calcext:value-type="float">
            <text:p>0.009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7" calcext:value-type="float">
            <text:p>0.009967</text:p>
          </table:table-cell>
          <table:table-cell office:value-type="float" office:value="0.009964" calcext:value-type="float">
            <text:p>0.009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6" calcext:value-type="float">
            <text:p>0.009996</text:p>
          </table:table-cell>
          <table:table-cell office:value-type="float" office:value="0.009993" calcext:value-type="float">
            <text:p>0.009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4" calcext:value-type="float">
            <text:p>0.009934</text:p>
          </table:table-cell>
          <table:table-cell office:value-type="float" office:value="0.009932" calcext:value-type="float">
            <text:p>0.009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4" calcext:value-type="float">
            <text:p>0.010154</text:p>
          </table:table-cell>
          <table:table-cell office:value-type="float" office:value="0.010151" calcext:value-type="float">
            <text:p>0.0101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64" calcext:value-type="float">
            <text:p>0.010264</text:p>
          </table:table-cell>
          <table:table-cell office:value-type="float" office:value="0.010246" calcext:value-type="float">
            <text:p>0.010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71" calcext:value-type="float">
            <text:p>0.010071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13" calcext:value-type="float">
            <text:p>0.009913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65" calcext:value-type="float">
            <text:p>0.009965</text:p>
          </table:table-cell>
          <table:table-cell office:value-type="float" office:value="0.009962" calcext:value-type="float">
            <text:p>0.009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31" calcext:value-type="float">
            <text:p>0.009931</text:p>
          </table:table-cell>
          <table:table-cell office:value-type="float" office:value="0.009928" calcext:value-type="float">
            <text:p>0.009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29" calcext:value-type="float">
            <text:p>0.010029</text:p>
          </table:table-cell>
          <table:table-cell office:value-type="float" office:value="0.010026" calcext:value-type="float">
            <text:p>0.010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6" calcext:value-type="float">
            <text:p>0.010086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78" calcext:value-type="float">
            <text:p>0.010078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168" calcext:value-type="float">
            <text:p>0.010168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4" calcext:value-type="float">
            <text:p>0.010114</text:p>
          </table:table-cell>
          <table:table-cell office:value-type="float" office:value="0.010111" calcext:value-type="float">
            <text:p>0.01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6" calcext:value-type="float">
            <text:p>0.009986</text:p>
          </table:table-cell>
          <table:table-cell office:value-type="float" office:value="0.009983" calcext:value-type="float">
            <text:p>0.0099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" calcext:value-type="float">
            <text:p>0.01012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8" calcext:value-type="float">
            <text:p>0.010218</text:p>
          </table:table-cell>
          <table:table-cell office:value-type="float" office:value="0.010215" calcext:value-type="float">
            <text:p>0.0102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2" calcext:value-type="float">
            <text:p>0.009982</text:p>
          </table:table-cell>
          <table:table-cell office:value-type="float" office:value="0.009979" calcext:value-type="float">
            <text:p>0.009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4" calcext:value-type="float">
            <text:p>0.010084</text:p>
          </table:table-cell>
          <table:table-cell office:value-type="float" office:value="0.010081" calcext:value-type="float">
            <text:p>0.010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" calcext:value-type="float">
            <text:p>0.00999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7" calcext:value-type="float">
            <text:p>0.010177</text:p>
          </table:table-cell>
          <table:table-cell office:value-type="float" office:value="0.010174" calcext:value-type="float">
            <text:p>0.0101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2" calcext:value-type="float">
            <text:p>0.010062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7" calcext:value-type="float">
            <text:p>0.010147</text:p>
          </table:table-cell>
          <table:table-cell office:value-type="float" office:value="0.010144" calcext:value-type="float">
            <text:p>0.010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2" calcext:value-type="float">
            <text:p>0.009962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95" calcext:value-type="float">
            <text:p>0.010195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81" calcext:value-type="float">
            <text:p>0.010081</text:p>
          </table:table-cell>
          <table:table-cell office:value-type="float" office:value="0.010078" calcext:value-type="float">
            <text:p>0.010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8" calcext:value-type="float">
            <text:p>0.010018</text:p>
          </table:table-cell>
          <table:table-cell office:value-type="float" office:value="0.010016" calcext:value-type="float">
            <text:p>0.010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" calcext:value-type="float">
            <text:p>0.01017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98" calcext:value-type="float">
            <text:p>0.019798</text:p>
          </table:table-cell>
          <table:table-cell office:value-type="float" office:value="0.019795" calcext:value-type="float">
            <text:p>0.019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7193" calcext:value-type="float">
            <text:p>0.017193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465494" calcext:value-type="float">
            <text:p>1.465494E-14</text:p>
          </table:table-cell>
          <table:table-cell table:number-columns-repeated="10"/>
        </table:table-row>
        <table:table-row table:style-name="ro1">
          <table:table-cell office:value-type="float" office:value="0.010303" calcext:value-type="float">
            <text:p>0.010303</text:p>
          </table:table-cell>
          <table:table-cell office:value-type="float" office:value="0.0103" calcext:value-type="float">
            <text:p>0.01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45" calcext:value-type="float">
            <text:p>0.010045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1" calcext:value-type="float">
            <text:p>0.010101</text:p>
          </table:table-cell>
          <table:table-cell office:value-type="float" office:value="0.010098" calcext:value-type="float">
            <text:p>0.010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7" calcext:value-type="float">
            <text:p>0.00997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02" calcext:value-type="float">
            <text:p>0.010002</text:p>
          </table:table-cell>
          <table:table-cell office:value-type="float" office:value="0.01" calcext:value-type="float">
            <text:p>0.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06" calcext:value-type="float">
            <text:p>0.010206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6" calcext:value-type="float">
            <text:p>0.010146</text:p>
          </table:table-cell>
          <table:table-cell office:value-type="float" office:value="0.010143" calcext:value-type="float">
            <text:p>0.0101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555" calcext:value-type="float">
            <text:p>0.019555</text:p>
          </table:table-cell>
          <table:table-cell office:value-type="float" office:value="0.019552" calcext:value-type="float">
            <text:p>0.019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548" calcext:value-type="float">
            <text:p>0.010548</text:p>
          </table:table-cell>
          <table:table-cell office:value-type="float" office:value="0.010545" calcext:value-type="float">
            <text:p>0.0105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4323" calcext:value-type="float">
            <text:p>0.014323</text:p>
          </table:table-cell>
          <table:table-cell office:value-type="float" office:value="0.014321" calcext:value-type="float">
            <text:p>0.014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2" calcext:value-type="float">
            <text:p>0.009992</text:p>
          </table:table-cell>
          <table:table-cell office:value-type="float" office:value="0.009989" calcext:value-type="float">
            <text:p>0.0099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64" calcext:value-type="float">
            <text:p>0.010164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8" calcext:value-type="float">
            <text:p>0.010118</text:p>
          </table:table-cell>
          <table:table-cell office:value-type="float" office:value="0.010115" calcext:value-type="float">
            <text:p>0.0101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82" calcext:value-type="float">
            <text:p>0.010182</text:p>
          </table:table-cell>
          <table:table-cell office:value-type="float" office:value="0.010179" calcext:value-type="float">
            <text:p>0.010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2" calcext:value-type="float">
            <text:p>0.010012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83" calcext:value-type="float">
            <text:p>0.019783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2" calcext:value-type="float">
            <text:p>0.010212</text:p>
          </table:table-cell>
          <table:table-cell office:value-type="float" office:value="0.010209" calcext:value-type="float">
            <text:p>0.010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2" calcext:value-type="float">
            <text:p>0.010142</text:p>
          </table:table-cell>
          <table:table-cell office:value-type="float" office:value="0.010139" calcext:value-type="float">
            <text:p>0.010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8" calcext:value-type="float">
            <text:p>0.010108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66" calcext:value-type="float">
            <text:p>0.01016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6" calcext:value-type="float">
            <text:p>0.010156</text:p>
          </table:table-cell>
          <table:table-cell office:value-type="float" office:value="0.010153" calcext:value-type="float">
            <text:p>0.01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47" calcext:value-type="float">
            <text:p>0.010047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718" calcext:value-type="float">
            <text:p>0.019718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6" calcext:value-type="float">
            <text:p>0.019746</text:p>
          </table:table-cell>
          <table:table-cell office:value-type="float" office:value="0.019744" calcext:value-type="float">
            <text:p>0.019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49" calcext:value-type="float">
            <text:p>0.019649</text:p>
          </table:table-cell>
          <table:table-cell office:value-type="float" office:value="0.019646" calcext:value-type="float">
            <text:p>0.0196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33" calcext:value-type="float">
            <text:p>0.019633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3" calcext:value-type="float">
            <text:p>0.019653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4" calcext:value-type="float">
            <text:p>0.019634</text:p>
          </table:table-cell>
          <table:table-cell office:value-type="float" office:value="0.019631" calcext:value-type="float">
            <text:p>0.0196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9" calcext:value-type="float">
            <text:p>0.019679</text:p>
          </table:table-cell>
          <table:table-cell office:value-type="float" office:value="0.019676" calcext:value-type="float">
            <text:p>0.0196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3" calcext:value-type="float">
            <text:p>0.019853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41" calcext:value-type="float">
            <text:p>0.019841</text:p>
          </table:table-cell>
          <table:table-cell office:value-type="float" office:value="0.019838" calcext:value-type="float">
            <text:p>0.0198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" calcext:value-type="float">
            <text:p>0.01979</text:p>
          </table:table-cell>
          <table:table-cell office:value-type="float" office:value="0.019788" calcext:value-type="float">
            <text:p>0.0197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6" calcext:value-type="float">
            <text:p>0.019636</text:p>
          </table:table-cell>
          <table:table-cell office:value-type="float" office:value="0.019634" calcext:value-type="float">
            <text:p>0.019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2" calcext:value-type="float">
            <text:p>0.019672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69" calcext:value-type="float">
            <text:p>0.03669</text:p>
          </table:table-cell>
          <table:table-cell office:value-type="float" office:value="0.036687" calcext:value-type="float">
            <text:p>0.0366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364" calcext:value-type="float">
            <text:p>0.036364</text:p>
          </table:table-cell>
          <table:table-cell office:value-type="float" office:value="0.036361" calcext:value-type="float">
            <text:p>0.03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0951" calcext:value-type="float">
            <text:p>0.030951</text:p>
          </table:table-cell>
          <table:table-cell office:value-type="float" office:value="0.030946" calcext:value-type="float">
            <text:p>0.0309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7535" calcext:value-type="float">
            <text:p>0.027535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388" calcext:value-type="float">
            <text:p>0.02388</text:p>
          </table:table-cell>
          <table:table-cell office:value-type="float" office:value="0.023877" calcext:value-type="float">
            <text:p>0.023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0465" calcext:value-type="float">
            <text:p>0.020465</text:p>
          </table:table-cell>
          <table:table-cell office:value-type="float" office:value="0.020462" calcext:value-type="float">
            <text:p>0.020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5" calcext:value-type="float">
            <text:p>0.0196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0.019698" calcext:value-type="float">
            <text:p>0.0196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97" calcext:value-type="float">
            <text:p>0.019797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62" calcext:value-type="float">
            <text:p>0.019862</text:p>
          </table:table-cell>
          <table:table-cell office:value-type="float" office:value="0.019859" calcext:value-type="float">
            <text:p>0.01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3" calcext:value-type="float">
            <text:p>0.019873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77" calcext:value-type="float">
            <text:p>0.019777</text:p>
          </table:table-cell>
          <table:table-cell office:value-type="float" office:value="0.019774" calcext:value-type="float">
            <text:p>0.019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3" calcext:value-type="float">
            <text:p>0.019703</text:p>
          </table:table-cell>
          <table:table-cell office:value-type="float" office:value="0.019701" calcext:value-type="float">
            <text:p>0.0197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9" calcext:value-type="float">
            <text:p>0.019629</text:p>
          </table:table-cell>
          <table:table-cell office:value-type="float" office:value="0.019627" calcext:value-type="float">
            <text:p>0.0196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" calcext:value-type="float">
            <text:p>0.01982</text:p>
          </table:table-cell>
          <table:table-cell office:value-type="float" office:value="0.019817" calcext:value-type="float">
            <text:p>0.0198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09" calcext:value-type="float">
            <text:p>0.019809</text:p>
          </table:table-cell>
          <table:table-cell office:value-type="float" office:value="0.019807" calcext:value-type="float">
            <text:p>0.0198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4" calcext:value-type="float">
            <text:p>0.019824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" calcext:value-type="float">
            <text:p>0.01987</text:p>
          </table:table-cell>
          <table:table-cell office:value-type="float" office:value="0.019867" calcext:value-type="float">
            <text:p>0.01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2" calcext:value-type="float">
            <text:p>0.019792</text:p>
          </table:table-cell>
          <table:table-cell office:value-type="float" office:value="0.01979" calcext:value-type="float">
            <text:p>0.01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84" calcext:value-type="float">
            <text:p>0.019784</text:p>
          </table:table-cell>
          <table:table-cell office:value-type="float" office:value="0.019781" calcext:value-type="float">
            <text:p>0.0197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4" calcext:value-type="float">
            <text:p>0.019674</text:p>
          </table:table-cell>
          <table:table-cell office:value-type="float" office:value="0.019671" calcext:value-type="float">
            <text:p>0.019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5" calcext:value-type="float">
            <text:p>0.019645</text:p>
          </table:table-cell>
          <table:table-cell office:value-type="float" office:value="0.019643" calcext:value-type="float">
            <text:p>0.019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1" calcext:value-type="float">
            <text:p>0.019631</text:p>
          </table:table-cell>
          <table:table-cell office:value-type="float" office:value="0.019628" calcext:value-type="float">
            <text:p>0.0196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05" calcext:value-type="float">
            <text:p>0.019905</text:p>
          </table:table-cell>
          <table:table-cell office:value-type="float" office:value="0.019902" calcext:value-type="float">
            <text:p>0.01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6" calcext:value-type="float">
            <text:p>0.019876</text:p>
          </table:table-cell>
          <table:table-cell office:value-type="float" office:value="0.019873" calcext:value-type="float">
            <text:p>0.019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6" calcext:value-type="float">
            <text:p>0.019696</text:p>
          </table:table-cell>
          <table:table-cell office:value-type="float" office:value="0.019693" calcext:value-type="float">
            <text:p>0.019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79" calcext:value-type="float">
            <text:p>0.019779</text:p>
          </table:table-cell>
          <table:table-cell office:value-type="float" office:value="0.019777" calcext:value-type="float">
            <text:p>0.0197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84" calcext:value-type="float">
            <text:p>0.019884</text:p>
          </table:table-cell>
          <table:table-cell office:value-type="float" office:value="0.019881" calcext:value-type="float">
            <text:p>0.0198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48" calcext:value-type="float">
            <text:p>0.019848</text:p>
          </table:table-cell>
          <table:table-cell office:value-type="float" office:value="0.019845" calcext:value-type="float">
            <text:p>0.01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6" calcext:value-type="float">
            <text:p>0.019626</text:p>
          </table:table-cell>
          <table:table-cell office:value-type="float" office:value="0.019623" calcext:value-type="float">
            <text:p>0.019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11" calcext:value-type="float">
            <text:p>0.019811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5" calcext:value-type="float">
            <text:p>0.019745</text:p>
          </table:table-cell>
          <table:table-cell office:value-type="float" office:value="0.019743" calcext:value-type="float">
            <text:p>0.019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1" calcext:value-type="float">
            <text:p>0.019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" calcext:value-type="float">
            <text:p>0.01976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5" calcext:value-type="float">
            <text:p>0.019715</text:p>
          </table:table-cell>
          <table:table-cell office:value-type="float" office:value="0.019713" calcext:value-type="float">
            <text:p>0.0197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2" calcext:value-type="float">
            <text:p>0.019622</text:p>
          </table:table-cell>
          <table:table-cell office:value-type="float" office:value="0.019619" calcext:value-type="float">
            <text:p>0.0196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895" calcext:value-type="float">
            <text:p>0.027895</text:p>
          </table:table-cell>
          <table:table-cell office:value-type="float" office:value="0.027892" calcext:value-type="float">
            <text:p>0.027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2" calcext:value-type="float">
            <text:p>0.019662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7" calcext:value-type="float">
            <text:p>0.019667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73" calcext:value-type="float">
            <text:p>0.019673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33" calcext:value-type="float">
            <text:p>0.019733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1" calcext:value-type="float">
            <text:p>0.019741</text:p>
          </table:table-cell>
          <table:table-cell office:value-type="float" office:value="0.019738" calcext:value-type="float">
            <text:p>0.0197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87" calcext:value-type="float">
            <text:p>0.019687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17" calcext:value-type="float">
            <text:p>0.020217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758" calcext:value-type="float">
            <text:p>0.036758</text:p>
          </table:table-cell>
          <table:table-cell office:value-type="float" office:value="0.036756" calcext:value-type="float">
            <text:p>0.0367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36206" calcext:value-type="float">
            <text:p>0.036206</text:p>
          </table:table-cell>
          <table:table-cell office:value-type="float" office:value="0.036203" calcext:value-type="float">
            <text:p>0.036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9444" calcext:value-type="float">
            <text:p>0.029444</text:p>
          </table:table-cell>
          <table:table-cell office:value-type="float" office:value="0.029441" calcext:value-type="float">
            <text:p>0.029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523" calcext:value-type="float">
            <text:p>0.02523</text:p>
          </table:table-cell>
          <table:table-cell office:value-type="float" office:value="0.025227" calcext:value-type="float">
            <text:p>0.025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1976" calcext:value-type="float">
            <text:p>0.021976</text:p>
          </table:table-cell>
          <table:table-cell office:value-type="float" office:value="0.021974" calcext:value-type="float">
            <text:p>0.0219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8" calcext:value-type="float">
            <text:p>0.01968</text:p>
          </table:table-cell>
          <table:table-cell office:value-type="float" office:value="0.019677" calcext:value-type="float">
            <text:p>0.0196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71" calcext:value-type="float">
            <text:p>0.019671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2" calcext:value-type="float">
            <text:p>0.0196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49" calcext:value-type="float">
            <text:p>0.019749</text:p>
          </table:table-cell>
          <table:table-cell office:value-type="float" office:value="0.019747" calcext:value-type="float">
            <text:p>0.0197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4" calcext:value-type="float">
            <text:p>0.019714</text:p>
          </table:table-cell>
          <table:table-cell office:value-type="float" office:value="0.019711" calcext:value-type="float">
            <text:p>0.019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9" calcext:value-type="float">
            <text:p>0.019879</text:p>
          </table:table-cell>
          <table:table-cell office:value-type="float" office:value="0.019877" calcext:value-type="float">
            <text:p>0.019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39" calcext:value-type="float">
            <text:p>0.019739</text:p>
          </table:table-cell>
          <table:table-cell office:value-type="float" office:value="0.019736" calcext:value-type="float">
            <text:p>0.0197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5" calcext:value-type="float">
            <text:p>0.019705</text:p>
          </table:table-cell>
          <table:table-cell office:value-type="float" office:value="0.019702" calcext:value-type="float">
            <text:p>0.019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99" calcext:value-type="float">
            <text:p>0.019699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1" calcext:value-type="float">
            <text:p>0.019761</text:p>
          </table:table-cell>
          <table:table-cell office:value-type="float" office:value="0.019758" calcext:value-type="float">
            <text:p>0.019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94" calcext:value-type="float">
            <text:p>0.01994</text:p>
          </table:table-cell>
          <table:table-cell office:value-type="float" office:value="0.019937" calcext:value-type="float">
            <text:p>0.019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02" calcext:value-type="float">
            <text:p>0.019702</text:p>
          </table:table-cell>
          <table:table-cell office:value-type="float" office:value="0.019699" calcext:value-type="float">
            <text:p>0.019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44" calcext:value-type="float">
            <text:p>0.019944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26" calcext:value-type="float">
            <text:p>0.019726</text:p>
          </table:table-cell>
          <table:table-cell office:value-type="float" office:value="0.019724" calcext:value-type="float">
            <text:p>0.019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23" calcext:value-type="float">
            <text:p>0.020223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11" calcext:value-type="float">
            <text:p>0.019911</text:p>
          </table:table-cell>
          <table:table-cell office:value-type="float" office:value="0.019908" calcext:value-type="float">
            <text:p>0.0199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" calcext:value-type="float">
            <text:p>0.01964</text:p>
          </table:table-cell>
          <table:table-cell office:value-type="float" office:value="0.019637" calcext:value-type="float">
            <text:p>0.019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8" calcext:value-type="float">
            <text:p>0.019658</text:p>
          </table:table-cell>
          <table:table-cell office:value-type="float" office:value="0.019656" calcext:value-type="float">
            <text:p>0.0196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41" calcext:value-type="float">
            <text:p>0.019641</text:p>
          </table:table-cell>
          <table:table-cell office:value-type="float" office:value="0.019638" calcext:value-type="float">
            <text:p>0.0196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08" calcext:value-type="float">
            <text:p>0.019908</text:p>
          </table:table-cell>
          <table:table-cell office:value-type="float" office:value="0.019905" calcext:value-type="float">
            <text:p>0.019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14" calcext:value-type="float">
            <text:p>0.019614</text:p>
          </table:table-cell>
          <table:table-cell office:value-type="float" office:value="0.019611" calcext:value-type="float">
            <text:p>0.0196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2" calcext:value-type="float">
            <text:p>0.019712</text:p>
          </table:table-cell>
          <table:table-cell office:value-type="float" office:value="0.019709" calcext:value-type="float">
            <text:p>0.0197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4" calcext:value-type="float">
            <text:p>0.019624</text:p>
          </table:table-cell>
          <table:table-cell office:value-type="float" office:value="0.019621" calcext:value-type="float">
            <text:p>0.0196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17" calcext:value-type="float">
            <text:p>0.019617</text:p>
          </table:table-cell>
          <table:table-cell office:value-type="float" office:value="0.019614" calcext:value-type="float">
            <text:p>0.0196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1" calcext:value-type="float">
            <text:p>0.019821</text:p>
          </table:table-cell>
          <table:table-cell office:value-type="float" office:value="0.019818" calcext:value-type="float">
            <text:p>0.019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13" calcext:value-type="float">
            <text:p>0.019813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1174" calcext:value-type="float">
            <text:p>0.021174</text:p>
          </table:table-cell>
          <table:table-cell office:value-type="float" office:value="0.021172" calcext:value-type="float">
            <text:p>0.021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8" calcext:value-type="float">
            <text:p>0.019858</text:p>
          </table:table-cell>
          <table:table-cell office:value-type="float" office:value="0.019855" calcext:value-type="float">
            <text:p>0.0198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07994" calcext:value-type="float">
            <text:p>0.007994</text:p>
          </table:table-cell>
          <table:table-cell office:value-type="float" office:value="0.007991" calcext:value-type="float">
            <text:p>0.0079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65" calcext:value-type="float">
            <text:p>0.007565</text:p>
          </table:table-cell>
          <table:table-cell office:value-type="float" office:value="0.007562" calcext:value-type="float">
            <text:p>0.007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468" calcext:value-type="float">
            <text:p>0.007468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658" calcext:value-type="float">
            <text:p>0.007658</text:p>
          </table:table-cell>
          <table:table-cell office:value-type="float" office:value="0.007655" calcext:value-type="float">
            <text:p>0.0076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94" calcext:value-type="float">
            <text:p>0.007194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1" calcext:value-type="float">
            <text:p>0.007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9" calcext:value-type="float">
            <text:p>0.007189</text:p>
          </table:table-cell>
          <table:table-cell office:value-type="float" office:value="0.007186" calcext:value-type="float">
            <text:p>0.0071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14" calcext:value-type="float">
            <text:p>0.007214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4" calcext:value-type="float">
            <text:p>0.007154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" calcext:value-type="float">
            <text:p>0.00705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68" calcext:value-type="float">
            <text:p>0.007068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72" calcext:value-type="float">
            <text:p>0.007072</text:p>
          </table:table-cell>
          <table:table-cell office:value-type="float" office:value="0.007069" calcext:value-type="float">
            <text:p>0.007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7" calcext:value-type="float">
            <text:p>0.007187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" calcext:value-type="float">
            <text:p>0.00704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6" calcext:value-type="float">
            <text:p>0.007146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8" calcext:value-type="float">
            <text:p>0.007078</text:p>
          </table:table-cell>
          <table:table-cell office:value-type="float" office:value="0.007075" calcext:value-type="float">
            <text:p>0.0070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5" calcext:value-type="float">
            <text:p>0.007085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4" calcext:value-type="float">
            <text:p>0.007044</text:p>
          </table:table-cell>
          <table:table-cell office:value-type="float" office:value="0.007041" calcext:value-type="float">
            <text:p>0.0070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4" calcext:value-type="float">
            <text:p>0.007144</text:p>
          </table:table-cell>
          <table:table-cell office:value-type="float" office:value="0.007141" calcext:value-type="float">
            <text:p>0.0071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3" calcext:value-type="float">
            <text:p>0.0071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39" calcext:value-type="float">
            <text:p>0.007539</text:p>
          </table:table-cell>
          <table:table-cell office:value-type="float" office:value="0.007536" calcext:value-type="float">
            <text:p>0.00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8" calcext:value-type="float">
            <text:p>0.007188</text:p>
          </table:table-cell>
          <table:table-cell office:value-type="float" office:value="0.007185" calcext:value-type="float">
            <text:p>0.0071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3" calcext:value-type="float">
            <text:p>0.007043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" calcext:value-type="float">
            <text:p>0.00707</text:p>
          </table:table-cell>
          <table:table-cell office:value-type="float" office:value="0.007067" calcext:value-type="float">
            <text:p>0.007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3" calcext:value-type="float">
            <text:p>0.007193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2" calcext:value-type="float">
            <text:p>0.007052</text:p>
          </table:table-cell>
          <table:table-cell office:value-type="float" office:value="0.007049" calcext:value-type="float">
            <text:p>0.0070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54" calcext:value-type="float">
            <text:p>0.007254</text:p>
          </table:table-cell>
          <table:table-cell office:value-type="float" office:value="0.007251" calcext:value-type="float">
            <text:p>0.007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55" calcext:value-type="float">
            <text:p>0.007255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66" calcext:value-type="float">
            <text:p>0.007166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69" calcext:value-type="float">
            <text:p>0.007169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2" calcext:value-type="float">
            <text:p>0.007212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4" calcext:value-type="float">
            <text:p>0.007204</text:p>
          </table:table-cell>
          <table:table-cell office:value-type="float" office:value="0.007201" calcext:value-type="float">
            <text:p>0.007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399" calcext:value-type="float">
            <text:p>0.007399</text:p>
          </table:table-cell>
          <table:table-cell office:value-type="float" office:value="0.007396" calcext:value-type="float">
            <text:p>0.007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" calcext:value-type="float">
            <text:p>0.00717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1" calcext:value-type="float">
            <text:p>0.007191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75" calcext:value-type="float">
            <text:p>0.007275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31" calcext:value-type="float">
            <text:p>0.007231</text:p>
          </table:table-cell>
          <table:table-cell office:value-type="float" office:value="0.007229" calcext:value-type="float">
            <text:p>0.007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5" calcext:value-type="float">
            <text:p>0.00720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" calcext:value-type="float">
            <text:p>0.00715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73" calcext:value-type="float">
            <text:p>0.007173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6" calcext:value-type="float">
            <text:p>0.007216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508305" calcext:value-type="float">
            <text:p>-3.508305E-14</text:p>
          </table:table-cell>
          <table:table-cell table:number-columns-repeated="10"/>
        </table:table-row>
        <table:table-row table:style-name="ro1">
          <table:table-cell office:value-type="float" office:value="0.007326" calcext:value-type="float">
            <text:p>0.007326</text:p>
          </table:table-cell>
          <table:table-cell office:value-type="float" office:value="0.007324" calcext:value-type="float">
            <text:p>0.0073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25" calcext:value-type="float">
            <text:p>0.007225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5" calcext:value-type="float">
            <text:p>0.007075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9" calcext:value-type="float">
            <text:p>0.007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8" calcext:value-type="float">
            <text:p>0.007178</text:p>
          </table:table-cell>
          <table:table-cell office:value-type="float" office:value="0.007176" calcext:value-type="float">
            <text:p>0.007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8" calcext:value-type="float">
            <text:p>0.007088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3" calcext:value-type="float">
            <text:p>0.007093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3" calcext:value-type="float">
            <text:p>0.007083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7" calcext:value-type="float">
            <text:p>0.007117</text:p>
          </table:table-cell>
          <table:table-cell office:value-type="float" office:value="0.007114" calcext:value-type="float">
            <text:p>0.007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18" calcext:value-type="float">
            <text:p>0.007118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95" calcext:value-type="float">
            <text:p>0.007295</text:p>
          </table:table-cell>
          <table:table-cell office:value-type="float" office:value="0.007292" calcext:value-type="float">
            <text:p>0.0072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4" calcext:value-type="float">
            <text:p>0.007074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9" calcext:value-type="float">
            <text:p>0.007209</text:p>
          </table:table-cell>
          <table:table-cell office:value-type="float" office:value="0.007206" calcext:value-type="float">
            <text:p>0.007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4" calcext:value-type="float">
            <text:p>0.007184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1" calcext:value-type="float">
            <text:p>0.007091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1" calcext:value-type="float">
            <text:p>0.0071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3" calcext:value-type="float">
            <text:p>0.00703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39" calcext:value-type="float">
            <text:p>0.007139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366" calcext:value-type="float">
            <text:p>0.007366</text:p>
          </table:table-cell>
          <table:table-cell office:value-type="float" office:value="0.007363" calcext:value-type="float">
            <text:p>0.0073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6" calcext:value-type="float">
            <text:p>0.007086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2" calcext:value-type="float">
            <text:p>0.007142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7" calcext:value-type="float">
            <text:p>0.007157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9" calcext:value-type="float">
            <text:p>0.007079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34" calcext:value-type="float">
            <text:p>0.007034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1" calcext:value-type="float">
            <text:p>0.007171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92" calcext:value-type="float">
            <text:p>0.01392</text:p>
          </table:table-cell>
          <table:table-cell office:value-type="float" office:value="0.013917" calcext:value-type="float">
            <text:p>0.013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1" calcext:value-type="float">
            <text:p>0.013541</text:p>
          </table:table-cell>
          <table:table-cell office:value-type="float" office:value="0.013539" calcext:value-type="float">
            <text:p>0.0135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31" calcext:value-type="float">
            <text:p>0.013831</text:p>
          </table:table-cell>
          <table:table-cell office:value-type="float" office:value="0.013828" calcext:value-type="float">
            <text:p>0.0138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633" calcext:value-type="float">
            <text:p>0.015633</text:p>
          </table:table-cell>
          <table:table-cell office:value-type="float" office:value="0.015631" calcext:value-type="float">
            <text:p>0.0156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9" calcext:value-type="float">
            <text:p>0.013579</text:p>
          </table:table-cell>
          <table:table-cell office:value-type="float" office:value="0.013576" calcext:value-type="float">
            <text:p>0.013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79" calcext:value-type="float">
            <text:p>0.014679</text:p>
          </table:table-cell>
          <table:table-cell office:value-type="float" office:value="0.014676" calcext:value-type="float">
            <text:p>0.0146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4" calcext:value-type="float">
            <text:p>0.013484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2" calcext:value-type="float">
            <text:p>0.013592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2" calcext:value-type="float">
            <text:p>0.013642</text:p>
          </table:table-cell>
          <table:table-cell office:value-type="float" office:value="0.013639" calcext:value-type="float">
            <text:p>0.0136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8" calcext:value-type="float">
            <text:p>0.013468</text:p>
          </table:table-cell>
          <table:table-cell office:value-type="float" office:value="0.013465" calcext:value-type="float">
            <text:p>0.0134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5" calcext:value-type="float">
            <text:p>0.013605</text:p>
          </table:table-cell>
          <table:table-cell office:value-type="float" office:value="0.013603" calcext:value-type="float">
            <text:p>0.013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94" calcext:value-type="float">
            <text:p>0.013594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65" calcext:value-type="float">
            <text:p>0.013765</text:p>
          </table:table-cell>
          <table:table-cell office:value-type="float" office:value="0.013762" calcext:value-type="float">
            <text:p>0.013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9" calcext:value-type="float">
            <text:p>0.013489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1" calcext:value-type="float">
            <text:p>0.013601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61" calcext:value-type="float">
            <text:p>0.013661</text:p>
          </table:table-cell>
          <table:table-cell office:value-type="float" office:value="0.013659" calcext:value-type="float">
            <text:p>0.0136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55" calcext:value-type="float">
            <text:p>0.013655</text:p>
          </table:table-cell>
          <table:table-cell office:value-type="float" office:value="0.013652" calcext:value-type="float">
            <text:p>0.0136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9" calcext:value-type="float">
            <text:p>0.0135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8" calcext:value-type="float">
            <text:p>0.013598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67" calcext:value-type="float">
            <text:p>0.013667</text:p>
          </table:table-cell>
          <table:table-cell office:value-type="float" office:value="0.013665" calcext:value-type="float">
            <text:p>0.0136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24" calcext:value-type="float">
            <text:p>0.013524</text:p>
          </table:table-cell>
          <table:table-cell office:value-type="float" office:value="0.013521" calcext:value-type="float">
            <text:p>0.013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5" calcext:value-type="float">
            <text:p>0.013545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75" calcext:value-type="float">
            <text:p>0.013675</text:p>
          </table:table-cell>
          <table:table-cell office:value-type="float" office:value="0.013673" calcext:value-type="float">
            <text:p>0.0136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6" calcext:value-type="float">
            <text:p>0.013586</text:p>
          </table:table-cell>
          <table:table-cell office:value-type="float" office:value="0.013583" calcext:value-type="float">
            <text:p>0.013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72" calcext:value-type="float">
            <text:p>0.013672</text:p>
          </table:table-cell>
          <table:table-cell office:value-type="float" office:value="0.013669" calcext:value-type="float">
            <text:p>0.0136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5" calcext:value-type="float">
            <text:p>0.01355</text:p>
          </table:table-cell>
          <table:table-cell office:value-type="float" office:value="0.013548" calcext:value-type="float">
            <text:p>0.0135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" calcext:value-type="float">
            <text:p>0.01362</text:p>
          </table:table-cell>
          <table:table-cell office:value-type="float" office:value="0.013617" calcext:value-type="float">
            <text:p>0.013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6211" calcext:value-type="float">
            <text:p>0.016211</text:p>
          </table:table-cell>
          <table:table-cell office:value-type="float" office:value="0.016208" calcext:value-type="float">
            <text:p>0.0162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2" calcext:value-type="float">
            <text:p>0.013482</text:p>
          </table:table-cell>
          <table:table-cell office:value-type="float" office:value="0.013479" calcext:value-type="float">
            <text:p>0.013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57" calcext:value-type="float">
            <text:p>0.013457</text:p>
          </table:table-cell>
          <table:table-cell office:value-type="float" office:value="0.013455" calcext:value-type="float">
            <text:p>0.013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8" calcext:value-type="float">
            <text:p>0.013548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84" calcext:value-type="float">
            <text:p>0.013784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47" calcext:value-type="float">
            <text:p>0.013747</text:p>
          </table:table-cell>
          <table:table-cell office:value-type="float" office:value="0.013744" calcext:value-type="float">
            <text:p>0.0137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2" calcext:value-type="float">
            <text:p>0.01502</text:p>
          </table:table-cell>
          <table:table-cell office:value-type="float" office:value="0.015017" calcext:value-type="float">
            <text:p>0.01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9" calcext:value-type="float">
            <text:p>0.013629</text:p>
          </table:table-cell>
          <table:table-cell office:value-type="float" office:value="0.013626" calcext:value-type="float">
            <text:p>0.0136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2" calcext:value-type="float">
            <text:p>0.013512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19" calcext:value-type="float">
            <text:p>0.015019</text:p>
          </table:table-cell>
          <table:table-cell office:value-type="float" office:value="0.015016" calcext:value-type="float">
            <text:p>0.015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7" calcext:value-type="float">
            <text:p>0.013607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5" calcext:value-type="float">
            <text:p>0.013575</text:p>
          </table:table-cell>
          <table:table-cell office:value-type="float" office:value="0.013567" calcext:value-type="float">
            <text:p>0.013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63" calcext:value-type="float">
            <text:p>0.013563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609" calcext:value-type="float">
            <text:p>0.013609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1" calcext:value-type="float">
            <text:p>0.013641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4" calcext:value-type="float">
            <text:p>0.013464</text:p>
          </table:table-cell>
          <table:table-cell office:value-type="float" office:value="0.013461" calcext:value-type="float">
            <text:p>0.013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2" calcext:value-type="float">
            <text:p>0.013722</text:p>
          </table:table-cell>
          <table:table-cell office:value-type="float" office:value="0.013719" calcext:value-type="float">
            <text:p>0.013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02" calcext:value-type="float">
            <text:p>0.013502</text:p>
          </table:table-cell>
          <table:table-cell office:value-type="float" office:value="0.013499" calcext:value-type="float">
            <text:p>0.013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5" calcext:value-type="float">
            <text:p>0.013595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6" calcext:value-type="float">
            <text:p>0.013686</text:p>
          </table:table-cell>
          <table:table-cell office:value-type="float" office:value="0.013684" calcext:value-type="float">
            <text:p>0.0136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8" calcext:value-type="float">
            <text:p>0.013568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8" calcext:value-type="float">
            <text:p>0.013518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6" calcext:value-type="float">
            <text:p>0.013516</text:p>
          </table:table-cell>
          <table:table-cell office:value-type="float" office:value="0.013514" calcext:value-type="float">
            <text:p>0.013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4" calcext:value-type="float">
            <text:p>0.013624</text:p>
          </table:table-cell>
          <table:table-cell office:value-type="float" office:value="0.013621" calcext:value-type="float">
            <text:p>0.013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36" calcext:value-type="float">
            <text:p>0.013736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7" calcext:value-type="float">
            <text:p>0.013597</text:p>
          </table:table-cell>
          <table:table-cell office:value-type="float" office:value="0.013594" calcext:value-type="float">
            <text:p>0.013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93" calcext:value-type="float">
            <text:p>0.01393</text:p>
          </table:table-cell>
          <table:table-cell office:value-type="float" office:value="0.013927" calcext:value-type="float">
            <text:p>0.013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2" calcext:value-type="float">
            <text:p>0.013632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1" calcext:value-type="float">
            <text:p>0.013571</text:p>
          </table:table-cell>
          <table:table-cell office:value-type="float" office:value="0.013568" calcext:value-type="float">
            <text:p>0.0135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5" calcext:value-type="float">
            <text:p>0.013475</text:p>
          </table:table-cell>
          <table:table-cell office:value-type="float" office:value="0.013472" calcext:value-type="float">
            <text:p>0.013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7" calcext:value-type="float">
            <text:p>0.013487</text:p>
          </table:table-cell>
          <table:table-cell office:value-type="float" office:value="0.013484" calcext:value-type="float">
            <text:p>0.0134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11" calcext:value-type="float">
            <text:p>0.013711</text:p>
          </table:table-cell>
          <table:table-cell office:value-type="float" office:value="0.013708" calcext:value-type="float">
            <text:p>0.0137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9" calcext:value-type="float">
            <text:p>0.013729</text:p>
          </table:table-cell>
          <table:table-cell office:value-type="float" office:value="0.013726" calcext:value-type="float">
            <text:p>0.0137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" calcext:value-type="float">
            <text:p>0.01361</text:p>
          </table:table-cell>
          <table:table-cell office:value-type="float" office:value="0.013607" calcext:value-type="float">
            <text:p>0.0136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6" calcext:value-type="float">
            <text:p>0.013566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4" calcext:value-type="float">
            <text:p>0.013684</text:p>
          </table:table-cell>
          <table:table-cell office:value-type="float" office:value="0.013681" calcext:value-type="float">
            <text:p>0.0136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03" calcext:value-type="float">
            <text:p>0.014603</text:p>
          </table:table-cell>
          <table:table-cell office:value-type="float" office:value="0.014601" calcext:value-type="float">
            <text:p>0.014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" calcext:value-type="float">
            <text:p>0.01363</text:p>
          </table:table-cell>
          <table:table-cell office:value-type="float" office:value="0.013628" calcext:value-type="float">
            <text:p>0.0136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97" calcext:value-type="float">
            <text:p>0.013497</text:p>
          </table:table-cell>
          <table:table-cell office:value-type="float" office:value="0.013494" calcext:value-type="float">
            <text:p>0.013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04" calcext:value-type="float">
            <text:p>0.013704</text:p>
          </table:table-cell>
          <table:table-cell office:value-type="float" office:value="0.013701" calcext:value-type="float">
            <text:p>0.013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6" calcext:value-type="float">
            <text:p>0.013546</text:p>
          </table:table-cell>
          <table:table-cell office:value-type="float" office:value="0.013543" calcext:value-type="float">
            <text:p>0.013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26758" calcext:value-type="float">
            <text:p>0.026758</text:p>
          </table:table-cell>
          <table:table-cell office:value-type="float" office:value="0.026755" calcext:value-type="float">
            <text:p>0.026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25" calcext:value-type="float">
            <text:p>0.026425</text:p>
          </table:table-cell>
          <table:table-cell office:value-type="float" office:value="0.026422" calcext:value-type="float">
            <text:p>0.0264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14" calcext:value-type="float">
            <text:p>0.026514</text:p>
          </table:table-cell>
          <table:table-cell office:value-type="float" office:value="0.026511" calcext:value-type="float">
            <text:p>0.026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7" calcext:value-type="float">
            <text:p>0.026407</text:p>
          </table:table-cell>
          <table:table-cell office:value-type="float" office:value="0.026405" calcext:value-type="float">
            <text:p>0.026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9" calcext:value-type="float">
            <text:p>0.026289</text:p>
          </table:table-cell>
          <table:table-cell office:value-type="float" office:value="0.026286" calcext:value-type="float">
            <text:p>0.026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4" calcext:value-type="float">
            <text:p>0.026364</text:p>
          </table:table-cell>
          <table:table-cell office:value-type="float" office:value="0.026361" calcext:value-type="float">
            <text:p>0.02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8" calcext:value-type="float">
            <text:p>0.026378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577" calcext:value-type="float">
            <text:p>0.026577</text:p>
          </table:table-cell>
          <table:table-cell office:value-type="float" office:value="0.026574" calcext:value-type="float">
            <text:p>0.026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4" calcext:value-type="float">
            <text:p>0.02644</text:p>
          </table:table-cell>
          <table:table-cell office:value-type="float" office:value="0.026437" calcext:value-type="float">
            <text:p>0.026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" calcext:value-type="float">
            <text:p>0.02627</text:p>
          </table:table-cell>
          <table:table-cell office:value-type="float" office:value="0.026268" calcext:value-type="float">
            <text:p>0.026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9" calcext:value-type="float">
            <text:p>0.026439</text:p>
          </table:table-cell>
          <table:table-cell office:value-type="float" office:value="0.026436" calcext:value-type="float">
            <text:p>0.026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5" calcext:value-type="float">
            <text:p>0.026285</text:p>
          </table:table-cell>
          <table:table-cell office:value-type="float" office:value="0.026282" calcext:value-type="float">
            <text:p>0.026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5" calcext:value-type="float">
            <text:p>0.026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5" calcext:value-type="float">
            <text:p>0.026475</text:p>
          </table:table-cell>
          <table:table-cell office:value-type="float" office:value="0.026472" calcext:value-type="float">
            <text:p>0.026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752" calcext:value-type="float">
            <text:p>0.02752</text:p>
          </table:table-cell>
          <table:table-cell office:value-type="float" office:value="0.027517" calcext:value-type="float">
            <text:p>0.027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9" calcext:value-type="float">
            <text:p>0.0264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009" calcext:value-type="float">
            <text:p>0.028009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436" calcext:value-type="float">
            <text:p>0.029436</text:p>
          </table:table-cell>
          <table:table-cell office:value-type="float" office:value="0.029433" calcext:value-type="float">
            <text:p>0.029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98" calcext:value-type="float">
            <text:p>0.026598</text:p>
          </table:table-cell>
          <table:table-cell office:value-type="float" office:value="0.026595" calcext:value-type="float">
            <text:p>0.0265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607" calcext:value-type="float">
            <text:p>0.028607</text:p>
          </table:table-cell>
          <table:table-cell office:value-type="float" office:value="0.028604" calcext:value-type="float">
            <text:p>0.0286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4" calcext:value-type="float">
            <text:p>0.026524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1" calcext:value-type="float">
            <text:p>0.026341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3" calcext:value-type="float">
            <text:p>0.026403</text:p>
          </table:table-cell>
          <table:table-cell office:value-type="float" office:value="0.0264" calcext:value-type="float">
            <text:p>0.0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6" calcext:value-type="float">
            <text:p>0.0264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75" calcext:value-type="float">
            <text:p>0.026575</text:p>
          </table:table-cell>
          <table:table-cell office:value-type="float" office:value="0.026573" calcext:value-type="float">
            <text:p>0.026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" calcext:value-type="float">
            <text:p>0.02628</text:p>
          </table:table-cell>
          <table:table-cell office:value-type="float" office:value="0.026277" calcext:value-type="float">
            <text:p>0.026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34" calcext:value-type="float">
            <text:p>0.026334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3" calcext:value-type="float">
            <text:p>0.026353</text:p>
          </table:table-cell>
          <table:table-cell office:value-type="float" office:value="0.026351" calcext:value-type="float">
            <text:p>0.026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4" calcext:value-type="float">
            <text:p>0.026374</text:p>
          </table:table-cell>
          <table:table-cell office:value-type="float" office:value="0.026371" calcext:value-type="float">
            <text:p>0.026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42" calcext:value-type="float">
            <text:p>0.026442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13" calcext:value-type="float">
            <text:p>0.026513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2259" calcext:value-type="float">
            <text:p>0.022259</text:p>
          </table:table-cell>
          <table:table-cell office:value-type="float" office:value="0.022257" calcext:value-type="float">
            <text:p>0.0222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4" calcext:value-type="float">
            <text:p>0.026424</text:p>
          </table:table-cell>
          <table:table-cell office:value-type="float" office:value="0.026421" calcext:value-type="float">
            <text:p>0.026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531" calcext:value-type="float">
            <text:p>0.028531</text:p>
          </table:table-cell>
          <table:table-cell office:value-type="float" office:value="0.028528" calcext:value-type="float">
            <text:p>0.0285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6" calcext:value-type="float">
            <text:p>0.026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8" calcext:value-type="float">
            <text:p>0.026478</text:p>
          </table:table-cell>
          <table:table-cell office:value-type="float" office:value="0.026476" calcext:value-type="float">
            <text:p>0.0264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3" calcext:value-type="float">
            <text:p>0.026343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3" calcext:value-type="float">
            <text:p>0.026423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9" calcext:value-type="float">
            <text:p>0.026359</text:p>
          </table:table-cell>
          <table:table-cell office:value-type="float" office:value="0.026356" calcext:value-type="float">
            <text:p>0.026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1" calcext:value-type="float">
            <text:p>0.026391</text:p>
          </table:table-cell>
          <table:table-cell office:value-type="float" office:value="0.026388" calcext:value-type="float">
            <text:p>0.026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5" calcext:value-type="float">
            <text:p>0.026355</text:p>
          </table:table-cell>
          <table:table-cell office:value-type="float" office:value="0.026352" calcext:value-type="float">
            <text:p>0.0263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9464" calcext:value-type="float">
            <text:p>0.029464</text:p>
          </table:table-cell>
          <table:table-cell office:value-type="float" office:value="0.029462" calcext:value-type="float">
            <text:p>0.029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5" calcext:value-type="float">
            <text:p>0.026365</text:p>
          </table:table-cell>
          <table:table-cell office:value-type="float" office:value="0.026362" calcext:value-type="float">
            <text:p>0.026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" calcext:value-type="float">
            <text:p>0.02632</text:p>
          </table:table-cell>
          <table:table-cell office:value-type="float" office:value="0.026318" calcext:value-type="float">
            <text:p>0.0263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7" calcext:value-type="float">
            <text:p>0.026327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3" calcext:value-type="float">
            <text:p>0.026333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53" calcext:value-type="float">
            <text:p>0.026453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269" calcext:value-type="float">
            <text:p>0.028269</text:p>
          </table:table-cell>
          <table:table-cell office:value-type="float" office:value="0.028266" calcext:value-type="float">
            <text:p>0.0282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" calcext:value-type="float">
            <text:p>0.02647</text:p>
          </table:table-cell>
          <table:table-cell office:value-type="float" office:value="0.026467" calcext:value-type="float">
            <text:p>0.026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5" calcext:value-type="float">
            <text:p>0.0264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2" calcext:value-type="float">
            <text:p>0.026372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8" calcext:value-type="float">
            <text:p>0.026308</text:p>
          </table:table-cell>
          <table:table-cell office:value-type="float" office:value="0.026305" calcext:value-type="float">
            <text:p>0.026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66" calcext:value-type="float">
            <text:p>0.026766</text:p>
          </table:table-cell>
          <table:table-cell office:value-type="float" office:value="0.026763" calcext:value-type="float">
            <text:p>0.026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8" calcext:value-type="float">
            <text:p>0.026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05" calcext:value-type="float">
            <text:p>0.026505</text:p>
          </table:table-cell>
          <table:table-cell office:value-type="float" office:value="0.026502" calcext:value-type="float">
            <text:p>0.0265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1" calcext:value-type="float">
            <text:p>0.026361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24" calcext:value-type="float">
            <text:p>0.026324</text:p>
          </table:table-cell>
          <table:table-cell office:value-type="float" office:value="0.026321" calcext:value-type="float">
            <text:p>0.026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3" calcext:value-type="float">
            <text:p>0.026473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1" calcext:value-type="float">
            <text:p>0.026281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8" calcext:value-type="float">
            <text:p>0.026418</text:p>
          </table:table-cell>
          <table:table-cell office:value-type="float" office:value="0.026415" calcext:value-type="float">
            <text:p>0.026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746" calcext:value-type="float">
            <text:p>0.026746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65" calcext:value-type="float">
            <text:p>0.026565</text:p>
          </table:table-cell>
          <table:table-cell office:value-type="float" office:value="0.026562" calcext:value-type="float">
            <text:p>0.0265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4" calcext:value-type="float">
            <text:p>0.026404</text:p>
          </table:table-cell>
          <table:table-cell office:value-type="float" office:value="0.026401" calcext:value-type="float">
            <text:p>0.026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862" calcext:value-type="float">
            <text:p>0.026862</text:p>
          </table:table-cell>
          <table:table-cell office:value-type="float" office:value="0.026859" calcext:value-type="float">
            <text:p>0.026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9" calcext:value-type="float">
            <text:p>0.026379</text:p>
          </table:table-cell>
          <table:table-cell office:value-type="float" office:value="0.026376" calcext:value-type="float">
            <text:p>0.026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" calcext:value-type="float">
            <text:p>0.02642</text:p>
          </table:table-cell>
          <table:table-cell office:value-type="float" office:value="0.026417" calcext:value-type="float">
            <text:p>0.0264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83" calcext:value-type="float">
            <text:p>0.026583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6" calcext:value-type="float">
            <text:p>0.026376</text:p>
          </table:table-cell>
          <table:table-cell office:value-type="float" office:value="0.026373" calcext:value-type="float">
            <text:p>0.0263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89" calcext:value-type="float">
            <text:p>0.026389</text:p>
          </table:table-cell>
          <table:table-cell office:value-type="float" office:value="0.026386" calcext:value-type="float">
            <text:p>0.026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5" calcext:value-type="float">
            <text:p>0.026375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3" calcext:value-type="float">
            <text:p>0.026303</text:p>
          </table:table-cell>
          <table:table-cell office:value-type="float" office:value="0.0263" calcext:value-type="float">
            <text:p>0.0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616" calcext:value-type="float">
            <text:p>0.026616</text:p>
          </table:table-cell>
          <table:table-cell office:value-type="float" office:value="0.026613" calcext:value-type="float">
            <text:p>0.0266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12" calcext:value-type="float">
            <text:p>0.026712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523" calcext:value-type="float">
            <text:p>0.029523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2" calcext:value-type="float">
            <text:p>0.026342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9" calcext:value-type="float">
            <text:p>0.026529</text:p>
          </table:table-cell>
          <table:table-cell office:value-type="float" office:value="0.026526" calcext:value-type="float">
            <text:p>0.026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643" calcext:value-type="float">
            <text:p>0.026643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397" calcext:value-type="float">
            <text:p>0.028397</text:p>
          </table:table-cell>
          <table:table-cell office:value-type="float" office:value="0.028394" calcext:value-type="float">
            <text:p>0.028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9" calcext:value-type="float">
            <text:p>0.026349</text:p>
          </table:table-cell>
          <table:table-cell office:value-type="float" office:value="0.026346" calcext:value-type="float">
            <text:p>0.026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8" calcext:value-type="float">
            <text:p>0.026368</text:p>
          </table:table-cell>
          <table:table-cell office:value-type="float" office:value="0.026365" calcext:value-type="float">
            <text:p>0.026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75" calcext:value-type="float">
            <text:p>0.026275</text:p>
          </table:table-cell>
          <table:table-cell office:value-type="float" office:value="0.026273" calcext:value-type="float">
            <text:p>0.02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14" calcext:value-type="float">
            <text:p>0.026314</text:p>
          </table:table-cell>
          <table:table-cell office:value-type="float" office:value="0.026311" calcext:value-type="float">
            <text:p>0.026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1" calcext:value-type="float">
            <text:p>0.026401</text:p>
          </table:table-cell>
          <table:table-cell office:value-type="float" office:value="0.026399" calcext:value-type="float">
            <text:p>0.026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9" calcext:value-type="float">
            <text:p>0.026279</text:p>
          </table:table-cell>
          <table:table-cell office:value-type="float" office:value="0.026276" calcext:value-type="float">
            <text:p>0.0262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61" calcext:value-type="float">
            <text:p>0.026461</text:p>
          </table:table-cell>
          <table:table-cell office:value-type="float" office:value="0.026458" calcext:value-type="float">
            <text:p>0.0264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" calcext:value-type="float">
            <text:p>0.02636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1" calcext:value-type="float">
            <text:p>0.026291</text:p>
          </table:table-cell>
          <table:table-cell office:value-type="float" office:value="0.026289" calcext:value-type="float">
            <text:p>0.026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7" calcext:value-type="float">
            <text:p>0.026397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37" calcext:value-type="float">
            <text:p>0.01037</text:p>
          </table:table-cell>
          <table:table-cell office:value-type="float" office:value="0.010367" calcext:value-type="float">
            <text:p>0.0103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0.009867" calcext:value-type="float">
            <text:p>0.009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1" calcext:value-type="float">
            <text:p>0.009911</text:p>
          </table:table-cell>
          <table:table-cell office:value-type="float" office:value="0.009908" calcext:value-type="float">
            <text:p>0.009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7" calcext:value-type="float">
            <text:p>0.009757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" calcext:value-type="float">
            <text:p>0.00974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45" calcext:value-type="float">
            <text:p>0.007745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4" calcext:value-type="float">
            <text:p>0.009764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48" calcext:value-type="float">
            <text:p>0.008548</text:p>
          </table:table-cell>
          <table:table-cell office:value-type="float" office:value="0.008545" calcext:value-type="float">
            <text:p>0.008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7" calcext:value-type="float">
            <text:p>0.009737</text:p>
          </table:table-cell>
          <table:table-cell office:value-type="float" office:value="0.009734" calcext:value-type="float">
            <text:p>0.0097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701" calcext:value-type="float">
            <text:p>0.007701</text:p>
          </table:table-cell>
          <table:table-cell office:value-type="float" office:value="0.007698" calcext:value-type="float">
            <text:p>0.0076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139" calcext:value-type="float">
            <text:p>0.010139</text:p>
          </table:table-cell>
          <table:table-cell office:value-type="float" office:value="0.010137" calcext:value-type="float">
            <text:p>0.010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5" calcext:value-type="float">
            <text:p>0.009765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09" calcext:value-type="float">
            <text:p>0.009709</text:p>
          </table:table-cell>
          <table:table-cell office:value-type="float" office:value="0.009706" calcext:value-type="float">
            <text:p>0.0097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63" calcext:value-type="float">
            <text:p>0.009163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" calcext:value-type="float">
            <text:p>0.00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94" calcext:value-type="float">
            <text:p>0.009894</text:p>
          </table:table-cell>
          <table:table-cell office:value-type="float" office:value="0.009891" calcext:value-type="float">
            <text:p>0.009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" calcext:value-type="float">
            <text:p>0.00972</text:p>
          </table:table-cell>
          <table:table-cell office:value-type="float" office:value="0.009717" calcext:value-type="float">
            <text:p>0.009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25" calcext:value-type="float">
            <text:p>0.007625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9" calcext:value-type="float">
            <text:p>0.00978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9" calcext:value-type="float">
            <text:p>0.009829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59" calcext:value-type="float">
            <text:p>0.009959</text:p>
          </table:table-cell>
          <table:table-cell office:value-type="float" office:value="0.009956" calcext:value-type="float">
            <text:p>0.009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5" calcext:value-type="float">
            <text:p>0.009915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1" calcext:value-type="float">
            <text:p>0.009831</text:p>
          </table:table-cell>
          <table:table-cell office:value-type="float" office:value="0.009828" calcext:value-type="float">
            <text:p>0.009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57" calcext:value-type="float">
            <text:p>0.009857</text:p>
          </table:table-cell>
          <table:table-cell office:value-type="float" office:value="0.009854" calcext:value-type="float">
            <text:p>0.009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41" calcext:value-type="float">
            <text:p>0.009841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7439" calcext:value-type="float">
            <text:p>0.007439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98" calcext:value-type="float">
            <text:p>0.009898</text:p>
          </table:table-cell>
          <table:table-cell office:value-type="float" office:value="0.009895" calcext:value-type="float">
            <text:p>0.009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9" calcext:value-type="float">
            <text:p>0.0097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16" calcext:value-type="float">
            <text:p>0.007716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48" calcext:value-type="float">
            <text:p>0.009948</text:p>
          </table:table-cell>
          <table:table-cell office:value-type="float" office:value="0.009945" calcext:value-type="float">
            <text:p>0.009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74" calcext:value-type="float">
            <text:p>0.007674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79" calcext:value-type="float">
            <text:p>0.007379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4" calcext:value-type="float">
            <text:p>0.007634</text:p>
          </table:table-cell>
          <table:table-cell office:value-type="float" office:value="0.007631" calcext:value-type="float">
            <text:p>0.0076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54" calcext:value-type="float">
            <text:p>0.007654</text:p>
          </table:table-cell>
          <table:table-cell office:value-type="float" office:value="0.007651" calcext:value-type="float">
            <text:p>0.0076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" calcext:value-type="float">
            <text:p>0.0098</text:p>
          </table:table-cell>
          <table:table-cell office:value-type="float" office:value="0.009797" calcext:value-type="float">
            <text:p>0.009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5" calcext:value-type="float">
            <text:p>0.009755</text:p>
          </table:table-cell>
          <table:table-cell office:value-type="float" office:value="0.009752" calcext:value-type="float">
            <text:p>0.0097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2" calcext:value-type="float">
            <text:p>0.009752</text:p>
          </table:table-cell>
          <table:table-cell office:value-type="float" office:value="0.009749" calcext:value-type="float">
            <text:p>0.009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9852" calcext:value-type="float">
            <text:p>0.009852</text:p>
          </table:table-cell>
          <table:table-cell office:value-type="float" office:value="0.009849" calcext:value-type="float">
            <text:p>0.009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19" calcext:value-type="float">
            <text:p>0.009819</text:p>
          </table:table-cell>
          <table:table-cell office:value-type="float" office:value="0.009815" calcext:value-type="float">
            <text:p>0.009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5" calcext:value-type="float">
            <text:p>0.00983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39" calcext:value-type="float">
            <text:p>0.007339</text:p>
          </table:table-cell>
          <table:table-cell office:value-type="float" office:value="0.007336" calcext:value-type="float">
            <text:p>0.0073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9" calcext:value-type="float">
            <text:p>0.009759</text:p>
          </table:table-cell>
          <table:table-cell office:value-type="float" office:value="0.009755" calcext:value-type="float">
            <text:p>0.0097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28" calcext:value-type="float">
            <text:p>0.009728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7" calcext:value-type="float">
            <text:p>0.00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" calcext:value-type="float">
            <text:p>0.0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0.009909" calcext:value-type="float">
            <text:p>0.009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17" calcext:value-type="float">
            <text:p>0.006817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6" calcext:value-type="float">
            <text:p>0.009806</text:p>
          </table:table-cell>
          <table:table-cell office:value-type="float" office:value="0.009803" calcext:value-type="float">
            <text:p>0.009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6" calcext:value-type="float">
            <text:p>0.009746</text:p>
          </table:table-cell>
          <table:table-cell office:value-type="float" office:value="0.009743" calcext:value-type="float">
            <text:p>0.0097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93" calcext:value-type="float">
            <text:p>0.009793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14" calcext:value-type="float">
            <text:p>0.009714</text:p>
          </table:table-cell>
          <table:table-cell office:value-type="float" office:value="0.009711" calcext:value-type="float">
            <text:p>0.0097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1" calcext:value-type="float">
            <text:p>0.009781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141" calcext:value-type="float">
            <text:p>0.007141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175" calcext:value-type="float">
            <text:p>0.010175</text:p>
          </table:table-cell>
          <table:table-cell office:value-type="float" office:value="0.010172" calcext:value-type="float">
            <text:p>0.0101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6853" calcext:value-type="float">
            <text:p>0.006853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55" calcext:value-type="float">
            <text:p>0.007155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458" calcext:value-type="float">
            <text:p>0.007458</text:p>
          </table:table-cell>
          <table:table-cell office:value-type="float" office:value="0.007455" calcext:value-type="float">
            <text:p>0.0074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054" calcext:value-type="float">
            <text:p>0.007054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33" calcext:value-type="float">
            <text:p>0.009133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81" calcext:value-type="float">
            <text:p>0.007681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8" calcext:value-type="float">
            <text:p>0.007648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5" calcext:value-type="float">
            <text:p>0.009785</text:p>
          </table:table-cell>
          <table:table-cell office:value-type="float" office:value="0.009782" calcext:value-type="float">
            <text:p>0.009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47" calcext:value-type="float">
            <text:p>0.009747</text:p>
          </table:table-cell>
          <table:table-cell office:value-type="float" office:value="0.009744" calcext:value-type="float">
            <text:p>0.0097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4" calcext:value-type="float">
            <text:p>0.009734</text:p>
          </table:table-cell>
          <table:table-cell office:value-type="float" office:value="0.009731" calcext:value-type="float">
            <text:p>0.0097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41" calcext:value-type="float">
            <text:p>0.009741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" calcext:value-type="float">
            <text:p>0.00975</text:p>
          </table:table-cell>
          <table:table-cell office:value-type="float" office:value="0.009747" calcext:value-type="float">
            <text:p>0.009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36" calcext:value-type="float">
            <text:p>0.007636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524" calcext:value-type="float">
            <text:p>0.009524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79" calcext:value-type="float">
            <text:p>0.009779</text:p>
          </table:table-cell>
          <table:table-cell office:value-type="float" office:value="0.009776" calcext:value-type="float">
            <text:p>0.009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36" calcext:value-type="float">
            <text:p>0.009836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54" calcext:value-type="float">
            <text:p>0.007754</text:p>
          </table:table-cell>
          <table:table-cell office:value-type="float" office:value="0.007751" calcext:value-type="float">
            <text:p>0.007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77" calcext:value-type="float">
            <text:p>0.006877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8" calcext:value-type="float">
            <text:p>0.009738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22" calcext:value-type="float">
            <text:p>0.008522</text:p>
          </table:table-cell>
          <table:table-cell office:value-type="float" office:value="0.008519" calcext:value-type="float">
            <text:p>0.008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89" calcext:value-type="float">
            <text:p>0.010289</text:p>
          </table:table-cell>
          <table:table-cell office:value-type="float" office:value="0.010286" calcext:value-type="float">
            <text:p>0.0102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53" calcext:value-type="float">
            <text:p>0.009853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6" calcext:value-type="float">
            <text:p>0.009726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21" calcext:value-type="float">
            <text:p>0.009821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662" calcext:value-type="float">
            <text:p>0.009662</text:p>
          </table:table-cell>
          <table:table-cell office:value-type="float" office:value="0.009659" calcext:value-type="float">
            <text:p>0.0096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4" calcext:value-type="float">
            <text:p>0.009804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8" calcext:value-type="float">
            <text:p>0.00988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1765" calcext:value-type="float">
            <text:p>0.011765</text:p>
          </table:table-cell>
          <table:table-cell office:value-type="float" office:value="0.011762" calcext:value-type="float">
            <text:p>0.011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5" calcext:value-type="float">
            <text:p>0.010405</text:p>
          </table:table-cell>
          <table:table-cell office:value-type="float" office:value="0.010401" calcext:value-type="float">
            <text:p>0.010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21" calcext:value-type="float">
            <text:p>0.014921</text:p>
          </table:table-cell>
          <table:table-cell office:value-type="float" office:value="0.014918" calcext:value-type="float">
            <text:p>0.0149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403" calcext:value-type="float">
            <text:p>0.015403</text:p>
          </table:table-cell>
          <table:table-cell office:value-type="float" office:value="0.0154" calcext:value-type="float">
            <text:p>0.01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38" calcext:value-type="float">
            <text:p>0.014838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3" calcext:value-type="float">
            <text:p>0.014903</text:p>
          </table:table-cell>
          <table:table-cell office:value-type="float" office:value="0.0149" calcext:value-type="float">
            <text:p>0.0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44" calcext:value-type="float">
            <text:p>0.014844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34" calcext:value-type="float">
            <text:p>0.014734</text:p>
          </table:table-cell>
          <table:table-cell office:value-type="float" office:value="0.014731" calcext:value-type="float">
            <text:p>0.014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42" calcext:value-type="float">
            <text:p>0.015142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3" calcext:value-type="float">
            <text:p>0.014883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9" calcext:value-type="float">
            <text:p>0.014919</text:p>
          </table:table-cell>
          <table:table-cell office:value-type="float" office:value="0.014916" calcext:value-type="float">
            <text:p>0.0149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3909" calcext:value-type="float">
            <text:p>0.013909</text:p>
          </table:table-cell>
          <table:table-cell office:value-type="float" office:value="0.013906" calcext:value-type="float">
            <text:p>0.0139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744" calcext:value-type="float">
            <text:p>0.010744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36" calcext:value-type="float">
            <text:p>0.011236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54" calcext:value-type="float">
            <text:p>0.01505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1364" calcext:value-type="float">
            <text:p>0.011364</text:p>
          </table:table-cell>
          <table:table-cell office:value-type="float" office:value="0.011362" calcext:value-type="float">
            <text:p>0.011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8" calcext:value-type="float">
            <text:p>0.015088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99" calcext:value-type="float">
            <text:p>0.015099</text:p>
          </table:table-cell>
          <table:table-cell office:value-type="float" office:value="0.015096" calcext:value-type="float">
            <text:p>0.015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9" calcext:value-type="float">
            <text:p>0.010409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72" calcext:value-type="float">
            <text:p>0.011272</text:p>
          </table:table-cell>
          <table:table-cell office:value-type="float" office:value="0.011269" calcext:value-type="float">
            <text:p>0.011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938" calcext:value-type="float">
            <text:p>0.010938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1" calcext:value-type="float">
            <text:p>0.015021</text:p>
          </table:table-cell>
          <table:table-cell office:value-type="float" office:value="0.015018" calcext:value-type="float">
            <text:p>0.01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6" calcext:value-type="float">
            <text:p>0.015086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2" calcext:value-type="float">
            <text:p>0.014982</text:p>
          </table:table-cell>
          <table:table-cell office:value-type="float" office:value="0.014979" calcext:value-type="float">
            <text:p>0.014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9" calcext:value-type="float">
            <text:p>0.015049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57" calcext:value-type="float">
            <text:p>0.011257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74" calcext:value-type="float">
            <text:p>0.014974</text:p>
          </table:table-cell>
          <table:table-cell office:value-type="float" office:value="0.014971" calcext:value-type="float">
            <text:p>0.0149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816" calcext:value-type="float">
            <text:p>0.010816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17" calcext:value-type="float">
            <text:p>0.010417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2" calcext:value-type="float">
            <text:p>0.015062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2" calcext:value-type="float">
            <text:p>0.015022</text:p>
          </table:table-cell>
          <table:table-cell office:value-type="float" office:value="0.015019" calcext:value-type="float">
            <text:p>0.015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6" calcext:value-type="float">
            <text:p>0.014976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52" calcext:value-type="float">
            <text:p>0.015052</text:p>
          </table:table-cell>
          <table:table-cell office:value-type="float" office:value="0.015049" calcext:value-type="float">
            <text:p>0.01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7" calcext:value-type="float">
            <text:p>0.015037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8" calcext:value-type="float">
            <text:p>0.015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415" calcext:value-type="float">
            <text:p>0.010415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797" calcext:value-type="float">
            <text:p>0.014797</text:p>
          </table:table-cell>
          <table:table-cell office:value-type="float" office:value="0.014794" calcext:value-type="float">
            <text:p>0.014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" calcext:value-type="float">
            <text:p>0.0151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1" calcext:value-type="float">
            <text:p>0.015081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7" calcext:value-type="float">
            <text:p>0.014987</text:p>
          </table:table-cell>
          <table:table-cell office:value-type="float" office:value="0.014984" calcext:value-type="float">
            <text:p>0.0149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64" calcext:value-type="float">
            <text:p>0.01464</text:p>
          </table:table-cell>
          <table:table-cell office:value-type="float" office:value="0.014637" calcext:value-type="float">
            <text:p>0.0146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593" calcext:value-type="float">
            <text:p>0.010593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4" calcext:value-type="float">
            <text:p>0.01494</text:p>
          </table:table-cell>
          <table:table-cell office:value-type="float" office:value="0.014937" calcext:value-type="float">
            <text:p>0.014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1" calcext:value-type="float">
            <text:p>0.01511</text:p>
          </table:table-cell>
          <table:table-cell office:value-type="float" office:value="0.015107" calcext:value-type="float">
            <text:p>0.0151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01" calcext:value-type="float">
            <text:p>0.015101</text:p>
          </table:table-cell>
          <table:table-cell office:value-type="float" office:value="0.015098" calcext:value-type="float">
            <text:p>0.015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1" calcext:value-type="float">
            <text:p>0.014901</text:p>
          </table:table-cell>
          <table:table-cell office:value-type="float" office:value="0.014898" calcext:value-type="float">
            <text:p>0.0148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52" calcext:value-type="float">
            <text:p>0.014952</text:p>
          </table:table-cell>
          <table:table-cell office:value-type="float" office:value="0.014949" calcext:value-type="float">
            <text:p>0.01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93" calcext:value-type="float">
            <text:p>0.015093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12" calcext:value-type="float">
            <text:p>0.015112</text:p>
          </table:table-cell>
          <table:table-cell office:value-type="float" office:value="0.015109" calcext:value-type="float">
            <text:p>0.0151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7" calcext:value-type="float">
            <text:p>0.01497</text:p>
          </table:table-cell>
          <table:table-cell office:value-type="float" office:value="0.014967" calcext:value-type="float">
            <text:p>0.014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95" calcext:value-type="float">
            <text:p>0.015095</text:p>
          </table:table-cell>
          <table:table-cell office:value-type="float" office:value="0.015091" calcext:value-type="float">
            <text:p>0.0150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62" calcext:value-type="float">
            <text:p>0.014862</text:p>
          </table:table-cell>
          <table:table-cell office:value-type="float" office:value="0.014859" calcext:value-type="float">
            <text:p>0.014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2875" calcext:value-type="float">
            <text:p>0.012875</text:p>
          </table:table-cell>
          <table:table-cell office:value-type="float" office:value="0.012872" calcext:value-type="float">
            <text:p>0.012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" calcext:value-type="float">
            <text:p>0.01506</text:p>
          </table:table-cell>
          <table:table-cell office:value-type="float" office:value="0.015058" calcext:value-type="float">
            <text:p>0.01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1341" calcext:value-type="float">
            <text:p>0.011341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4" calcext:value-type="float">
            <text:p>0.010614</text:p>
          </table:table-cell>
          <table:table-cell office:value-type="float" office:value="0.010611" calcext:value-type="float">
            <text:p>0.0106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42" calcext:value-type="float">
            <text:p>0.014942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613" calcext:value-type="float">
            <text:p>0.014613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2" calcext:value-type="float">
            <text:p>0.014922</text:p>
          </table:table-cell>
          <table:table-cell office:value-type="float" office:value="0.014919" calcext:value-type="float">
            <text:p>0.01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2" calcext:value-type="float">
            <text:p>0.014972</text:p>
          </table:table-cell>
          <table:table-cell office:value-type="float" office:value="0.014969" calcext:value-type="float">
            <text:p>0.0149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97" calcext:value-type="float">
            <text:p>0.014997</text:p>
          </table:table-cell>
          <table:table-cell office:value-type="float" office:value="0.014994" calcext:value-type="float">
            <text:p>0.0149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07" calcext:value-type="float">
            <text:p>0.014907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633" calcext:value-type="float">
            <text:p>0.010633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0679" calcext:value-type="float">
            <text:p>0.010679</text:p>
          </table:table-cell>
          <table:table-cell office:value-type="float" office:value="0.010677" calcext:value-type="float">
            <text:p>0.0106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1" calcext:value-type="float">
            <text:p>0.01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2" calcext:value-type="float">
            <text:p>0.014882</text:p>
          </table:table-cell>
          <table:table-cell office:value-type="float" office:value="0.014879" calcext:value-type="float">
            <text:p>0.0148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3982" calcext:value-type="float">
            <text:p>0.013982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949" calcext:value-type="float">
            <text:p>0.010949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314" calcext:value-type="float">
            <text:p>0.011314</text:p>
          </table:table-cell>
          <table:table-cell office:value-type="float" office:value="0.011311" calcext:value-type="float">
            <text:p>0.0113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365" calcext:value-type="float">
            <text:p>0.008365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29" calcext:value-type="float">
            <text:p>0.010629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4997" calcext:value-type="float">
            <text:p>0.01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5" calcext:value-type="float">
            <text:p>0.01515</text:p>
          </table:table-cell>
          <table:table-cell office:value-type="float" office:value="0.015147" calcext:value-type="float">
            <text:p>0.015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756" calcext:value-type="float">
            <text:p>0.010756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9" calcext:value-type="float">
            <text:p>0.014889</text:p>
          </table:table-cell>
          <table:table-cell office:value-type="float" office:value="0.014886" calcext:value-type="float">
            <text:p>0.014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1273" calcext:value-type="float">
            <text:p>0.011273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18" calcext:value-type="float">
            <text:p>0.015018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5" calcext:value-type="float">
            <text:p>0.015025</text:p>
          </table:table-cell>
          <table:table-cell office:value-type="float" office:value="0.015022" calcext:value-type="float">
            <text:p>0.01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7268" calcext:value-type="float">
            <text:p>0.017268</text:p>
          </table:table-cell>
          <table:table-cell office:value-type="float" office:value="0.017264" calcext:value-type="float">
            <text:p>0.017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6" calcext:value-type="float">
            <text:p>0.010616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7" calcext:value-type="float">
            <text:p>0.01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827" calcext:value-type="float">
            <text:p>0.01827</text:p>
          </table:table-cell>
          <table:table-cell office:value-type="float" office:value="0.018267" calcext:value-type="float">
            <text:p>0.018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653" calcext:value-type="float">
            <text:p>0.018653</text:p>
          </table:table-cell>
          <table:table-cell office:value-type="float" office:value="0.018651" calcext:value-type="float">
            <text:p>0.018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6" calcext:value-type="float">
            <text:p>0.024366</text:p>
          </table:table-cell>
          <table:table-cell office:value-type="float" office:value="0.024363" calcext:value-type="float">
            <text:p>0.024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5" calcext:value-type="float">
            <text:p>0.024215</text:p>
          </table:table-cell>
          <table:table-cell office:value-type="float" office:value="0.024212" calcext:value-type="float">
            <text:p>0.0242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87" calcext:value-type="float">
            <text:p>0.025387</text:p>
          </table:table-cell>
          <table:table-cell office:value-type="float" office:value="0.025384" calcext:value-type="float">
            <text:p>0.0253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91" calcext:value-type="float">
            <text:p>0.024591</text:p>
          </table:table-cell>
          <table:table-cell office:value-type="float" office:value="0.024588" calcext:value-type="float">
            <text:p>0.0245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12" calcext:value-type="float">
            <text:p>0.024512</text:p>
          </table:table-cell>
          <table:table-cell office:value-type="float" office:value="0.024509" calcext:value-type="float">
            <text:p>0.0245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08" calcext:value-type="float">
            <text:p>0.024408</text:p>
          </table:table-cell>
          <table:table-cell office:value-type="float" office:value="0.024405" calcext:value-type="float">
            <text:p>0.02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75" calcext:value-type="float">
            <text:p>0.024175</text:p>
          </table:table-cell>
          <table:table-cell office:value-type="float" office:value="0.024172" calcext:value-type="float">
            <text:p>0.024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5109" calcext:value-type="float">
            <text:p>0.025109</text:p>
          </table:table-cell>
          <table:table-cell office:value-type="float" office:value="0.025106" calcext:value-type="float">
            <text:p>0.0251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02" calcext:value-type="float">
            <text:p>0.024702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71" calcext:value-type="float">
            <text:p>0.024571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21" calcext:value-type="float">
            <text:p>0.023621</text:p>
          </table:table-cell>
          <table:table-cell office:value-type="float" office:value="0.023618" calcext:value-type="float">
            <text:p>0.0236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811" calcext:value-type="float">
            <text:p>0.02811</text:p>
          </table:table-cell>
          <table:table-cell office:value-type="float" office:value="0.028107" calcext:value-type="float">
            <text:p>0.0281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15" calcext:value-type="float">
            <text:p>0.024315</text:p>
          </table:table-cell>
          <table:table-cell office:value-type="float" office:value="0.024312" calcext:value-type="float">
            <text:p>0.024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24" calcext:value-type="float">
            <text:p>0.024024</text:p>
          </table:table-cell>
          <table:table-cell office:value-type="float" office:value="0.024021" calcext:value-type="float">
            <text:p>0.0240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68" calcext:value-type="float">
            <text:p>0.018168</text:p>
          </table:table-cell>
          <table:table-cell office:value-type="float" office:value="0.018166" calcext:value-type="float">
            <text:p>0.0181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076" calcext:value-type="float">
            <text:p>0.024076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9" calcext:value-type="float">
            <text:p>0.024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6" calcext:value-type="float">
            <text:p>0.024216</text:p>
          </table:table-cell>
          <table:table-cell office:value-type="float" office:value="0.024213" calcext:value-type="float">
            <text:p>0.024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13" calcext:value-type="float">
            <text:p>0.024013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77" calcext:value-type="float">
            <text:p>0.025577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077" calcext:value-type="float">
            <text:p>0.025077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305" calcext:value-type="float">
            <text:p>0.023305</text:p>
          </table:table-cell>
          <table:table-cell office:value-type="float" office:value="0.023302" calcext:value-type="float">
            <text:p>0.0233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229" calcext:value-type="float">
            <text:p>0.024229</text:p>
          </table:table-cell>
          <table:table-cell office:value-type="float" office:value="0.024227" calcext:value-type="float">
            <text:p>0.024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51" calcext:value-type="float">
            <text:p>0.025351</text:p>
          </table:table-cell>
          <table:table-cell office:value-type="float" office:value="0.025348" calcext:value-type="float">
            <text:p>0.025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38" calcext:value-type="float">
            <text:p>0.024138</text:p>
          </table:table-cell>
          <table:table-cell office:value-type="float" office:value="0.024136" calcext:value-type="float">
            <text:p>0.02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3033" calcext:value-type="float">
            <text:p>0.023033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62" calcext:value-type="float">
            <text:p>0.024362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98" calcext:value-type="float">
            <text:p>0.024498</text:p>
          </table:table-cell>
          <table:table-cell office:value-type="float" office:value="0.024495" calcext:value-type="float">
            <text:p>0.0244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18" calcext:value-type="float">
            <text:p>0.01818</text:p>
          </table:table-cell>
          <table:table-cell office:value-type="float" office:value="0.018177" calcext:value-type="float">
            <text:p>0.0181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2" calcext:value-type="float">
            <text:p>0.02552</text:p>
          </table:table-cell>
          <table:table-cell office:value-type="float" office:value="0.025517" calcext:value-type="float">
            <text:p>0.025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06" calcext:value-type="float">
            <text:p>0.024106</text:p>
          </table:table-cell>
          <table:table-cell office:value-type="float" office:value="0.024103" calcext:value-type="float">
            <text:p>0.02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07" calcext:value-type="float">
            <text:p>0.024507</text:p>
          </table:table-cell>
          <table:table-cell office:value-type="float" office:value="0.024504" calcext:value-type="float">
            <text:p>0.0245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412" calcext:value-type="float">
            <text:p>0.018412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87" calcext:value-type="float">
            <text:p>0.018187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155" calcext:value-type="float">
            <text:p>0.018155</text:p>
          </table:table-cell>
          <table:table-cell office:value-type="float" office:value="0.018152" calcext:value-type="float">
            <text:p>0.018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646" calcext:value-type="float">
            <text:p>0.024646</text:p>
          </table:table-cell>
          <table:table-cell office:value-type="float" office:value="0.024643" calcext:value-type="float">
            <text:p>0.024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41" calcext:value-type="float">
            <text:p>0.025341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03" calcext:value-type="float">
            <text:p>0.023603</text:p>
          </table:table-cell>
          <table:table-cell office:value-type="float" office:value="0.0236" calcext:value-type="float">
            <text:p>0.0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28" calcext:value-type="float">
            <text:p>0.024128</text:p>
          </table:table-cell>
          <table:table-cell office:value-type="float" office:value="0.024126" calcext:value-type="float">
            <text:p>0.02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61" calcext:value-type="float">
            <text:p>0.024061</text:p>
          </table:table-cell>
          <table:table-cell office:value-type="float" office:value="0.024058" calcext:value-type="float">
            <text:p>0.024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8" calcext:value-type="float">
            <text:p>0.0244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77" calcext:value-type="float">
            <text:p>0.018477</text:p>
          </table:table-cell>
          <table:table-cell office:value-type="float" office:value="0.018474" calcext:value-type="float">
            <text:p>0.0184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36" calcext:value-type="float">
            <text:p>0.024436</text:p>
          </table:table-cell>
          <table:table-cell office:value-type="float" office:value="0.024433" calcext:value-type="float">
            <text:p>0.024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89" calcext:value-type="float">
            <text:p>0.018589</text:p>
          </table:table-cell>
          <table:table-cell office:value-type="float" office:value="0.018587" calcext:value-type="float">
            <text:p>0.0185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584" calcext:value-type="float">
            <text:p>0.019584</text:p>
          </table:table-cell>
          <table:table-cell office:value-type="float" office:value="0.019581" calcext:value-type="float">
            <text:p>0.0195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19" calcext:value-type="float">
            <text:p>0.024519</text:p>
          </table:table-cell>
          <table:table-cell office:value-type="float" office:value="0.024516" calcext:value-type="float">
            <text:p>0.0245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7999" calcext:value-type="float">
            <text:p>0.017999</text:p>
          </table:table-cell>
          <table:table-cell office:value-type="float" office:value="0.017997" calcext:value-type="float">
            <text:p>0.017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18502" calcext:value-type="float">
            <text:p>0.018502</text:p>
          </table:table-cell>
          <table:table-cell office:value-type="float" office:value="0.018499" calcext:value-type="float">
            <text:p>0.018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9595" calcext:value-type="float">
            <text:p>0.019595</text:p>
          </table:table-cell>
          <table:table-cell office:value-type="float" office:value="0.019592" calcext:value-type="float">
            <text:p>0.0195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511" calcext:value-type="float">
            <text:p>0.025511</text:p>
          </table:table-cell>
          <table:table-cell office:value-type="float" office:value="0.025508" calcext:value-type="float">
            <text:p>0.025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94" calcext:value-type="float">
            <text:p>0.018294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5" calcext:value-type="float">
            <text:p>0.018535</text:p>
          </table:table-cell>
          <table:table-cell office:value-type="float" office:value="0.018533" calcext:value-type="float">
            <text:p>0.0185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7" calcext:value-type="float">
            <text:p>0.02477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05" calcext:value-type="float">
            <text:p>0.018405</text:p>
          </table:table-cell>
          <table:table-cell office:value-type="float" office:value="0.018395" calcext:value-type="float">
            <text:p>0.018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251" calcext:value-type="float">
            <text:p>0.018251</text:p>
          </table:table-cell>
          <table:table-cell office:value-type="float" office:value="0.018249" calcext:value-type="float">
            <text:p>0.018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603" calcext:value-type="float">
            <text:p>0.019603</text:p>
          </table:table-cell>
          <table:table-cell office:value-type="float" office:value="0.0196" calcext:value-type="float">
            <text:p>0.0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3" calcext:value-type="float">
            <text:p>0.01853</text:p>
          </table:table-cell>
          <table:table-cell office:value-type="float" office:value="0.018527" calcext:value-type="float">
            <text:p>0.0185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111" calcext:value-type="float">
            <text:p>0.024111</text:p>
          </table:table-cell>
          <table:table-cell office:value-type="float" office:value="0.024108" calcext:value-type="float">
            <text:p>0.02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043" calcext:value-type="float">
            <text:p>0.018043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63" calcext:value-type="float">
            <text:p>0.024463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8" calcext:value-type="float">
            <text:p>0.024218</text:p>
          </table:table-cell>
          <table:table-cell office:value-type="float" office:value="0.024215" calcext:value-type="float">
            <text:p>0.02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4502" calcext:value-type="float">
            <text:p>0.024502</text:p>
          </table:table-cell>
          <table:table-cell office:value-type="float" office:value="0.024499" calcext:value-type="float">
            <text:p>0.024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996" calcext:value-type="float">
            <text:p>0.018996</text:p>
          </table:table-cell>
          <table:table-cell office:value-type="float" office:value="0.018993" calcext:value-type="float">
            <text:p>0.01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746" calcext:value-type="float">
            <text:p>0.024746</text:p>
          </table:table-cell>
          <table:table-cell office:value-type="float" office:value="0.024743" calcext:value-type="float">
            <text:p>0.024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24" calcext:value-type="float">
            <text:p>0.024324</text:p>
          </table:table-cell>
          <table:table-cell office:value-type="float" office:value="0.024321" calcext:value-type="float">
            <text:p>0.024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81" calcext:value-type="float">
            <text:p>0.025381</text:p>
          </table:table-cell>
          <table:table-cell office:value-type="float" office:value="0.025379" calcext:value-type="float">
            <text:p>0.025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64" calcext:value-type="float">
            <text:p>0.024364</text:p>
          </table:table-cell>
          <table:table-cell office:value-type="float" office:value="0.024362" calcext:value-type="float">
            <text:p>0.024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93" calcext:value-type="float">
            <text:p>0.024493</text:p>
          </table:table-cell>
          <table:table-cell office:value-type="float" office:value="0.024491" calcext:value-type="float">
            <text:p>0.024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31" calcext:value-type="float">
            <text:p>0.024731</text:p>
          </table:table-cell>
          <table:table-cell office:value-type="float" office:value="0.024728" calcext:value-type="float">
            <text:p>0.0247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5" calcext:value-type="float">
            <text:p>0.024515</text:p>
          </table:table-cell>
          <table:table-cell office:value-type="float" office:value="0.024512" calcext:value-type="float">
            <text:p>0.0245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3" calcext:value-type="float">
            <text:p>0.024443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9" calcext:value-type="float">
            <text:p>0.024369</text:p>
          </table:table-cell>
          <table:table-cell office:value-type="float" office:value="0.024366" calcext:value-type="float">
            <text:p>0.024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9" calcext:value-type="float">
            <text:p>0.024219</text:p>
          </table:table-cell>
          <table:table-cell office:value-type="float" office:value="0.024216" calcext:value-type="float">
            <text:p>0.024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1" calcext:value-type="float">
            <text:p>0.018531</text:p>
          </table:table-cell>
          <table:table-cell office:value-type="float" office:value="0.018529" calcext:value-type="float">
            <text:p>0.0185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34" calcext:value-type="float">
            <text:p>0.024534</text:p>
          </table:table-cell>
          <table:table-cell office:value-type="float" office:value="0.024531" calcext:value-type="float">
            <text:p>0.024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097" calcext:value-type="float">
            <text:p>0.025097</text:p>
          </table:table-cell>
          <table:table-cell office:value-type="float" office:value="0.025094" calcext:value-type="float">
            <text:p>0.025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81" calcext:value-type="float">
            <text:p>0.024181</text:p>
          </table:table-cell>
          <table:table-cell office:value-type="float" office:value="0.024178" calcext:value-type="float">
            <text:p>0.0241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51" calcext:value-type="float">
            <text:p>0.024751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04" calcext:value-type="float">
            <text:p>0.018204</text:p>
          </table:table-cell>
          <table:table-cell office:value-type="float" office:value="0.018201" calcext:value-type="float">
            <text:p>0.018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268" calcext:value-type="float">
            <text:p>0.024268</text:p>
          </table:table-cell>
          <table:table-cell office:value-type="float" office:value="0.024265" calcext:value-type="float">
            <text:p>0.02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1" calcext:value-type="float">
            <text:p>0.02431</text:p>
          </table:table-cell>
          <table:table-cell office:value-type="float" office:value="0.024307" calcext:value-type="float">
            <text:p>0.024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105" calcext:value-type="float">
            <text:p>0.025105</text:p>
          </table:table-cell>
          <table:table-cell office:value-type="float" office:value="0.025102" calcext:value-type="float">
            <text:p>0.0251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9" calcext:value-type="float">
            <text:p>0.024339</text:p>
          </table:table-cell>
          <table:table-cell office:value-type="float" office:value="0.024336" calcext:value-type="float">
            <text:p>0.024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2359" calcext:value-type="float">
            <text:p>0.022359</text:p>
          </table:table-cell>
          <table:table-cell office:value-type="float" office:value="0.022356" calcext:value-type="float">
            <text:p>0.022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6" calcext:value-type="float">
            <text:p>0.024516</text:p>
          </table:table-cell>
          <table:table-cell office:value-type="float" office:value="0.024513" calcext:value-type="float">
            <text:p>0.024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88" calcext:value-type="float">
            <text:p>0.024288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5" calcext:value-type="float">
            <text:p>0.024335</text:p>
          </table:table-cell>
          <table:table-cell office:value-type="float" office:value="0.024316" calcext:value-type="float">
            <text:p>0.024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945" calcext:value-type="float">
            <text:p>0.024945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84" calcext:value-type="float">
            <text:p>0.024384</text:p>
          </table:table-cell>
          <table:table-cell office:value-type="float" office:value="0.024381" calcext:value-type="float">
            <text:p>0.0243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368" calcext:value-type="float">
            <text:p>0.025368</text:p>
          </table:table-cell>
          <table:table-cell office:value-type="float" office:value="0.025366" calcext:value-type="float">
            <text:p>0.025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06843" calcext:value-type="float">
            <text:p>0.006843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088" calcext:value-type="float">
            <text:p>0.006088</text:p>
          </table:table-cell>
          <table:table-cell office:value-type="float" office:value="0.006085" calcext:value-type="float">
            <text:p>0.006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001" calcext:value-type="float">
            <text:p>0.008001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828" calcext:value-type="float">
            <text:p>0.006828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113" calcext:value-type="float">
            <text:p>0.009113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162" calcext:value-type="float">
            <text:p>0.006162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27" calcext:value-type="float">
            <text:p>0.00827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348" calcext:value-type="float">
            <text:p>0.007348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5897" calcext:value-type="float">
            <text:p>0.005897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35" calcext:value-type="float">
            <text:p>0.007935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199" calcext:value-type="float">
            <text:p>0.008199</text:p>
          </table:table-cell>
          <table:table-cell office:value-type="float" office:value="0.008196" calcext:value-type="float">
            <text:p>0.0081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73" calcext:value-type="float">
            <text:p>0.007073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0.007697" calcext:value-type="float">
            <text:p>0.00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891" calcext:value-type="float">
            <text:p>0.008891</text:p>
          </table:table-cell>
          <table:table-cell office:value-type="float" office:value="0.008887" calcext:value-type="float">
            <text:p>0.0088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391" calcext:value-type="float">
            <text:p>0.006391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18" calcext:value-type="float">
            <text:p>0.006918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769" calcext:value-type="float">
            <text:p>0.006769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112" calcext:value-type="float">
            <text:p>0.007112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63" calcext:value-type="float">
            <text:p>0.007863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783" calcext:value-type="float">
            <text:p>0.00678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22" calcext:value-type="float">
            <text:p>0.007622</text:p>
          </table:table-cell>
          <table:table-cell office:value-type="float" office:value="0.007618" calcext:value-type="float">
            <text:p>0.0076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44" calcext:value-type="float">
            <text:p>0.006344</text:p>
          </table:table-cell>
          <table:table-cell office:value-type="float" office:value="0.006341" calcext:value-type="float">
            <text:p>0.006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72" calcext:value-type="float">
            <text:p>0.0074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855" calcext:value-type="float">
            <text:p>0.006855</text:p>
          </table:table-cell>
          <table:table-cell office:value-type="float" office:value="0.006852" calcext:value-type="float">
            <text:p>0.0068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833" calcext:value-type="float">
            <text:p>0.007833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9" calcext:value-type="float">
            <text:p>0.006139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57" calcext:value-type="float">
            <text:p>0.006857</text:p>
          </table:table-cell>
          <table:table-cell office:value-type="float" office:value="0.006854" calcext:value-type="float">
            <text:p>0.006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07" calcext:value-type="float">
            <text:p>0.00607</text:p>
          </table:table-cell>
          <table:table-cell office:value-type="float" office:value="0.006067" calcext:value-type="float">
            <text:p>0.006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669" calcext:value-type="float">
            <text:p>0.007669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624" calcext:value-type="float">
            <text:p>0.007624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531" calcext:value-type="float">
            <text:p>0.008531</text:p>
          </table:table-cell>
          <table:table-cell office:value-type="float" office:value="0.008528" calcext:value-type="float">
            <text:p>0.0085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25" calcext:value-type="float">
            <text:p>0.008125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097" calcext:value-type="float">
            <text:p>0.007097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321" calcext:value-type="float">
            <text:p>0.008321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11" calcext:value-type="float">
            <text:p>0.006111</text:p>
          </table:table-cell>
          <table:table-cell office:value-type="float" office:value="0.006108" calcext:value-type="float">
            <text:p>0.006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69" calcext:value-type="float">
            <text:p>0.007969</text:p>
          </table:table-cell>
          <table:table-cell office:value-type="float" office:value="0.007966" calcext:value-type="float">
            <text:p>0.0079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953" calcext:value-type="float">
            <text:p>0.005953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54632" calcext:value-type="float">
            <text:p>1.154632E-14</text:p>
          </table:table-cell>
          <table:table-cell table:number-columns-repeated="10"/>
        </table:table-row>
        <table:table-row table:style-name="ro1">
          <table:table-cell office:value-type="float" office:value="0.007134" calcext:value-type="float">
            <text:p>0.007134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64" calcext:value-type="float">
            <text:p>0.006064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67" calcext:value-type="float">
            <text:p>0.007167</text:p>
          </table:table-cell>
          <table:table-cell office:value-type="float" office:value="0.007164" calcext:value-type="float">
            <text:p>0.0071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155" calcext:value-type="float">
            <text:p>0.008155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9538" calcext:value-type="float">
            <text:p>0.00953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723" calcext:value-type="float">
            <text:p>0.007723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735" calcext:value-type="float">
            <text:p>0.007735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447" calcext:value-type="float">
            <text:p>0.007447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65" calcext:value-type="float">
            <text:p>0.006865</text:p>
          </table:table-cell>
          <table:table-cell office:value-type="float" office:value="0.006862" calcext:value-type="float">
            <text:p>0.006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838" calcext:value-type="float">
            <text:p>0.006838</text:p>
          </table:table-cell>
          <table:table-cell office:value-type="float" office:value="0.006835" calcext:value-type="float">
            <text:p>0.006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668" calcext:value-type="float">
            <text:p>0.007668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68" calcext:value-type="float">
            <text:p>0.007368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79" calcext:value-type="float">
            <text:p>0.007979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303" calcext:value-type="float">
            <text:p>0.007303</text:p>
          </table:table-cell>
          <table:table-cell office:value-type="float" office:value="0.0073" calcext:value-type="float">
            <text:p>0.00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6" calcext:value-type="float">
            <text:p>0.00766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762" calcext:value-type="float">
            <text:p>0.007762</text:p>
          </table:table-cell>
          <table:table-cell office:value-type="float" office:value="0.007759" calcext:value-type="float">
            <text:p>0.00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59" calcext:value-type="float">
            <text:p>0.006959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898" calcext:value-type="float">
            <text:p>0.007898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51" calcext:value-type="float">
            <text:p>0.007351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77" calcext:value-type="float">
            <text:p>0.008177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77" calcext:value-type="float">
            <text:p>0.007077</text:p>
          </table:table-cell>
          <table:table-cell office:value-type="float" office:value="0.007074" calcext:value-type="float">
            <text:p>0.007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74" calcext:value-type="float">
            <text:p>0.009174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546" calcext:value-type="float">
            <text:p>0.006546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123" calcext:value-type="float">
            <text:p>0.007123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" calcext:value-type="float">
            <text:p>0.0073</text:p>
          </table:table-cell>
          <table:table-cell office:value-type="float" office:value="0.007297" calcext:value-type="float">
            <text:p>0.007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59" calcext:value-type="float">
            <text:p>0.007959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45" calcext:value-type="float">
            <text:p>0.007945</text:p>
          </table:table-cell>
          <table:table-cell office:value-type="float" office:value="0.007942" calcext:value-type="float">
            <text:p>0.0079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88" calcext:value-type="float">
            <text:p>0.007288</text:p>
          </table:table-cell>
          <table:table-cell office:value-type="float" office:value="0.007285" calcext:value-type="float">
            <text:p>0.007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011" calcext:value-type="float">
            <text:p>0.008011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15" calcext:value-type="float">
            <text:p>0.007015</text:p>
          </table:table-cell>
          <table:table-cell office:value-type="float" office:value="0.007012" calcext:value-type="float">
            <text:p>0.0070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15" calcext:value-type="float">
            <text:p>0.007315</text:p>
          </table:table-cell>
          <table:table-cell office:value-type="float" office:value="0.007312" calcext:value-type="float">
            <text:p>0.007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41" calcext:value-type="float">
            <text:p>0.007641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86" calcext:value-type="float">
            <text:p>0.007986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62" calcext:value-type="float">
            <text:p>0.00862</text:p>
          </table:table-cell>
          <table:table-cell office:value-type="float" office:value="0.008617" calcext:value-type="float">
            <text:p>0.0086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27" calcext:value-type="float">
            <text:p>0.006927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66" calcext:value-type="float">
            <text:p>0.006766</text:p>
          </table:table-cell>
          <table:table-cell office:value-type="float" office:value="0.006763" calcext:value-type="float">
            <text:p>0.006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94" calcext:value-type="float">
            <text:p>0.00794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91" calcext:value-type="float">
            <text:p>0.006891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26" calcext:value-type="float">
            <text:p>0.007926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22" calcext:value-type="float">
            <text:p>0.00702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223" calcext:value-type="float">
            <text:p>0.008223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4" calcext:value-type="float">
            <text:p>0.007564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87" calcext:value-type="float">
            <text:p>0.00678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79" calcext:value-type="float">
            <text:p>0.00779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511" calcext:value-type="float">
            <text:p>0.008511</text:p>
          </table:table-cell>
          <table:table-cell office:value-type="float" office:value="0.008509" calcext:value-type="float">
            <text:p>0.008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86" calcext:value-type="float">
            <text:p>0.006086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975" calcext:value-type="float">
            <text:p>0.005975</text:p>
          </table:table-cell>
          <table:table-cell office:value-type="float" office:value="0.005972" calcext:value-type="float">
            <text:p>0.0059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25" calcext:value-type="float">
            <text:p>0.007425</text:p>
          </table:table-cell>
          <table:table-cell office:value-type="float" office:value="0.007422" calcext:value-type="float">
            <text:p>0.0074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24" calcext:value-type="float">
            <text:p>0.007824</text:p>
          </table:table-cell>
          <table:table-cell office:value-type="float" office:value="0.007821" calcext:value-type="float">
            <text:p>0.00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97" calcext:value-type="float">
            <text:p>0.006997</text:p>
          </table:table-cell>
          <table:table-cell office:value-type="float" office:value="0.006993" calcext:value-type="float">
            <text:p>0.0069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4499" calcext:value-type="float">
            <text:p>0.014499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753" calcext:value-type="float">
            <text:p>0.01275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082" calcext:value-type="float">
            <text:p>0.012082</text:p>
          </table:table-cell>
          <table:table-cell office:value-type="float" office:value="0.012079" calcext:value-type="float">
            <text:p>0.0120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011" calcext:value-type="float">
            <text:p>0.011011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158" calcext:value-type="float">
            <text:p>0.013158</text:p>
          </table:table-cell>
          <table:table-cell office:value-type="float" office:value="0.013155" calcext:value-type="float">
            <text:p>0.013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84" calcext:value-type="float">
            <text:p>0.011184</text:p>
          </table:table-cell>
          <table:table-cell office:value-type="float" office:value="0.011181" calcext:value-type="float">
            <text:p>0.0111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26" calcext:value-type="float">
            <text:p>0.012726</text:p>
          </table:table-cell>
          <table:table-cell office:value-type="float" office:value="0.012723" calcext:value-type="float">
            <text:p>0.012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81" calcext:value-type="float">
            <text:p>0.013181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3" calcext:value-type="float">
            <text:p>0.01333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313" calcext:value-type="float">
            <text:p>0.01431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753" calcext:value-type="float">
            <text:p>0.011753</text:p>
          </table:table-cell>
          <table:table-cell office:value-type="float" office:value="0.011749" calcext:value-type="float">
            <text:p>0.011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312" calcext:value-type="float">
            <text:p>0.012312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05" calcext:value-type="float">
            <text:p>0.013505</text:p>
          </table:table-cell>
          <table:table-cell office:value-type="float" office:value="0.013502" calcext:value-type="float">
            <text:p>0.013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16" calcext:value-type="float">
            <text:p>0.01416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858" calcext:value-type="float">
            <text:p>0.010858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585" calcext:value-type="float">
            <text:p>0.010585</text:p>
          </table:table-cell>
          <table:table-cell office:value-type="float" office:value="0.010582" calcext:value-type="float">
            <text:p>0.010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92" calcext:value-type="float">
            <text:p>0.01092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573" calcext:value-type="float">
            <text:p>0.012573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544" calcext:value-type="float">
            <text:p>0.012544</text:p>
          </table:table-cell>
          <table:table-cell office:value-type="float" office:value="0.012541" calcext:value-type="float">
            <text:p>0.012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5267" calcext:value-type="float">
            <text:p>0.015267</text:p>
          </table:table-cell>
          <table:table-cell office:value-type="float" office:value="0.015264" calcext:value-type="float">
            <text:p>0.015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47" calcext:value-type="float">
            <text:p>0.01147</text:p>
          </table:table-cell>
          <table:table-cell office:value-type="float" office:value="0.011468" calcext:value-type="float">
            <text:p>0.011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216" calcext:value-type="float">
            <text:p>0.012216</text:p>
          </table:table-cell>
          <table:table-cell office:value-type="float" office:value="0.012213" calcext:value-type="float">
            <text:p>0.0122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407" calcext:value-type="float">
            <text:p>0.014407</text:p>
          </table:table-cell>
          <table:table-cell office:value-type="float" office:value="0.014404" calcext:value-type="float">
            <text:p>0.0144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3971" calcext:value-type="float">
            <text:p>0.013971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07" calcext:value-type="float">
            <text:p>0.013307</text:p>
          </table:table-cell>
          <table:table-cell office:value-type="float" office:value="0.013304" calcext:value-type="float">
            <text:p>0.0133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81" calcext:value-type="float">
            <text:p>0.01381</text:p>
          </table:table-cell>
          <table:table-cell office:value-type="float" office:value="0.013807" calcext:value-type="float">
            <text:p>0.0138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5303" calcext:value-type="float">
            <text:p>0.015303</text:p>
          </table:table-cell>
          <table:table-cell office:value-type="float" office:value="0.0153" calcext:value-type="float">
            <text:p>0.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65" calcext:value-type="float">
            <text:p>0.012565</text:p>
          </table:table-cell>
          <table:table-cell office:value-type="float" office:value="0.012562" calcext:value-type="float">
            <text:p>0.0125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549" calcext:value-type="float">
            <text:p>0.012549</text:p>
          </table:table-cell>
          <table:table-cell office:value-type="float" office:value="0.012547" calcext:value-type="float">
            <text:p>0.0125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58" calcext:value-type="float">
            <text:p>0.011158</text:p>
          </table:table-cell>
          <table:table-cell office:value-type="float" office:value="0.011155" calcext:value-type="float">
            <text:p>0.011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452" calcext:value-type="float">
            <text:p>0.012452</text:p>
          </table:table-cell>
          <table:table-cell office:value-type="float" office:value="0.012449" calcext:value-type="float">
            <text:p>0.012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597" calcext:value-type="float">
            <text:p>0.011597</text:p>
          </table:table-cell>
          <table:table-cell office:value-type="float" office:value="0.011594" calcext:value-type="float">
            <text:p>0.011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8" calcext:value-type="float">
            <text:p>0.011108</text:p>
          </table:table-cell>
          <table:table-cell office:value-type="float" office:value="0.011105" calcext:value-type="float">
            <text:p>0.011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602" calcext:value-type="float">
            <text:p>0.01602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52" calcext:value-type="float">
            <text:p>0.012352</text:p>
          </table:table-cell>
          <table:table-cell office:value-type="float" office:value="0.012349" calcext:value-type="float">
            <text:p>0.0123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846" calcext:value-type="float">
            <text:p>0.012846</text:p>
          </table:table-cell>
          <table:table-cell office:value-type="float" office:value="0.012844" calcext:value-type="float">
            <text:p>0.0128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012" calcext:value-type="float">
            <text:p>0.011012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37" calcext:value-type="float">
            <text:p>0.01137</text:p>
          </table:table-cell>
          <table:table-cell office:value-type="float" office:value="0.011367" calcext:value-type="float">
            <text:p>0.0113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2" calcext:value-type="float">
            <text:p>0.0142</text:p>
          </table:table-cell>
          <table:table-cell office:value-type="float" office:value="0.014197" calcext:value-type="float">
            <text:p>0.0141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96" calcext:value-type="float">
            <text:p>0.013596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3" calcext:value-type="float">
            <text:p>0.0111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7" calcext:value-type="float">
            <text:p>0.01247</text:p>
          </table:table-cell>
          <table:table-cell office:value-type="float" office:value="0.012467" calcext:value-type="float">
            <text:p>0.012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416" calcext:value-type="float">
            <text:p>0.013416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2" calcext:value-type="float">
            <text:p>0.01232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284" calcext:value-type="float">
            <text:p>0.014284</text:p>
          </table:table-cell>
          <table:table-cell office:value-type="float" office:value="0.014281" calcext:value-type="float">
            <text:p>0.0142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054" calcext:value-type="float">
            <text:p>0.012054</text:p>
          </table:table-cell>
          <table:table-cell office:value-type="float" office:value="0.012051" calcext:value-type="float">
            <text:p>0.012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39" calcext:value-type="float">
            <text:p>0.012839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4957" calcext:value-type="float">
            <text:p>0.014957</text:p>
          </table:table-cell>
          <table:table-cell office:value-type="float" office:value="0.014954" calcext:value-type="float">
            <text:p>0.0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239" calcext:value-type="float">
            <text:p>0.013239</text:p>
          </table:table-cell>
          <table:table-cell office:value-type="float" office:value="0.013235" calcext:value-type="float">
            <text:p>0.0132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33" calcext:value-type="float">
            <text:p>0.012733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04" calcext:value-type="float">
            <text:p>0.012704</text:p>
          </table:table-cell>
          <table:table-cell office:value-type="float" office:value="0.012701" calcext:value-type="float">
            <text:p>0.012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0868" calcext:value-type="float">
            <text:p>0.010868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716" calcext:value-type="float">
            <text:p>0.012716</text:p>
          </table:table-cell>
          <table:table-cell office:value-type="float" office:value="0.012713" calcext:value-type="float">
            <text:p>0.0127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235" calcext:value-type="float">
            <text:p>0.011235</text:p>
          </table:table-cell>
          <table:table-cell office:value-type="float" office:value="0.011231" calcext:value-type="float">
            <text:p>0.0112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83" calcext:value-type="float">
            <text:p>0.01083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4" calcext:value-type="float">
            <text:p>0.012514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147" calcext:value-type="float">
            <text:p>0.011147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15" calcext:value-type="float">
            <text:p>0.012015</text:p>
          </table:table-cell>
          <table:table-cell office:value-type="float" office:value="0.012012" calcext:value-type="float">
            <text:p>0.0120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1" calcext:value-type="float">
            <text:p>0.0111</text:p>
          </table:table-cell>
          <table:table-cell office:value-type="float" office:value="0.011097" calcext:value-type="float">
            <text:p>0.011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347" calcext:value-type="float">
            <text:p>0.013347</text:p>
          </table:table-cell>
          <table:table-cell office:value-type="float" office:value="0.013344" calcext:value-type="float">
            <text:p>0.013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004" calcext:value-type="float">
            <text:p>0.013004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116" calcext:value-type="float">
            <text:p>0.012116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782" calcext:value-type="float">
            <text:p>0.011782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152" calcext:value-type="float">
            <text:p>0.014152</text:p>
          </table:table-cell>
          <table:table-cell office:value-type="float" office:value="0.014149" calcext:value-type="float">
            <text:p>0.014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33" calcext:value-type="float">
            <text:p>0.011133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098" calcext:value-type="float">
            <text:p>0.011098</text:p>
          </table:table-cell>
          <table:table-cell office:value-type="float" office:value="0.011096" calcext:value-type="float">
            <text:p>0.011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546" calcext:value-type="float">
            <text:p>0.011546</text:p>
          </table:table-cell>
          <table:table-cell office:value-type="float" office:value="0.011543" calcext:value-type="float">
            <text:p>0.011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35" calcext:value-type="float">
            <text:p>0.012735</text:p>
          </table:table-cell>
          <table:table-cell office:value-type="float" office:value="0.012732" calcext:value-type="float">
            <text:p>0.012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321" calcext:value-type="float">
            <text:p>0.012321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39" calcext:value-type="float">
            <text:p>0.012539</text:p>
          </table:table-cell>
          <table:table-cell office:value-type="float" office:value="0.012536" calcext:value-type="float">
            <text:p>0.0125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56" calcext:value-type="float">
            <text:p>0.012456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33" calcext:value-type="float">
            <text:p>0.01233</text:p>
          </table:table-cell>
          <table:table-cell office:value-type="float" office:value="0.012327" calcext:value-type="float">
            <text:p>0.012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87" calcext:value-type="float">
            <text:p>0.012787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357" calcext:value-type="float">
            <text:p>0.012357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821" calcext:value-type="float">
            <text:p>0.012821</text:p>
          </table:table-cell>
          <table:table-cell office:value-type="float" office:value="0.012818" calcext:value-type="float">
            <text:p>0.012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14" calcext:value-type="float">
            <text:p>0.012714</text:p>
          </table:table-cell>
          <table:table-cell office:value-type="float" office:value="0.012711" calcext:value-type="float">
            <text:p>0.012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46" calcext:value-type="float">
            <text:p>0.012446</text:p>
          </table:table-cell>
          <table:table-cell office:value-type="float" office:value="0.012443" calcext:value-type="float">
            <text:p>0.0124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456" calcext:value-type="float">
            <text:p>0.01456</text:p>
          </table:table-cell>
          <table:table-cell office:value-type="float" office:value="0.014558" calcext:value-type="float">
            <text:p>0.014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638" calcext:value-type="float">
            <text:p>0.012638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77316E-015" calcext:value-type="float">
            <text:p>5.77316E-15</text:p>
          </table:table-cell>
          <table:table-cell table:number-columns-repeated="10"/>
        </table:table-row>
        <table:table-row table:style-name="ro1">
          <table:table-cell office:value-type="float" office:value="0.011895" calcext:value-type="float">
            <text:p>0.011895</text:p>
          </table:table-cell>
          <table:table-cell office:value-type="float" office:value="0.011892" calcext:value-type="float">
            <text:p>0.0118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3" calcext:value-type="float">
            <text:p>0.014203</text:p>
          </table:table-cell>
          <table:table-cell office:value-type="float" office:value="0.0142" calcext:value-type="float">
            <text:p>0.01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41" calcext:value-type="float">
            <text:p>0.013141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848" calcext:value-type="float">
            <text:p>0.011848</text:p>
          </table:table-cell>
          <table:table-cell office:value-type="float" office:value="0.011845" calcext:value-type="float">
            <text:p>0.0118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437" calcext:value-type="float">
            <text:p>0.013437</text:p>
          </table:table-cell>
          <table:table-cell office:value-type="float" office:value="0.013434" calcext:value-type="float">
            <text:p>0.0134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029" calcext:value-type="float">
            <text:p>0.011029</text:p>
          </table:table-cell>
          <table:table-cell office:value-type="float" office:value="0.011026" calcext:value-type="float">
            <text:p>0.011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799" calcext:value-type="float">
            <text:p>0.010799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766" calcext:value-type="float">
            <text:p>0.012766</text:p>
          </table:table-cell>
          <table:table-cell office:value-type="float" office:value="0.012763" calcext:value-type="float">
            <text:p>0.0127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81" calcext:value-type="float">
            <text:p>0.012881</text:p>
          </table:table-cell>
          <table:table-cell office:value-type="float" office:value="0.012878" calcext:value-type="float">
            <text:p>0.012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7" calcext:value-type="float">
            <text:p>0.012517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264" calcext:value-type="float">
            <text:p>0.015264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22" calcext:value-type="float">
            <text:p>0.01222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497" calcext:value-type="float">
            <text:p>0.015497</text:p>
          </table:table-cell>
          <table:table-cell office:value-type="float" office:value="0.015494" calcext:value-type="float">
            <text:p>0.015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41" calcext:value-type="float">
            <text:p>0.01241</text:p>
          </table:table-cell>
          <table:table-cell office:value-type="float" office:value="0.012407" calcext:value-type="float">
            <text:p>0.012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012" calcext:value-type="float">
            <text:p>0.013012</text:p>
          </table:table-cell>
          <table:table-cell office:value-type="float" office:value="0.013008" calcext:value-type="float">
            <text:p>0.013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35" calcext:value-type="float">
            <text:p>0.012035</text:p>
          </table:table-cell>
          <table:table-cell office:value-type="float" office:value="0.012032" calcext:value-type="float">
            <text:p>0.0120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6059" calcext:value-type="float">
            <text:p>0.016059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4" calcext:value-type="float">
            <text:p>0.014204</text:p>
          </table:table-cell>
          <table:table-cell office:value-type="float" office:value="0.014201" calcext:value-type="float">
            <text:p>0.014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297" calcext:value-type="float">
            <text:p>0.028297</text:p>
          </table:table-cell>
          <table:table-cell office:value-type="float" office:value="0.028294" calcext:value-type="float">
            <text:p>0.0282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3927" calcext:value-type="float">
            <text:p>0.023927</text:p>
          </table:table-cell>
          <table:table-cell office:value-type="float" office:value="0.023923" calcext:value-type="float">
            <text:p>0.023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37" calcext:value-type="float">
            <text:p>0.02437</text:p>
          </table:table-cell>
          <table:table-cell office:value-type="float" office:value="0.024367" calcext:value-type="float">
            <text:p>0.0243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5681" calcext:value-type="float">
            <text:p>0.025681</text:p>
          </table:table-cell>
          <table:table-cell office:value-type="float" office:value="0.025678" calcext:value-type="float">
            <text:p>0.0256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6" calcext:value-type="float">
            <text:p>0.021366</text:p>
          </table:table-cell>
          <table:table-cell office:value-type="float" office:value="0.021363" calcext:value-type="float">
            <text:p>0.021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91" calcext:value-type="float">
            <text:p>0.022191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30906" calcext:value-type="float">
            <text:p>0.030906</text:p>
          </table:table-cell>
          <table:table-cell office:value-type="float" office:value="0.030903" calcext:value-type="float">
            <text:p>0.0309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181" calcext:value-type="float">
            <text:p>0.023181</text:p>
          </table:table-cell>
          <table:table-cell office:value-type="float" office:value="0.023179" calcext:value-type="float">
            <text:p>0.0231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38" calcext:value-type="float">
            <text:p>0.022838</text:p>
          </table:table-cell>
          <table:table-cell office:value-type="float" office:value="0.022836" calcext:value-type="float">
            <text:p>0.0228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264" calcext:value-type="float">
            <text:p>0.024264</text:p>
          </table:table-cell>
          <table:table-cell office:value-type="float" office:value="0.024261" calcext:value-type="float">
            <text:p>0.024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696" calcext:value-type="float">
            <text:p>0.020696</text:p>
          </table:table-cell>
          <table:table-cell office:value-type="float" office:value="0.020693" calcext:value-type="float">
            <text:p>0.020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16" calcext:value-type="float">
            <text:p>0.023216</text:p>
          </table:table-cell>
          <table:table-cell office:value-type="float" office:value="0.023213" calcext:value-type="float">
            <text:p>0.023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871" calcext:value-type="float">
            <text:p>0.022871</text:p>
          </table:table-cell>
          <table:table-cell office:value-type="float" office:value="0.022869" calcext:value-type="float">
            <text:p>0.022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324" calcext:value-type="float">
            <text:p>0.020324</text:p>
          </table:table-cell>
          <table:table-cell office:value-type="float" office:value="0.020321" calcext:value-type="float">
            <text:p>0.020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69" calcext:value-type="float">
            <text:p>0.020869</text:p>
          </table:table-cell>
          <table:table-cell office:value-type="float" office:value="0.020866" calcext:value-type="float">
            <text:p>0.020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9982" calcext:value-type="float">
            <text:p>0.019982</text:p>
          </table:table-cell>
          <table:table-cell office:value-type="float" office:value="0.019979" calcext:value-type="float">
            <text:p>0.019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92" calcext:value-type="float">
            <text:p>0.020292</text:p>
          </table:table-cell>
          <table:table-cell office:value-type="float" office:value="0.020289" calcext:value-type="float">
            <text:p>0.020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664" calcext:value-type="float">
            <text:p>0.022664</text:p>
          </table:table-cell>
          <table:table-cell office:value-type="float" office:value="0.022661" calcext:value-type="float">
            <text:p>0.0226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589" calcext:value-type="float">
            <text:p>0.023589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306" calcext:value-type="float">
            <text:p>0.022306</text:p>
          </table:table-cell>
          <table:table-cell office:value-type="float" office:value="0.022303" calcext:value-type="float">
            <text:p>0.02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08" calcext:value-type="float">
            <text:p>0.02108</text:p>
          </table:table-cell>
          <table:table-cell office:value-type="float" office:value="0.021077" calcext:value-type="float">
            <text:p>0.021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88" calcext:value-type="float">
            <text:p>0.020288</text:p>
          </table:table-cell>
          <table:table-cell office:value-type="float" office:value="0.020285" calcext:value-type="float">
            <text:p>0.020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067" calcext:value-type="float">
            <text:p>0.022067</text:p>
          </table:table-cell>
          <table:table-cell office:value-type="float" office:value="0.022064" calcext:value-type="float">
            <text:p>0.022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084" calcext:value-type="float">
            <text:p>0.02084</text:p>
          </table:table-cell>
          <table:table-cell office:value-type="float" office:value="0.020837" calcext:value-type="float">
            <text:p>0.0208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54" calcext:value-type="float">
            <text:p>0.02054</text:p>
          </table:table-cell>
          <table:table-cell office:value-type="float" office:value="0.020537" calcext:value-type="float">
            <text:p>0.0205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73" calcext:value-type="float">
            <text:p>0.024673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52" calcext:value-type="float">
            <text:p>0.020252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87" calcext:value-type="float">
            <text:p>0.022287</text:p>
          </table:table-cell>
          <table:table-cell office:value-type="float" office:value="0.022285" calcext:value-type="float">
            <text:p>0.022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279" calcext:value-type="float">
            <text:p>0.024279</text:p>
          </table:table-cell>
          <table:table-cell office:value-type="float" office:value="0.024277" calcext:value-type="float">
            <text:p>0.024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36" calcext:value-type="float">
            <text:p>0.022436</text:p>
          </table:table-cell>
          <table:table-cell office:value-type="float" office:value="0.022433" calcext:value-type="float">
            <text:p>0.02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877" calcext:value-type="float">
            <text:p>0.021877</text:p>
          </table:table-cell>
          <table:table-cell office:value-type="float" office:value="0.021874" calcext:value-type="float">
            <text:p>0.021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77" calcext:value-type="float">
            <text:p>0.020777</text:p>
          </table:table-cell>
          <table:table-cell office:value-type="float" office:value="0.020774" calcext:value-type="float">
            <text:p>0.020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6" calcext:value-type="float">
            <text:p>0.02246</text:p>
          </table:table-cell>
          <table:table-cell office:value-type="float" office:value="0.022457" calcext:value-type="float">
            <text:p>0.0224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08" calcext:value-type="float">
            <text:p>0.022808</text:p>
          </table:table-cell>
          <table:table-cell office:value-type="float" office:value="0.022805" calcext:value-type="float">
            <text:p>0.0228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811" calcext:value-type="float">
            <text:p>0.024811</text:p>
          </table:table-cell>
          <table:table-cell office:value-type="float" office:value="0.024808" calcext:value-type="float">
            <text:p>0.024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01" calcext:value-type="float">
            <text:p>0.022101</text:p>
          </table:table-cell>
          <table:table-cell office:value-type="float" office:value="0.022098" calcext:value-type="float">
            <text:p>0.022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6947" calcext:value-type="float">
            <text:p>0.026947</text:p>
          </table:table-cell>
          <table:table-cell office:value-type="float" office:value="0.026944" calcext:value-type="float">
            <text:p>0.0269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8562" calcext:value-type="float">
            <text:p>0.028562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75" calcext:value-type="float">
            <text:p>0.022475</text:p>
          </table:table-cell>
          <table:table-cell office:value-type="float" office:value="0.022472" calcext:value-type="float">
            <text:p>0.022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843" calcext:value-type="float">
            <text:p>0.021843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3" calcext:value-type="float">
            <text:p>0.02283</text:p>
          </table:table-cell>
          <table:table-cell office:value-type="float" office:value="0.022827" calcext:value-type="float">
            <text:p>0.0228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119" calcext:value-type="float">
            <text:p>0.027119</text:p>
          </table:table-cell>
          <table:table-cell office:value-type="float" office:value="0.027116" calcext:value-type="float">
            <text:p>0.027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986" calcext:value-type="float">
            <text:p>0.021986</text:p>
          </table:table-cell>
          <table:table-cell office:value-type="float" office:value="0.021982" calcext:value-type="float">
            <text:p>0.0219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038" calcext:value-type="float">
            <text:p>0.024038</text:p>
          </table:table-cell>
          <table:table-cell office:value-type="float" office:value="0.024035" calcext:value-type="float">
            <text:p>0.0240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697" calcext:value-type="float">
            <text:p>0.027697</text:p>
          </table:table-cell>
          <table:table-cell office:value-type="float" office:value="0.027694" calcext:value-type="float">
            <text:p>0.0276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325" calcext:value-type="float">
            <text:p>0.027325</text:p>
          </table:table-cell>
          <table:table-cell office:value-type="float" office:value="0.027322" calcext:value-type="float">
            <text:p>0.027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3338" calcext:value-type="float">
            <text:p>0.023338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452" calcext:value-type="float">
            <text:p>0.023452</text:p>
          </table:table-cell>
          <table:table-cell office:value-type="float" office:value="0.023449" calcext:value-type="float">
            <text:p>0.023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5907" calcext:value-type="float">
            <text:p>0.025907</text:p>
          </table:table-cell>
          <table:table-cell office:value-type="float" office:value="0.025904" calcext:value-type="float">
            <text:p>0.025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51" calcext:value-type="float">
            <text:p>0.02351</text:p>
          </table:table-cell>
          <table:table-cell office:value-type="float" office:value="0.023508" calcext:value-type="float">
            <text:p>0.023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4272" calcext:value-type="float">
            <text:p>0.024272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63" calcext:value-type="float">
            <text:p>0.022863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787" calcext:value-type="float">
            <text:p>0.022787</text:p>
          </table:table-cell>
          <table:table-cell office:value-type="float" office:value="0.022784" calcext:value-type="float">
            <text:p>0.0227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48" calcext:value-type="float">
            <text:p>0.020348</text:p>
          </table:table-cell>
          <table:table-cell office:value-type="float" office:value="0.020345" calcext:value-type="float">
            <text:p>0.020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37" calcext:value-type="float">
            <text:p>0.022237</text:p>
          </table:table-cell>
          <table:table-cell office:value-type="float" office:value="0.022234" calcext:value-type="float">
            <text:p>0.0222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899" calcext:value-type="float">
            <text:p>0.021899</text:p>
          </table:table-cell>
          <table:table-cell office:value-type="float" office:value="0.021896" calcext:value-type="float">
            <text:p>0.0218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877" calcext:value-type="float">
            <text:p>0.026877</text:p>
          </table:table-cell>
          <table:table-cell office:value-type="float" office:value="0.026874" calcext:value-type="float">
            <text:p>0.026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043" calcext:value-type="float">
            <text:p>0.022043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973" calcext:value-type="float">
            <text:p>0.020973</text:p>
          </table:table-cell>
          <table:table-cell office:value-type="float" office:value="0.02097" calcext:value-type="float">
            <text:p>0.02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17837" calcext:value-type="float">
            <text:p>0.017837</text:p>
          </table:table-cell>
          <table:table-cell office:value-type="float" office:value="0.017834" calcext:value-type="float">
            <text:p>0.0178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718" calcext:value-type="float">
            <text:p>0.021718</text:p>
          </table:table-cell>
          <table:table-cell office:value-type="float" office:value="0.021715" calcext:value-type="float">
            <text:p>0.021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0386" calcext:value-type="float">
            <text:p>0.020386</text:p>
          </table:table-cell>
          <table:table-cell office:value-type="float" office:value="0.020383" calcext:value-type="float">
            <text:p>0.020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5647" calcext:value-type="float">
            <text:p>0.025647</text:p>
          </table:table-cell>
          <table:table-cell office:value-type="float" office:value="0.025644" calcext:value-type="float">
            <text:p>0.025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453" calcext:value-type="float">
            <text:p>0.022453</text:p>
          </table:table-cell>
          <table:table-cell office:value-type="float" office:value="0.022451" calcext:value-type="float">
            <text:p>0.022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4" calcext:value-type="float">
            <text:p>0.02324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605" calcext:value-type="float">
            <text:p>0.021605</text:p>
          </table:table-cell>
          <table:table-cell office:value-type="float" office:value="0.021602" calcext:value-type="float">
            <text:p>0.0216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015" calcext:value-type="float">
            <text:p>0.021015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7" calcext:value-type="float">
            <text:p>0.021367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832" calcext:value-type="float">
            <text:p>0.020832</text:p>
          </table:table-cell>
          <table:table-cell office:value-type="float" office:value="0.020814" calcext:value-type="float">
            <text:p>0.0208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382" calcext:value-type="float">
            <text:p>0.023382</text:p>
          </table:table-cell>
          <table:table-cell office:value-type="float" office:value="0.023379" calcext:value-type="float">
            <text:p>0.023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444" calcext:value-type="float">
            <text:p>0.021444</text:p>
          </table:table-cell>
          <table:table-cell office:value-type="float" office:value="0.021441" calcext:value-type="float">
            <text:p>0.021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2765" calcext:value-type="float">
            <text:p>0.022765</text:p>
          </table:table-cell>
          <table:table-cell office:value-type="float" office:value="0.022763" calcext:value-type="float">
            <text:p>0.022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73" calcext:value-type="float">
            <text:p>0.02027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965" calcext:value-type="float">
            <text:p>0.020965</text:p>
          </table:table-cell>
          <table:table-cell office:value-type="float" office:value="0.020961" calcext:value-type="float">
            <text:p>0.0209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645" calcext:value-type="float">
            <text:p>0.026645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714" calcext:value-type="float">
            <text:p>0.024714</text:p>
          </table:table-cell>
          <table:table-cell office:value-type="float" office:value="0.024711" calcext:value-type="float">
            <text:p>0.024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573" calcext:value-type="float">
            <text:p>0.020573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389" calcext:value-type="float">
            <text:p>0.024389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62" calcext:value-type="float">
            <text:p>0.022862</text:p>
          </table:table-cell>
          <table:table-cell office:value-type="float" office:value="0.022858" calcext:value-type="float">
            <text:p>0.0228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83" calcext:value-type="float">
            <text:p>0.028183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753" calcext:value-type="float">
            <text:p>0.027753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04" calcext:value-type="float">
            <text:p>0.024604</text:p>
          </table:table-cell>
          <table:table-cell office:value-type="float" office:value="0.024601" calcext:value-type="float">
            <text:p>0.02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743" calcext:value-type="float">
            <text:p>0.022743</text:p>
          </table:table-cell>
          <table:table-cell office:value-type="float" office:value="0.022741" calcext:value-type="float">
            <text:p>0.0227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87" calcext:value-type="float">
            <text:p>0.020887</text:p>
          </table:table-cell>
          <table:table-cell office:value-type="float" office:value="0.020884" calcext:value-type="float">
            <text:p>0.020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04" calcext:value-type="float">
            <text:p>0.020204</text:p>
          </table:table-cell>
          <table:table-cell office:value-type="float" office:value="0.020201" calcext:value-type="float">
            <text:p>0.020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278" calcext:value-type="float">
            <text:p>0.022278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" calcext:value-type="float">
            <text:p>0.0203</text:p>
          </table:table-cell>
          <table:table-cell office:value-type="float" office:value="0.020297" calcext:value-type="float">
            <text:p>0.020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726" calcext:value-type="float">
            <text:p>0.024726</text:p>
          </table:table-cell>
          <table:table-cell office:value-type="float" office:value="0.024723" calcext:value-type="float">
            <text:p>0.0247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651" calcext:value-type="float">
            <text:p>0.020651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1571" calcext:value-type="float">
            <text:p>0.021571</text:p>
          </table:table-cell>
          <table:table-cell office:value-type="float" office:value="0.021568" calcext:value-type="float">
            <text:p>0.021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8814" calcext:value-type="float">
            <text:p>0.028814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83" calcext:value-type="float">
            <text:p>0.023283</text:p>
          </table:table-cell>
          <table:table-cell office:value-type="float" office:value="0.02328" calcext:value-type="float">
            <text:p>0.02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56" calcext:value-type="float">
            <text:p>0.020756</text:p>
          </table:table-cell>
          <table:table-cell office:value-type="float" office:value="0.020753" calcext:value-type="float">
            <text:p>0.0207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776" calcext:value-type="float">
            <text:p>0.021776</text:p>
          </table:table-cell>
          <table:table-cell office:value-type="float" office:value="0.021773" calcext:value-type="float">
            <text:p>0.0217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055" calcext:value-type="float">
            <text:p>0.022055</text:p>
          </table:table-cell>
          <table:table-cell office:value-type="float" office:value="0.022052" calcext:value-type="float">
            <text:p>0.0220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66" calcext:value-type="float">
            <text:p>0.028166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34" calcext:value-type="float">
            <text:p>0.020234</text:p>
          </table:table-cell>
          <table:table-cell office:value-type="float" office:value="0.020231" calcext:value-type="float">
            <text:p>0.0202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372" calcext:value-type="float">
            <text:p>0.027372</text:p>
          </table:table-cell>
          <table:table-cell office:value-type="float" office:value="0.027369" calcext:value-type="float">
            <text:p>0.027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openmp-results'.I31:'openmp-results'.L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3:06:14.185337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8T13:15:50.396846384</dc:date>
    <meta:editing-duration>PT21M7S</meta:editing-duration>
    <meta:editing-cycles>6</meta:editing-cycles>
    <meta:generator>LibreOffice/6.4.6.2$Linux_X86_64 LibreOffice_project/40$Build-2</meta:generator>
    <meta:document-statistic meta:table-count="1" meta:cell-count="1666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5.493cm" svg:y="0.316cm" chart:style-name="ch2">
          <text:p>Average calculation time</text:p>
        </chart:title>
        <chart:subtitle svg:x="6.458cm" svg:y="1.275cm" chart:style-name="ch3">
          <text:p>Sample size: 100</text:p>
        </chart:subtitle>
        <chart:legend chart:legend-position="end" svg:x="14.896cm" svg:y="2.212cm" style:legend-expansion="high" chart:style-name="ch4"/>
        <chart:plot-area chart:style-name="ch5" table:cell-range-address="'openmp-results'.I73:'openmp-results'.L82" chart:data-source-has-labels="both" svg:x="1.331cm" svg:y="2.138cm" svg:width="13.245cm" svg:height="5.707cm">
          <chartooo:coordinate-region svg:x="2.243cm" svg:y="2.337cm" svg:width="12.333cm" svg:height="4.861cm"/>
          <chart:axis chart:dimension="x" chart:name="primary-x" chart:style-name="ch6" chartooo:axis-type="auto">
            <chartooo:date-scale/>
            <chart:title svg:x="6.93cm" svg:y="8.025cm" chart:style-name="ch7">
              <text:p># of iterations</text:p>
            </chart:title>
            <chart:categories table:cell-range-address="'openmp-results'.J73:'openmp-results'.L73"/>
          </chart:axis>
          <chart:axis chart:dimension="y" chart:name="primary-y" chart:style-name="ch8">
            <chart:title svg:x="0.451cm" svg:y="6.437cm" chart:style-name="ch9">
              <text:p>Calculation time (s)</text:p>
            </chart:title>
            <chart:grid chart:style-name="ch10" chart:class="major"/>
          </chart:axis>
          <chart:series chart:style-name="ch11" chart:values-cell-range-address="'openmp-results'.J74:'openmp-results'.L74" chart:label-cell-address="'openmp-results'.I74:'openmp-results'.I74" chart:class="chart:bar">
            <chart:data-point chart:repeated="3"/>
          </chart:series>
          <chart:series chart:style-name="ch12" chart:values-cell-range-address="'openmp-results'.J75:'openmp-results'.L75" chart:label-cell-address="'openmp-results'.I75:'openmp-results'.I75" chart:class="chart:bar">
            <chart:data-point chart:repeated="3"/>
          </chart:series>
          <chart:series chart:style-name="ch13" chart:values-cell-range-address="'openmp-results'.J76:'openmp-results'.L76" chart:label-cell-address="'openmp-results'.I76:'openmp-results'.I76" chart:class="chart:bar">
            <chart:data-point chart:repeated="3"/>
          </chart:series>
          <chart:series chart:style-name="ch14" chart:values-cell-range-address="'openmp-results'.J77:'openmp-results'.L77" chart:label-cell-address="'openmp-results'.I77:'openmp-results'.I77" chart:class="chart:bar">
            <chart:data-point chart:repeated="3"/>
          </chart:series>
          <chart:series chart:style-name="ch15" chart:values-cell-range-address="'openmp-results'.J78:'openmp-results'.L78" chart:label-cell-address="'openmp-results'.I78:'openmp-results'.I78" chart:class="chart:bar">
            <chart:data-point chart:repeated="3"/>
          </chart:series>
          <chart:series chart:style-name="ch16" chart:values-cell-range-address="'openmp-results'.J79:'openmp-results'.L79" chart:label-cell-address="'openmp-results'.I79:'openmp-results'.I79" chart:class="chart:bar">
            <chart:data-point chart:repeated="3"/>
          </chart:series>
          <chart:series chart:style-name="ch17" chart:values-cell-range-address="'openmp-results'.J80:'openmp-results'.L80" chart:label-cell-address="'openmp-results'.I80:'openmp-results'.I80" chart:class="chart:bar">
            <chart:data-point chart:repeated="3"/>
          </chart:series>
          <chart:series chart:style-name="ch18" chart:values-cell-range-address="'openmp-results'.J81:'openmp-results'.L81" chart:label-cell-address="'openmp-results'.I81:'openmp-results'.I81" chart:class="chart:bar">
            <chart:data-point chart:repeated="3"/>
          </chart:series>
          <chart:series chart:style-name="ch19" chart:values-cell-range-address="'openmp-results'.J82:'openmp-results'.L82" chart:label-cell-address="'openmp-results'.I82:'openmp-results'.I82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M</text:p>
                <draw:g>
                  <svg:desc>'openmp-results'.J73:'openmp-results'.L73</svg:desc>
                </draw:g>
              </table:table-cell>
              <table:table-cell office:value-type="string">
                <text:p>48M</text:p>
              </table:table-cell>
              <table:table-cell office:value-type="string">
                <text:p>96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openmp-results'.I74:'openmp-results'.I74</svg:desc>
                </draw:g>
              </table:table-cell>
              <table:table-cell office:value-type="float" office:value="0.07524122">
                <text:p>0.07524122</text:p>
                <draw:g>
                  <svg:desc>'openmp-results'.J74:'openmp-results'.L74</svg:desc>
                </draw:g>
              </table:table-cell>
              <table:table-cell office:value-type="float" office:value="0.15038825">
                <text:p>0.15038825</text:p>
              </table:table-cell>
              <table:table-cell office:value-type="float" office:value="0.30203488">
                <text:p>0.30203488</text:p>
              </table:table-cell>
            </table:table-row>
            <table:table-row>
              <table:table-cell office:value-type="string">
                <text:p>2</text:p>
                <draw:g>
                  <svg:desc>'openmp-results'.I75:'openmp-results'.I75</svg:desc>
                </draw:g>
              </table:table-cell>
              <table:table-cell office:value-type="float" office:value="0.0394969">
                <text:p>0.0394969</text:p>
                <draw:g>
                  <svg:desc>'openmp-results'.J75:'openmp-results'.L75</svg:desc>
                </draw:g>
              </table:table-cell>
              <table:table-cell office:value-type="float" office:value="0.0751211">
                <text:p>0.0751211</text:p>
              </table:table-cell>
              <table:table-cell office:value-type="float" office:value="0.15207873">
                <text:p>0.15207873</text:p>
              </table:table-cell>
            </table:table-row>
            <table:table-row>
              <table:table-cell office:value-type="string">
                <text:p>4</text:p>
                <draw:g>
                  <svg:desc>'openmp-results'.I76:'openmp-results'.I76</svg:desc>
                </draw:g>
              </table:table-cell>
              <table:table-cell office:value-type="float" office:value="0.01985555">
                <text:p>0.01985555</text:p>
                <draw:g>
                  <svg:desc>'openmp-results'.J76:'openmp-results'.L76</svg:desc>
                </draw:g>
              </table:table-cell>
              <table:table-cell office:value-type="float" office:value="0.03804289">
                <text:p>0.03804289</text:p>
              </table:table-cell>
              <table:table-cell office:value-type="float" office:value="0.07551482">
                <text:p>0.07551482</text:p>
              </table:table-cell>
            </table:table-row>
            <table:table-row>
              <table:table-cell office:value-type="string">
                <text:p>6</text:p>
                <draw:g>
                  <svg:desc>'openmp-results'.I77:'openmp-results'.I77</svg:desc>
                </draw:g>
              </table:table-cell>
              <table:table-cell office:value-type="float" office:value="0.01499179">
                <text:p>0.01499179</text:p>
                <draw:g>
                  <svg:desc>'openmp-results'.J77:'openmp-results'.L77</svg:desc>
                </draw:g>
              </table:table-cell>
              <table:table-cell office:value-type="float" office:value="0.02759613">
                <text:p>0.02759613</text:p>
              </table:table-cell>
              <table:table-cell office:value-type="float" office:value="0.05453789">
                <text:p>0.05453789</text:p>
              </table:table-cell>
            </table:table-row>
            <table:table-row>
              <table:table-cell office:value-type="string">
                <text:p>12</text:p>
                <draw:g>
                  <svg:desc>'openmp-results'.I78:'openmp-results'.I78</svg:desc>
                </draw:g>
              </table:table-cell>
              <table:table-cell office:value-type="float" office:value="0.00822892">
                <text:p>0.00822892</text:p>
                <draw:g>
                  <svg:desc>'openmp-results'.J78:'openmp-results'.L78</svg:desc>
                </draw:g>
              </table:table-cell>
              <table:table-cell office:value-type="float" office:value="0.01490086">
                <text:p>0.01490086</text:p>
              </table:table-cell>
              <table:table-cell office:value-type="float" office:value="0.03153493">
                <text:p>0.03153493</text:p>
              </table:table-cell>
            </table:table-row>
            <table:table-row>
              <table:table-cell office:value-type="string">
                <text:p>18</text:p>
                <draw:g>
                  <svg:desc>'openmp-results'.I79:'openmp-results'.I79</svg:desc>
                </draw:g>
              </table:table-cell>
              <table:table-cell office:value-type="float" office:value="0.00600789">
                <text:p>0.00600789</text:p>
                <draw:g>
                  <svg:desc>'openmp-results'.J79:'openmp-results'.L79</svg:desc>
                </draw:g>
              </table:table-cell>
              <table:table-cell office:value-type="float" office:value="0.01047047">
                <text:p>0.01047047</text:p>
              </table:table-cell>
              <table:table-cell office:value-type="float" office:value="0.02099869">
                <text:p>0.02099869</text:p>
              </table:table-cell>
            </table:table-row>
            <table:table-row>
              <table:table-cell office:value-type="string">
                <text:p>24</text:p>
                <draw:g>
                  <svg:desc>'openmp-results'.I80:'openmp-results'.I80</svg:desc>
                </draw:g>
              </table:table-cell>
              <table:table-cell office:value-type="float" office:value="0.00717054">
                <text:p>0.00717054</text:p>
                <draw:g>
                  <svg:desc>'openmp-results'.J80:'openmp-results'.L80</svg:desc>
                </draw:g>
              </table:table-cell>
              <table:table-cell office:value-type="float" office:value="0.01369835">
                <text:p>0.01369835</text:p>
              </table:table-cell>
              <table:table-cell office:value-type="float" office:value="0.0265734">
                <text:p>0.0265734</text:p>
              </table:table-cell>
            </table:table-row>
            <table:table-row>
              <table:table-cell office:value-type="string">
                <text:p>48</text:p>
                <draw:g>
                  <svg:desc>'openmp-results'.I81:'openmp-results'.I81</svg:desc>
                </draw:g>
              </table:table-cell>
              <table:table-cell office:value-type="float" office:value="0.00914269">
                <text:p>0.00914269</text:p>
                <draw:g>
                  <svg:desc>'openmp-results'.J81:'openmp-results'.L81</svg:desc>
                </draw:g>
              </table:table-cell>
              <table:table-cell office:value-type="float" office:value="0.01394747">
                <text:p>0.01394747</text:p>
              </table:table-cell>
              <table:table-cell office:value-type="float" office:value="0.02300684">
                <text:p>0.02300684</text:p>
              </table:table-cell>
            </table:table-row>
            <table:table-row>
              <table:table-cell office:value-type="string">
                <text:p>96</text:p>
                <draw:g>
                  <svg:desc>'openmp-results'.I82:'openmp-results'.I82</svg:desc>
                </draw:g>
              </table:table-cell>
              <table:table-cell office:value-type="float" office:value="0.00739061">
                <text:p>0.00739061</text:p>
                <draw:g>
                  <svg:desc>'openmp-results'.J82:'openmp-results'.L82</svg:desc>
                </draw:g>
              </table:table-cell>
              <table:table-cell office:value-type="float" office:value="0.01272781">
                <text:p>0.01272781</text:p>
              </table:table-cell>
              <table:table-cell office:value-type="float" office:value="0.02302546">
                <text:p>0.02302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6.128cm" svg:y="0.316cm" chart:style-name="ch2">
          <text:p>Average total time</text:p>
        </chart:title>
        <chart:subtitle svg:x="6.458cm" svg:y="1.275cm" chart:style-name="ch3">
          <text:p>Sample size: 100</text:p>
        </chart:subtitle>
        <chart:legend chart:legend-position="end" svg:x="14.896cm" svg:y="2.212cm" style:legend-expansion="high" chart:style-name="ch4"/>
        <chart:plot-area chart:style-name="ch5" table:cell-range-address="'openmp-results'.J85:'openmp-results'.L94 'openmp-results'.I86:'openmp-results'.I94" chart:data-source-has-labels="both" svg:x="1.304cm" svg:y="2.138cm" svg:width="13.244cm" svg:height="5.706cm">
          <chartooo:coordinate-region svg:x="2.216cm" svg:y="2.337cm" svg:width="12.332cm" svg:height="4.86cm"/>
          <chart:axis chart:dimension="x" chart:name="primary-x" chart:style-name="ch6" chartooo:axis-type="auto">
            <chartooo:date-scale/>
            <chart:title svg:x="6.903cm" svg:y="8.024cm" chart:style-name="ch7">
              <text:p># of iterations</text:p>
            </chart:title>
            <chart:categories table:cell-range-address="'openmp-results'.J85:'openmp-results'.L85"/>
          </chart:axis>
          <chart:axis chart:dimension="y" chart:name="primary-y" chart:style-name="ch8">
            <chart:title svg:x="0.424cm" svg:y="6.437cm" chart:style-name="ch9">
              <text:p>Calculation time (s)</text:p>
            </chart:title>
            <chart:grid chart:style-name="ch10" chart:class="major"/>
          </chart:axis>
          <chart:series chart:style-name="ch11" chart:values-cell-range-address="'openmp-results'.J86:'openmp-results'.L86" chart:label-cell-address="'openmp-results'.I86:'openmp-results'.I86" chart:class="chart:bar">
            <chart:data-point chart:repeated="3"/>
          </chart:series>
          <chart:series chart:style-name="ch12" chart:values-cell-range-address="'openmp-results'.J87:'openmp-results'.L87" chart:label-cell-address="'openmp-results'.I87:'openmp-results'.I87" chart:class="chart:bar">
            <chart:data-point chart:repeated="3"/>
          </chart:series>
          <chart:series chart:style-name="ch13" chart:values-cell-range-address="'openmp-results'.J88:'openmp-results'.L88" chart:label-cell-address="'openmp-results'.I88:'openmp-results'.I88" chart:class="chart:bar">
            <chart:data-point chart:repeated="3"/>
          </chart:series>
          <chart:series chart:style-name="ch14" chart:values-cell-range-address="'openmp-results'.J89:'openmp-results'.L89" chart:label-cell-address="'openmp-results'.I89:'openmp-results'.I89" chart:class="chart:bar">
            <chart:data-point chart:repeated="3"/>
          </chart:series>
          <chart:series chart:style-name="ch15" chart:values-cell-range-address="'openmp-results'.J90:'openmp-results'.L90" chart:label-cell-address="'openmp-results'.I90:'openmp-results'.I90" chart:class="chart:bar">
            <chart:data-point chart:repeated="3"/>
          </chart:series>
          <chart:series chart:style-name="ch16" chart:values-cell-range-address="'openmp-results'.J91:'openmp-results'.L91" chart:label-cell-address="'openmp-results'.I91:'openmp-results'.I91" chart:class="chart:bar">
            <chart:data-point chart:repeated="3"/>
          </chart:series>
          <chart:series chart:style-name="ch17" chart:values-cell-range-address="'openmp-results'.J92:'openmp-results'.L92" chart:label-cell-address="'openmp-results'.I92:'openmp-results'.I92" chart:class="chart:bar">
            <chart:data-point chart:repeated="3"/>
          </chart:series>
          <chart:series chart:style-name="ch18" chart:values-cell-range-address="'openmp-results'.J93:'openmp-results'.L93" chart:label-cell-address="'openmp-results'.I93:'openmp-results'.I93" chart:class="chart:bar">
            <chart:data-point chart:repeated="3"/>
          </chart:series>
          <chart:series chart:style-name="ch19" chart:values-cell-range-address="'openmp-results'.J94:'openmp-results'.L94" chart:label-cell-address="'openmp-results'.I94:'openmp-results'.I94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M</text:p>
                <draw:g>
                  <svg:desc>'openmp-results'.J85:'openmp-results'.L85</svg:desc>
                </draw:g>
              </table:table-cell>
              <table:table-cell office:value-type="string">
                <text:p>48M</text:p>
              </table:table-cell>
              <table:table-cell office:value-type="string">
                <text:p>96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openmp-results'.I86:'openmp-results'.I86</svg:desc>
                </draw:g>
              </table:table-cell>
              <table:table-cell office:value-type="float" office:value="0.0752439">
                <text:p>0.0752439</text:p>
                <draw:g>
                  <svg:desc>'openmp-results'.J86:'openmp-results'.L86</svg:desc>
                </draw:g>
              </table:table-cell>
              <table:table-cell office:value-type="float" office:value="0.15039096">
                <text:p>0.15039096</text:p>
              </table:table-cell>
              <table:table-cell office:value-type="float" office:value="0.30203755">
                <text:p>0.30203755</text:p>
              </table:table-cell>
            </table:table-row>
            <table:table-row>
              <table:table-cell office:value-type="string">
                <text:p>2</text:p>
                <draw:g>
                  <svg:desc>'openmp-results'.I87:'openmp-results'.I87</svg:desc>
                </draw:g>
              </table:table-cell>
              <table:table-cell office:value-type="float" office:value="0.03949977">
                <text:p>0.03949977</text:p>
                <draw:g>
                  <svg:desc>'openmp-results'.J87:'openmp-results'.L87</svg:desc>
                </draw:g>
              </table:table-cell>
              <table:table-cell office:value-type="float" office:value="0.07512383">
                <text:p>0.07512383</text:p>
              </table:table-cell>
              <table:table-cell office:value-type="float" office:value="0.15208149">
                <text:p>0.15208149</text:p>
              </table:table-cell>
            </table:table-row>
            <table:table-row>
              <table:table-cell office:value-type="string">
                <text:p>4</text:p>
                <draw:g>
                  <svg:desc>'openmp-results'.I88:'openmp-results'.I88</svg:desc>
                </draw:g>
              </table:table-cell>
              <table:table-cell office:value-type="float" office:value="0.0198582">
                <text:p>0.0198582</text:p>
                <draw:g>
                  <svg:desc>'openmp-results'.J88:'openmp-results'.L88</svg:desc>
                </draw:g>
              </table:table-cell>
              <table:table-cell office:value-type="float" office:value="0.03804561">
                <text:p>0.03804561</text:p>
              </table:table-cell>
              <table:table-cell office:value-type="float" office:value="0.07551755">
                <text:p>0.07551755</text:p>
              </table:table-cell>
            </table:table-row>
            <table:table-row>
              <table:table-cell office:value-type="string">
                <text:p>6</text:p>
                <draw:g>
                  <svg:desc>'openmp-results'.I89:'openmp-results'.I89</svg:desc>
                </draw:g>
              </table:table-cell>
              <table:table-cell office:value-type="float" office:value="0.0149946">
                <text:p>0.0149946</text:p>
                <draw:g>
                  <svg:desc>'openmp-results'.J89:'openmp-results'.L89</svg:desc>
                </draw:g>
              </table:table-cell>
              <table:table-cell office:value-type="float" office:value="0.02759885">
                <text:p>0.02759885</text:p>
              </table:table-cell>
              <table:table-cell office:value-type="float" office:value="0.05454069">
                <text:p>0.05454069</text:p>
              </table:table-cell>
            </table:table-row>
            <table:table-row>
              <table:table-cell office:value-type="string">
                <text:p>12</text:p>
                <draw:g>
                  <svg:desc>'openmp-results'.I90:'openmp-results'.I90</svg:desc>
                </draw:g>
              </table:table-cell>
              <table:table-cell office:value-type="float" office:value="0.00823194999999999">
                <text:p>0.00823194999999999</text:p>
                <draw:g>
                  <svg:desc>'openmp-results'.J90:'openmp-results'.L90</svg:desc>
                </draw:g>
              </table:table-cell>
              <table:table-cell office:value-type="float" office:value="0.0149038">
                <text:p>0.0149038</text:p>
              </table:table-cell>
              <table:table-cell office:value-type="float" office:value="0.03153781">
                <text:p>0.03153781</text:p>
              </table:table-cell>
            </table:table-row>
            <table:table-row>
              <table:table-cell office:value-type="string">
                <text:p>18</text:p>
                <draw:g>
                  <svg:desc>'openmp-results'.I91:'openmp-results'.I91</svg:desc>
                </draw:g>
              </table:table-cell>
              <table:table-cell office:value-type="float" office:value="0.00601088">
                <text:p>0.00601088</text:p>
                <draw:g>
                  <svg:desc>'openmp-results'.J91:'openmp-results'.L91</svg:desc>
                </draw:g>
              </table:table-cell>
              <table:table-cell office:value-type="float" office:value="0.01047353">
                <text:p>0.01047353</text:p>
              </table:table-cell>
              <table:table-cell office:value-type="float" office:value="0.02100147">
                <text:p>0.02100147</text:p>
              </table:table-cell>
            </table:table-row>
            <table:table-row>
              <table:table-cell office:value-type="string">
                <text:p>24</text:p>
                <draw:g>
                  <svg:desc>'openmp-results'.I92:'openmp-results'.I92</svg:desc>
                </draw:g>
              </table:table-cell>
              <table:table-cell office:value-type="float" office:value="0.0071735">
                <text:p>0.0071735</text:p>
                <draw:g>
                  <svg:desc>'openmp-results'.J92:'openmp-results'.L92</svg:desc>
                </draw:g>
              </table:table-cell>
              <table:table-cell office:value-type="float" office:value="0.01370117">
                <text:p>0.01370117</text:p>
              </table:table-cell>
              <table:table-cell office:value-type="float" office:value="0.02657611">
                <text:p>0.02657611</text:p>
              </table:table-cell>
            </table:table-row>
            <table:table-row>
              <table:table-cell office:value-type="string">
                <text:p>48</text:p>
                <draw:g>
                  <svg:desc>'openmp-results'.I93:'openmp-results'.I93</svg:desc>
                </draw:g>
              </table:table-cell>
              <table:table-cell office:value-type="float" office:value="0.00914571">
                <text:p>0.00914571</text:p>
                <draw:g>
                  <svg:desc>'openmp-results'.J93:'openmp-results'.L93</svg:desc>
                </draw:g>
              </table:table-cell>
              <table:table-cell office:value-type="float" office:value="0.01395047">
                <text:p>0.01395047</text:p>
              </table:table-cell>
              <table:table-cell office:value-type="float" office:value="0.02301004">
                <text:p>0.02301004</text:p>
              </table:table-cell>
            </table:table-row>
            <table:table-row>
              <table:table-cell office:value-type="string">
                <text:p>96</text:p>
                <draw:g>
                  <svg:desc>'openmp-results'.I94:'openmp-results'.I94</svg:desc>
                </draw:g>
              </table:table-cell>
              <table:table-cell office:value-type="float" office:value="0.0073938">
                <text:p>0.0073938</text:p>
                <draw:g>
                  <svg:desc>'openmp-results'.J94:'openmp-results'.L94</svg:desc>
                </draw:g>
              </table:table-cell>
              <table:table-cell office:value-type="float" office:value="0.01273081">
                <text:p>0.01273081</text:p>
              </table:table-cell>
              <table:table-cell office:value-type="float" office:value="0.02302858">
                <text:p>0.02302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bar" chart:style-name="ch1">
        <chart:title svg:x="5.044cm" svg:y="0.316cm" chart:style-name="ch2">
          <text:p>OpenMP calculation speedup</text:p>
        </chart:title>
        <chart:subtitle svg:x="5.123cm" svg:y="1.275cm" chart:style-name="ch3">
          <text:p>Relative to 1-thread performance</text:p>
        </chart:subtitle>
        <chart:legend chart:legend-position="end" svg:x="14.897cm" svg:y="2.21cm" style:legend-expansion="high" chart:style-name="ch4"/>
        <chart:plot-area chart:style-name="ch5" table:cell-range-address="'openmp-results'.I109:'openmp-results'.L118" chart:data-source-has-labels="both" svg:x="1.331cm" svg:y="2.138cm" svg:width="13.246cm" svg:height="5.703cm">
          <chartooo:coordinate-region svg:x="1.952cm" svg:y="2.337cm" svg:width="12.625cm" svg:height="4.857cm"/>
          <chart:axis chart:dimension="x" chart:name="primary-x" chart:style-name="ch6" chartooo:axis-type="auto">
            <chartooo:date-scale/>
            <chart:title svg:x="6.931cm" svg:y="8.021cm" chart:style-name="ch7">
              <text:p># of iterations</text:p>
            </chart:title>
            <chart:categories table:cell-range-address="'openmp-results'.J109:'openmp-results'.L109"/>
          </chart:axis>
          <chart:axis chart:dimension="y" chart:name="primary-y" chart:style-name="ch8">
            <chart:title svg:x="0.451cm" svg:y="5.708cm" chart:style-name="ch9">
              <text:p>Speedup</text:p>
            </chart:title>
            <chart:grid chart:style-name="ch10" chart:class="major"/>
          </chart:axis>
          <chart:series chart:style-name="ch11" chart:values-cell-range-address="'openmp-results'.J110:'openmp-results'.L110" chart:label-cell-address="'openmp-results'.I110:'openmp-results'.I110" chart:class="chart:bar">
            <chart:data-point chart:repeated="3"/>
          </chart:series>
          <chart:series chart:style-name="ch12" chart:values-cell-range-address="'openmp-results'.J111:'openmp-results'.L111" chart:label-cell-address="'openmp-results'.I111:'openmp-results'.I111" chart:class="chart:bar">
            <chart:data-point chart:repeated="3"/>
          </chart:series>
          <chart:series chart:style-name="ch13" chart:values-cell-range-address="'openmp-results'.J112:'openmp-results'.L112" chart:label-cell-address="'openmp-results'.I112:'openmp-results'.I112" chart:class="chart:bar">
            <chart:data-point chart:repeated="3"/>
          </chart:series>
          <chart:series chart:style-name="ch14" chart:values-cell-range-address="'openmp-results'.J113:'openmp-results'.L113" chart:label-cell-address="'openmp-results'.I113:'openmp-results'.I113" chart:class="chart:bar">
            <chart:data-point chart:repeated="3"/>
          </chart:series>
          <chart:series chart:style-name="ch15" chart:values-cell-range-address="'openmp-results'.J114:'openmp-results'.L114" chart:label-cell-address="'openmp-results'.I114:'openmp-results'.I114" chart:class="chart:bar">
            <chart:data-point chart:repeated="3"/>
          </chart:series>
          <chart:series chart:style-name="ch16" chart:values-cell-range-address="'openmp-results'.J115:'openmp-results'.L115" chart:label-cell-address="'openmp-results'.I115:'openmp-results'.I115" chart:class="chart:bar">
            <chart:data-point chart:repeated="3"/>
          </chart:series>
          <chart:series chart:style-name="ch17" chart:values-cell-range-address="'openmp-results'.J116:'openmp-results'.L116" chart:label-cell-address="'openmp-results'.I116:'openmp-results'.I116" chart:class="chart:bar">
            <chart:data-point chart:repeated="3"/>
          </chart:series>
          <chart:series chart:style-name="ch18" chart:values-cell-range-address="'openmp-results'.J117:'openmp-results'.L117" chart:label-cell-address="'openmp-results'.I117:'openmp-results'.I117" chart:class="chart:bar">
            <chart:data-point chart:repeated="3"/>
          </chart:series>
          <chart:series chart:style-name="ch19" chart:values-cell-range-address="'openmp-results'.J118:'openmp-results'.L118" chart:label-cell-address="'openmp-results'.I118:'openmp-results'.I118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M</text:p>
                <draw:g>
                  <svg:desc>'openmp-results'.J109:'openmp-results'.L109</svg:desc>
                </draw:g>
              </table:table-cell>
              <table:table-cell office:value-type="string">
                <text:p>48M</text:p>
              </table:table-cell>
              <table:table-cell office:value-type="string">
                <text:p>96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openmp-results'.I110:'openmp-results'.I110</svg:desc>
                </draw:g>
              </table:table-cell>
              <table:table-cell office:value-type="float" office:value="1">
                <text:p>1</text:p>
                <draw:g>
                  <svg:desc>'openmp-results'.J110:'openmp-results'.L1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openmp-results'.I111:'openmp-results'.I111</svg:desc>
                </draw:g>
              </table:table-cell>
              <table:table-cell office:value-type="float" office:value="1.9049905182432">
                <text:p>1.9049905182432</text:p>
                <draw:g>
                  <svg:desc>'openmp-results'.J111:'openmp-results'.L111</svg:desc>
                </draw:g>
              </table:table-cell>
              <table:table-cell office:value-type="float" office:value="2.00194419410791">
                <text:p>2.00194419410791</text:p>
              </table:table-cell>
              <table:table-cell office:value-type="float" office:value="1.98604288712827">
                <text:p>1.98604288712827</text:p>
              </table:table-cell>
            </table:table-row>
            <table:table-row>
              <table:table-cell office:value-type="string">
                <text:p>4</text:p>
                <draw:g>
                  <svg:desc>'openmp-results'.I112:'openmp-results'.I112</svg:desc>
                </draw:g>
              </table:table-cell>
              <table:table-cell office:value-type="float" office:value="3.78943015932573">
                <text:p>3.78943015932573</text:p>
                <draw:g>
                  <svg:desc>'openmp-results'.J112:'openmp-results'.L112</svg:desc>
                </draw:g>
              </table:table-cell>
              <table:table-cell office:value-type="float" office:value="3.95312369801558">
                <text:p>3.95312369801558</text:p>
              </table:table-cell>
              <table:table-cell office:value-type="float" office:value="3.99967688461682">
                <text:p>3.99967688461682</text:p>
              </table:table-cell>
            </table:table-row>
            <table:table-row>
              <table:table-cell office:value-type="string">
                <text:p>6</text:p>
                <draw:g>
                  <svg:desc>'openmp-results'.I113:'openmp-results'.I113</svg:desc>
                </draw:g>
              </table:table-cell>
              <table:table-cell office:value-type="float" office:value="5.01882830535913">
                <text:p>5.01882830535913</text:p>
                <draw:g>
                  <svg:desc>'openmp-results'.J113:'openmp-results'.L113</svg:desc>
                </draw:g>
              </table:table-cell>
              <table:table-cell office:value-type="float" office:value="5.44961376830737">
                <text:p>5.44961376830737</text:p>
              </table:table-cell>
              <table:table-cell office:value-type="float" office:value="5.53807417191974">
                <text:p>5.53807417191974</text:p>
              </table:table-cell>
            </table:table-row>
            <table:table-row>
              <table:table-cell office:value-type="string">
                <text:p>12</text:p>
                <draw:g>
                  <svg:desc>'openmp-results'.I114:'openmp-results'.I114</svg:desc>
                </draw:g>
              </table:table-cell>
              <table:table-cell office:value-type="float" office:value="9.14351093460624">
                <text:p>9.14351093460624</text:p>
                <draw:g>
                  <svg:desc>'openmp-results'.J114:'openmp-results'.L114</svg:desc>
                </draw:g>
              </table:table-cell>
              <table:table-cell office:value-type="float" office:value="10.0925886156906">
                <text:p>10.0925886156906</text:p>
              </table:table-cell>
              <table:table-cell office:value-type="float" office:value="9.57778818598931">
                <text:p>9.57778818598931</text:p>
              </table:table-cell>
            </table:table-row>
            <table:table-row>
              <table:table-cell office:value-type="string">
                <text:p>18</text:p>
                <draw:g>
                  <svg:desc>'openmp-results'.I115:'openmp-results'.I115</svg:desc>
                </draw:g>
              </table:table-cell>
              <table:table-cell office:value-type="float" office:value="12.523734622305">
                <text:p>12.523734622305</text:p>
                <draw:g>
                  <svg:desc>'openmp-results'.J115:'openmp-results'.L115</svg:desc>
                </draw:g>
              </table:table-cell>
              <table:table-cell office:value-type="float" office:value="14.3630849427008">
                <text:p>14.3630849427008</text:p>
              </table:table-cell>
              <table:table-cell office:value-type="float" office:value="14.3835105904225">
                <text:p>14.3835105904225</text:p>
              </table:table-cell>
            </table:table-row>
            <table:table-row>
              <table:table-cell office:value-type="string">
                <text:p>24</text:p>
                <draw:g>
                  <svg:desc>'openmp-results'.I116:'openmp-results'.I116</svg:desc>
                </draw:g>
              </table:table-cell>
              <table:table-cell office:value-type="float" office:value="10.4931037271949">
                <text:p>10.4931037271949</text:p>
                <draw:g>
                  <svg:desc>'openmp-results'.J116:'openmp-results'.L116</svg:desc>
                </draw:g>
              </table:table-cell>
              <table:table-cell office:value-type="float" office:value="10.9785667616903">
                <text:p>10.9785667616903</text:p>
              </table:table-cell>
              <table:table-cell office:value-type="float" office:value="11.3660607976397">
                <text:p>11.3660607976397</text:p>
              </table:table-cell>
            </table:table-row>
            <table:table-row>
              <table:table-cell office:value-type="string">
                <text:p>48</text:p>
                <draw:g>
                  <svg:desc>'openmp-results'.I117:'openmp-results'.I117</svg:desc>
                </draw:g>
              </table:table-cell>
              <table:table-cell office:value-type="float" office:value="8.22965888595151">
                <text:p>8.22965888595151</text:p>
                <draw:g>
                  <svg:desc>'openmp-results'.J117:'openmp-results'.L117</svg:desc>
                </draw:g>
              </table:table-cell>
              <table:table-cell office:value-type="float" office:value="10.7824752446143">
                <text:p>10.7824752446143</text:p>
              </table:table-cell>
              <table:table-cell office:value-type="float" office:value="13.1280471372861">
                <text:p>13.1280471372861</text:p>
              </table:table-cell>
            </table:table-row>
            <table:table-row>
              <table:table-cell office:value-type="string">
                <text:p>96</text:p>
                <draw:g>
                  <svg:desc>'openmp-results'.I118:'openmp-results'.I118</svg:desc>
                </draw:g>
              </table:table-cell>
              <table:table-cell office:value-type="float" office:value="10.1806508529066">
                <text:p>10.1806508529066</text:p>
                <draw:g>
                  <svg:desc>'openmp-results'.J118:'openmp-results'.L118</svg:desc>
                </draw:g>
              </table:table-cell>
              <table:table-cell office:value-type="float" office:value="11.8157208506412">
                <text:p>11.8157208506412</text:p>
              </table:table-cell>
              <table:table-cell office:value-type="float" office:value="13.1174308786882">
                <text:p>13.1174308786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